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textarea-vertical-align="middle" draw:auto-grow-height="false" fo:min-height="0.543cm" fo:min-width="0.975cm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8.873cm"/>
    </style:style>
    <style:style style:name="pr4" style:family="presentation" style:parent-style-name="Default-title">
      <style:graphic-properties draw:auto-grow-height="true" fo:min-height="1.97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title">
      <style:graphic-properties draw:auto-grow-height="true" fo:min-height="1.6cm"/>
    </style:style>
    <style:style style:name="pr7" style:family="presentation" style:parent-style-name="Default-subtitle">
      <style:graphic-properties draw:fill-color="#ffffff" draw:textarea-vertical-align="top" fo:min-height="12.4cm"/>
    </style:style>
    <style:style style:name="pr8" style:family="presentation" style:parent-style-name="Default-subtitle">
      <style:graphic-properties draw:fill-color="#ffffff" draw:textarea-vertical-align="top" fo:min-height="14.2cm"/>
    </style:style>
    <style:style style:name="pr9" style:family="presentation" style:parent-style-name="Default-title">
      <style:graphic-properties draw:textarea-vertical-align="top" fo:min-height="14.6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draw:textarea-vertical-align="top" fo:min-height="14.573cm"/>
    </style:style>
    <style:style style:name="pr12" style:family="presentation" style:parent-style-name="Default-title">
      <style:graphic-properties draw:textarea-vertical-align="top" fo:min-height="14.373cm"/>
    </style:style>
    <style:style style:name="pr13" style:family="presentation" style:parent-style-name="Default-subtitle">
      <style:graphic-properties draw:fill-color="#ffffff" draw:textarea-vertical-align="top" fo:min-height="14.517cm"/>
    </style:style>
    <style:style style:name="pr14" style:family="presentation" style:parent-style-name="Default-title">
      <style:graphic-properties draw:textarea-vertical-align="top" fo:min-height="14.173cm"/>
    </style:style>
    <style:style style:name="pr15" style:family="presentation" style:parent-style-name="Default-title">
      <style:graphic-properties fo:min-height="2.62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style:text-properties style:font-name="Liberation Serif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11" style:family="paragraph">
      <loext:graphic-properties draw:fill-color="#ffffff"/>
      <style:paragraph-properties fo:text-align="start"/>
      <style:text-properties style:font-name="Liberation Serif"/>
    </style:style>
    <style:style style:name="P12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style:font-name="Liberation Serif" fo:font-size="28pt" fo:font-style="normal" style:font-size-asian="28pt" style:font-size-complex="28pt"/>
    </style:style>
    <style:style style:name="P15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16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7" style:family="paragraph">
      <style:paragraph-properties fo:text-align="start"/>
      <style:text-properties style:font-name="Liberation Serif"/>
    </style:style>
    <style:style style:name="P18" style:family="paragraph">
      <style:paragraph-properties fo:text-align="start"/>
      <style:text-properties style:font-name="Liberation Serif" fo:font-size="32pt"/>
    </style:style>
    <style:style style:name="P19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36pt" style:font-size-asian="36pt" style:font-size-complex="36pt"/>
    </style:style>
    <style:style style:name="T9" style:family="text">
      <style:text-properties style:font-name="Liberation Serif" fo:font-size="16pt" style:font-size-asian="16pt" style:font-size-complex="16pt"/>
    </style:style>
    <style:style style:name="T10" style:family="text">
      <style:text-properties style:font-name="Liberation Serif" fo:font-size="28pt" style:font-size-asian="28pt" style:font-size-complex="28pt"/>
    </style:style>
    <style:style style:name="T11" style:family="text">
      <style:text-properties style:font-name="Liberation Serif" fo:font-size="22pt" style:font-size-asian="22pt" style:font-size-complex="22pt"/>
    </style:style>
    <style:style style:name="T12" style:family="text">
      <style:text-properties style:font-name="Liberation Serif" fo:font-size="18pt" style:font-size-asian="18pt" style:font-size-complex="18pt"/>
    </style:style>
    <style:style style:name="T13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32pt" style:font-size-asian="32pt" style:font-size-complex="3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" fo:font-size="10pt" style:font-size-asian="10pt" style:font-size-complex="10pt"/>
    </style:style>
    <style:style style:name="T27" style:family="text">
      <style:text-properties style:font-name="Liberation Serif" fo:font-size="14pt" style:font-size-asian="14pt" style:font-size-complex="14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letter-kerning="true" fo:background-color="transparent" style:font-name-asian="Noto Sans CJK SC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Liberation Serif" fo:font-size="20pt" style:font-size-asian="20pt" style:font-size-complex="20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beration Serif" fo:font-size="26pt" style:font-size-asian="26pt" style:font-size-complex="26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Serif" fo:font-size="28pt" fo:font-style="normal" fo:font-weight="bold" style:font-size-asian="28pt" style:font-weight-asian="bold" style:font-size-complex="28pt" style:font-weight-complex="bold"/>
    </style:style>
    <style:style style:name="T36" style:family="text">
      <style:text-properties style:font-name="Liberation Serif" fo:font-size="28pt" fo:font-style="normal" fo:font-weight="normal" style:font-size-asian="28pt" style:font-weight-asian="normal" style:font-size-complex="28pt" style:font-weight-complex="normal"/>
    </style:style>
    <style:style style:name="T37" style:family="text">
      <style:text-properties style:font-name="Liberation Serif" fo:font-size="28pt" fo:font-style="normal" style:font-size-asian="28pt" style:font-size-complex="28pt"/>
    </style:style>
    <style:style style:name="T38" style:family="text">
      <style:text-properties style:font-name="Liberation Serif" fo:font-size="10pt" fo:font-style="normal" style:font-size-asian="10pt" style:font-size-complex="10pt"/>
    </style:style>
    <style:style style:name="T39" style:family="text">
      <style:text-properties style:font-name="Liberation Serif" fo:font-size="18pt" fo:font-style="normal" style:font-size-asian="18pt" style:font-size-complex="18pt"/>
    </style:style>
    <style:style style:name="T40" style:family="text">
      <style:text-properties style:font-name="Liberation Serif" fo:font-size="32pt" fo:font-style="normal" style:font-size-asian="32pt" style:font-size-complex="32pt"/>
    </style:style>
    <style:style style:name="T41" style:family="text">
      <style:text-properties style:font-name="Liberation Serif" fo:font-size="20pt" fo:font-style="normal" style:font-size-asian="20pt" style:font-size-complex="20pt"/>
    </style:style>
    <style:style style:name="T4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2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erif" fo:font-size="32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iberation Serif" fo:font-size="40pt" style:font-size-asian="40pt" style:font-size-complex="40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2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8.873cm" draw:transform="rotate (0.573340659280137) translate (0cm 10.831cm)" presentation:class="title" presentation:user-transformed="true">
          <draw:text-box>
            <text:p xml:id="id1" text:id="id1"><text:span text:style-name="T1">Derivatives of Implicit function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1.973cm" svg:x="1.398cm" svg:y="0.627cm" presentation:class="title" presentation:user-transformed="true">
          <draw:text-box>
            <text:p xml:id="id2" text:id="id2"><text:span text:style-name="T2">Differentiation of Implicit Functions.</text:span></text:p>
          </draw:text-box>
        </draw:frame>
        <draw:frame presentation:style-name="pr5" draw:text-style-name="P4" draw:layer="layout" svg:width="26.4cm" svg:height="12cm" svg:x="0.7cm" svg:y="3cm" presentation:class="outline" presentation:user-transformed="true">
          <draw:text-box>
            <text:p><text:span text:style-name="T3"><text:s text:c="4"/></text:span><text:span text:style-name="T4">Note :</text:span><text:span text:style-name="T3"> </text:span><text:span text:style-name="T5">Functions can be represented in a variety of ways. <text:s/>Most of the functions we have dealt with so far have been described by an equation of the form <text:s text:c="15"/>that expresses <text:s text:c="3"/>in terms of the variable <text:s text:c="2"/>. It is not always possible to solve for one variable explicitly in terms of another. Those cases where it is possible to solve for one variable in terms of another to obtain <text:s text:c="17"/>or <text:s text:c="19"/>are said to be in </text:span><text:span text:style-name="T6">explicit</text:span><text:span text:style-name="T5"> form. </text:span></text:p>
            <text:p><text:span text:style-name="T5"><text:s text:c="5"/></text:span><text:span text:style-name="T5">If an equation in <text:s text:c="15"/>is given but <text:s text:c="4"/>is not an explicit function of <text:s text:c="4"/>and <text:s text:c="5"/>is not an explicit function of <text:s text:c="4"/>then either of the variables is an </text:span><text:span text:style-name="T6">Implicit function</text:span><text:span text:style-name="T7"> </text:span><text:span text:style-name="T5">of the other. </text:span></text:p>
          </draw:text-box>
        </draw:frame>
        <draw:g>
          <svg:title>TexMaths</svg:title>
          <svg:desc>26§display§y =  f(x) §svg§600§FALSE§</svg:desc>
          <draw:polygon draw:style-name="gr2" draw:text-style-name="P5" draw:layer="layout" svg:width="3.297cm" svg:height="0.823cm" svg:x="10.287cm" svg:y="5.401cm" svg:viewBox="0 0 3298 824" draw:points="1650,824 0,824 0,0 3298,0 3298,824">
            <text:p/>
          </draw:polygon>
          <draw:path draw:style-name="gr3" draw:text-style-name="P6" draw:layer="layout" svg:width="0.423cm" svg:height="0.592cm" svg:x="10.268cm" svg:y="5.63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4 214-187z">
            <text:p/>
          </draw:path>
          <draw:path draw:style-name="gr3" draw:text-style-name="P6" draw:layer="layout" svg:width="0.609cm" svg:height="0.215cm" svg:x="11.027cm" svg:y="5.70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57cm" svg:height="0.833cm" svg:x="11.989cm" svg:y="5.397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2.577cm" svg:y="5.355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6" draw:layer="layout" svg:width="0.457cm" svg:height="0.415cm" svg:x="12.869cm" svg:y="5.6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13.416cm" svg:y="5.3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§svg§600§FALSE§</svg:desc>
          <draw:polygon draw:style-name="gr2" draw:text-style-name="P5" draw:layer="layout" svg:width="0.356cm" svg:height="0.5cm" svg:x="19.687cm" svg:y="5.602cm" svg:viewBox="0 0 357 501" draw:points="179,501 0,501 0,0 357,0 357,501">
            <text:p/>
          </draw:polygon>
          <draw:path draw:style-name="gr3" draw:text-style-name="P6" draw:layer="layout" svg:width="0.423cm" svg:height="0.592cm" svg:x="19.668cm" svg:y="5.556cm" svg:viewBox="0 0 424 593" svg:d="M420 56c4-12 4-14 4-21 0-16-15-25-27-25-10 0-25 5-33 19-2 4-9 33-13 50-6 23-12 48-18 73l-42 166c-2 13-42 77-102 77-48 0-58-39-58-75 0-41 17-97 48-179 14-37 16-47 16-66 0-42-29-75-74-75-88 0-121 133-121 141 0 9 8 9 10 9 11 0 11-2 15-17 25-85 62-112 93-112 7 0 23 0 23 29 0 23-8 46-16 64-36 96-52 150-52 192 0 81 58 110 112 110 35 0 66-17 91-41-10 47-22 91-58 141-25 31-60 58-102 58-12 0-54-4-68-39 14 0 25 0 39-11 9-8 17-20 17-37 0-29-25-33-33-33-21 0-52 14-52 60s41 79 97 79c96 0 190-83 214-187z">
            <text:p/>
          </draw:path>
        </draw:g>
        <draw:g>
          <svg:title>TexMaths</svg:title>
          <svg:desc>26§display§x§svg§600§FALSE§</svg:desc>
          <draw:polygon draw:style-name="gr2" draw:text-style-name="P5" draw:layer="layout" svg:width="0.39cm" svg:height="0.323cm" svg:x="4.087cm" svg:y="6.802cm" svg:viewBox="0 0 391 324" draw:points="196,324 0,324 0,0 391,0 391,324">
            <text:p/>
          </draw:polygon>
          <draw:path draw:style-name="gr3" draw:text-style-name="P6" draw:layer="layout" svg:width="0.457cm" svg:height="0.415cm" svg:x="4.068cm" svg:y="6.756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draw:g>
          <svg:title>TexMaths</svg:title>
          <svg:desc>26§display§y =  f(x) §svg§600§FALSE§</svg:desc>
          <draw:polygon draw:style-name="gr2" draw:text-style-name="P5" draw:layer="layout" svg:width="3.297cm" svg:height="0.823cm" svg:x="21.187cm" svg:y="8.602cm" svg:viewBox="0 0 3298 824" draw:points="1650,824 0,824 0,0 3298,0 3298,824">
            <text:p/>
          </draw:polygon>
          <draw:path draw:style-name="gr3" draw:text-style-name="P6" draw:layer="layout" svg:width="0.423cm" svg:height="0.592cm" svg:x="21.168cm" svg:y="8.83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4 214-187z">
            <text:p/>
          </draw:path>
          <draw:path draw:style-name="gr3" draw:text-style-name="P6" draw:layer="layout" svg:width="0.609cm" svg:height="0.215cm" svg:x="21.927cm" svg:y="8.9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57cm" svg:height="0.833cm" svg:x="22.889cm" svg:y="8.598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23.477cm" svg:y="8.55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6" draw:layer="layout" svg:width="0.457cm" svg:height="0.415cm" svg:x="23.769cm" svg:y="8.83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24.316cm" svg:y="8.55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 =  f(x) §svg§600§FALSE§</svg:desc>
          <draw:polygon draw:style-name="gr2" draw:text-style-name="P5" draw:layer="layout" svg:width="3.297cm" svg:height="0.823cm" svg:x="10.287cm" svg:y="5.402cm" svg:viewBox="0 0 3298 824" draw:points="1650,824 0,824 0,0 3298,0 3298,824">
            <text:p/>
          </draw:polygon>
          <draw:path draw:style-name="gr3" draw:text-style-name="P6" draw:layer="layout" svg:width="0.423cm" svg:height="0.592cm" svg:x="10.268cm" svg:y="5.63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4 214-187z">
            <text:p/>
          </draw:path>
          <draw:path draw:style-name="gr3" draw:text-style-name="P6" draw:layer="layout" svg:width="0.609cm" svg:height="0.215cm" svg:x="11.027cm" svg:y="5.7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57cm" svg:height="0.833cm" svg:x="11.989cm" svg:y="5.398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2.577cm" svg:y="5.35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6" draw:layer="layout" svg:width="0.457cm" svg:height="0.415cm" svg:x="12.869cm" svg:y="5.63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13.416cm" svg:y="5.35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x =  g(y) §svg§600§FALSE§</svg:desc>
          <draw:polygon draw:style-name="gr2" draw:text-style-name="P5" draw:layer="layout" svg:width="3.219cm" svg:height="0.823cm" svg:x="0.688cm" svg:y="9.704cm" svg:viewBox="0 0 3220 824" draw:points="1610,824 0,824 0,0 3220,0 3220,824">
            <text:p/>
          </draw:polygon>
          <draw:path draw:style-name="gr3" draw:text-style-name="P6" draw:layer="layout" svg:width="0.457cm" svg:height="0.415cm" svg:x="0.669cm" svg:y="9.93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215cm" svg:x="1.47cm" svg:y="10.00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21cm" svg:height="0.592cm" svg:x="2.395cm" svg:y="9.939cm" svg:viewBox="0 0 422 593" svg:d="M418 60c2-6 4-10 4-16 0-17-12-25-27-25-10 0-33 6-37 39-17-35-50-58-86-58-106 0-218 129-218 260 0 91 56 146 121 146 54 0 97-44 108-55v3c-19 81-31 118-31 120-2 8-34 100-131 100-19 0-48-2-73-10 27-9 37-32 37-48 0-15-10-31-35-31-21 0-50 16-50 52 0 37 33 56 123 56 114 0 181-71 193-127zM299 287c-6 25-27 48-47 64-19 17-48 34-73 34-46 0-60-48-60-83 0-46 27-154 52-200s64-81 101-81c61 0 73 73 73 79 0 4 0 8-2 12z">
            <text:p/>
          </draw:path>
          <draw:path draw:style-name="gr3" draw:text-style-name="P6" draw:layer="layout" svg:width="0.213cm" svg:height="0.914cm" svg:x="2.942cm" svg:y="9.658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6" draw:layer="layout" svg:width="0.423cm" svg:height="0.592cm" svg:x="3.233cm" svg:y="9.939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4 215-187z">
            <text:p/>
          </draw:path>
          <draw:path draw:style-name="gr3" draw:text-style-name="P6" draw:layer="layout" svg:width="0.213cm" svg:height="0.914cm" svg:x="3.739cm" svg:y="9.65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x \text { and } y§svg§600§FALSE§</svg:desc>
          <draw:polygon draw:style-name="gr2" draw:text-style-name="P5" draw:layer="layout" svg:width="2.961cm" svg:height="0.731cm" svg:x="8.888cm" svg:y="11.403cm" svg:viewBox="0 0 2962 732" draw:points="1481,732 0,732 0,0 2962,0 2962,732">
            <text:p/>
          </draw:polygon>
          <draw:path draw:style-name="gr3" draw:text-style-name="P6" draw:layer="layout" svg:width="0.457cm" svg:height="0.415cm" svg:x="8.869cm" svg:y="11.58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413cm" svg:height="0.421cm" svg:x="9.707cm" svg:y="11.582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10.155cm" svg:y="11.58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53cm" svg:height="0.646cm" svg:x="10.664cm" svg:y="11.357cm" svg:viewBox="0 0 454 647" svg:d="M318 587v60l136-10v-29c-65 0-73-7-73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6" draw:layer="layout" svg:width="0.423cm" svg:height="0.592cm" svg:x="11.474cm" svg:y="11.58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6 92-41-11 47-23 91-59 141-25 31-60 58-101 58-13 0-55-4-69-39 14 0 25 0 37-11 11-8 19-20 19-37 0-29-25-33-33-33-21 0-52 14-52 60s41 79 98 79c95 0 189-83 214-187z">
            <text:p/>
          </draw:path>
        </draw:g>
        <draw:g>
          <svg:title>TexMaths</svg:title>
          <svg:desc>26§display§x §svg§600§FALSE§</svg:desc>
          <draw:polygon draw:style-name="gr2" draw:text-style-name="P5" draw:layer="layout" svg:width="0.39cm" svg:height="0.323cm" svg:x="17.389cm" svg:y="11.603cm" svg:viewBox="0 0 391 324" draw:points="196,324 0,324 0,0 391,0 391,324">
            <text:p/>
          </draw:polygon>
          <draw:path draw:style-name="gr3" draw:text-style-name="P6" draw:layer="layout" svg:width="0.457cm" svg:height="0.415cm" svg:x="17.37cm" svg:y="11.557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draw:g>
          <svg:title>TexMaths</svg:title>
          <svg:desc>26§display§y §svg§600§FALSE§</svg:desc>
          <draw:polygon draw:style-name="gr2" draw:text-style-name="P5" draw:layer="layout" svg:width="0.356cm" svg:height="0.5cm" svg:x="5.489cm" svg:y="12.704cm" svg:viewBox="0 0 357 501" draw:points="179,501 0,501 0,0 357,0 357,501">
            <text:p/>
          </draw:polygon>
          <draw:path draw:style-name="gr3" draw:text-style-name="P6" draw:layer="layout" svg:width="0.423cm" svg:height="0.592cm" svg:x="5.47cm" svg:y="12.658cm" svg:viewBox="0 0 424 593" svg:d="M420 56c4-12 4-14 4-21 0-16-15-25-27-25-10 0-25 5-33 19-2 4-9 33-13 50-6 23-12 48-18 73l-42 166c-2 13-42 77-102 77-48 0-58-39-58-75 0-41 17-97 48-179 14-37 16-47 16-66 0-42-29-75-74-75-88 0-121 133-121 141 0 9 8 9 10 9 11 0 11-2 15-17 25-85 62-112 93-112 7 0 23 0 23 29 0 23-8 46-16 64-36 96-52 150-52 192 0 81 58 110 112 110 35 0 66-17 91-41-10 47-22 91-58 141-25 31-60 58-102 58-12 0-54-4-68-39 14 0 25 0 39-11 9-8 17-20 17-37 0-29-25-33-33-33-21 0-52 14-52 60s41 79 97 79c96 0 190-83 214-187z">
            <text:p/>
          </draw:path>
        </draw:g>
        <draw:g>
          <svg:title>TexMaths</svg:title>
          <svg:desc>26§display§y §svg§600§FALSE§</svg:desc>
          <draw:polygon draw:style-name="gr2" draw:text-style-name="P5" draw:layer="layout" svg:width="0.356cm" svg:height="0.5cm" svg:x="8.189cm" svg:y="12.604cm" svg:viewBox="0 0 357 501" draw:points="179,501 0,501 0,0 357,0 357,501">
            <text:p/>
          </draw:polygon>
          <draw:path draw:style-name="gr3" draw:text-style-name="P6" draw:layer="layout" svg:width="0.423cm" svg:height="0.592cm" svg:x="8.17cm" svg:y="12.558cm" svg:viewBox="0 0 424 593" svg:d="M420 56c4-12 4-14 4-21 0-16-15-25-27-25-10 0-25 5-33 19-2 4-9 33-13 50-6 23-12 48-18 73l-42 166c-2 13-42 77-102 77-48 0-58-39-58-75 0-41 17-97 48-179 14-37 16-47 16-66 0-42-29-75-74-75-88 0-121 133-121 141 0 9 8 9 10 9 11 0 11-2 15-17 25-85 62-112 93-112 7 0 23 0 23 29 0 23-8 46-16 64-36 96-52 150-52 192 0 81 58 110 112 110 35 0 66-17 91-41-10 47-22 91-58 141-25 31-60 58-102 58-12 0-54-4-68-39 14 0 25 0 39-11 9-8 17-20 17-37 0-29-25-33-33-33-21 0-52 14-52 60s41 79 97 79c96 0 190-83 214-187z">
            <text:p/>
          </draw:path>
        </draw:g>
        <draw:g>
          <svg:title>TexMaths</svg:title>
          <svg:desc>26§display§x §svg§600§FALSE§</svg:desc>
          <draw:polygon draw:style-name="gr2" draw:text-style-name="P5" draw:layer="layout" svg:width="0.39cm" svg:height="0.323cm" svg:x="20.789cm" svg:y="12.704cm" svg:viewBox="0 0 391 324" draw:points="196,324 0,324 0,0 391,0 391,324">
            <text:p/>
          </draw:polygon>
          <draw:path draw:style-name="gr3" draw:text-style-name="P6" draw:layer="layout" svg:width="0.457cm" svg:height="0.415cm" svg:x="20.77cm" svg:y="12.658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.6cm" svg:x="1.398cm" svg:y="0.4cm" presentation:class="title" presentation:user-transformed="true">
          <draw:text-box>
            <text:p xml:id="id3" text:id="id3"><text:span text:style-name="T8">Examples</text:span></text:p>
          </draw:text-box>
        </draw:frame>
        <draw:frame presentation:style-name="pr7" draw:text-style-name="P10" draw:layer="layout" svg:width="26.4cm" svg:height="12.4cm" svg:x="0.7cm" svg:y="2.5cm" presentation:class="subtitle" presentation:user-transformed="true">
          <draw:text-box>
            <text:p text:style-name="P8"><text:span text:style-name="T9"><text:s text:c="29"/></text:span></text:p>
            <text:p xml:id="id4" text:id="id4" text:style-name="P8"><text:span text:style-name="T10"><text:tab/></text:span><text:span text:style-name="T10">(1) <text:s/>Find <text:s text:c="9"/>if <text:s/></text:span></text:p>
            <text:p text:style-name="P8"><text:span text:style-name="T11"><text:s text:c="7"/></text:span></text:p>
            <text:p xml:id="id6" text:id="id6" text:style-name="P8"><text:span text:style-name="T10"><text:tab/></text:span><text:span text:style-name="T10">(i)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3"/>(ii) <text:s text:c="29"/></text:span></text:p>
            <text:p text:style-name="P8"><text:span text:style-name="T12"><text:s text:c="11"/></text:span></text:p>
            <text:p xml:id="id9" text:id="id9" text:style-name="P9"><text:span text:style-name="T10"><text:s text:c="3"/></text:span><text:span text:style-name="T10">(iii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4"/>(iv) <text:s text:c="25"/></text:span><text:span text:style-name="T9"><text:s text:c="21"/></text:span></text:p>
            <text:p xml:id="id12" text:id="id12" text:style-name="P9"><text:span text:style-name="T10"><text:s text:c="4"/></text:span><text:span text:style-name="T10">(v) <text:s text:c="38"/></text:span></text:p>
            <text:p text:style-name="P8"><text:span text:style-name="T13"><text:s text:c="41"/></text:span></text:p>
            <text:p xml:id="id14" text:id="id14" text:style-name="P8"><text:span text:style-name="T4"><text:s text:c="4"/></text:span><text:span text:style-name="T4"><text:tab/></text:span><text:span text:style-name="T4">Solutions : <text:s/></text:span></text:p>
            <text:p text:style-name="P8"><text:span text:style-name="T14"><text:tab/></text:span><text:span text:style-name="T14"><text:tab/></text:span><text:span text:style-name="T14"> <text:s text:c="12"/></text:span></text:p>
            <text:p xml:id="id15" text:id="id15" text:style-name="P8"><text:span text:style-name="T3"><text:s text:c="7"/></text:span><text:span text:style-name="T3">(i) <text:s/>Given that, <text:s text:c="14"/></text:span></text:p>
          </draw:text-box>
        </draw:frame>
        <draw:g xml:id="id5" draw:id="id5">
          <svg:title>TexMaths</svg:title>
          <svg:desc>26§display§\frac{ dy }{ dx }§svg§600§FALSE§</svg:desc>
          <draw:polygon draw:style-name="gr2" draw:text-style-name="P5" draw:layer="layout" svg:width="0.908cm" svg:height="1.798cm" svg:x="6.267cm" svg:y="2.573cm" svg:viewBox="0 0 909 1799" draw:points="454,1799 0,1799 0,0 909,0 909,1799">
            <text:p/>
          </draw:polygon>
          <draw:path draw:style-name="gr3" draw:text-style-name="P6" draw:layer="layout" svg:width="0.436cm" svg:height="0.646cm" svg:x="6.279cm" svg:y="2.527cm" svg:viewBox="0 0 437 647" svg:d="M437 10c0-2 0-10-12-10-13 0-100 8-117 10-6 0-12 5-12 17 0 13 8 13 22 13 44 0 46 6 46 14l-4 19-54 216c-17-33-44-58-85-58-107 0-221 135-221 268 0 88 50 148 123 148 19 0 64-4 118-69 9 38 40 69 84 69 33 0 54-21 68-52 15-31 27-87 27-90 0-10-8-10-10-10-10 0-10 4-13 17-16 60-33 114-70 114-25 0-27-23-27-41 0-23 2-30 6-44zM246 526c-5 17-5 19-19 36-40 50-77 64-102 64-46 0-60-50-60-85 0-46 29-160 52-202 27-54 68-87 106-87 60 0 73 75 73 81 0 4-3 10-5 14z">
            <text:p/>
          </draw:path>
          <draw:path draw:style-name="gr3" draw:text-style-name="P6" draw:layer="layout" svg:width="0.424cm" svg:height="0.592cm" svg:x="6.743cm" svg:y="2.758cm" svg:viewBox="0 0 425 593" svg:d="M420 56c5-12 5-14 5-21 0-16-15-25-28-25-10 0-24 5-33 19-2 4-8 33-12 50-7 23-13 48-19 73l-42 166c-2 13-41 77-102 77-47 0-58-39-58-75 0-41 17-97 48-179 15-37 17-47 17-66 0-42-30-75-75-75-88 0-121 133-121 141 0 9 8 9 10 9 11 0 11-2 15-17 25-85 62-112 94-112 6 0 23 0 23 29 0 23-9 46-17 64-36 96-52 150-52 192 0 81 58 110 112 110 36 0 67-17 92-42-11 48-23 92-58 142-25 31-61 58-102 58-13 0-55-4-69-39 14 0 25 0 39-11 9-8 17-21 17-37 0-29-25-34-33-34-21 0-52 15-52 61s41 79 98 79c95 0 189-83 214-187z">
            <text:p/>
          </draw:path>
          <draw:polygon draw:style-name="gr3" draw:text-style-name="P6" draw:layer="layout" svg:width="1cm" svg:height="0.039cm" svg:x="6.221cm" svg:y="3.532cm" svg:viewBox="0 0 1001 40" draw:points="499,40 0,40 0,0 1001,0 1001,40">
            <text:p/>
          </draw:polygon>
          <draw:path draw:style-name="gr3" draw:text-style-name="P6" draw:layer="layout" svg:width="0.436cm" svg:height="0.646cm" svg:x="6.258cm" svg:y="3.773cm" svg:viewBox="0 0 437 647" svg:d="M437 10c0-2 0-10-12-10-13 0-100 8-117 10-6 0-12 5-12 17 0 13 8 13 22 13 44 0 46 6 46 14l-4 19-54 216c-17-33-44-58-85-58-107 0-221 135-221 268 0 88 50 148 123 148 19 0 64-4 118-69 9 38 40 69 84 69 33 0 54-21 68-52 15-31 27-87 27-90 0-10-8-10-10-10-10 0-10 4-13 17-16 60-33 114-70 114-25 0-27-23-27-41 0-23 2-30 6-44zM246 526c-5 17-5 19-19 36-40 50-77 64-102 64-46 0-60-50-60-85 0-46 29-160 52-202 27-54 68-87 106-87 60 0 73 75 73 81 0 4-3 10-5 14z">
            <text:p/>
          </draw:path>
          <draw:path draw:style-name="gr3" draw:text-style-name="P6" draw:layer="layout" svg:width="0.457cm" svg:height="0.415cm" svg:x="6.723cm" svg:y="4.002cm" svg:viewBox="0 0 458 416" svg:d="M281 129c4-25 25-108 89-108 7 0 27 0 46 10-25 6-43 29-43 50 0 15 10 33 35 33 21 0 50-16 50-54 0-48-54-60-85-60-55 0-86 48-98 71-23-63-71-71-98-71-96 0-148 119-148 141 0 9 8 9 11 9 8 0 10 0 12-9 31-97 92-120 123-120 16 0 50 8 50 60 0 29-17 92-50 219-15 58-48 95-88 95-6 0-27 0-45-10 23-6 43-25 43-50s-20-33-35-33c-27 0-50 25-50 54 0 41 46 60 85 60 63 0 96-64 98-71 11 36 44 71 98 71 96 0 148-119 148-141 0-9-9-9-11-9-8 0-10 2-12 9-29 99-94 120-123 120-35 0-50-29-50-60 0-21 6-40 17-81z">
            <text:p/>
          </draw:path>
        </draw:g>
        <draw:g xml:id="id7" draw:id="id7">
          <svg:title>TexMaths</svg:title>
          <svg:desc>28§display§x^5 + xy^3 + x^2y + y^4 = 4§svg§600§FALSE§</svg:desc>
          <draw:polygon draw:style-name="gr2" draw:text-style-name="P5" draw:layer="layout" svg:width="10.293cm" svg:height="0.975cm" svg:x="3.443cm" svg:y="5.084cm" svg:viewBox="0 0 10294 976" draw:points="5148,976 0,976 0,0 10294,0 10294,976">
            <text:p/>
          </draw:polygon>
          <draw:path draw:style-name="gr3" draw:text-style-name="P6" draw:layer="layout" svg:width="0.492cm" svg:height="0.447cm" svg:x="3.423cm" svg:y="5.469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3 0 160-128 160-153 0-9-9-9-12-9-9 0-11 3-13 9-32 108-101 130-132 130-38 0-54-31-54-65 0-22 7-42 18-87z">
            <text:p/>
          </draw:path>
          <draw:path draw:style-name="gr3" draw:text-style-name="P6" draw:layer="layout" svg:width="0.306cm" svg:height="0.471cm" svg:x="3.999cm" svg:y="5.042cm" svg:viewBox="0 0 307 472" svg:d="M65 74c34 9 56 9 67 9 90 0 146-63 146-74 0-7-7-9-9-9s-2 0-7 2c-16 7-51 20-103 20-20 0-56-2-103-18-7-4-7-4-9-4-9 0-9 7-9 18v204c0 13 0 20 11 20 7 0 7 0 16-9 29-38 72-43 96-43 41 0 61 32 63 38 13 23 16 50 16 90 0 20 0 60-20 92-18 24-47 40-81 40-45 0-92-25-110-70 27 3 40-15 40-33 0-29-24-36-35-36 0 0-34 0-34 38 0 63 56 123 141 123 88 0 166-65 166-152 0-78-61-150-146-150-31 0-67 7-96 34z">
            <text:p/>
          </draw:path>
          <draw:path draw:style-name="gr3" draw:text-style-name="P6" draw:layer="layout" svg:width="0.655cm" svg:height="0.657cm" svg:x="4.671cm" svg:y="5.3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92cm" svg:height="0.447cm" svg:x="5.63cm" svg:y="5.469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4 65 65 0 101-70 103-76 11 38 47 76 108 76 100 0 157-128 157-153 0-9-9-9-12-9-9 0-11 3-13 9-32 108-101 130-132 130-38 0-54-31-54-65 0-22 7-42 18-87z">
            <text:p/>
          </draw:path>
          <draw:path draw:style-name="gr3" draw:text-style-name="P6" draw:layer="layout" svg:width="0.456cm" svg:height="0.637cm" svg:x="6.192cm" svg:y="5.46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4 0 204-90 231-202z">
            <text:p/>
          </draw:path>
          <draw:path draw:style-name="gr3" draw:text-style-name="P6" draw:layer="layout" svg:width="0.317cm" svg:height="0.471cm" svg:x="6.719cm" svg:y="5.042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655cm" svg:height="0.657cm" svg:x="7.397cm" svg:y="5.3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92cm" svg:height="0.447cm" svg:x="8.354cm" svg:y="5.469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1-70 105-76 11 38 47 76 105 76 103 0 160-128 160-153 0-9-9-9-12-9-9 0-11 3-13 9-34 108-101 130-132 130-38 0-54-31-54-65 0-22 7-42 18-87z">
            <text:p/>
          </draw:path>
          <draw:path draw:style-name="gr3" draw:text-style-name="P6" draw:layer="layout" svg:width="0.306cm" svg:height="0.458cm" svg:x="8.932cm" svg:y="5.042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9.358cm" svg:y="5.46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655cm" svg:height="0.657cm" svg:x="10.122cm" svg:y="5.3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11.078cm" svg:y="5.469cm" svg:viewBox="0 0 457 638" svg:d="M453 60c4-13 4-15 4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34cm" svg:height="0.465cm" svg:x="11.596cm" svg:y="5.035cm" svg:viewBox="0 0 341 466" svg:d="M341 354v-27h-79v-307c0-16 0-20-13-20-9 0-12 0-20 9l-229 318v27h204v56c0 22 0 31-56 31h-18v25c34 0 78-3 103-3 27 0 69 3 105 3v-25h-20c-56 0-56-9-56-31v-56zM208 74v253h-183z">
            <text:p/>
          </draw:path>
          <draw:path draw:style-name="gr3" draw:text-style-name="P6" draw:layer="layout" svg:width="0.655cm" svg:height="0.232cm" svg:x="12.34cm" svg:y="5.54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38cm" svg:height="0.666cm" svg:x="13.35cm" svg:y="5.239cm" svg:viewBox="0 0 439 667" svg:d="M262 506v85c0 36 0 47-74 47h-20v29c40-2 92-2 132-2 43 0 94 0 135 2v-29h-21c-73 0-76-11-76-47v-85h101v-32h-101v-449c0-18 0-25-15-25-9 0-12 0-18 11l-305 463v32zM269 474h-242l242-367z">
            <text:p/>
          </draw:path>
        </draw:g>
        <draw:g xml:id="id13" draw:id="id13">
          <svg:title>TexMaths</svg:title>
          <svg:desc>28§display§xe^y + ye^x = 1§svg§600§FALSE§</svg:desc>
          <draw:polygon draw:style-name="gr2" draw:text-style-name="P5" draw:layer="layout" svg:width="5.793cm" svg:height="0.814cm" svg:x="3.639cm" svg:y="8.681cm" svg:viewBox="0 0 5794 815" draw:points="2898,815 0,815 0,0 5794,0 5794,815">
            <text:p/>
          </draw:polygon>
          <draw:path draw:style-name="gr3" draw:text-style-name="P6" draw:layer="layout" svg:width="0.492cm" svg:height="0.447cm" svg:x="3.619cm" svg:y="8.907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38cm" svg:height="0.447cm" svg:x="4.197cm" svg:y="8.907cm" svg:viewBox="0 0 381 448" svg:d="M139 208c29 0 103-2 152-22 70-29 74-88 74-101 0-45-38-85-105-85-110 0-260 96-260 269 0 100 58 179 155 179 143 0 226-106 226-117 0-7-7-13-14-13-4 0-6 2-11 11-78 96-186 96-199 96-76 0-85-83-85-114 0-11 0-42 15-103zM94 186c38-150 139-164 166-164 47 0 71 29 71 63 0 101-156 101-197 101z">
            <text:p/>
          </draw:path>
          <draw:path draw:style-name="gr3" draw:text-style-name="P6" draw:layer="layout" svg:width="0.355cm" svg:height="0.444cm" svg:x="4.643cm" svg:y="8.632cm" svg:viewBox="0 0 356 445" svg:d="M354 45c2-11 2-11 2-16 0-13-11-22-22-22-9 0-23 4-29 18-3 2-9 24-12 38l-15 58c-3 18-25 103-27 112 0 0-32 60-85 60-47 0-47-45-47-58 0-38 15-81 36-134 9-23 13-29 13-43 0-33-29-58-67-58-70 0-101 94-101 105 0 9 9 9 11 9 11 0 11-2 14-11 18-56 47-83 74-83 13 0 17 7 17 23 0 17-6 31-8 40-34 85-41 112-41 141 0 11 0 45 27 67 20 18 49 20 70 20 26 0 51-9 73-31-9 38-15 67-44 103-18 22-47 44-83 44-5 0-38 0-52-22 36-4 36-38 36-38 0-22-20-27-27-27-15 0-40 14-40 45 0 36 33 60 83 60 69 0 157-53 177-138z">
            <text:p/>
          </draw:path>
          <draw:path draw:style-name="gr3" draw:text-style-name="P6" draw:layer="layout" svg:width="0.655cm" svg:height="0.657cm" svg:x="5.357cm" svg:y="8.769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6.313cm" svg:y="8.907cm" svg:viewBox="0 0 457 638" svg:d="M452 60c5-13 5-15 5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38cm" svg:height="0.447cm" svg:x="6.849cm" svg:y="8.907cm" svg:viewBox="0 0 381 448" svg:d="M139 208c29 0 103-2 152-22 70-29 74-88 74-101 0-45-38-85-105-85-110 0-260 96-260 269 0 100 58 179 155 179 143 0 226-106 226-117 0-7-7-13-14-13-4 0-6 2-11 11-78 96-186 96-199 96-76 0-85-83-85-114 0-11 0-42 15-103zM94 186c38-150 139-164 166-164 47 0 71 29 71 63 0 101-156 101-197 101z">
            <text:p/>
          </draw:path>
          <draw:path draw:style-name="gr3" draw:text-style-name="P6" draw:layer="layout" svg:width="0.371cm" svg:height="0.312cm" svg:x="7.294cm" svg:y="8.632cm" svg:viewBox="0 0 372 313" svg:d="M139 233c-7 22-29 60-65 60-2 0-22 0-38-9 29-9 31-33 31-38 0-16-11-27-27-27-20 0-40 18-40 43 0 36 38 51 72 51 33 0 60-20 78-49 18 36 56 49 83 49 81 0 121-87 121-107 0-9-9-9-11-9-9 0-9 4-12 13-15 47-56 83-96 83-27 0-42-18-42-45 0-18 18-80 35-158 16-54 47-70 70-70 0 0 22 0 36 9-20 7-29 25-29 38 0 16 11 27 26 27 16 0 41-13 41-43 0-40-45-51-74-51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655cm" svg:height="0.232cm" svg:x="8.085cm" svg:y="8.98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26cm" svg:height="0.657cm" svg:x="9.158cm" svg:y="8.686cm" svg:viewBox="0 0 327 658" svg:d="M204 25c0-23 0-25-25-25-60 63-148 63-179 63v31c20 0 78 0 130-27v513c0 35-2 47-92 47h-31v31c33-5 121-5 159-5 40 0 125 0 161 5v-31h-31c-90 0-92-12-92-47z">
            <text:p/>
          </draw:path>
        </draw:g>
        <draw:g xml:id="id8" draw:id="id8">
          <svg:title>TexMaths</svg:title>
          <svg:desc>28§display§x^2 + e^{ xy } = y^2 + \log ( x + y )§svg§600§FALSE§</svg:desc>
          <draw:polygon draw:style-name="gr2" draw:text-style-name="P5" draw:layer="layout" svg:width="11.18cm" svg:height="1.012cm" svg:x="15.945cm" svg:y="5.084cm" svg:viewBox="0 0 11181 1013" draw:points="5591,1013 0,1013 0,0 11181,0 11181,1013">
            <text:p/>
          </draw:polygon>
          <draw:path draw:style-name="gr3" draw:text-style-name="P6" draw:layer="layout" svg:width="0.492cm" svg:height="0.447cm" svg:x="15.925cm" svg:y="5.4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306cm" svg:height="0.459cm" svg:x="16.501cm" svg:y="5.03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55cm" svg:height="0.658cm" svg:x="17.173cm" svg:y="5.32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38cm" svg:height="0.447cm" svg:x="18.147cm" svg:y="5.463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1 30 71 63 0 101-156 101-197 101z">
            <text:p/>
          </draw:path>
          <draw:path draw:style-name="gr3" draw:text-style-name="P6" draw:layer="layout" svg:width="0.371cm" svg:height="0.313cm" svg:x="18.593cm" svg:y="5.19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355cm" svg:height="0.445cm" svg:x="19.038cm" svg:y="5.19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1 0 17 7 17 23 0 18-6 31-8 40-34 85-41 112-41 141 0 11 0 45 27 67 20 18 49 21 70 21 26 0 51-9 73-32-9 38-15 68-44 103-18 23-47 45-83 45-5 0-38 0-52-22 36-5 36-38 36-38 0-23-20-27-27-27-15 0-40 13-40 45 0 35 33 60 83 60 69 0 157-54 177-139z">
            <text:p/>
          </draw:path>
          <draw:path draw:style-name="gr3" draw:text-style-name="P6" draw:layer="layout" svg:width="0.655cm" svg:height="0.232cm" svg:x="19.809cm" svg:y="5.5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6cm" svg:height="0.638cm" svg:x="20.821cm" svg:y="5.46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306cm" svg:height="0.459cm" svg:x="21.352cm" svg:y="5.03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55cm" svg:height="0.658cm" svg:x="22.024cm" svg:y="5.32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221cm" svg:height="0.685cm" svg:x="22.987cm" svg:y="5.217cm" svg:viewBox="0 0 222 686" svg:d="M143 0l-143 11v32c69 0 78 6 78 53v514c0 45-11 45-78 45v31c34-2 85-2 110-2 24 0 74 0 112 2v-31c-67 0-79 0-79-45z">
            <text:p/>
          </draw:path>
          <draw:path draw:style-name="gr3" draw:text-style-name="P6" draw:layer="layout" svg:width="0.438cm" svg:height="0.454cm" svg:x="23.254cm" svg:y="5.459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6" draw:layer="layout" svg:width="0.451cm" svg:height="0.651cm" svg:x="23.747cm" svg:y="5.45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1-92 101 0 69 99 125 220 125 116 0 219-51 219-127 0-36-16-86-65-115-54-27-110-27-170-27-25 0-67 0-74 0-31-4-54-35-54-67zM220 628c-101 0-168-50-168-101 0-47 38-83 80-85h58c86 0 197 0 197 85 0 51-71 101-167 101z">
            <text:p/>
          </draw:path>
          <draw:path draw:style-name="gr3" draw:text-style-name="P6" draw:layer="layout" svg:width="0.23cm" svg:height="0.985cm" svg:x="24.322cm" svg:y="5.161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492cm" svg:height="0.447cm" svg:x="24.636cm" svg:y="5.4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6" draw:layer="layout" svg:width="0.655cm" svg:height="0.658cm" svg:x="25.444cm" svg:y="5.32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456cm" svg:height="0.638cm" svg:x="26.401cm" svg:y="5.46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23cm" svg:height="0.985cm" svg:x="26.947cm" svg:y="5.161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0" draw:id="id10">
          <svg:title>TexMaths</svg:title>
          <svg:desc>28§display§y^3 + \cos ( xy ) = x^2 - \sin (x + y)§svg§600§FALSE§</svg:desc>
          <draw:polygon draw:style-name="gr2" draw:text-style-name="P5" draw:layer="layout" svg:width="12.905cm" svg:height="1.012cm" svg:x="3.445cm" svg:y="6.784cm" svg:viewBox="0 0 12906 1013" draw:points="6453,1013 0,1013 0,0 12906,0 12906,1013">
            <text:p/>
          </draw:polygon>
          <draw:path draw:style-name="gr3" draw:text-style-name="P6" draw:layer="layout" svg:width="0.456cm" svg:height="0.638cm" svg:x="3.425cm" svg:y="7.16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317cm" svg:height="0.472cm" svg:x="3.951cm" svg:y="6.73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6-16 36-36s-16-33-36-36c25-31 72-38 97-38 31 0 76 16 76 76 0 30-12 61-29 81-23 27-41 29-77 32-17 0-17 0-22 2 0 0-7 0-7 9s7 9 18 9z">
            <text:p/>
          </draw:path>
          <draw:path draw:style-name="gr3" draw:text-style-name="P6" draw:layer="layout" svg:width="0.655cm" svg:height="0.658cm" svg:x="4.628cm" svg:y="7.02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375cm" svg:height="0.454cm" svg:x="5.591cm" svg:y="7.159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6.023cm" svg:y="7.159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6" draw:layer="layout" svg:width="0.324cm" svg:height="0.454cm" svg:x="6.52cm" svg:y="7.159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3cm" svg:height="0.985cm" svg:x="6.973cm" svg:y="6.861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6" draw:layer="layout" svg:width="0.492cm" svg:height="0.447cm" svg:x="7.286cm" svg:y="7.16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6" draw:layer="layout" svg:width="0.456cm" svg:height="0.638cm" svg:x="7.849cm" svg:y="7.16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23cm" svg:height="0.985cm" svg:x="8.395cm" svg:y="6.86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6" draw:layer="layout" svg:width="0.655cm" svg:height="0.232cm" svg:x="9.049cm" svg:y="7.2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447cm" svg:x="10.061cm" svg:y="7.16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306cm" svg:height="0.459cm" svg:x="10.639cm" svg:y="6.73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01cm" svg:height="0.042cm" svg:x="11.336cm" svg:y="7.334cm" svg:viewBox="0 0 602 43" svg:d="M569 43c16 0 33 0 33-23 0-20-17-20-33-20h-535c-16 0-34 0-34 20 0 23 18 23 34 23z">
            <text:p/>
          </draw:path>
          <draw:path draw:style-name="gr3" draw:text-style-name="P6" draw:layer="layout" svg:width="0.324cm" svg:height="0.454cm" svg:x="12.272cm" svg:y="7.159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2.66cm" svg:y="6.94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2.933cm" svg:y="7.163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6" draw:layer="layout" svg:width="0.23cm" svg:height="0.985cm" svg:x="13.544cm" svg:y="6.861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6" draw:layer="layout" svg:width="0.492cm" svg:height="0.447cm" svg:x="13.858cm" svg:y="7.16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6" draw:layer="layout" svg:width="0.655cm" svg:height="0.658cm" svg:x="14.666cm" svg:y="7.02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456cm" svg:height="0.638cm" svg:x="15.623cm" svg:y="7.16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23cm" svg:height="0.985cm" svg:x="16.169cm" svg:y="6.86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 xml:id="id11" draw:id="id11">
          <svg:title>TexMaths</svg:title>
          <svg:desc>28§display§3^{2x} + 3^{2y} = 3^{2(x + y)}§svg§600§FALSE§</svg:desc>
          <draw:polygon draw:style-name="gr2" draw:text-style-name="P5" draw:layer="layout" svg:width="8.048cm" svg:height="0.906cm" svg:x="18.636cm" svg:y="6.884cm" svg:viewBox="0 0 8049 907" draw:points="4025,907 0,907 0,0 8049,0 8049,907">
            <text:p/>
          </draw:polygon>
          <draw:path draw:style-name="gr3" draw:text-style-name="P6" draw:layer="layout" svg:width="0.409cm" svg:height="0.678cm" svg:x="18.627cm" svg:y="7.10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6" draw:layer="layout" svg:width="0.306cm" svg:height="0.458cm" svg:x="19.122cm" svg:y="6.8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71cm" svg:height="0.313cm" svg:x="19.505cm" svg:y="7.048cm" svg:viewBox="0 0 372 314" svg:d="M139 233c-7 22-29 60-65 60-2 0-22 0-38-9 29-8 31-33 31-38 0-15-11-26-27-26-20 0-40 17-40 42 0 36 38 52 72 52 33 0 60-21 78-50 18 36 56 50 83 50 81 0 121-88 121-108 0-9-9-9-11-9-9 0-9 5-11 14-16 47-56 82-97 82-27 0-42-17-42-44 0-18 18-81 35-159 16-54 48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655cm" svg:height="0.658cm" svg:x="20.24cm" svg:y="7.18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409cm" svg:height="0.678cm" svg:x="21.21cm" svg:y="7.10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6" draw:layer="layout" svg:width="0.306cm" svg:height="0.458cm" svg:x="21.705cm" svg:y="6.8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55cm" svg:height="0.445cm" svg:x="22.086cm" svg:y="7.048cm" svg:viewBox="0 0 356 446" svg:d="M352 45c4-11 4-11 4-16 0-13-11-22-22-22-9 0-23 4-29 18-3 2-9 24-12 38l-15 58c-2 18-25 103-27 112 0 0-31 60-85 60-47 0-47-44-47-58 0-38 15-80 36-134 9-23 13-29 13-43 0-33-29-58-67-58-70 0-101 94-101 105 0 9 9 9 11 9 11 0 11-2 14-11 18-56 47-83 74-83 11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ath draw:style-name="gr3" draw:text-style-name="P6" draw:layer="layout" svg:width="0.655cm" svg:height="0.232cm" svg:x="22.856cm" svg:y="7.3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23.88cm" svg:y="7.102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6" draw:layer="layout" svg:width="0.306cm" svg:height="0.458cm" svg:x="24.375cm" svg:y="6.8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18cm" svg:height="0.689cm" svg:x="24.803cm" svg:y="6.835cm" svg:viewBox="0 0 181 690" svg:d="M168 0c-132 92-168 240-168 345 0 96 29 249 168 345 4 0 13 0 13-7 0-4-2-7-6-11-94-83-128-202-128-327 0-186 72-278 130-329 2-3 4-5 4-7 0-9-9-9-13-9z">
            <text:p/>
          </draw:path>
          <draw:path draw:style-name="gr3" draw:text-style-name="P6" draw:layer="layout" svg:width="0.371cm" svg:height="0.313cm" svg:x="25.063cm" svg:y="7.048cm" svg:viewBox="0 0 372 314" svg:d="M139 233c-7 22-29 60-65 60-2 0-22 0-38-9 29-8 31-33 31-38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507cm" svg:height="0.51cm" svg:x="25.524cm" svg:y="6.92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6" draw:layer="layout" svg:width="0.355cm" svg:height="0.445cm" svg:x="26.113cm" svg:y="7.048cm" svg:viewBox="0 0 356 446" svg:d="M352 45c4-11 4-11 4-16 0-13-11-22-22-22-9 0-23 4-29 18-3 2-9 24-12 38l-15 58c-2 18-25 103-27 112 0 0-31 60-85 60-47 0-47-44-47-58 0-38 15-80 36-134 9-23 13-29 13-43 0-33-29-58-67-58-70 0-101 94-101 105 0 9 9 9 11 9 11 0 11-2 14-11 18-56 47-83 74-83 11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ath draw:style-name="gr3" draw:text-style-name="P6" draw:layer="layout" svg:width="0.18cm" svg:height="0.689cm" svg:x="26.555cm" svg:y="6.835cm" svg:viewBox="0 0 181 690" svg:d="M13 0c-4 0-13 0-13 9 0 2 2 4 7 9 60 56 125 148 125 327 0 143-45 253-119 320-13 14-13 14-13 18 0 2 2 7 9 7 9 0 74-45 121-132 31-56 51-132 51-213 0-96-29-249-168-345z">
            <text:p/>
          </draw:path>
        </draw:g>
        <draw:g xml:id="id16" draw:id="id16">
          <svg:title>TexMaths</svg:title>
          <svg:desc>28§display§x^5 + xy^3 + x^2y + y^4 = 4§svg§600§FALSE§</svg:desc>
          <draw:polygon draw:style-name="gr2" draw:text-style-name="P5" draw:layer="layout" svg:width="10.293cm" svg:height="0.975cm" svg:x="8.744cm" svg:y="11.884cm" svg:viewBox="0 0 10294 976" draw:points="5148,976 0,976 0,0 10294,0 10294,976">
            <text:p/>
          </draw:polygon>
          <draw:path draw:style-name="gr3" draw:text-style-name="P6" draw:layer="layout" svg:width="0.492cm" svg:height="0.447cm" svg:x="8.724cm" svg:y="12.269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3 0 160-128 160-153 0-9-9-9-12-9-9 0-11 3-13 9-32 108-101 130-132 130-38 0-54-31-54-65 0-22 7-42 18-87z">
            <text:p/>
          </draw:path>
          <draw:path draw:style-name="gr3" draw:text-style-name="P6" draw:layer="layout" svg:width="0.306cm" svg:height="0.471cm" svg:x="9.3cm" svg:y="11.842cm" svg:viewBox="0 0 307 472" svg:d="M65 74c34 9 56 9 67 9 90 0 146-63 146-74 0-7-7-9-9-9s-2 0-7 2c-16 7-51 20-103 20-20 0-56-2-103-18-7-4-7-4-9-4-9 0-9 7-9 18v204c0 13 0 20 11 20 7 0 7 0 16-9 29-38 72-43 96-43 41 0 61 32 63 38 13 23 16 50 16 90 0 20 0 60-20 92-18 24-47 40-81 40-45 0-92-25-110-70 27 3 40-15 40-33 0-29-24-36-35-36 0 0-34 0-34 38 0 63 56 123 141 123 88 0 166-65 166-152 0-78-61-150-146-150-31 0-67 7-96 34z">
            <text:p/>
          </draw:path>
          <draw:path draw:style-name="gr3" draw:text-style-name="P6" draw:layer="layout" svg:width="0.655cm" svg:height="0.657cm" svg:x="9.972cm" svg:y="12.1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92cm" svg:height="0.447cm" svg:x="10.931cm" svg:y="12.269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4 65 65 0 101-70 103-76 11 38 47 76 108 76 100 0 157-128 157-153 0-9-9-9-12-9-9 0-11 3-13 9-32 108-101 130-132 130-38 0-54-31-54-65 0-22 7-42 18-87z">
            <text:p/>
          </draw:path>
          <draw:path draw:style-name="gr3" draw:text-style-name="P6" draw:layer="layout" svg:width="0.456cm" svg:height="0.637cm" svg:x="11.493cm" svg:y="12.26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4 0 204-90 231-202z">
            <text:p/>
          </draw:path>
          <draw:path draw:style-name="gr3" draw:text-style-name="P6" draw:layer="layout" svg:width="0.317cm" svg:height="0.471cm" svg:x="12.02cm" svg:y="11.842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655cm" svg:height="0.657cm" svg:x="12.698cm" svg:y="12.1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92cm" svg:height="0.447cm" svg:x="13.655cm" svg:y="12.269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1-70 105-76 11 38 47 76 105 76 103 0 160-128 160-153 0-9-9-9-12-9-9 0-11 3-13 9-34 108-101 130-132 130-38 0-54-31-54-65 0-22 7-42 18-87z">
            <text:p/>
          </draw:path>
          <draw:path draw:style-name="gr3" draw:text-style-name="P6" draw:layer="layout" svg:width="0.306cm" svg:height="0.458cm" svg:x="14.233cm" svg:y="11.842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14.659cm" svg:y="12.26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655cm" svg:height="0.657cm" svg:x="15.423cm" svg:y="12.1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16.379cm" svg:y="12.269cm" svg:viewBox="0 0 457 638" svg:d="M453 60c4-13 4-15 4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34cm" svg:height="0.465cm" svg:x="16.897cm" svg:y="11.835cm" svg:viewBox="0 0 341 466" svg:d="M341 354v-27h-79v-307c0-16 0-20-13-20-9 0-12 0-20 9l-229 318v27h204v56c0 22 0 31-56 31h-18v25c34 0 78-3 103-3 27 0 69 3 105 3v-25h-20c-56 0-56-9-56-31v-56zM208 74v253h-183z">
            <text:p/>
          </draw:path>
          <draw:path draw:style-name="gr3" draw:text-style-name="P6" draw:layer="layout" svg:width="0.655cm" svg:height="0.232cm" svg:x="17.641cm" svg:y="12.34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38cm" svg:height="0.666cm" svg:x="18.651cm" svg:y="12.039cm" svg:viewBox="0 0 439 667" svg:d="M262 506v85c0 36 0 47-74 47h-20v29c40-2 92-2 132-2 43 0 94 0 135 2v-29h-21c-73 0-76-11-76-47v-85h101v-32h-101v-449c0-18 0-25-15-25-9 0-12 0-18 11l-305 463v32zM269 474h-242l242-367z">
            <text:p/>
          </draw:path>
        </draw:g>
        <draw:g xml:id="id17" draw:id="id17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4.046cm" svg:y="13.48cm" svg:viewBox="0 0 6272 607" draw:points="3136,607 0,607 0,0 6272,0 6272,607">
            <text:p/>
          </draw:polygon>
          <draw:path draw:style-name="gr3" draw:text-style-name="P6" draw:layer="layout" svg:width="0.662cm" svg:height="0.673cm" svg:x="4.03cm" svg:y="13.4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78cm" svg:y="13.4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047cm" svg:y="13.4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681cm" svg:y="14.0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335cm" svg:y="13.6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7.121cm" svg:y="14.0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668cm" svg:y="13.6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8.14cm" svg:y="14.0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68cm" svg:y="13.5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097cm" svg:y="14.0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641cm" svg:y="13.6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0.261cm" svg:y="14.02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4" smil:attributeName="visibility" smil:to="visible"/>
                  <anim:animate smil:dur="0.25s" smil:fill="hold" smil:targetElement="id4" smil:attributeName="width" smil:values="width*0.05;width" smil:keyTimes="0;1"/>
                  <anim:animate smil:dur="0.25s" smil:fill="hold" smil:targetElement="id4" smil:attributeName="height" smil:values="height;height" smil:keyTimes="0;1"/>
                  <anim:animate smil:dur="0.25s" smil:fill="hold" smil:targetElement="id4" smil:attributeName="x" smil:values="x-.2;x" smil:keyTimes="0;1"/>
                  <anim:animate smil:dur="0.25s" smil:fill="hold" smil:targetElement="id4" smil:attributeName="y" smil:values="y;y" smil:keyTimes="0;1"/>
                  <anim:transitionFilter smil:dur="0.25s" smil:targetElement="id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6" smil:attributeName="visibility" smil:to="visible"/>
                  <anim:animate smil:dur="0.25s" smil:fill="hold" smil:targetElement="id6" smil:attributeName="width" smil:values="width*0.05;width" smil:keyTimes="0;1"/>
                  <anim:animate smil:dur="0.25s" smil:fill="hold" smil:targetElement="id6" smil:attributeName="height" smil:values="height;height" smil:keyTimes="0;1"/>
                  <anim:animate smil:dur="0.25s" smil:fill="hold" smil:targetElement="id6" smil:attributeName="x" smil:values="x-.2;x" smil:keyTimes="0;1"/>
                  <anim:animate smil:dur="0.25s" smil:fill="hold" smil:targetElement="id6" smil:attributeName="y" smil:values="y;y" smil:keyTimes="0;1"/>
                  <anim:transitionFilter smil:dur="0.25s" smil:targetElement="id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9" smil:attributeName="visibility" smil:to="visible"/>
                  <anim:animate smil:dur="0.125s" smil:fill="hold" smil:targetElement="id9" smil:attributeName="width" smil:values="width*0.05;width" smil:keyTimes="0;1"/>
                  <anim:animate smil:dur="0.125s" smil:fill="hold" smil:targetElement="id9" smil:attributeName="height" smil:values="height;height" smil:keyTimes="0;1"/>
                  <anim:animate smil:dur="0.125s" smil:fill="hold" smil:targetElement="id9" smil:attributeName="x" smil:values="x-.2;x" smil:keyTimes="0;1"/>
                  <anim:animate smil:dur="0.125s" smil:fill="hold" smil:targetElement="id9" smil:attributeName="y" smil:values="y;y" smil:keyTimes="0;1"/>
                  <anim:transitionFilter smil:dur="0.125s" smil:targetElement="id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1s" smil:fill="hold" smil:targetElement="id12" smil:attributeName="visibility" smil:to="visible"/>
                  <anim:animate smil:dur="0.05s" smil:fill="hold" smil:targetElement="id12" smil:attributeName="width" smil:values="width*0.05;width" smil:keyTimes="0;1"/>
                  <anim:animate smil:dur="0.05s" smil:fill="hold" smil:targetElement="id12" smil:attributeName="height" smil:values="height;height" smil:keyTimes="0;1"/>
                  <anim:animate smil:dur="0.05s" smil:fill="hold" smil:targetElement="id12" smil:attributeName="x" smil:values="x-.2;x" smil:keyTimes="0;1"/>
                  <anim:animate smil:dur="0.05s" smil:fill="hold" smil:targetElement="id12" smil:attributeName="y" smil:values="y;y" smil:keyTimes="0;1"/>
                  <anim:transitionFilter smil:dur="0.05s" smil:targetElement="id1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5" smil:attributeName="visibility" smil:to="visible"/>
                  <anim:animate smil:dur="0.25s" smil:fill="hold" smil:targetElement="id15" smil:attributeName="width" smil:values="width*0.05;width" smil:keyTimes="0;1"/>
                  <anim:animate smil:dur="0.25s" smil:fill="hold" smil:targetElement="id15" smil:attributeName="height" smil:values="height;height" smil:keyTimes="0;1"/>
                  <anim:animate smil:dur="0.25s" smil:fill="hold" smil:targetElement="id15" smil:attributeName="x" smil:values="x-.2;x" smil:keyTimes="0;1"/>
                  <anim:animate smil:dur="0.25s" smil:fill="hold" smil:targetElement="id15" smil:attributeName="y" smil:values="y;y" smil:keyTimes="0;1"/>
                  <anim:transitionFilter smil:dur="0.2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4cm" svg:height="14.2cm" svg:x="0.8cm" svg:y="0.8cm" presentation:class="subtitle" presentation:user-transformed="true">
          <draw:text-box>
            <text:p text:style-name="P8"><text:span text:style-name="T15"><text:s text:c="7"/></text:span></text:p>
            <text:p text:style-name="P8"><text:span text:style-name="T3"><text:tab/></text:span><text:span text:style-name="T16"> </text:span></text:p>
            <text:p text:style-name="P8"><text:span text:style-name="T17"><text:s text:c="17"/></text:span></text:p>
            <text:p text:style-name="P8"><text:span text:style-name="T4"><text:tab/></text:span><text:span text:style-name="T4"> <text:s text:c="42"/></text:span></text:p>
            <text:p text:style-name="P8"><text:span text:style-name="T4"><text:tab/></text:span><text:span text:style-name="T10"> <text:s text:c="3"/></text:span><text:span text:style-name="T10"><text:tab/></text:span><text:span text:style-name="T10"><text:tab/></text:span><text:span text:style-name="T18"><text:tab/></text:span><text:span text:style-name="T5"> </text:span><text:span text:style-name="T18"><text:s text:c="19"/></text:span></text:p>
            <text:p text:style-name="P8"><text:span text:style-name="T18"><text:s text:c="21"/></text:span></text:p>
            <text:p text:style-name="P8"><text:span text:style-name="T19"><text:tab/></text:span><text:span text:style-name="T18"> <text:s text:c="12"/></text:span></text:p>
            <text:p text:style-name="P8"><text:span text:style-name="T18"><text:s text:c="31"/></text:span></text:p>
            <text:p text:style-name="P8"><text:span text:style-name="T18"><text:s text:c="4"/></text:span><text:span text:style-name="T5"><text:s/></text:span></text:p>
            <text:p text:style-name="P8"><text:span text:style-name="T18"><text:s text:c="19"/></text:span></text:p>
            <text:p text:style-name="P8"><text:span text:style-name="T18"><text:s text:c="30"/></text:span></text:p>
            <text:p text:style-name="P8"><text:span text:style-name="T18"><text:s text:c="20"/></text:span></text:p>
          </draw:text-box>
        </draw:frame>
        <draw:frame presentation:style-name="pr9" draw:text-style-name="P12" draw:layer="layout" svg:width="26.4cm" svg:height="14.6cm" svg:x="0.8cm" svg:y="0.8cm" presentation:class="title" presentation:user-transformed="true">
          <draw:text-box>
            <text:p text:style-name="P8"><text:span text:style-name="T20"><text:tab/></text:span><text:span text:style-name="T20"><text:tab/></text:span><text:span text:style-name="T21"><text:line-break/></text:span><text:span text:style-name="T21"> <text:s text:c="7"/></text:span><text:span text:style-name="T21"><text:line-break/></text:span><text:span text:style-name="T20"><text:tab/></text:span><text:span text:style-name="T20"><text:tab/></text:span><text:span text:style-name="T21"><text:line-break/></text:span><text:span text:style-name="T21"><text:tab/></text:span><text:span text:style-name="T21"><text:tab/></text:span></text:p>
          </draw:text-box>
        </draw:frame>
        <draw:g xml:id="id18" draw:id="id18">
          <svg:title>TexMaths</svg:title>
          <svg:desc>24§display§\frac{d}{dx}( x^5 ) + \frac{d}{dx}( x y^3 ) + \frac{d}{dx}( x^2y ) + \frac{d}{dx}( y^4 ) = \frac{d}{dx}( 4 )§svg§600§FALSE§</svg:desc>
          <draw:polygon draw:style-name="gr2" draw:text-style-name="P5" draw:layer="layout" svg:width="17.56cm" svg:height="1.66cm" svg:x="2.367cm" svg:y="1.085cm" svg:viewBox="0 0 17561 1661" draw:points="8780,1661 0,1661 0,0 17561,0 17561,1661">
            <text:p/>
          </draw:polygon>
          <draw:path draw:style-name="gr3" draw:text-style-name="P6" draw:layer="layout" svg:width="0.402cm" svg:height="0.596cm" svg:x="2.6cm" svg:y="1.04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olygon draw:style-name="gr3" draw:text-style-name="P6" draw:layer="layout" svg:width="0.923cm" svg:height="0.035cm" svg:x="2.325cm" svg:y="1.97cm" svg:viewBox="0 0 924 36" draw:points="461,36 0,36 0,0 924,0 924,36">
            <text:p/>
          </draw:polygon>
          <draw:path draw:style-name="gr3" draw:text-style-name="P6" draw:layer="layout" svg:width="0.402cm" svg:height="0.596cm" svg:x="2.36cm" svg:y="2.19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2.788cm" svg:y="2.40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197cm" svg:height="0.844cm" svg:x="3.431cm" svg:y="1.56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3.7cm" svg:y="1.8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262cm" svg:height="0.404cm" svg:x="4.195cm" svg:y="1.46cm" svg:viewBox="0 0 263 405" svg:d="M56 63c28 8 48 8 57 8 77 0 125-54 125-63 0-6-6-8-8-8s-2 0-5 2c-14 6-45 17-89 17-17 0-48-2-88-15-6-4-6-4-8-4-7 0-7 6-7 15v175c0 12 0 17 9 17 6 0 6 0 14-7 25-33 61-37 82-37 35 0 52 27 54 33 12 19 13 42 13 77 0 17 0 51-17 78-15 21-40 35-69 35-38 0-79-21-94-60 23 2 35-13 35-28 0-25-22-31-31-31 0 0-29 0-29 32 0 54 48 106 121 106 75 0 142-56 142-130 0-68-52-129-125-129-27 0-57 6-82 29z">
            <text:p/>
          </draw:path>
          <draw:path draw:style-name="gr3" draw:text-style-name="P6" draw:layer="layout" svg:width="0.197cm" svg:height="0.844cm" svg:x="4.585cm" svg:y="1.56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5.099cm" svg:y="1.70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02cm" svg:height="0.596cm" svg:x="6.271cm" svg:y="1.043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olygon draw:style-name="gr3" draw:text-style-name="P6" draw:layer="layout" svg:width="0.923cm" svg:height="0.035cm" svg:x="5.996cm" svg:y="1.97cm" svg:viewBox="0 0 924 36" draw:points="461,36 0,36 0,0 924,0 924,36">
            <text:p/>
          </draw:polygon>
          <draw:path draw:style-name="gr3" draw:text-style-name="P6" draw:layer="layout" svg:width="0.402cm" svg:height="0.596cm" svg:x="6.031cm" svg:y="2.193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6.459cm" svg:y="2.40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6" draw:layer="layout" svg:width="0.197cm" svg:height="0.844cm" svg:x="7.102cm" svg:y="1.56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7.371cm" svg:y="1.8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391cm" svg:height="0.546cm" svg:x="7.853cm" svg:y="1.826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272cm" svg:height="0.404cm" svg:x="8.304cm" svg:y="1.4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6" draw:layer="layout" svg:width="0.197cm" svg:height="0.844cm" svg:x="8.699cm" svg:y="1.56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9.214cm" svg:y="1.70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02cm" svg:height="0.596cm" svg:x="10.385cm" svg:y="1.04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olygon draw:style-name="gr3" draw:text-style-name="P6" draw:layer="layout" svg:width="0.923cm" svg:height="0.035cm" svg:x="10.111cm" svg:y="1.97cm" svg:viewBox="0 0 924 36" draw:points="461,36 0,36 0,0 924,0 924,36">
            <text:p/>
          </draw:polygon>
          <draw:path draw:style-name="gr3" draw:text-style-name="P6" draw:layer="layout" svg:width="0.402cm" svg:height="0.596cm" svg:x="10.145cm" svg:y="2.19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10.575cm" svg:y="2.40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197cm" svg:height="0.844cm" svg:x="11.217cm" svg:y="1.56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1.485cm" svg:y="1.82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262cm" svg:height="0.393cm" svg:x="11.981cm" svg:y="1.46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391cm" svg:height="0.546cm" svg:x="12.346cm" svg:y="1.826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12.814cm" svg:y="1.56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13.329cm" svg:y="1.70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02cm" svg:height="0.596cm" svg:x="14.5cm" svg:y="1.04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olygon draw:style-name="gr3" draw:text-style-name="P6" draw:layer="layout" svg:width="0.923cm" svg:height="0.035cm" svg:x="14.225cm" svg:y="1.97cm" svg:viewBox="0 0 924 36" draw:points="461,36 0,36 0,0 924,0 924,36">
            <text:p/>
          </draw:polygon>
          <draw:path draw:style-name="gr3" draw:text-style-name="P6" draw:layer="layout" svg:width="0.402cm" svg:height="0.596cm" svg:x="14.26cm" svg:y="2.19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421cm" svg:height="0.383cm" svg:x="14.69cm" svg:y="2.40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197cm" svg:height="0.844cm" svg:x="15.331cm" svg:y="1.56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389cm" svg:height="0.546cm" svg:x="15.6cm" svg:y="1.826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291cm" svg:height="0.398cm" svg:x="16.044cm" svg:y="1.452cm" svg:viewBox="0 0 292 399" svg:d="M292 303v-23h-67v-263c0-13 0-17-14-17-6 0-7 0-15 8l-196 272v23h175v48c0 20 0 27-48 27h-16v21c29 0 68-2 89-2s59 2 90 2v-21h-17c-48 0-48-7-48-27v-48zM179 63v217h-158z">
            <text:p/>
          </draw:path>
          <draw:path draw:style-name="gr3" draw:text-style-name="P6" draw:layer="layout" svg:width="0.197cm" svg:height="0.844cm" svg:x="16.447cm" svg:y="1.56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199cm" svg:x="17.007cm" svg:y="1.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402cm" svg:height="0.596cm" svg:x="18.227cm" svg:y="1.04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olygon draw:style-name="gr3" draw:text-style-name="P6" draw:layer="layout" svg:width="0.923cm" svg:height="0.035cm" svg:x="17.952cm" svg:y="1.97cm" svg:viewBox="0 0 924 36" draw:points="461,36 0,36 0,0 924,0 924,36">
            <text:p/>
          </draw:polygon>
          <draw:path draw:style-name="gr3" draw:text-style-name="P6" draw:layer="layout" svg:width="0.402cm" svg:height="0.596cm" svg:x="17.987cm" svg:y="2.19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421cm" svg:height="0.383cm" svg:x="18.417cm" svg:y="2.40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197cm" svg:height="0.844cm" svg:x="19.058cm" svg:y="1.56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375cm" svg:height="0.571cm" svg:x="19.327cm" svg:y="1.62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6" draw:layer="layout" svg:width="0.197cm" svg:height="0.844cm" svg:x="19.772cm" svg:y="1.567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19" draw:id="id19">
          <svg:title>TexMaths</svg:title>
          <svg:desc>24§display§5x^4 + x\frac{d}{dx}( y^3 ) + y^3\frac{d}{dx}( x )  + x^2 \frac{d}{dx}( y ) +y\frac{d}{dx}( x^2 ) + 4y^3\frac{d}{dx}( y ) = 0§svg§600§FALSE§</svg:desc>
          <draw:polygon draw:style-name="gr2" draw:text-style-name="P5" draw:layer="layout" svg:width="23.669cm" svg:height="1.66cm" svg:x="2.325cm" svg:y="3.486cm" svg:viewBox="0 0 23670 1661" draw:points="11835,1661 0,1661 0,0 23670,0 23670,1661">
            <text:p/>
          </draw:polygon>
          <draw:path draw:style-name="gr3" draw:text-style-name="P6" draw:layer="layout" svg:width="0.337cm" svg:height="0.581cm" svg:x="2.325cm" svg:y="4.039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2 42-41 0-21-15-42-42-42-13 0-42 6-42 46 0 71 58 154 154 154 98 0 184-81 184-188z">
            <text:p/>
          </draw:path>
          <draw:path draw:style-name="gr3" draw:text-style-name="P6" draw:layer="layout" svg:width="0.421cm" svg:height="0.383cm" svg:x="2.728cm" svg:y="4.2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291cm" svg:height="0.398cm" svg:x="3.21cm" svg:y="3.853cm" svg:viewBox="0 0 292 399" svg:d="M292 303v-23h-67v-263c0-13 0-17-12-17-8 0-9 0-17 8l-196 272v23h175v48c0 20 0 27-48 27h-16v21c29 0 68-2 89-2s59 2 90 2v-21h-17c-48 0-48-7-48-27v-48zM179 63v217h-158z">
            <text:p/>
          </draw:path>
          <draw:path draw:style-name="gr3" draw:text-style-name="P6" draw:layer="layout" svg:width="0.562cm" svg:height="0.563cm" svg:x="3.8cm" svg:y="4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21cm" svg:height="0.383cm" svg:x="4.621cm" svg:y="4.2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402cm" svg:height="0.596cm" svg:x="5.455cm" svg:y="3.44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olygon draw:style-name="gr3" draw:text-style-name="P6" draw:layer="layout" svg:width="0.923cm" svg:height="0.035cm" svg:x="5.18cm" svg:y="4.371cm" svg:viewBox="0 0 924 36" draw:points="461,36 0,36 0,0 924,0 924,36">
            <text:p/>
          </draw:polygon>
          <draw:path draw:style-name="gr3" draw:text-style-name="P6" draw:layer="layout" svg:width="0.402cm" svg:height="0.596cm" svg:x="5.213cm" svg:y="4.59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6" draw:layer="layout" svg:width="0.421cm" svg:height="0.383cm" svg:x="5.643cm" svg:y="4.8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197cm" svg:height="0.844cm" svg:x="6.286cm" svg:y="3.9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391cm" svg:height="0.546cm" svg:x="6.555cm" svg:y="4.227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72cm" svg:height="0.404cm" svg:x="7.006cm" svg:y="3.861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ath draw:style-name="gr3" draw:text-style-name="P6" draw:layer="layout" svg:width="0.197cm" svg:height="0.844cm" svg:x="7.4cm" svg:y="3.9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7.914cm" svg:y="4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8.736cm" svg:y="4.227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72cm" svg:height="0.404cm" svg:x="9.187cm" svg:y="3.861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  <draw:path draw:style-name="gr3" draw:text-style-name="P6" draw:layer="layout" svg:width="0.402cm" svg:height="0.596cm" svg:x="9.909cm" svg:y="3.44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olygon draw:style-name="gr3" draw:text-style-name="P6" draw:layer="layout" svg:width="0.923cm" svg:height="0.035cm" svg:x="9.634cm" svg:y="4.371cm" svg:viewBox="0 0 924 36" draw:points="461,36 0,36 0,0 924,0 924,36">
            <text:p/>
          </draw:polygon>
          <draw:path draw:style-name="gr3" draw:text-style-name="P6" draw:layer="layout" svg:width="0.402cm" svg:height="0.596cm" svg:x="9.667cm" svg:y="4.59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6" draw:layer="layout" svg:width="0.421cm" svg:height="0.383cm" svg:x="10.097cm" svg:y="4.8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197cm" svg:height="0.844cm" svg:x="10.74cm" svg:y="3.9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1.009cm" svg:y="4.2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197cm" svg:height="0.844cm" svg:x="11.514cm" svg:y="3.9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12.029cm" svg:y="4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21cm" svg:height="0.383cm" svg:x="12.85cm" svg:y="4.2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6" draw:layer="layout" svg:width="0.262cm" svg:height="0.393cm" svg:x="13.346cm" svg:y="3.86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402cm" svg:height="0.596cm" svg:x="14.062cm" svg:y="3.44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olygon draw:style-name="gr3" draw:text-style-name="P6" draw:layer="layout" svg:width="0.923cm" svg:height="0.035cm" svg:x="13.787cm" svg:y="4.371cm" svg:viewBox="0 0 924 36" draw:points="461,36 0,36 0,0 924,0 924,36">
            <text:p/>
          </draw:polygon>
          <draw:path draw:style-name="gr3" draw:text-style-name="P6" draw:layer="layout" svg:width="0.402cm" svg:height="0.596cm" svg:x="13.822cm" svg:y="4.59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6" draw:layer="layout" svg:width="0.421cm" svg:height="0.383cm" svg:x="14.25cm" svg:y="4.8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197cm" svg:height="0.844cm" svg:x="14.893cm" svg:y="3.9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391cm" svg:height="0.546cm" svg:x="15.162cm" svg:y="4.227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15.631cm" svg:y="3.9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16.145cm" svg:y="4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16.965cm" svg:y="4.227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402cm" svg:height="0.596cm" svg:x="17.76cm" svg:y="3.44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olygon draw:style-name="gr3" draw:text-style-name="P6" draw:layer="layout" svg:width="0.923cm" svg:height="0.035cm" svg:x="17.485cm" svg:y="4.371cm" svg:viewBox="0 0 924 36" draw:points="461,36 0,36 0,0 924,0 924,36">
            <text:p/>
          </draw:polygon>
          <draw:path draw:style-name="gr3" draw:text-style-name="P6" draw:layer="layout" svg:width="0.402cm" svg:height="0.596cm" svg:x="17.52cm" svg:y="4.59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421cm" svg:height="0.383cm" svg:x="17.95cm" svg:y="4.80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197cm" svg:height="0.844cm" svg:x="18.591cm" svg:y="3.9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8.86cm" svg:y="4.2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262cm" svg:height="0.393cm" svg:x="19.355cm" svg:y="3.86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197cm" svg:height="0.844cm" svg:x="19.745cm" svg:y="3.9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20.26cm" svg:y="4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75cm" svg:height="0.571cm" svg:x="21.08cm" svg:y="4.03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6" draw:layer="layout" svg:width="0.391cm" svg:height="0.546cm" svg:x="21.502cm" svg:y="4.227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72cm" svg:height="0.404cm" svg:x="21.953cm" svg:y="3.861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ath draw:style-name="gr3" draw:text-style-name="P6" draw:layer="layout" svg:width="0.402cm" svg:height="0.596cm" svg:x="22.675cm" svg:y="3.44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olygon draw:style-name="gr3" draw:text-style-name="P6" draw:layer="layout" svg:width="0.923cm" svg:height="0.035cm" svg:x="22.401cm" svg:y="4.371cm" svg:viewBox="0 0 924 36" draw:points="461,36 0,36 0,0 924,0 924,36">
            <text:p/>
          </draw:polygon>
          <draw:path draw:style-name="gr3" draw:text-style-name="P6" draw:layer="layout" svg:width="0.402cm" svg:height="0.596cm" svg:x="22.435cm" svg:y="4.59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6" draw:layer="layout" svg:width="0.421cm" svg:height="0.383cm" svg:x="22.863cm" svg:y="4.8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197cm" svg:height="0.844cm" svg:x="23.506cm" svg:y="3.9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391cm" svg:height="0.546cm" svg:x="23.775cm" svg:y="4.227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24.244cm" svg:y="3.9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199cm" svg:x="24.804cm" svg:y="4.29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56cm" svg:height="0.581cm" svg:x="25.68cm" svg:y="4.039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4 16 99 98 8 48 8 111 8 165 0 64 0 121-10 175-11 81-59 107-97 107z">
            <text:p/>
          </draw:path>
        </draw:g>
        <draw:g xml:id="id20" draw:id="id20">
          <svg:title>TexMaths</svg:title>
          <svg:desc>26§display§5x^4 + x (3y^2)\frac{dy}{dx} + y^3 (1)  + x^2 \frac{dy}{dx} + y (2x) + 4y^3\frac{dy}{dx} = 0§svg§600§FALSE§</svg:desc>
          <draw:polygon draw:style-name="gr2" draw:text-style-name="P5" draw:layer="layout" svg:width="21.263cm" svg:height="1.798cm" svg:x="2.325cm" svg:y="5.692cm" svg:viewBox="0 0 21264 1799" draw:points="10631,1799 0,1799 0,0 21264,0 21264,1799">
            <text:p/>
          </draw:polygon>
          <draw:path draw:style-name="gr3" draw:text-style-name="P6" draw:layer="layout" svg:width="0.365cm" svg:height="0.629cm" svg:x="2.325cm" svg:y="6.291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6" draw:layer="layout" svg:width="0.457cm" svg:height="0.415cm" svg:x="2.762cm" svg:y="6.49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315cm" svg:height="0.432cm" svg:x="3.284cm" svg:y="6.089cm" svg:viewBox="0 0 316 433" svg:d="M316 329v-25h-73v-285c0-15 0-19-12-19-8 0-11 0-19 8l-212 296v25h189v52c0 20 0 29-52 29h-16v23c31 0 72-2 95-2s65 2 98 2v-23h-19c-52 0-52-9-52-29v-52zM193 69v235h-170z">
            <text:p/>
          </draw:path>
          <draw:path draw:style-name="gr3" draw:text-style-name="P6" draw:layer="layout" svg:width="0.608cm" svg:height="0.611cm" svg:x="3.922cm" svg:y="6.36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57cm" svg:height="0.415cm" svg:x="4.813cm" svg:y="6.49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5.397cm" svg:y="6.21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5.701cm" svg:y="6.29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23cm" svg:height="0.592cm" svg:x="6.146cm" svg:y="6.49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6.641cm" svg:y="6.09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7.063cm" svg:y="6.21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7.533cm" svg:y="5.64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7.999cm" svg:y="5.87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7.475cm" svg:y="6.651cm" svg:viewBox="0 0 1000 40" draw:points="499,40 0,40 0,0 1000,0 1000,40">
            <text:p/>
          </draw:polygon>
          <draw:path draw:style-name="gr3" draw:text-style-name="P6" draw:layer="layout" svg:width="0.436cm" svg:height="0.646cm" svg:x="7.513cm" svg:y="6.89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7.979cm" svg:y="7.1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1cm" svg:x="8.838cm" svg:y="6.36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1cm" svg:height="0.592cm" svg:x="9.726cm" svg:y="6.49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94cm" svg:height="0.438cm" svg:x="10.215cm" svg:y="6.097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3 0 0-7 0-7 8s7 8 17 8z">
            <text:p/>
          </draw:path>
          <draw:path draw:style-name="gr3" draw:text-style-name="P6" draw:layer="layout" svg:width="0.213cm" svg:height="0.914cm" svg:x="10.681cm" svg:y="6.21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11.028cm" svg:y="6.291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213cm" svg:height="0.914cm" svg:x="11.454cm" svg:y="6.21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2.012cm" svg:y="6.36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57cm" svg:height="0.415cm" svg:x="12.902cm" svg:y="6.49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84cm" svg:height="0.425cm" svg:x="13.439cm" svg:y="6.09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13.975cm" svg:y="5.64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4.439cm" svg:y="5.87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13.917cm" svg:y="6.651cm" svg:viewBox="0 0 1000 40" draw:points="499,40 0,40 0,0 1000,0 1000,40">
            <text:p/>
          </draw:polygon>
          <draw:path draw:style-name="gr3" draw:text-style-name="P6" draw:layer="layout" svg:width="0.436cm" svg:height="0.646cm" svg:x="13.954cm" svg:y="6.89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4.418cm" svg:y="7.1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1cm" svg:x="15.279cm" svg:y="6.36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1cm" svg:height="0.592cm" svg:x="16.168cm" svg:y="6.49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16.713cm" svg:y="6.21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17.023cm" svg:y="6.29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57cm" svg:height="0.415cm" svg:x="17.461cm" svg:y="6.49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8.008cm" svg:y="6.21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8.566cm" svg:y="6.36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07cm" svg:height="0.619cm" svg:x="19.454cm" svg:y="6.28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6" draw:layer="layout" svg:width="0.423cm" svg:height="0.592cm" svg:x="19.912cm" svg:y="6.49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94cm" svg:height="0.438cm" svg:x="20.401cm" svg:y="6.097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1-15 31-34 0-18-12-31-31-33 23-29 67-35 90-35 29 0 70 14 70 70 0 27-8 57-27 75-21 25-37 27-71 29-16 0-16 0-20 3 0 0-7 0-7 8s7 8 17 8z">
            <text:p/>
          </draw:path>
          <draw:path draw:style-name="gr3" draw:text-style-name="P6" draw:layer="layout" svg:width="0.436cm" svg:height="0.646cm" svg:x="20.943cm" svg:y="5.64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21.409cm" svg:y="5.87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20.887cm" svg:y="6.651cm" svg:viewBox="0 0 1000 40" draw:points="499,40 0,40 0,0 1000,0 1000,40">
            <text:p/>
          </draw:polygon>
          <draw:path draw:style-name="gr3" draw:text-style-name="P6" draw:layer="layout" svg:width="0.436cm" svg:height="0.646cm" svg:x="20.923cm" svg:y="6.89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21.389cm" svg:y="7.1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22.3cm" svg:y="6.56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23.248cm" svg:y="6.291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0 189-13 87-65 117-107 117z">
            <text:p/>
          </draw:path>
        </draw:g>
        <draw:g xml:id="id21" draw:id="id21">
          <svg:title>TexMaths</svg:title>
          <svg:desc>26§display§x^2 \frac{dy}{dx} + 3xy^2\frac{dy}{dx}  +  4y^3\frac{dy}{dx} = - 5x^4 - 2xy - y^3§svg§600§FALSE§</svg:desc>
          <draw:polygon draw:style-name="gr2" draw:text-style-name="P5" draw:layer="layout" svg:width="17.768cm" svg:height="1.798cm" svg:x="2.345cm" svg:y="7.993cm" svg:viewBox="0 0 17769 1799" draw:points="8884,1799 0,1799 0,0 17769,0 17769,1799">
            <text:p/>
          </draw:polygon>
          <draw:path draw:style-name="gr3" draw:text-style-name="P6" draw:layer="layout" svg:width="0.457cm" svg:height="0.415cm" svg:x="2.326cm" svg:y="8.7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84cm" svg:height="0.425cm" svg:x="2.861cm" svg:y="8.39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3.397cm" svg:y="7.94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3.863cm" svg:y="8.17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3.341cm" svg:y="8.952cm" svg:viewBox="0 0 1001 40" draw:points="499,40 0,40 0,0 1001,0 1001,40">
            <text:p/>
          </draw:polygon>
          <draw:path draw:style-name="gr3" draw:text-style-name="P6" draw:layer="layout" svg:width="0.436cm" svg:height="0.646cm" svg:x="3.376cm" svg:y="9.193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842cm" svg:y="9.42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611cm" svg:x="4.704cm" svg:y="8.667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38cm" svg:height="0.629cm" svg:x="5.604cm" svg:y="8.59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6.049cm" svg:y="8.79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6" draw:layer="layout" svg:width="0.421cm" svg:height="0.592cm" svg:x="6.572cm" svg:y="8.79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7.067cm" svg:y="8.39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7.603cm" svg:y="7.94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8.067cm" svg:y="8.17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7.545cm" svg:y="8.952cm" svg:viewBox="0 0 1001 40" draw:points="499,40 0,40 0,0 1001,0 1001,40">
            <text:p/>
          </draw:polygon>
          <draw:path draw:style-name="gr3" draw:text-style-name="P6" draw:layer="layout" svg:width="0.436cm" svg:height="0.646cm" svg:x="7.583cm" svg:y="9.193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8.046cm" svg:y="9.42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611cm" svg:x="8.908cm" svg:y="8.667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07cm" svg:height="0.619cm" svg:x="9.796cm" svg:y="8.581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6" draw:layer="layout" svg:width="0.423cm" svg:height="0.592cm" svg:x="10.253cm" svg:y="8.79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94cm" svg:height="0.438cm" svg:x="10.742cm" svg:y="8.398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1-15 31-34 0-18-12-31-31-33 23-29 67-35 90-35 29 0 70 14 70 70 0 27-10 57-27 75-21 25-37 27-71 29-16 0-16 0-20 3 0 0-7 0-7 8s7 8 17 8z">
            <text:p/>
          </draw:path>
          <draw:path draw:style-name="gr3" draw:text-style-name="P6" draw:layer="layout" svg:width="0.436cm" svg:height="0.646cm" svg:x="11.285cm" svg:y="7.94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11.749cm" svg:y="8.17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11.227cm" svg:y="8.952cm" svg:viewBox="0 0 1001 40" draw:points="499,40 0,40 0,0 1001,0 1001,40">
            <text:p/>
          </draw:polygon>
          <draw:path draw:style-name="gr3" draw:text-style-name="P6" draw:layer="layout" svg:width="0.436cm" svg:height="0.646cm" svg:x="11.264cm" svg:y="9.193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1.728cm" svg:y="9.42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608cm" svg:height="0.215cm" svg:x="12.639cm" svg:y="8.86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13.63cm" svg:y="8.952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29cm" svg:x="14.31cm" svg:y="8.592cm" svg:viewBox="0 0 366 630" svg:d="M366 426c0-108-75-201-175-201-43 0-83 14-116 48v-179c19 6 50 12 79 12 112 0 177-83 177-96 0-6-2-10-9-10-2 0-4 0-8 2-19 8-62 27-125 27-37 0-79-6-122-25-7-4-9-4-11-4-8 0-8 8-8 23v270c0 17 0 25 12 25 7 0 9-2 11-8 10-15 45-65 118-65 48 0 73 42 79 59 15 35 17 70 17 116 0 31 0 88-23 125-21 35-56 60-98 60-66 0-118-48-135-102 2 0 6 0 17 0 29 0 46-22 46-43 0-23-17-46-46-46-15 0-46 6-46 50 0 77 64 166 166 166 106 0 200-87 200-204z">
            <text:p/>
          </draw:path>
          <draw:path draw:style-name="gr3" draw:text-style-name="P6" draw:layer="layout" svg:width="0.457cm" svg:height="0.415cm" svg:x="14.747cm" svg:y="8.7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315cm" svg:height="0.432cm" svg:x="15.269cm" svg:y="8.39cm" svg:viewBox="0 0 316 433" svg:d="M316 329v-25h-73v-285c0-15 0-19-12-19-8 0-11 0-19 8l-212 296v25h189v52c0 20 0 29-52 29h-16v23c31 0 72-2 95-2 25 0 65 2 98 2v-23h-19c-52 0-52-9-52-29v-52zM193 69v235h-170z">
            <text:p/>
          </draw:path>
          <draw:path draw:style-name="gr3" draw:text-style-name="P6" draw:layer="layout" svg:width="0.559cm" svg:height="0.039cm" svg:x="15.932cm" svg:y="8.952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6.816cm" svg:y="8.592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6" draw:layer="layout" svg:width="0.457cm" svg:height="0.415cm" svg:x="17.253cm" svg:y="8.7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423cm" svg:height="0.592cm" svg:x="17.775cm" svg:y="8.79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559cm" svg:height="0.039cm" svg:x="18.51cm" svg:y="8.952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19.373cm" svg:y="8.79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94cm" svg:height="0.438cm" svg:x="19.862cm" svg:y="8.398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3 0 0-7 0-7 8s7 8 17 8z">
            <text:p/>
          </draw:path>
        </draw:g>
        <draw:g xml:id="id22" draw:id="id22">
          <svg:title>TexMaths</svg:title>
          <svg:desc>26§display§( x^2 + 3xy^2 +  4y^3 ) \frac{dy}{dx}  = - ( 5x^4 + 2xy  +  y^3 )§svg§600§FALSE§</svg:desc>
          <draw:polygon draw:style-name="gr2" draw:text-style-name="P5" draw:layer="layout" svg:width="16.744cm" svg:height="1.798cm" svg:x="2.328cm" svg:y="10.294cm" svg:viewBox="0 0 16745 1799" draw:points="8373,1799 0,1799 0,0 16745,0 16745,1799">
            <text:p/>
          </draw:polygon>
          <draw:path draw:style-name="gr3" draw:text-style-name="P6" draw:layer="layout" svg:width="0.213cm" svg:height="0.914cm" svg:x="2.372cm" svg:y="10.81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.665cm" svg:y="11.0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84cm" svg:height="0.425cm" svg:x="3.2cm" svg:y="10.699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611cm" svg:x="3.824cm" svg:y="10.968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38cm" svg:height="0.629cm" svg:x="4.724cm" svg:y="10.893cm" svg:viewBox="0 0 381 630" svg:d="M229 287c75-23 127-87 127-160 0-75-79-127-169-127-93 0-162 54-162 125 0 29 21 48 46 48 29 0 48-21 48-48 0-46-44-46-57-46 27-44 88-56 121-56 37 0 90 21 90 102 0 12-3 64-28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5.169cm" svg:y="11.0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6" draw:layer="layout" svg:width="0.421cm" svg:height="0.592cm" svg:x="5.692cm" svg:y="11.09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6.187cm" svg:y="10.699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611cm" svg:x="6.811cm" svg:y="10.968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07cm" svg:height="0.619cm" svg:x="7.699cm" svg:y="10.882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6" draw:layer="layout" svg:width="0.423cm" svg:height="0.592cm" svg:x="8.157cm" svg:y="11.09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94cm" svg:height="0.438cm" svg:x="8.645cm" svg:y="10.699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3 0 0-7 0-7 8s7 8 17 8z">
            <text:p/>
          </draw:path>
          <draw:path draw:style-name="gr3" draw:text-style-name="P6" draw:layer="layout" svg:width="0.213cm" svg:height="0.914cm" svg:x="9.074cm" svg:y="10.816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9.544cm" svg:y="10.248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10.01cm" svg:y="10.47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9.486cm" svg:y="11.253cm" svg:viewBox="0 0 1001 40" draw:points="499,40 0,40 0,0 1001,0 1001,40">
            <text:p/>
          </draw:polygon>
          <draw:path draw:style-name="gr3" draw:text-style-name="P6" draw:layer="layout" svg:width="0.436cm" svg:height="0.646cm" svg:x="9.523cm" svg:y="11.494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9.989cm" svg:y="11.72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608cm" svg:height="0.215cm" svg:x="10.898cm" svg:y="11.1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11.888cm" svg:y="11.253cm" svg:viewBox="0 0 560 40" svg:d="M528 40c15 0 32 0 32-21 0-19-17-19-32-19h-497c-14 0-31 0-31 19 0 21 17 21 31 21z">
            <text:p/>
          </draw:path>
          <draw:path draw:style-name="gr3" draw:text-style-name="P6" draw:layer="layout" svg:width="0.213cm" svg:height="0.914cm" svg:x="12.614cm" svg:y="10.81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29cm" svg:x="12.924cm" svg:y="10.893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7 0 200-87 200-204z">
            <text:p/>
          </draw:path>
          <draw:path draw:style-name="gr3" draw:text-style-name="P6" draw:layer="layout" svg:width="0.457cm" svg:height="0.415cm" svg:x="13.363cm" svg:y="11.0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6" draw:layer="layout" svg:width="0.315cm" svg:height="0.432cm" svg:x="13.883cm" svg:y="10.691cm" svg:viewBox="0 0 316 433" svg:d="M316 329v-25h-73v-285c0-15 0-19-14-19-6 0-9 0-17 8l-212 296v25h189v52c0 20 0 29-52 29h-16v23c31 0 72-2 95-2s65 2 98 2v-23h-19c-52 0-52-9-52-29v-52zM193 69v235h-170z">
            <text:p/>
          </draw:path>
          <draw:path draw:style-name="gr3" draw:text-style-name="P6" draw:layer="layout" svg:width="0.608cm" svg:height="0.611cm" svg:x="14.522cm" svg:y="10.968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365cm" svg:height="0.611cm" svg:x="15.431cm" svg:y="10.893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6" draw:layer="layout" svg:width="0.457cm" svg:height="0.415cm" svg:x="15.868cm" svg:y="11.0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423cm" svg:height="0.592cm" svg:x="16.39cm" svg:y="11.09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608cm" svg:height="0.611cm" svg:x="17.099cm" svg:y="10.968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23cm" svg:height="0.592cm" svg:x="17.989cm" svg:y="11.09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94cm" svg:height="0.438cm" svg:x="18.478cm" svg:y="10.699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1-15 31-34 0-18-12-31-31-33 23-29 67-35 90-35 29 0 70 14 70 70 0 27-8 57-27 75-21 25-37 27-71 29-16 0-16 0-20 3 0 0-7 0-7 8s7 8 17 8z">
            <text:p/>
          </draw:path>
          <draw:path draw:style-name="gr3" draw:text-style-name="P6" draw:layer="layout" svg:width="0.213cm" svg:height="0.914cm" svg:x="18.905cm" svg:y="10.816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24" draw:id="id24">
          <svg:title>TexMaths</svg:title>
          <svg:desc>26§display§ \frac{dy}{dx}  = -  \frac{ 5x^4 + 2xy  +  y^3 }{ x^2 + 3xy^2 +  4y^3 }§svg§600§FALSE§</svg:desc>
          <draw:polygon draw:style-name="gr2" draw:text-style-name="P5" draw:layer="layout" svg:width="9.439cm" svg:height="2.104cm" svg:x="5.575cm" svg:y="12.596cm" svg:viewBox="0 0 9440 2105" draw:points="4719,2105 0,2105 0,0 9440,0 9440,2105">
            <text:p/>
          </draw:polygon>
          <draw:path draw:style-name="gr3" draw:text-style-name="P6" draw:layer="layout" svg:width="0.436cm" svg:height="0.646cm" svg:x="5.587cm" svg:y="12.679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6.051cm" svg:y="12.91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olygon draw:style-name="gr3" draw:text-style-name="P6" draw:layer="layout" svg:width="0.999cm" svg:height="0.039cm" svg:x="5.529cm" svg:y="13.684cm" svg:viewBox="0 0 1000 40" draw:points="499,40 0,40 0,0 1000,0 1000,40">
            <text:p/>
          </draw:polygon>
          <draw:path draw:style-name="gr3" draw:text-style-name="P6" draw:layer="layout" svg:width="0.436cm" svg:height="0.646cm" svg:x="5.566cm" svg:y="13.92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03cm" svg:y="14.15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99-94 120-123 120-35 0-50-29-50-60 0-21 6-40 17-81z">
            <text:p/>
          </draw:path>
          <draw:path draw:style-name="gr3" draw:text-style-name="P6" draw:layer="layout" svg:width="0.608cm" svg:height="0.215cm" svg:x="6.941cm" svg:y="13.59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7.931cm" svg:y="13.684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29cm" svg:x="8.925cm" svg:y="12.704cm" svg:viewBox="0 0 366 630" svg:d="M366 427c0-109-75-202-175-202-43 0-83 14-116 48v-179c19 6 50 12 79 12 112 0 177-83 177-96 0-6-2-10-9-10-2 0-4 0-8 2-19 8-62 27-125 27-37 0-79-6-122-25-7-4-9-4-11-4-8 0-8 8-8 23v270c0 17 0 25 12 25 7 0 9-2 11-8 10-15 45-65 118-65 48 0 73 42 79 59 15 35 17 70 17 116 0 31 0 88-23 125-21 35-56 60-98 60-66 0-118-47-135-102 2 0 6 0 17 0 29 0 46-22 46-43 0-23-17-46-46-46-15 0-46 6-46 50 0 77 64 166 166 166 106 0 200-87 200-203z">
            <text:p/>
          </draw:path>
          <draw:path draw:style-name="gr3" draw:text-style-name="P6" draw:layer="layout" svg:width="0.457cm" svg:height="0.415cm" svg:x="9.364cm" svg:y="12.9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5 0-50-29-50-60 0-21 6-40 17-81z">
            <text:p/>
          </draw:path>
          <draw:path draw:style-name="gr3" draw:text-style-name="P6" draw:layer="layout" svg:width="0.315cm" svg:height="0.432cm" svg:x="9.884cm" svg:y="12.55cm" svg:viewBox="0 0 316 433" svg:d="M316 329v-25h-73v-285c0-15 0-19-12-19-8 0-11 0-19 8l-212 296v25h189v52c0 21 0 29-52 29h-16v23c31 0 72-2 95-2 25 0 65 2 98 2v-23h-19c-52 0-52-8-52-29v-52zM193 69v235h-170z">
            <text:p/>
          </draw:path>
          <draw:path draw:style-name="gr3" draw:text-style-name="P6" draw:layer="layout" svg:width="0.608cm" svg:height="0.611cm" svg:x="10.523cm" svg:y="12.78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65cm" svg:height="0.611cm" svg:x="11.432cm" svg:y="12.704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6" draw:layer="layout" svg:width="0.457cm" svg:height="0.415cm" svg:x="11.868cm" svg:y="12.9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5 0-50-29-50-60 0-21 6-40 17-81z">
            <text:p/>
          </draw:path>
          <draw:path draw:style-name="gr3" draw:text-style-name="P6" draw:layer="layout" svg:width="0.423cm" svg:height="0.592cm" svg:x="12.39cm" svg:y="12.91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ath draw:style-name="gr3" draw:text-style-name="P6" draw:layer="layout" svg:width="0.608cm" svg:height="0.611cm" svg:x="13.1cm" svg:y="12.78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13.99cm" svg:y="12.91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94cm" svg:height="0.438cm" svg:x="14.479cm" svg:y="12.556cm" svg:viewBox="0 0 295 439" svg:d="M141 212c50 0 86 36 86 104 0 79-46 102-83 102-25 0-84-6-111-44 31-2 38-22 38-35 0-21-15-35-36-35-16 0-35 10-35 35 0 63 67 100 146 100 89 0 149-58 149-123 0-50-39-100-110-116 67-23 92-73 92-111 0-52-59-89-131-89-71 0-125 35-125 85 0 23 12 36 33 36 19 0 33-15 33-34 0-18-14-31-33-33 23-29 67-35 90-35 29 0 70 14 70 70 0 28-8 57-27 75-21 25-37 27-71 29-16 0-16 0-20 3 0 0-7 0-7 8s7 8 17 8z">
            <text:p/>
          </draw:path>
          <draw:polygon draw:style-name="gr3" draw:text-style-name="P6" draw:layer="layout" svg:width="6.384cm" svg:height="0.039cm" svg:x="8.676cm" svg:y="13.684cm" svg:viewBox="0 0 6385 40" draw:points="3193,40 0,40 0,0 6385,0 6385,40">
            <text:p/>
          </draw:polygon>
          <draw:path draw:style-name="gr3" draw:text-style-name="P6" draw:layer="layout" svg:width="0.457cm" svg:height="0.415cm" svg:x="8.701cm" svg:y="14.15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5 0-50-29-50-60 0-21 6-40 17-81z">
            <text:p/>
          </draw:path>
          <draw:path draw:style-name="gr3" draw:text-style-name="P6" draw:layer="layout" svg:width="0.284cm" svg:height="0.426cm" svg:x="9.237cm" svg:y="13.86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611cm" svg:x="9.861cm" svg:y="14.02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8cm" svg:height="0.629cm" svg:x="10.762cm" svg:y="13.95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6" draw:layer="layout" svg:width="0.457cm" svg:height="0.415cm" svg:x="11.207cm" svg:y="14.15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5 0-50-29-50-60 0-21 6-40 17-81z">
            <text:p/>
          </draw:path>
          <draw:path draw:style-name="gr3" draw:text-style-name="P6" draw:layer="layout" svg:width="0.423cm" svg:height="0.592cm" svg:x="11.729cm" svg:y="14.154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ath draw:style-name="gr3" draw:text-style-name="P6" draw:layer="layout" svg:width="0.284cm" svg:height="0.426cm" svg:x="12.224cm" svg:y="13.86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611cm" svg:x="12.848cm" svg:y="14.02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07cm" svg:height="0.619cm" svg:x="13.736cm" svg:y="13.94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6" draw:layer="layout" svg:width="0.423cm" svg:height="0.592cm" svg:x="14.194cm" svg:y="14.154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ath draw:style-name="gr3" draw:text-style-name="P6" draw:layer="layout" svg:width="0.294cm" svg:height="0.438cm" svg:x="14.682cm" svg:y="13.869cm" svg:viewBox="0 0 295 439" svg:d="M141 212c50 0 86 36 86 104 0 79-46 102-83 102-25 0-84-6-111-44 31-2 38-22 38-35 0-21-15-35-36-35-16 0-35 10-35 35 0 63 67 100 146 100 89 0 149-58 149-123 0-50-39-100-110-116 67-23 92-73 92-111 0-52-59-89-131-89-71 0-125 35-125 85 0 23 12 36 33 36 19 0 33-15 33-34 0-18-14-31-33-33 23-29 67-35 90-35 29 0 70 14 70 70 0 28-8 57-27 75-21 25-37 27-71 29-16 0-16 0-20 3 0 0-7 0-7 8s7 8 17 8z">
            <text:p/>
          </draw:path>
        </draw:g>
        <draw:g xml:id="id23" draw:id="id23">
          <svg:title>TexMaths</svg:title>
          <svg:desc>28§display§\therefore§svg§600§FALSE§</svg:desc>
          <draw:polygon draw:style-name="gr2" draw:text-style-name="P5" draw:layer="layout" svg:width="0.528cm" svg:height="0.433cm" svg:x="3.69cm" svg:y="13.388cm" svg:viewBox="0 0 529 434" draw:points="265,434 0,434 0,0 529,0 529,434">
            <text:p/>
          </draw:polygon>
          <draw:path draw:style-name="gr3" draw:text-style-name="P6" draw:layer="layout" svg:width="0.598cm" svg:height="0.531cm" svg:x="3.67cm" svg:y="13.33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573cm" svg:x="0.8cm" svg:y="0.627cm" presentation:class="title" presentation:user-transformed="true">
          <draw:text-box>
            <text:p xml:id="id25" text:id="id25" text:style-name="P8"><text:span text:style-name="T22"><text:tab/></text:span><text:span text:style-name="T22"><text:tab/></text:span><text:span text:style-name="T23"><text:line-break/></text:span><text:span text:style-name="T24"><text:tab/></text:span><text:span text:style-name="T3">(ii) Given that <text:s text:c="2"/></text:span><text:span text:style-name="T4"><text:line-break/></text:span><text:span text:style-name="T4"/></text:p>
          </draw:text-box>
        </draw:frame>
        <draw:g xml:id="id26" draw:id="id26">
          <svg:title>TexMaths</svg:title>
          <svg:desc>28§display§x^2 + e^{ xy } = y^2 + \log ( x + y )§svg§600§FALSE§</svg:desc>
          <draw:polygon draw:style-name="gr2" draw:text-style-name="P5" draw:layer="layout" svg:width="11.18cm" svg:height="1.012cm" svg:x="8.25cm" svg:y="1.388cm" svg:viewBox="0 0 11181 1013" draw:points="5591,1013 0,1013 0,0 11181,0 11181,1013">
            <text:p/>
          </draw:polygon>
          <draw:path draw:style-name="gr3" draw:text-style-name="P6" draw:layer="layout" svg:width="0.492cm" svg:height="0.447cm" svg:x="8.23cm" svg:y="1.7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306cm" svg:height="0.459cm" svg:x="8.806cm" svg:y="1.33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55cm" svg:height="0.658cm" svg:x="9.478cm" svg:y="1.62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38cm" svg:height="0.447cm" svg:x="10.452cm" svg:y="1.767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1 30 71 63 0 101-156 101-197 101z">
            <text:p/>
          </draw:path>
          <draw:path draw:style-name="gr3" draw:text-style-name="P6" draw:layer="layout" svg:width="0.371cm" svg:height="0.313cm" svg:x="10.898cm" svg:y="1.494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355cm" svg:height="0.445cm" svg:x="11.343cm" svg:y="1.494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1 0 17 7 17 23 0 18-6 31-8 40-34 85-41 112-41 141 0 11 0 45 27 67 20 18 49 21 70 21 26 0 51-9 73-32-9 38-15 68-44 103-18 23-47 45-83 45-5 0-38 0-52-22 36-5 36-38 36-38 0-23-20-27-27-27-15 0-40 13-40 45 0 35 33 60 83 60 69 0 157-54 177-139z">
            <text:p/>
          </draw:path>
          <draw:path draw:style-name="gr3" draw:text-style-name="P6" draw:layer="layout" svg:width="0.655cm" svg:height="0.232cm" svg:x="12.114cm" svg:y="1.8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6cm" svg:height="0.638cm" svg:x="13.126cm" svg:y="1.767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306cm" svg:height="0.459cm" svg:x="13.657cm" svg:y="1.33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55cm" svg:height="0.658cm" svg:x="14.329cm" svg:y="1.62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221cm" svg:height="0.685cm" svg:x="15.292cm" svg:y="1.521cm" svg:viewBox="0 0 222 686" svg:d="M143 0l-143 11v32c69 0 78 6 78 53v514c0 45-11 45-78 45v31c34-2 85-2 110-2 24 0 74 0 112 2v-31c-67 0-79 0-79-45z">
            <text:p/>
          </draw:path>
          <draw:path draw:style-name="gr3" draw:text-style-name="P6" draw:layer="layout" svg:width="0.438cm" svg:height="0.454cm" svg:x="15.559cm" svg:y="1.763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6" draw:layer="layout" svg:width="0.451cm" svg:height="0.651cm" svg:x="16.052cm" svg:y="1.75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1-92 101 0 69 99 125 220 125 116 0 219-51 219-127 0-36-16-86-65-115-54-27-110-27-170-27-25 0-67 0-74 0-31-4-54-35-54-67zM220 628c-101 0-168-50-168-101 0-47 38-83 80-85h58c86 0 197 0 197 85 0 51-71 101-167 101z">
            <text:p/>
          </draw:path>
          <draw:path draw:style-name="gr3" draw:text-style-name="P6" draw:layer="layout" svg:width="0.23cm" svg:height="0.985cm" svg:x="16.627cm" svg:y="1.46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492cm" svg:height="0.447cm" svg:x="16.941cm" svg:y="1.7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6" draw:layer="layout" svg:width="0.655cm" svg:height="0.658cm" svg:x="17.749cm" svg:y="1.62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456cm" svg:height="0.638cm" svg:x="18.706cm" svg:y="1.767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23cm" svg:height="0.985cm" svg:x="19.252cm" svg:y="1.46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28" draw:id="id28">
          <svg:title>TexMaths</svg:title>
          <svg:desc>26§display§\frac{d}{dx}(x^2) + \frac{d}{dx}[ e^{xy} ] = \frac{d}{dx}(y^2) + \frac{d}{dx}[ \log ( x + y ) ]§svg§600§FALSE§</svg:desc>
          <draw:polygon draw:style-name="gr2" draw:text-style-name="P5" draw:layer="layout" svg:width="17.561cm" svg:height="1.798cm" svg:x="3.675cm" svg:y="4.187cm" svg:viewBox="0 0 17562 1799" draw:points="8781,1799 0,1799 0,0 17562,0 17562,1799">
            <text:p/>
          </draw:polygon>
          <draw:path draw:style-name="gr3" draw:text-style-name="P6" draw:layer="layout" svg:width="0.436cm" svg:height="0.646cm" svg:x="3.926cm" svg:y="4.14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3.629cm" svg:y="5.146cm" svg:viewBox="0 0 1000 40" draw:points="499,40 0,40 0,0 1000,0 1000,40">
            <text:p/>
          </draw:polygon>
          <draw:path draw:style-name="gr3" draw:text-style-name="P6" draw:layer="layout" svg:width="0.436cm" svg:height="0.646cm" svg:x="3.666cm" svg:y="5.3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13cm" svg:y="5.61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4.827cm" svg:y="4.7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5.118cm" svg:y="4.9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5.655cm" svg:y="4.59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6.077cm" svg:y="4.7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6.634cm" svg:y="4.8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36cm" svg:height="0.646cm" svg:x="7.903cm" svg:y="4.14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7.606cm" svg:y="5.146cm" svg:viewBox="0 0 1000 40" draw:points="499,40 0,40 0,0 1000,0 1000,40">
            <text:p/>
          </draw:polygon>
          <draw:path draw:style-name="gr3" draw:text-style-name="P6" draw:layer="layout" svg:width="0.436cm" svg:height="0.646cm" svg:x="7.643cm" svg:y="5.387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8.107cm" svg:y="5.61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126cm" svg:height="0.914cm" svg:x="8.82cm" svg:y="4.709cm" svg:viewBox="0 0 127 915" draw:points="127,915 127,880 37,880 37,37 127,37 127,0 0,0 0,915">
            <text:p/>
          </draw:polygon>
          <draw:path draw:style-name="gr3" draw:text-style-name="P6" draw:layer="layout" svg:width="0.353cm" svg:height="0.415cm" svg:x="9.01cm" svg:y="4.9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9.424cm" svg:y="4.734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9.837cm" svg:y="4.734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olygon draw:style-name="gr3" draw:text-style-name="P6" draw:layer="layout" svg:width="0.126cm" svg:height="0.914cm" svg:x="10.266cm" svg:y="4.709cm" svg:viewBox="0 0 127 915" draw:points="127,0 0,0 0,37 89,37 89,880 0,880 0,915 127,915">
            <text:p/>
          </draw:polygon>
          <draw:path draw:style-name="gr3" draw:text-style-name="P6" draw:layer="layout" svg:width="0.608cm" svg:height="0.215cm" svg:x="10.805cm" svg:y="5.0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2.125cm" svg:y="4.14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11.828cm" svg:y="5.146cm" svg:viewBox="0 0 1000 40" draw:points="499,40 0,40 0,0 1000,0 1000,40">
            <text:p/>
          </draw:polygon>
          <draw:path draw:style-name="gr3" draw:text-style-name="P6" draw:layer="layout" svg:width="0.436cm" svg:height="0.646cm" svg:x="11.865cm" svg:y="5.387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2.329cm" svg:y="5.61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3.026cm" svg:y="4.7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13.317cm" svg:y="4.99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13.812cm" svg:y="4.59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4.234cm" svg:y="4.7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4.792cm" svg:y="4.8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36cm" svg:height="0.646cm" svg:x="16.06cm" svg:y="4.14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15.763cm" svg:y="5.146cm" svg:viewBox="0 0 1000 40" draw:points="499,40 0,40 0,0 1000,0 1000,40">
            <text:p/>
          </draw:polygon>
          <draw:path draw:style-name="gr3" draw:text-style-name="P6" draw:layer="layout" svg:width="0.436cm" svg:height="0.646cm" svg:x="15.8cm" svg:y="5.387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6.264cm" svg:y="5.61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126cm" svg:height="0.914cm" svg:x="16.978cm" svg:y="4.709cm" svg:viewBox="0 0 127 915" draw:points="127,915 127,880 37,880 37,37 127,37 127,0 0,0 0,915">
            <text:p/>
          </draw:polygon>
          <draw:path draw:style-name="gr3" draw:text-style-name="P6" draw:layer="layout" svg:width="0.205cm" svg:height="0.636cm" svg:x="17.154cm" svg:y="4.759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7.404cm" svg:y="4.98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7.862cm" svg:y="4.979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213cm" svg:height="0.914cm" svg:x="18.396cm" svg:y="4.7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8.687cm" svg:y="4.99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1cm" svg:x="19.436cm" svg:y="4.8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20.326cm" svg:y="4.99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20.832cm" svg:y="4.7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6" draw:layer="layout" svg:width="0.126cm" svg:height="0.914cm" svg:x="21.156cm" svg:y="4.709cm" svg:viewBox="0 0 127 915" draw:points="127,0 0,0 0,37 89,37 89,880 0,880 0,915 127,915">
            <text:p/>
          </draw:polygon>
        </draw:g>
        <draw:g xml:id="id27" draw:id="id27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4.647cm" svg:y="2.88cm" svg:viewBox="0 0 6272 607" draw:points="3136,607 0,607 0,0 6272,0 6272,607">
            <text:p/>
          </draw:polygon>
          <draw:path draw:style-name="gr3" draw:text-style-name="P6" draw:layer="layout" svg:width="0.662cm" svg:height="0.673cm" svg:x="4.631cm" svg:y="2.8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5.381cm" svg:y="2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648cm" svg:y="2.8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6.282cm" svg:y="3.4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936cm" svg:y="3.0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7.722cm" svg:y="3.4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269cm" svg:y="3.0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8.741cm" svg:y="3.4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281cm" svg:y="2.9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698cm" svg:y="3.4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10.242cm" svg:y="3.0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0.862cm" svg:y="3.42cm" svg:viewBox="0 0 108 108" svg:d="M108 54c0-29-25-54-54-54s-54 25-54 54 25 54 54 54 54-25 54-54z">
            <text:p/>
          </draw:path>
        </draw:g>
        <draw:g xml:id="id29" draw:id="id29">
          <svg:title>TexMaths</svg:title>
          <svg:desc>26§display§2x + e^{xy} \frac{d}{dx}( xy ) = 2y \frac{dy}{dx} + \frac{1}{ x + y} \frac{d}{dx} ( x + y )§svg§600§FALSE§</svg:desc>
          <draw:polygon draw:style-name="gr2" draw:text-style-name="P5" draw:layer="layout" svg:width="17.001cm" svg:height="1.975cm" svg:x="3.629cm" svg:y="6.689cm" svg:viewBox="0 0 17002 1976" draw:points="8501,1976 0,1976 0,0 17002,0 17002,1976">
            <text:p/>
          </draw:polygon>
          <draw:path draw:style-name="gr3" draw:text-style-name="P6" draw:layer="layout" svg:width="0.365cm" svg:height="0.61cm" svg:x="3.629cm" svg:y="7.288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57cm" svg:height="0.415cm" svg:x="4.066cm" svg:y="7.4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4.817cm" svg:y="7.3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53cm" svg:height="0.415cm" svg:x="5.722cm" svg:y="7.491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6.135cm" svg:y="7.236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6.549cm" svg:y="7.236cm" svg:viewBox="0 0 331 414" svg:d="M327 42c4-11 4-11 4-15 0-12-11-21-21-21-8 0-21 4-27 17-2 2-8 23-11 35l-14 54c-2 17-23 96-25 104 0 0-29 56-79 56-44 0-44-41-44-54 0-35 15-75 34-124 8-21 12-27 12-40 0-31-27-54-62-54-65 0-94 87-94 98 0 8 8 8 10 8 11 0 11-2 13-10 17-52 44-77 69-77 10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436cm" svg:height="0.646cm" svg:x="7.367cm" svg:y="6.64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olygon draw:style-name="gr3" draw:text-style-name="P6" draw:layer="layout" svg:width="0.999cm" svg:height="0.039cm" svg:x="7.067cm" svg:y="7.647cm" svg:viewBox="0 0 1000 40" draw:points="499,40 0,40 0,0 1000,0 1000,40">
            <text:p/>
          </draw:polygon>
          <draw:path draw:style-name="gr3" draw:text-style-name="P6" draw:layer="layout" svg:width="0.436cm" svg:height="0.646cm" svg:x="7.105cm" svg:y="7.88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6" draw:layer="layout" svg:width="0.457cm" svg:height="0.415cm" svg:x="7.571cm" svg:y="8.1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8.265cm" svg:y="7.211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6" draw:layer="layout" svg:width="0.457cm" svg:height="0.415cm" svg:x="8.557cm" svg:y="7.4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423cm" svg:height="0.592cm" svg:x="9.081cm" svg:y="7.49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13cm" svg:height="0.914cm" svg:x="9.586cm" svg:y="7.211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6" draw:layer="layout" svg:width="0.608cm" svg:height="0.215cm" svg:x="10.194cm" svg:y="7.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1.155cm" svg:y="7.288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23cm" svg:height="0.592cm" svg:x="11.591cm" svg:y="7.49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436cm" svg:height="0.646cm" svg:x="12.213cm" svg:y="6.64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12.677cm" svg:y="6.87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999cm" svg:height="0.039cm" svg:x="12.155cm" svg:y="7.647cm" svg:viewBox="0 0 1000 40" draw:points="499,40 0,40 0,0 1000,0 1000,40">
            <text:p/>
          </draw:polygon>
          <draw:path draw:style-name="gr3" draw:text-style-name="P6" draw:layer="layout" svg:width="0.436cm" svg:height="0.646cm" svg:x="12.193cm" svg:y="7.889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12.656cm" svg:y="8.1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3.518cm" svg:y="7.3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5.402cm" svg:y="6.66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4.489cm" svg:y="7.647cm" svg:viewBox="0 0 2122 40" draw:points="1061,40 0,40 0,0 2122,0 2122,40">
            <text:p/>
          </draw:polygon>
          <draw:path draw:style-name="gr3" draw:text-style-name="P6" draw:layer="layout" svg:width="0.457cm" svg:height="0.415cm" svg:x="14.516cm" svg:y="8.1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15.267cm" svg:y="7.98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6.155cm" svg:y="8.11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436cm" svg:height="0.646cm" svg:x="17.126cm" svg:y="6.64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olygon draw:style-name="gr3" draw:text-style-name="P6" draw:layer="layout" svg:width="0.999cm" svg:height="0.039cm" svg:x="16.829cm" svg:y="7.647cm" svg:viewBox="0 0 1000 40" draw:points="499,40 0,40 0,0 1000,0 1000,40">
            <text:p/>
          </draw:polygon>
          <draw:path draw:style-name="gr3" draw:text-style-name="P6" draw:layer="layout" svg:width="0.436cm" svg:height="0.646cm" svg:x="16.864cm" svg:y="7.889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6" draw:layer="layout" svg:width="0.457cm" svg:height="0.415cm" svg:x="17.33cm" svg:y="8.1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18.027cm" svg:y="7.211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6" draw:layer="layout" svg:width="0.457cm" svg:height="0.415cm" svg:x="18.318cm" svg:y="7.4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9.067cm" svg:y="7.3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9.957cm" svg:y="7.49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13cm" svg:height="0.914cm" svg:x="20.463cm" svg:y="7.211cm" svg:viewBox="0 0 214 915" svg:d="M214 457c0-70-10-180-60-284-56-113-135-173-146-173-4 0-8 4-8 8s0 7 17 23c91 90 143 235 143 426 0 156-33 319-148 433-12 12-12 15-12 17 0 6 4 8 8 8 11 0 94-62 148-179 48-100 58-202 58-279z">
            <text:p/>
          </draw:path>
        </draw:g>
        <draw:g xml:id="id30" draw:id="id30">
          <svg:title>TexMaths</svg:title>
          <svg:desc>26§display§2x + e^{xy} \left[ x\frac{dy}{dx} + y ( 1 ) \right] = 2y \frac{dy}{dx} + \frac{1}{ x + y} \left[  1 + \frac{dy}{dx} \right] §svg§600§FALSE§</svg:desc>
          <draw:polygon draw:style-name="gr2" draw:text-style-name="P5" draw:layer="layout" svg:width="19.415cm" svg:height="2.101cm" svg:x="3.629cm" svg:y="9.19cm" svg:viewBox="0 0 19416 2102" draw:points="9708,2102 0,2102 0,0 19416,0 19416,2102">
            <text:p/>
          </draw:polygon>
          <draw:path draw:style-name="gr3" draw:text-style-name="P6" draw:layer="layout" svg:width="0.365cm" svg:height="0.61cm" svg:x="3.629cm" svg:y="9.85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6" draw:layer="layout" svg:width="0.457cm" svg:height="0.415cm" svg:x="4.066cm" svg:y="10.0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61cm" svg:x="4.817cm" svg:y="9.936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353cm" svg:height="0.415cm" svg:x="5.722cm" svg:y="10.065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6.136cm" svg:y="9.809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6.55cm" svg:y="9.809cm" svg:viewBox="0 0 331 414" svg:d="M327 42c4-11 4-11 4-15 0-12-11-21-21-21-8 0-21 4-27 17-2 2-8 23-10 35l-15 54c-2 17-23 96-25 104 0 0-29 56-79 56-44 0-44-41-44-54 0-35 15-75 34-124 8-21 12-27 12-40 0-31-27-54-62-54-65 0-94 87-94 98 0 8 8 8 10 8 11 0 11-2 13-10 17-52 44-77 69-77 10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olygon draw:style-name="gr3" draw:text-style-name="P6" draw:layer="layout" svg:width="0.242cm" svg:height="2.193cm" svg:x="7.34cm" svg:y="9.144cm" svg:viewBox="0 0 243 2194" draw:points="0,2194 243,2194 243,2144 50,2144 50,50 243,50 243,0 0,0">
            <text:p/>
          </draw:polygon>
          <draw:path draw:style-name="gr3" draw:text-style-name="P6" draw:layer="layout" svg:width="0.457cm" svg:height="0.415cm" svg:x="7.619cm" svg:y="10.0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436cm" svg:height="0.646cm" svg:x="8.282cm" svg:y="9.217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3cm" svg:height="0.592cm" svg:x="8.748cm" svg:y="9.44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8.226cm" svg:y="10.221cm" svg:viewBox="0 0 1001 40" draw:points="499,40 0,40 0,0 1001,0 1001,40">
            <text:p/>
          </draw:polygon>
          <draw:path draw:style-name="gr3" draw:text-style-name="P6" draw:layer="layout" svg:width="0.436cm" svg:height="0.646cm" svg:x="8.262cm" svg:y="10.4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8.727cm" svg:y="10.69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61cm" svg:x="9.587cm" svg:y="9.936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21cm" svg:height="0.592cm" svg:x="10.477cm" svg:y="10.06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11.022cm" svg:y="9.78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cm" svg:x="11.367cm" svg:y="9.85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13cm" svg:height="0.914cm" svg:x="11.796cm" svg:y="9.78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12.112cm" svg:y="9.144cm" svg:viewBox="0 0 243 2194" draw:points="191,2144 0,2144 0,2194 243,2194 243,0 0,0 0,50 191,50">
            <text:p/>
          </draw:polygon>
          <draw:path draw:style-name="gr3" draw:text-style-name="P6" draw:layer="layout" svg:width="0.608cm" svg:height="0.215cm" svg:x="12.886cm" svg:y="10.13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3.845cm" svg:y="9.85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6" draw:layer="layout" svg:width="0.421cm" svg:height="0.592cm" svg:x="14.284cm" svg:y="10.06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436cm" svg:height="0.646cm" svg:x="14.903cm" svg:y="9.217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6" draw:layer="layout" svg:width="0.423cm" svg:height="0.592cm" svg:x="15.369cm" svg:y="9.44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cm" svg:height="0.039cm" svg:x="14.847cm" svg:y="10.221cm" svg:viewBox="0 0 1001 40" draw:points="499,40 0,40 0,0 1001,0 1001,40">
            <text:p/>
          </draw:polygon>
          <draw:path draw:style-name="gr3" draw:text-style-name="P6" draw:layer="layout" svg:width="0.436cm" svg:height="0.646cm" svg:x="14.883cm" svg:y="10.4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6" draw:layer="layout" svg:width="0.457cm" svg:height="0.415cm" svg:x="15.349cm" svg:y="10.69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6" draw:layer="layout" svg:width="0.608cm" svg:height="0.61cm" svg:x="16.208cm" svg:y="9.936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303cm" svg:height="0.61cm" svg:x="18.094cm" svg:y="9.24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7.181cm" svg:y="10.221cm" svg:viewBox="0 0 2122 40" draw:points="1061,40 0,40 0,0 2122,0 2122,40">
            <text:p/>
          </draw:polygon>
          <draw:path draw:style-name="gr3" draw:text-style-name="P6" draw:layer="layout" svg:width="0.457cm" svg:height="0.415cm" svg:x="17.208cm" svg:y="10.69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61cm" svg:x="17.957cm" svg:y="10.562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23cm" svg:height="0.592cm" svg:x="18.847cm" svg:y="10.69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242cm" svg:height="2.193cm" svg:x="19.792cm" svg:y="9.144cm" svg:viewBox="0 0 243 2194" draw:points="0,2194 243,2194 243,2144 50,2144 50,50 243,50 243,0 0,0">
            <text:p/>
          </draw:polygon>
          <draw:path draw:style-name="gr3" draw:text-style-name="P6" draw:layer="layout" svg:width="0.303cm" svg:height="0.61cm" svg:x="20.127cm" svg:y="9.85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20.757cm" svg:y="9.936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36cm" svg:height="0.646cm" svg:x="21.787cm" svg:y="9.217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22.251cm" svg:y="9.44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21.728cm" svg:y="10.221cm" svg:viewBox="0 0 1001 40" draw:points="499,40 0,40 0,0 1001,0 1001,40">
            <text:p/>
          </draw:polygon>
          <draw:path draw:style-name="gr3" draw:text-style-name="P6" draw:layer="layout" svg:width="0.436cm" svg:height="0.646cm" svg:x="21.766cm" svg:y="10.4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2.232cm" svg:y="10.69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olygon draw:style-name="gr3" draw:text-style-name="P6" draw:layer="layout" svg:width="0.242cm" svg:height="2.193cm" svg:x="22.85cm" svg:y="9.144cm" svg:viewBox="0 0 243 2194" draw:points="191,2144 0,2144 0,2194 243,2194 243,0 0,0 0,50 191,50">
            <text:p/>
          </draw:polygon>
        </draw:g>
        <draw:g xml:id="id31" draw:id="id31">
          <svg:title>TexMaths</svg:title>
          <svg:desc>26§display§2x + xe^{xy}\frac{dy}{dx} + y e^{xy}  = 2y \frac{dy}{dx} + \frac{1}{ x + y}  + \frac{1}{ x + y}.\frac{dy}{dx} §svg§600§FALSE§</svg:desc>
          <draw:polygon draw:style-name="gr2" draw:text-style-name="P5" draw:layer="layout" svg:width="19.547cm" svg:height="1.975cm" svg:x="3.629cm" svg:y="11.991cm" svg:viewBox="0 0 19548 1976" draw:points="9774,1976 0,1976 0,0 19548,0 19548,1976">
            <text:p/>
          </draw:polygon>
          <draw:path draw:style-name="gr3" draw:text-style-name="P6" draw:layer="layout" svg:width="0.365cm" svg:height="0.61cm" svg:x="3.629cm" svg:y="12.59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57cm" svg:height="0.415cm" svg:x="4.066cm" svg:y="12.79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4.817cm" svg:y="12.66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7cm" svg:height="0.415cm" svg:x="5.705cm" svg:y="12.79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3 0 145-119 145-142 0-8-8-8-10-8-8 0-10 2-12 8-30 100-94 121-123 121-35 0-50-29-50-60 0-21 6-40 17-81z">
            <text:p/>
          </draw:path>
          <draw:path draw:style-name="gr3" draw:text-style-name="P6" draw:layer="layout" svg:width="0.353cm" svg:height="0.415cm" svg:x="6.244cm" svg:y="12.793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6.658cm" svg:y="12.538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7.071cm" svg:y="12.538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436cm" svg:height="0.646cm" svg:x="7.648cm" svg:y="11.945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6" draw:layer="layout" svg:width="0.423cm" svg:height="0.592cm" svg:x="8.114cm" svg:y="12.17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999cm" svg:height="0.039cm" svg:x="7.589cm" svg:y="12.949cm" svg:viewBox="0 0 1000 40" draw:points="499,40 0,40 0,0 1000,0 1000,40">
            <text:p/>
          </draw:polygon>
          <draw:path draw:style-name="gr3" draw:text-style-name="P6" draw:layer="layout" svg:width="0.436cm" svg:height="0.646cm" svg:x="7.627cm" svg:y="13.191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6" draw:layer="layout" svg:width="0.457cm" svg:height="0.415cm" svg:x="8.093cm" svg:y="13.41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8.952cm" svg:y="12.66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9.842cm" svg:y="12.79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353cm" svg:height="0.415cm" svg:x="10.337cm" svg:y="12.793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0.751cm" svg:y="12.538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11.165cm" svg:y="12.538cm" svg:viewBox="0 0 331 414" svg:d="M327 42c4-11 4-11 4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608cm" svg:height="0.215cm" svg:x="11.88cm" svg:y="12.8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2.839cm" svg:y="12.59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23cm" svg:height="0.592cm" svg:x="13.276cm" svg:y="12.79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436cm" svg:height="0.646cm" svg:x="13.898cm" svg:y="11.945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6" draw:layer="layout" svg:width="0.423cm" svg:height="0.592cm" svg:x="14.364cm" svg:y="12.17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999cm" svg:height="0.039cm" svg:x="13.84cm" svg:y="12.949cm" svg:viewBox="0 0 1000 40" draw:points="499,40 0,40 0,0 1000,0 1000,40">
            <text:p/>
          </draw:polygon>
          <draw:path draw:style-name="gr3" draw:text-style-name="P6" draw:layer="layout" svg:width="0.436cm" svg:height="0.646cm" svg:x="13.877cm" svg:y="13.191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6" draw:layer="layout" svg:width="0.457cm" svg:height="0.415cm" svg:x="14.343cm" svg:y="13.41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15.202cm" svg:y="12.66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7.087cm" svg:y="11.97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6.174cm" svg:y="12.949cm" svg:viewBox="0 0 2122 40" draw:points="1061,40 0,40 0,0 2122,0 2122,40">
            <text:p/>
          </draw:polygon>
          <draw:path draw:style-name="gr3" draw:text-style-name="P6" draw:layer="layout" svg:width="0.457cm" svg:height="0.415cm" svg:x="16.201cm" svg:y="13.41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6" draw:layer="layout" svg:width="0.608cm" svg:height="0.61cm" svg:x="16.952cm" svg:y="13.2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7.84cm" svg:y="13.41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608cm" svg:height="0.61cm" svg:x="18.659cm" svg:y="12.66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20.544cm" svg:y="11.97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9.631cm" svg:y="12.949cm" svg:viewBox="0 0 2122 40" draw:points="1061,40 0,40 0,0 2122,0 2122,40">
            <text:p/>
          </draw:polygon>
          <draw:path draw:style-name="gr3" draw:text-style-name="P6" draw:layer="layout" svg:width="0.457cm" svg:height="0.415cm" svg:x="19.658cm" svg:y="13.41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6" draw:layer="layout" svg:width="0.608cm" svg:height="0.61cm" svg:x="20.407cm" svg:y="13.2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21.297cm" svg:y="13.41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099cm" svg:height="0.099cm" svg:x="21.94cm" svg:y="13.101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22.281cm" svg:y="11.94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21cm" svg:height="0.592cm" svg:x="22.747cm" svg:y="12.17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22.225cm" svg:y="12.949cm" svg:viewBox="0 0 1000 40" draw:points="499,40 0,40 0,0 1000,0 1000,40">
            <text:p/>
          </draw:polygon>
          <draw:path draw:style-name="gr3" draw:text-style-name="P6" draw:layer="layout" svg:width="0.436cm" svg:height="0.646cm" svg:x="22.26cm" svg:y="13.19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57cm" svg:height="0.415cm" svg:x="22.726cm" svg:y="13.41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4cm" svg:height="14.2cm" svg:x="0.8cm" svg:y="0.8cm" presentation:class="subtitle" presentation:user-transformed="true">
          <draw:text-box>
            <text:p text:style-name="P8"><text:span text:style-name="T15"><text:s text:c="7"/></text:span></text:p>
            <text:p text:style-name="P8"><text:span text:style-name="T3"><text:tab/></text:span></text:p>
            <text:p text:style-name="P8"><text:span text:style-name="T17"><text:s text:c="17"/></text:span></text:p>
            <text:p text:style-name="P8"><text:span text:style-name="T4"><text:tab/></text:span><text:span text:style-name="T4"> <text:s text:c="42"/></text:span></text:p>
            <text:p text:style-name="P8"><text:span text:style-name="T4"><text:tab/></text:span><text:span text:style-name="T10"> <text:s text:c="3"/></text:span><text:span text:style-name="T10"><text:tab/></text:span><text:span text:style-name="T10"><text:tab/></text:span><text:span text:style-name="T18"><text:tab/></text:span><text:span text:style-name="T5"> </text:span><text:span text:style-name="T18"><text:s text:c="19"/></text:span></text:p>
            <text:p text:style-name="P8"><text:span text:style-name="T18"><text:s text:c="21"/></text:span></text:p>
            <text:p text:style-name="P8"><text:span text:style-name="T19"><text:tab/></text:span><text:span text:style-name="T18"> <text:s text:c="12"/></text:span></text:p>
            <text:p text:style-name="P8"><text:span text:style-name="T18"><text:s text:c="31"/></text:span></text:p>
            <text:p text:style-name="P8"><text:span text:style-name="T18"><text:s text:c="4"/></text:span><text:span text:style-name="T5"><text:s/></text:span></text:p>
            <text:p text:style-name="P8"><text:span text:style-name="T18"><text:s text:c="19"/></text:span></text:p>
            <text:p text:style-name="P8"><text:span text:style-name="T18"><text:s text:c="30"/></text:span></text:p>
            <text:p text:style-name="P8"><text:span text:style-name="T18"><text:s text:c="20"/></text:span></text:p>
          </draw:text-box>
        </draw:frame>
        <draw:frame presentation:style-name="pr9" draw:text-style-name="P12" draw:layer="layout" svg:width="26.4cm" svg:height="14.6cm" svg:x="0.8cm" svg:y="0.8cm" presentation:class="title" presentation:user-transformed="true">
          <draw:text-box>
            <text:p text:style-name="P8"><text:span text:style-name="T20"><text:tab/></text:span><text:span text:style-name="T20"><text:tab/></text:span><text:span text:style-name="T21"><text:line-break/></text:span><text:span text:style-name="T21"> <text:s text:c="7"/></text:span><text:span text:style-name="T21"><text:line-break/></text:span><text:span text:style-name="T20"><text:tab/></text:span><text:span text:style-name="T20"><text:tab/></text:span><text:span text:style-name="T21"><text:line-break/></text:span><text:span text:style-name="T21"><text:tab/></text:span><text:span text:style-name="T21"><text:tab/></text:span></text:p>
          </draw:text-box>
        </draw:frame>
        <draw:g xml:id="id32" draw:id="id32">
          <svg:title>TexMaths</svg:title>
          <svg:desc>26§display§2x + y e^{xy} - \frac{1}{ x + y}  = 2y \frac{dy}{dx} - xe^{xy}\frac{dy}{dx} + \frac{1}{ x + y}.\frac{dy}{dx} §svg§600§FALSE§</svg:desc>
          <draw:polygon draw:style-name="gr2" draw:text-style-name="P5" draw:layer="layout" svg:width="19.547cm" svg:height="1.975cm" svg:x="2.224cm" svg:y="0.889cm" svg:viewBox="0 0 19548 1976" draw:points="9774,1976 0,1976 0,0 19548,0 19548,1976">
            <text:p/>
          </draw:polygon>
          <draw:path draw:style-name="gr3" draw:text-style-name="P6" draw:layer="layout" svg:width="0.365cm" svg:height="0.61cm" svg:x="2.224cm" svg:y="1.488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57cm" svg:height="0.415cm" svg:x="2.661cm" svg:y="1.6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3.412cm" svg:y="1.5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4.3cm" svg:y="1.69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353cm" svg:height="0.415cm" svg:x="4.797cm" svg:y="1.691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5.211cm" svg:y="1.436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5.625cm" svg:y="1.436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559cm" svg:height="0.039cm" svg:x="6.313cm" svg:y="1.847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8.173cm" svg:y="0.86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7.26cm" svg:y="1.847cm" svg:viewBox="0 0 2122 40" draw:points="1061,40 0,40 0,0 2122,0 2122,40">
            <text:p/>
          </draw:polygon>
          <draw:path draw:style-name="gr3" draw:text-style-name="P6" draw:layer="layout" svg:width="0.457cm" svg:height="0.415cm" svg:x="7.287cm" svg:y="2.3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8.038cm" svg:y="2.18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8.926cm" svg:y="2.31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608cm" svg:height="0.215cm" svg:x="9.795cm" svg:y="1.7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0.754cm" svg:y="1.488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23cm" svg:height="0.592cm" svg:x="11.193cm" svg:y="1.69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436cm" svg:height="0.646cm" svg:x="11.813cm" svg:y="0.84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12.279cm" svg:y="1.07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11.757cm" svg:y="1.847cm" svg:viewBox="0 0 1000 40" draw:points="499,40 0,40 0,0 1000,0 1000,40">
            <text:p/>
          </draw:polygon>
          <draw:path draw:style-name="gr3" draw:text-style-name="P6" draw:layer="layout" svg:width="0.436cm" svg:height="0.646cm" svg:x="11.792cm" svg:y="2.08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12.258cm" svg:y="2.3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559cm" svg:height="0.039cm" svg:x="13.142cm" svg:y="1.847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4.007cm" svg:y="1.69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6" draw:layer="layout" svg:width="0.353cm" svg:height="0.415cm" svg:x="14.544cm" svg:y="1.691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14.958cm" svg:y="1.436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33cm" svg:height="0.413cm" svg:x="15.372cm" svg:y="1.436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436cm" svg:height="0.646cm" svg:x="15.948cm" svg:y="0.84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16.414cm" svg:y="1.07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999cm" svg:height="0.039cm" svg:x="15.892cm" svg:y="1.847cm" svg:viewBox="0 0 1000 40" draw:points="499,40 0,40 0,0 1000,0 1000,40">
            <text:p/>
          </draw:polygon>
          <draw:path draw:style-name="gr3" draw:text-style-name="P6" draw:layer="layout" svg:width="0.436cm" svg:height="0.646cm" svg:x="15.927cm" svg:y="2.089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16.393cm" svg:y="2.31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7.254cm" svg:y="1.5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9.139cm" svg:y="0.86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8.226cm" svg:y="1.847cm" svg:viewBox="0 0 2122 40" draw:points="1061,40 0,40 0,0 2122,0 2122,40">
            <text:p/>
          </draw:polygon>
          <draw:path draw:style-name="gr3" draw:text-style-name="P6" draw:layer="layout" svg:width="0.457cm" svg:height="0.415cm" svg:x="18.253cm" svg:y="2.31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6" draw:layer="layout" svg:width="0.608cm" svg:height="0.61cm" svg:x="19.002cm" svg:y="2.18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9.892cm" svg:y="2.31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099cm" svg:height="0.099cm" svg:x="20.535cm" svg:y="1.999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20.876cm" svg:y="0.84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21cm" svg:height="0.592cm" svg:x="21.342cm" svg:y="1.074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20.82cm" svg:y="1.847cm" svg:viewBox="0 0 1000 40" draw:points="499,40 0,40 0,0 1000,0 1000,40">
            <text:p/>
          </draw:polygon>
          <draw:path draw:style-name="gr3" draw:text-style-name="P6" draw:layer="layout" svg:width="0.436cm" svg:height="0.646cm" svg:x="20.855cm" svg:y="2.08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57cm" svg:height="0.415cm" svg:x="21.321cm" svg:y="2.31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</draw:g>
        <draw:g xml:id="id33" draw:id="id33">
          <svg:title>TexMaths</svg:title>
          <svg:desc>26§display§2x + y e^{xy} - \frac{1}{ x + y}  =  \left[ 2y  - xe^{xy} + \frac{1}{ x + y} \right] \frac{dy}{dx} §svg§600§FALSE§</svg:desc>
          <draw:polygon draw:style-name="gr2" draw:text-style-name="P5" draw:layer="layout" svg:width="17.976cm" svg:height="2.101cm" svg:x="2.224cm" svg:y="3.69cm" svg:viewBox="0 0 17977 2102" draw:points="8988,2102 0,2102 0,0 17977,0 17977,2102">
            <text:p/>
          </draw:polygon>
          <draw:path draw:style-name="gr3" draw:text-style-name="P6" draw:layer="layout" svg:width="0.365cm" svg:height="0.61cm" svg:x="2.224cm" svg:y="4.35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7cm" svg:height="0.415cm" svg:x="2.661cm" svg:y="4.56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3.412cm" svg:y="4.43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4.3cm" svg:y="4.56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353cm" svg:height="0.415cm" svg:x="4.797cm" svg:y="4.565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5.211cm" svg:y="4.309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3cm" svg:height="0.413cm" svg:x="5.625cm" svg:y="4.309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559cm" svg:height="0.039cm" svg:x="6.313cm" svg:y="4.721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8.173cm" svg:y="3.74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7.26cm" svg:y="4.721cm" svg:viewBox="0 0 2122 40" draw:points="1061,40 0,40 0,0 2122,0 2122,40">
            <text:p/>
          </draw:polygon>
          <draw:path draw:style-name="gr3" draw:text-style-name="P6" draw:layer="layout" svg:width="0.457cm" svg:height="0.415cm" svg:x="7.287cm" svg:y="5.1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8.038cm" svg:y="5.0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8.926cm" svg:y="5.19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608cm" svg:height="0.215cm" svg:x="9.795cm" svg:y="4.634cm" svg:viewBox="0 0 609 216" svg:d="M578 37c15 0 31 0 31-18 0-19-16-19-29-19h-549c-14 0-31 0-31 19 0 18 17 18 31 18zM580 216c13 0 29 0 29-18 0-19-16-19-31-19h-547c-14 0-31 0-31 19 0 18 17 18 31 18z">
            <text:p/>
          </draw:path>
          <draw:polygon draw:style-name="gr3" draw:text-style-name="P6" draw:layer="layout" svg:width="0.242cm" svg:height="2.193cm" svg:x="10.937cm" svg:y="3.644cm" svg:viewBox="0 0 243 2194" draw:points="0,2194 243,2194 243,2144 50,2144 50,50 243,50 243,0 0,0">
            <text:p/>
          </draw:polygon>
          <draw:path draw:style-name="gr3" draw:text-style-name="P6" draw:layer="layout" svg:width="0.365cm" svg:height="0.61cm" svg:x="11.237cm" svg:y="4.35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23cm" svg:height="0.592cm" svg:x="11.673cm" svg:y="4.56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59cm" svg:height="0.039cm" svg:x="12.408cm" svg:y="4.721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3.273cm" svg:y="4.56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353cm" svg:height="0.415cm" svg:x="13.809cm" svg:y="4.565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4.223cm" svg:y="4.309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3cm" svg:height="0.413cm" svg:x="14.637cm" svg:y="4.309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608cm" svg:height="0.61cm" svg:x="15.301cm" svg:y="4.43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7.185cm" svg:y="3.74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2.121cm" svg:height="0.039cm" svg:x="16.272cm" svg:y="4.721cm" svg:viewBox="0 0 2122 40" draw:points="1061,40 0,40 0,0 2122,0 2122,40">
            <text:p/>
          </draw:polygon>
          <draw:path draw:style-name="gr3" draw:text-style-name="P6" draw:layer="layout" svg:width="0.457cm" svg:height="0.415cm" svg:x="16.299cm" svg:y="5.1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17.05cm" svg:y="5.06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7.938cm" svg:y="5.19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242cm" svg:height="2.193cm" svg:x="18.516cm" svg:y="3.644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19.305cm" svg:y="3.71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19.771cm" svg:y="3.94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19.247cm" svg:y="4.721cm" svg:viewBox="0 0 1000 40" draw:points="499,40 0,40 0,0 1000,0 1000,40">
            <text:p/>
          </draw:polygon>
          <draw:path draw:style-name="gr3" draw:text-style-name="P6" draw:layer="layout" svg:width="0.436cm" svg:height="0.646cm" svg:x="19.284cm" svg:y="4.96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19.75cm" svg:y="5.19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</draw:g>
        <draw:g xml:id="id34" draw:id="id34">
          <svg:title>TexMaths</svg:title>
          <svg:desc>26§display§ \frac{ 2x( x+ y ) + y e^{xy}( x+ y ) -1 }{ x + y}  =  §svg§600§FALSE§</svg:desc>
          <draw:polygon draw:style-name="gr2" draw:text-style-name="P5" draw:layer="layout" svg:width="12.023cm" svg:height="2.027cm" svg:x="2.273cm" svg:y="6.891cm" svg:viewBox="0 0 12024 2028" draw:points="6011,2028 0,2028 0,0 12024,0 12024,2028">
            <text:p/>
          </draw:polygon>
          <draw:path draw:style-name="gr3" draw:text-style-name="P6" draw:layer="layout" svg:width="0.365cm" svg:height="0.61cm" svg:x="2.273cm" svg:y="6.922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6" draw:layer="layout" svg:width="0.457cm" svg:height="0.415cm" svg:x="2.71cm" svg:y="7.1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213cm" svg:height="0.914cm" svg:x="3.296cm" svg:y="6.845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6" draw:layer="layout" svg:width="0.457cm" svg:height="0.415cm" svg:x="3.587cm" svg:y="7.1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4.338cm" svg:y="6.9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5.226cm" svg:y="7.12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213cm" svg:height="0.914cm" svg:x="5.734cm" svg:y="6.845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6" draw:layer="layout" svg:width="0.608cm" svg:height="0.61cm" svg:x="6.291cm" svg:y="6.9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7.179cm" svg:y="7.12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353cm" svg:height="0.415cm" svg:x="7.677cm" svg:y="7.126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8.091cm" svg:y="6.916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3cm" svg:height="0.413cm" svg:x="8.504cm" svg:y="6.916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213cm" svg:height="0.914cm" svg:x="9.004cm" svg:y="6.845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6" draw:layer="layout" svg:width="0.457cm" svg:height="0.415cm" svg:x="9.295cm" svg:y="7.1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10.046cm" svg:y="6.9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0.934cm" svg:y="7.12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213cm" svg:height="0.914cm" svg:x="11.441cm" svg:y="6.845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6" draw:layer="layout" svg:width="0.559cm" svg:height="0.039cm" svg:x="12.024cm" svg:y="7.284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2.943cm" svg:y="6.922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11.092cm" svg:height="0.039cm" svg:x="2.227cm" svg:y="7.901cm" svg:viewBox="0 0 11093 40" draw:points="5547,40 0,40 0,0 11093,0 11093,40">
            <text:p/>
          </draw:polygon>
          <draw:path draw:style-name="gr3" draw:text-style-name="P6" draw:layer="layout" svg:width="0.457cm" svg:height="0.415cm" svg:x="6.739cm" svg:y="8.37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7.489cm" svg:y="8.24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8.378cm" svg:y="8.371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608cm" svg:height="0.215cm" svg:x="13.734cm" svg:y="7.812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6" draw:id="id36">
          <svg:title>TexMaths</svg:title>
          <svg:desc>26§display§\frac{dy}{dx} = \frac{ 2x( x+ y ) + y e^{xy}( x+ y ) -1 }{ 2y( x+ y )  - xe^{xy}( x+ y ) + 1 }§svg§600§FALSE§</svg:desc>
          <draw:polygon draw:style-name="gr2" draw:text-style-name="P5" draw:layer="layout" svg:width="13.435cm" svg:height="2.068cm" svg:x="2.27cm" svg:y="11.691cm" svg:viewBox="0 0 13436 2069" draw:points="6718,2069 0,2069 0,0 13436,0 13436,2069">
            <text:p/>
          </draw:polygon>
          <draw:path draw:style-name="gr3" draw:text-style-name="P6" draw:layer="layout" svg:width="0.436cm" svg:height="0.646cm" svg:x="2.282cm" svg:y="11.697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2.746cm" svg:y="11.92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olygon draw:style-name="gr3" draw:text-style-name="P6" draw:layer="layout" svg:width="0.999cm" svg:height="0.039cm" svg:x="2.224cm" svg:y="12.702cm" svg:viewBox="0 0 1000 40" draw:points="499,40 0,40 0,0 1000,0 1000,40">
            <text:p/>
          </draw:polygon>
          <draw:path draw:style-name="gr3" draw:text-style-name="P6" draw:layer="layout" svg:width="0.436cm" svg:height="0.646cm" svg:x="2.261cm" svg:y="12.941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.725cm" svg:y="13.17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3.636cm" svg:y="12.61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4.705cm" svg:y="11.722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6" draw:layer="layout" svg:width="0.457cm" svg:height="0.415cm" svg:x="5.142cm" svg:y="11.9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5.729cm" svg:y="11.64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6.02cm" svg:y="11.9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6.771cm" svg:y="11.7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7.659cm" svg:y="11.92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8.166cm" svg:y="11.645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608cm" svg:height="0.61cm" svg:x="8.724cm" svg:y="11.7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9.612cm" svg:y="11.92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ath draw:style-name="gr3" draw:text-style-name="P6" draw:layer="layout" svg:width="0.353cm" svg:height="0.415cm" svg:x="10.109cm" svg:y="11.926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0.523cm" svg:y="11.716cm" svg:viewBox="0 0 345 291" svg:d="M129 216c-6 21-27 56-60 56-2 0-21 0-36-8 27-8 29-31 29-35 0-15-10-25-25-25-18 0-37 16-37 39 0 34 35 48 67 48 31 0 56-19 72-46 17 34 52 46 77 46 75 0 113-81 113-100 0-8-9-8-11-8-8 0-8 4-10 13-15 43-52 76-90 76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3cm" svg:height="0.413cm" svg:x="10.937cm" svg:y="11.716cm" svg:viewBox="0 0 331 414" svg:d="M329 42c2-11 2-11 2-15 0-12-11-21-21-21-8 0-21 4-27 17-2 2-8 23-11 35l-14 54c-2 17-23 96-25 104 0 0-29 56-79 56-44 0-44-41-44-54 0-35 15-74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213cm" svg:height="0.914cm" svg:x="11.436cm" svg:y="11.64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1.727cm" svg:y="11.92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12.478cm" svg:y="11.7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3.366cm" svg:y="11.92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13.874cm" svg:y="11.645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559cm" svg:height="0.039cm" svg:x="14.456cm" svg:y="12.084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5.376cm" svg:y="11.72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11.091cm" svg:height="0.039cm" svg:x="4.66cm" svg:y="12.702cm" svg:viewBox="0 0 11092 40" draw:points="5547,40 0,40 0,0 11092,0 11092,40">
            <text:p/>
          </draw:polygon>
          <draw:path draw:style-name="gr3" draw:text-style-name="P6" draw:layer="layout" svg:width="0.365cm" svg:height="0.61cm" svg:x="4.705cm" svg:y="12.966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6" draw:layer="layout" svg:width="0.423cm" svg:height="0.592cm" svg:x="5.142cm" svg:y="13.17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5.687cm" svg:y="12.89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5.978cm" svg:y="13.17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6.729cm" svg:y="13.04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7.617cm" svg:y="13.172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8.125cm" svg:y="12.89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559cm" svg:height="0.039cm" svg:x="8.707cm" svg:y="13.328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9.57cm" svg:y="13.17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353cm" svg:height="0.415cm" svg:x="10.109cm" svg:y="13.172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0.523cm" svg:y="13.03cm" svg:viewBox="0 0 345 291" svg:d="M129 216c-6 21-27 56-60 56-2 0-21 0-36-8 27-8 29-31 29-35 0-15-10-25-25-25-18 0-37 16-37 39 0 34 35 48 67 48 31 0 56-19 72-46 17 34 52 46 77 46 75 0 113-81 113-100 0-8-9-8-11-8-8 0-8 4-10 13-15 43-52 76-90 76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3cm" svg:height="0.413cm" svg:x="10.937cm" svg:y="13.03cm" svg:viewBox="0 0 331 414" svg:d="M329 42c2-11 2-11 2-15 0-12-11-21-21-21-8 0-21 4-27 17-2 2-8 23-11 35l-14 54c-2 17-23 96-25 104 0 0-29 56-79 56-44 0-44-41-44-54 0-35 15-74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213cm" svg:height="0.914cm" svg:x="11.436cm" svg:y="12.89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1.727cm" svg:y="13.17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12.478cm" svg:y="13.04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3.366cm" svg:y="13.172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13.874cm" svg:y="12.89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608cm" svg:height="0.61cm" svg:x="14.431cm" svg:y="13.04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5.376cm" svg:y="12.966cm" svg:viewBox="0 0 304 611" svg:d="M189 23c0-21 0-23-23-23-56 58-137 58-166 58v29c19 0 73 0 121-25v477c0 33-2 43-86 43h-29v29c31-4 113-4 148-4 37 0 116 0 150 4v-29h-29c-84 0-86-10-86-43z">
            <text:p/>
          </draw:path>
        </draw:g>
        <draw:g xml:id="id35" draw:id="id35">
          <svg:title>TexMaths</svg:title>
          <svg:desc>26§display§ \left[ \frac{ 2y( x+ y )  - xe^{xy}( x+ y ) + 1 }{ x + y} \right] \frac{dy}{dx} §svg§600§FALSE§</svg:desc>
          <draw:polygon draw:style-name="gr2" draw:text-style-name="P5" draw:layer="layout" svg:width="13.444cm" svg:height="2.101cm" svg:x="12.528cm" svg:y="8.891cm" svg:viewBox="0 0 13445 2102" draw:points="6723,2102 0,2102 0,0 13445,0 13445,2102">
            <text:p/>
          </draw:polygon>
          <draw:polygon draw:style-name="gr3" draw:text-style-name="P6" draw:layer="layout" svg:width="0.242cm" svg:height="2.193cm" svg:x="12.711cm" svg:y="8.845cm" svg:viewBox="0 0 243 2194" draw:points="0,2194 243,2194 243,2144 50,2144 50,50 243,50 243,0 0,0">
            <text:p/>
          </draw:polygon>
          <draw:path draw:style-name="gr3" draw:text-style-name="P6" draw:layer="layout" svg:width="0.365cm" svg:height="0.61cm" svg:x="13.121cm" svg:y="8.94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23cm" svg:height="0.592cm" svg:x="13.558cm" svg:y="9.14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14.103cm" svg:y="8.86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4.394cm" svg:y="9.14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2 99-92 120-123 120-35 0-50-29-50-60 0-21 6-40 17-81z">
            <text:p/>
          </draw:path>
          <draw:path draw:style-name="gr3" draw:text-style-name="P6" draw:layer="layout" svg:width="0.608cm" svg:height="0.61cm" svg:x="15.145cm" svg:y="9.0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6.033cm" svg:y="9.14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16.538cm" svg:y="8.86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559cm" svg:height="0.039cm" svg:x="17.121cm" svg:y="9.305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7.986cm" svg:y="9.14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353cm" svg:height="0.415cm" svg:x="18.525cm" svg:y="9.14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8.939cm" svg:y="8.939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3cm" svg:height="0.413cm" svg:x="19.353cm" svg:y="8.939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213cm" svg:height="0.914cm" svg:x="19.852cm" svg:y="8.86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0.143cm" svg:y="9.14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20.892cm" svg:y="9.0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21.782cm" svg:y="9.14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22.287cm" svg:y="8.86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61cm" svg:x="22.845cm" svg:y="9.0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23.789cm" svg:y="8.943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11.092cm" svg:height="0.039cm" svg:x="13.075cm" svg:y="9.922cm" svg:viewBox="0 0 11093 40" draw:points="5547,40 0,40 0,0 11093,0 11093,40">
            <text:p/>
          </draw:polygon>
          <draw:path draw:style-name="gr3" draw:text-style-name="P6" draw:layer="layout" svg:width="0.457cm" svg:height="0.415cm" svg:x="17.587cm" svg:y="10.39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18.335cm" svg:y="10.26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9.226cm" svg:y="10.392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242cm" svg:height="2.193cm" svg:x="24.288cm" svg:y="8.845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25.077cm" svg:y="8.91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25.543cm" svg:y="9.14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25.019cm" svg:y="9.922cm" svg:viewBox="0 0 1000 40" draw:points="499,40 0,40 0,0 1000,0 1000,40">
            <text:p/>
          </draw:polygon>
          <draw:path draw:style-name="gr3" draw:text-style-name="P6" draw:layer="layout" svg:width="0.436cm" svg:height="0.646cm" svg:x="25.056cm" svg:y="10.16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5.522cm" svg:y="10.39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573cm" svg:x="0.8cm" svg:y="0.627cm" presentation:class="title" presentation:user-transformed="true">
          <draw:text-box>
            <text:p xml:id="id37" text:id="id37" text:style-name="P8"><text:span text:style-name="T25"><text:tab/></text:span><text:span text:style-name="T22"><text:tab/></text:span><text:span text:style-name="T22"><text:tab/></text:span><text:span text:style-name="T23"><text:line-break/></text:span><text:span text:style-name="T24"><text:tab/></text:span><text:span text:style-name="T3">(iii) Given that <text:s text:c="2"/></text:span><text:span text:style-name="T4"><text:line-break/></text:span><text:span text:style-name="T10"><text:line-break/></text:span><text:span text:style-name="T26"><text:tab/></text:span><text:span text:style-name="T26"> </text:span><text:span text:style-name="T27"><text:line-break/></text:span><text:span text:style-name="T27"/></text:p>
          </draw:text-box>
        </draw:frame>
        <draw:g xml:id="id39" draw:id="id39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3.646cm" svg:y="3.08cm" svg:viewBox="0 0 6272 607" draw:points="3136,607 0,607 0,0 6272,0 6272,607">
            <text:p/>
          </draw:polygon>
          <draw:path draw:style-name="gr3" draw:text-style-name="P6" draw:layer="layout" svg:width="0.662cm" svg:height="0.673cm" svg:x="3.63cm" svg:y="3.0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38cm" svg:y="3.0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647cm" svg:y="3.0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281cm" svg:y="3.6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935cm" svg:y="3.2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721cm" svg:y="3.6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268cm" svg:y="3.2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74cm" svg:y="3.6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28cm" svg:y="3.1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697cm" svg:y="3.6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241cm" svg:y="3.2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9.861cm" svg:y="3.62cm" svg:viewBox="0 0 108 108" svg:d="M108 54c0-29-25-54-54-54s-54 25-54 54 25 54 54 54 54-25 54-54z">
            <text:p/>
          </draw:path>
        </draw:g>
        <draw:g xml:id="id38" draw:id="id38">
          <svg:title>TexMaths</svg:title>
          <svg:desc>25§display§y^3 + \cos ( xy ) = x^2 - \sin (x + y)§svg§600§FALSE§</svg:desc>
          <draw:polygon draw:style-name="gr2" draw:text-style-name="P5" draw:layer="layout" svg:width="11.522cm" svg:height="0.904cm" svg:x="8.552cm" svg:y="1.379cm" svg:viewBox="0 0 11523 905" draw:points="5762,905 0,905 0,0 11523,0 11523,905">
            <text:p/>
          </draw:polygon>
          <draw:path draw:style-name="gr3" draw:text-style-name="P6" draw:layer="layout" svg:width="0.407cm" svg:height="0.57cm" svg:x="8.534cm" svg:y="1.717cm" svg:viewBox="0 0 408 571" svg:d="M404 54c4-12 4-14 4-20 0-16-14-24-26-24-10 0-24 4-32 18-2 4-8 32-12 48-6 22-12 46-18 70l-40 160c-2 12-40 74-98 74-46 0-56-38-56-72 0-40 16-94 46-172 14-36 16-46 16-64 0-40-28-72-72-72-84 0-116 128-116 136s8 8 10 8c10 0 10-2 14-16 24-82 60-108 90-108 6 0 22 0 22 28 0 22-8 44-16 62-34 92-50 144-50 184 0 78 56 106 108 106 34 0 64-16 88-40-10 46-22 88-56 137-24 30-58 56-98 56-12 0-52-4-66-38 14 0 24 0 38-10 8-8 16-21 16-37 0-28-24-32-32-32-20 0-50 14-50 58 0 45 40 77 94 77 92 0 182-81 206-181z">
            <text:p/>
          </draw:path>
          <draw:path draw:style-name="gr3" draw:text-style-name="P6" draw:layer="layout" svg:width="0.283cm" svg:height="0.421cm" svg:x="9.004cm" svg:y="1.335cm" svg:viewBox="0 0 284 422" svg:d="M136 204c48 0 82 34 82 100 0 76-44 98-80 98-24 0-80-6-106-42 30-2 36-22 36-34 0-20-14-34-34-34-16 0-34 10-34 34 0 60 64 96 140 96 86 0 144-56 144-118 0-48-38-96-106-112 64-22 88-70 88-106 0-50-56-86-126-86-68 0-120 34-120 82 0 22 12 34 32 34 18 0 32-14 32-32s-14-30-32-32c22-28 64-34 86-34 28 0 68 14 68 68 0 26-10 54-26 72-20 24-36 26-68 28-16 0-16 0-20 2 0 0-6 0-6 8s6 8 16 8z">
            <text:p/>
          </draw:path>
          <draw:path draw:style-name="gr3" draw:text-style-name="P6" draw:layer="layout" svg:width="0.585cm" svg:height="0.588cm" svg:x="9.608cm" svg:y="1.593cm" svg:viewBox="0 0 586 589" svg:d="M312 312h246c12 0 28 0 28-18s-16-18-28-18h-246v-246c0-14 0-30-18-30s-18 16-18 30v246h-246c-14 0-30 0-30 18s16 18 30 18h246v247c0 12 0 30 18 30s18-18 18-30z">
            <text:p/>
          </draw:path>
          <draw:path draw:style-name="gr3" draw:text-style-name="P6" draw:layer="layout" svg:width="0.335cm" svg:height="0.405cm" svg:x="10.468cm" svg:y="1.713cm" svg:viewBox="0 0 336 406" svg:d="M74 204c0-144 72-182 118-182 8 0 64 0 96 32-36 4-42 30-42 42 0 22 16 40 40 40s42-16 42-42c0-60-68-94-136-94-110 0-192 96-192 204 0 114 88 202 190 202 118 0 146-106 146-116 0-8-8-8-10-8-8 0-10 4-12 8-26 82-84 94-116 94-46 0-124-38-124-180z">
            <text:p/>
          </draw:path>
          <draw:path draw:style-name="gr3" draw:text-style-name="P6" draw:layer="layout" svg:width="0.391cm" svg:height="0.405cm" svg:x="10.854cm" svg:y="1.713cm" svg:viewBox="0 0 392 406" svg:d="M392 206c0-112-90-206-196-206-110 0-196 96-196 206 0 114 92 200 196 200 106 0 196-88 196-200zM196 384c-38 0-76-20-100-60-22-38-22-92-22-124 0-34 0-82 20-122 24-40 66-58 102-58 38 0 76 18 98 56 24 38 24 90 24 124 0 32 0 80-20 118-18 40-58 66-102 66z">
            <text:p/>
          </draw:path>
          <draw:path draw:style-name="gr3" draw:text-style-name="P6" draw:layer="layout" svg:width="0.289cm" svg:height="0.405cm" svg:x="11.298cm" svg:y="1.713cm" svg:viewBox="0 0 290 406" svg:d="M154 224c20 4 92 18 92 82 0 44-30 80-100 80-74 0-106-50-122-126-2-10-4-14-12-14-12 0-12 6-12 22v116c0 16 0 22 10 22 4 0 6-2 22-18 2-2 2-4 18-20 38 36 78 38 96 38 102 0 144-60 144-124 0-46-28-72-38-84-30-28-64-34-100-42-50-10-110-20-110-72 0-32 24-68 100-68 96 0 102 80 104 108 0 8 8 8 10 8 12 0 12-4 12-22v-88c0-16 0-22-10-22-4 0-6 0-18 10-2 4-12 12-16 14-32-24-70-24-82-24-108 0-142 60-142 108 0 32 14 56 38 76 28 22 54 28 116 40z">
            <text:p/>
          </draw:path>
          <draw:path draw:style-name="gr3" draw:text-style-name="P6" draw:layer="layout" svg:width="0.205cm" svg:height="0.88cm" svg:x="11.702cm" svg:y="1.447cm" svg:viewBox="0 0 206 881" svg:d="M206 873c0-2 0-4-16-20-110-110-138-276-138-413 0-152 34-306 142-416 12-10 12-12 12-16 0-6-4-8-10-8-8 0-88 60-140 172-46 96-56 194-56 268 0 71 10 177 58 277 54 108 130 164 138 164 6 0 10-2 10-8z">
            <text:p/>
          </draw:path>
          <draw:path draw:style-name="gr3" draw:text-style-name="P6" draw:layer="layout" svg:width="0.439cm" svg:height="0.399cm" svg:x="11.982cm" svg:y="1.71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3" draw:text-style-name="P6" draw:layer="layout" svg:width="0.407cm" svg:height="0.57cm" svg:x="12.484cm" svg:y="1.717cm" svg:viewBox="0 0 408 571" svg:d="M404 54c4-12 4-14 4-20 0-16-14-24-26-24-10 0-24 4-32 18-2 4-8 32-12 48-6 22-12 46-18 70l-40 160c-2 12-40 74-98 74-46 0-56-38-56-72 0-40 16-94 46-172 14-36 16-46 16-64 0-40-28-72-72-72-84 0-116 128-116 136s8 8 10 8c10 0 10-2 14-16 24-82 60-108 90-108 6 0 22 0 22 28 0 22-8 44-16 62-34 92-50 144-50 184 0 78 56 106 108 106 34 0 64-16 88-40-10 46-22 88-56 137-24 30-58 56-98 56-12 0-52-4-66-38 14 0 24 0 38-10 8-8 16-21 16-37 0-28-24-32-32-32-20 0-50 14-50 58 0 45 40 77 94 77 92 0 182-81 206-181z">
            <text:p/>
          </draw:path>
          <draw:path draw:style-name="gr3" draw:text-style-name="P6" draw:layer="layout" svg:width="0.205cm" svg:height="0.88cm" svg:x="12.972cm" svg:y="1.447cm" svg:viewBox="0 0 206 881" svg:d="M206 440c0-68-10-174-58-274-54-108-130-166-140-166-4 0-8 4-8 8s0 6 16 22c88 86 138 226 138 410 0 151-32 307-142 417-12 12-12 14-12 16 0 6 4 8 8 8 10 0 90-60 142-172 46-96 56-194 56-269z">
            <text:p/>
          </draw:path>
          <draw:path draw:style-name="gr3" draw:text-style-name="P6" draw:layer="layout" svg:width="0.585cm" svg:height="0.207cm" svg:x="13.556cm" svg:y="1.783cm" svg:viewBox="0 0 586 208" svg:d="M556 36c14 0 30 0 30-18s-16-18-28-18h-528c-14 0-30 0-30 18s16 18 30 18zM558 208c12 0 28 0 28-18s-16-18-30-18h-526c-14 0-30 0-30 18s16 18 30 18z">
            <text:p/>
          </draw:path>
          <draw:path draw:style-name="gr3" draw:text-style-name="P6" draw:layer="layout" svg:width="0.439cm" svg:height="0.399cm" svg:x="14.459cm" svg:y="1.71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3" draw:text-style-name="P6" draw:layer="layout" svg:width="0.273cm" svg:height="0.409cm" svg:x="14.975cm" svg:y="1.335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3" draw:text-style-name="P6" draw:layer="layout" svg:width="0.537cm" svg:height="0.037cm" svg:x="15.597cm" svg:y="1.87cm" svg:viewBox="0 0 538 38" svg:d="M508 38c14 0 30 0 30-20 0-18-16-18-30-18h-478c-14 0-30 0-30 18 0 20 16 20 30 20z">
            <text:p/>
          </draw:path>
          <draw:path draw:style-name="gr3" draw:text-style-name="P6" draw:layer="layout" svg:width="0.289cm" svg:height="0.405cm" svg:x="16.433cm" svg:y="1.713cm" svg:viewBox="0 0 290 406" svg:d="M154 224c20 4 92 18 92 82 0 44-30 80-100 80-74 0-106-50-122-126-2-10-4-14-12-14-12 0-12 6-12 22v116c0 16 0 22 10 22 4 0 6-2 22-18 2-2 2-4 18-20 38 36 78 38 96 38 102 0 144-60 144-124 0-46-28-72-38-84-30-28-64-34-100-42-50-10-110-20-110-72 0-32 24-68 100-68 96 0 102 80 104 108 0 8 8 8 10 8 12 0 12-4 12-22v-88c0-16 0-22-10-22-4 0-6 0-18 10-2 4-12 12-16 14-32-24-70-24-82-24-108 0-142 60-142 108 0 32 14 56 38 76 28 22 54 28 116 40z">
            <text:p/>
          </draw:path>
          <draw:path draw:style-name="gr3" draw:text-style-name="P6" draw:layer="layout" svg:width="0.189cm" svg:height="0.59cm" svg:x="16.779cm" svg:y="1.519cm" svg:viewBox="0 0 190 591" svg:d="M128 200l-124 10v28c58 0 66 4 66 48v237c0 40-10 40-70 40v28c28-2 76-2 98-2 30 0 62 0 92 2v-28c-58 0-62-4-62-38zM132 46c0-28-22-46-48-46-28 0-46 24-46 46 0 24 18 48 46 48 26 0 48-20 48-48z">
            <text:p/>
          </draw:path>
          <draw:path draw:style-name="gr3" draw:text-style-name="P6" draw:layer="layout" svg:width="0.443cm" svg:height="0.389cm" svg:x="17.023cm" svg:y="1.717cm" svg:viewBox="0 0 444 390" svg:d="M68 86v238c0 38-8 38-68 38v28c30 0 76-2 100-2 22 0 68 2 98 2v-28c-58 0-68 0-68-38v-164c0-92 62-140 118-140s66 48 66 98v206c0 38-10 38-68 38v28c30 0 76-2 100-2 22 0 68 2 98 2v-28c-46 0-68 0-68-26v-168c0-76 0-104-28-136-12-14-42-32-92-32-66 0-106 38-132 92v-92l-124 10v28c62 0 68 6 68 48z">
            <text:p/>
          </draw:path>
          <draw:path draw:style-name="gr3" draw:text-style-name="P6" draw:layer="layout" svg:width="0.205cm" svg:height="0.88cm" svg:x="17.569cm" svg:y="1.447cm" svg:viewBox="0 0 206 881" svg:d="M206 873c0-2 0-4-16-20-110-110-138-276-138-413 0-152 34-306 142-416 12-10 12-12 12-16 0-6-4-8-10-8-8 0-88 60-140 172-46 96-56 194-56 268 0 71 10 177 58 277 54 108 130 164 138 164 6 0 10-2 10-8z">
            <text:p/>
          </draw:path>
          <draw:path draw:style-name="gr3" draw:text-style-name="P6" draw:layer="layout" svg:width="0.439cm" svg:height="0.399cm" svg:x="17.849cm" svg:y="1.717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3" draw:text-style-name="P6" draw:layer="layout" svg:width="0.585cm" svg:height="0.588cm" svg:x="18.571cm" svg:y="1.593cm" svg:viewBox="0 0 586 589" svg:d="M312 312h246c12 0 28 0 28-18s-16-18-28-18h-246v-246c0-14 0-30-18-30s-18 16-18 30v246h-246c-14 0-30 0-30 18s16 18 30 18h246v247c0 12 0 30 18 30s18-18 18-30z">
            <text:p/>
          </draw:path>
          <draw:path draw:style-name="gr3" draw:text-style-name="P6" draw:layer="layout" svg:width="0.407cm" svg:height="0.57cm" svg:x="19.425cm" svg:y="1.717cm" svg:viewBox="0 0 408 571" svg:d="M404 54c4-12 4-14 4-20 0-16-14-24-26-24-10 0-24 4-32 18-2 4-8 32-12 48-6 22-12 46-18 70l-40 160c-2 12-40 74-98 74-46 0-56-38-56-72 0-40 16-94 46-172 14-36 16-46 16-64 0-40-28-72-72-72-84 0-116 128-116 136s8 8 10 8c10 0 10-2 14-16 24-82 60-108 90-108 6 0 22 0 22 28 0 22-8 44-16 62-34 92-50 144-50 184 0 78 56 106 108 106 34 0 64-16 88-40-10 46-22 88-56 137-24 30-58 56-98 56-12 0-52-4-66-38 14 0 24 0 38-10 8-8 16-21 16-37 0-28-24-32-32-32-20 0-50 14-50 58 0 45 40 77 94 77 92 0 182-81 206-181z">
            <text:p/>
          </draw:path>
          <draw:path draw:style-name="gr3" draw:text-style-name="P6" draw:layer="layout" svg:width="0.205cm" svg:height="0.88cm" svg:x="19.913cm" svg:y="1.447cm" svg:viewBox="0 0 206 881" svg:d="M206 440c0-68-10-174-58-274-54-108-130-166-140-166-4 0-8 4-8 8s0 6 16 22c88 86 138 226 138 410 0 151-32 307-142 417-12 12-12 14-12 16 0 6 4 8 8 8 10 0 90-60 142-172 46-96 56-194 56-269z">
            <text:p/>
          </draw:path>
        </draw:g>
        <draw:g xml:id="id40" draw:id="id40">
          <svg:title>TexMaths</svg:title>
          <svg:desc>26§display§\frac{d}{dx}(y^3) + \frac{d}{dx}[ \cos (xy) ] = \frac{d}{dx}(x^2) - \frac{d}{dx}[ \sin ( x + y ) ]§svg§600§FALSE§</svg:desc>
          <draw:polygon draw:style-name="gr2" draw:text-style-name="P5" draw:layer="layout" svg:width="19.163cm" svg:height="1.798cm" svg:x="2.478cm" svg:y="4.377cm" svg:viewBox="0 0 19164 1799" draw:points="9581,1799 0,1799 0,0 19164,0 19164,1799">
            <text:p/>
          </draw:polygon>
          <draw:path draw:style-name="gr3" draw:text-style-name="P6" draw:layer="layout" svg:width="0.436cm" svg:height="0.646cm" svg:x="2.729cm" svg:y="4.331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2.432cm" svg:y="5.336cm" svg:viewBox="0 0 1001 40" draw:points="499,40 0,40 0,0 1001,0 1001,40">
            <text:p/>
          </draw:polygon>
          <draw:path draw:style-name="gr3" draw:text-style-name="P6" draw:layer="layout" svg:width="0.436cm" svg:height="0.646cm" svg:x="2.469cm" svg:y="5.57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.933cm" svg:y="5.80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3.63cm" svg:y="4.8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3.921cm" svg:y="5.1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94cm" svg:height="0.438cm" svg:x="4.41cm" svg:y="4.782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1-15 31-34 0-18-12-31-31-33 23-29 67-35 90-35 29 0 70 14 70 70 0 27-10 57-27 75-21 25-37 27-71 29-16 0-16 0-20 3 0 0-7 0-7 8s7 8 17 8z">
            <text:p/>
          </draw:path>
          <draw:path draw:style-name="gr3" draw:text-style-name="P6" draw:layer="layout" svg:width="0.213cm" svg:height="0.914cm" svg:x="4.839cm" svg:y="4.8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5.396cm" svg:y="5.051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36cm" svg:height="0.646cm" svg:x="6.665cm" svg:y="4.331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6.368cm" svg:y="5.336cm" svg:viewBox="0 0 1001 40" draw:points="499,40 0,40 0,0 1001,0 1001,40">
            <text:p/>
          </draw:polygon>
          <draw:path draw:style-name="gr3" draw:text-style-name="P6" draw:layer="layout" svg:width="0.436cm" svg:height="0.646cm" svg:x="6.405cm" svg:y="5.577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869cm" svg:y="5.80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olygon draw:style-name="gr3" draw:text-style-name="P6" draw:layer="layout" svg:width="0.126cm" svg:height="0.914cm" svg:x="7.582cm" svg:y="4.899cm" svg:viewBox="0 0 127 915" draw:points="127,915 127,880 37,880 37,37 127,37 127,0 0,0 0,915">
            <text:p/>
          </draw:polygon>
          <draw:path draw:style-name="gr3" draw:text-style-name="P6" draw:layer="layout" svg:width="0.348cm" svg:height="0.421cm" svg:x="7.761cm" svg:y="5.173cm" svg:viewBox="0 0 349 422" svg:d="M77 212c0-150 75-189 123-189 8 0 66 0 100 33-40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8.161cm" svg:y="5.173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8.623cm" svg:y="5.173cm" svg:viewBox="0 0 302 422" svg:d="M160 233c21 4 96 19 96 85 0 46-31 83-104 83-77 0-110-52-127-131-2-10-4-14-13-14-12 0-12 6-12 23v120c0 17 0 23 10 23 5 0 7-2 23-18 2-3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13cm" svg:height="0.914cm" svg:x="9.043cm" svg:y="4.8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334cm" svg:y="5.1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423cm" svg:height="0.592cm" svg:x="9.856cm" svg:y="5.1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10.364cm" svg:y="4.8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6" draw:layer="layout" svg:width="0.126cm" svg:height="0.914cm" svg:x="10.686cm" svg:y="4.899cm" svg:viewBox="0 0 127 915" draw:points="127,0 0,0 0,37 89,37 89,880 0,880 0,915 127,915">
            <text:p/>
          </draw:polygon>
          <draw:path draw:style-name="gr3" draw:text-style-name="P6" draw:layer="layout" svg:width="0.608cm" svg:height="0.215cm" svg:x="11.225cm" svg:y="5.24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2.546cm" svg:y="4.331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12.248cm" svg:y="5.336cm" svg:viewBox="0 0 1001 40" draw:points="499,40 0,40 0,0 1001,0 1001,40">
            <text:p/>
          </draw:polygon>
          <draw:path draw:style-name="gr3" draw:text-style-name="P6" draw:layer="layout" svg:width="0.436cm" svg:height="0.646cm" svg:x="12.286cm" svg:y="5.577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12.752cm" svg:y="5.80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213cm" svg:height="0.914cm" svg:x="13.446cm" svg:y="4.8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3.738cm" svg:y="5.1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9 146-141 0-9-9-9-11-9-8 0-10 2-12 9-29 99-94 120-123 120-35 0-50-29-50-60 0-21 6-40 17-81z">
            <text:p/>
          </draw:path>
          <draw:path draw:style-name="gr3" draw:text-style-name="P6" draw:layer="layout" svg:width="0.284cm" svg:height="0.425cm" svg:x="14.274cm" svg:y="4.78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4.697cm" svg:y="4.8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559cm" svg:height="0.039cm" svg:x="15.279cm" svg:y="5.336cm" svg:viewBox="0 0 560 40" svg:d="M528 40c15 0 32 0 32-21 0-19-17-19-32-19h-497c-14 0-31 0-31 19 0 21 17 21 31 21z">
            <text:p/>
          </draw:path>
          <draw:path draw:style-name="gr3" draw:text-style-name="P6" draw:layer="layout" svg:width="0.436cm" svg:height="0.646cm" svg:x="16.523cm" svg:y="4.331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16.226cm" svg:y="5.336cm" svg:viewBox="0 0 1001 40" draw:points="499,40 0,40 0,0 1001,0 1001,40">
            <text:p/>
          </draw:polygon>
          <draw:path draw:style-name="gr3" draw:text-style-name="P6" draw:layer="layout" svg:width="0.436cm" svg:height="0.646cm" svg:x="16.263cm" svg:y="5.577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6.729cm" svg:y="5.80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olygon draw:style-name="gr3" draw:text-style-name="P6" draw:layer="layout" svg:width="0.126cm" svg:height="0.914cm" svg:x="17.442cm" svg:y="4.899cm" svg:viewBox="0 0 127 915" draw:points="127,915 127,880 37,880 37,37 127,37 127,0 0,0 0,915">
            <text:p/>
          </draw:polygon>
          <draw:path draw:style-name="gr3" draw:text-style-name="P6" draw:layer="layout" svg:width="0.301cm" svg:height="0.421cm" svg:x="17.617cm" svg:y="5.173cm" svg:viewBox="0 0 302 422" svg:d="M160 233c21 4 96 19 96 85 0 46-31 83-104 83-77 0-110-52-127-131-2-10-4-14-13-14-12 0-12 6-12 23v120c0 17 0 23 10 23 5 0 7-2 23-18 2-3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7.979cm" svg:y="4.97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8.231cm" svg:y="5.18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213cm" svg:height="0.914cm" svg:x="18.801cm" svg:y="4.8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9.092cm" svg:y="5.1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608cm" svg:height="0.611cm" svg:x="19.841cm" svg:y="5.051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21cm" svg:height="0.592cm" svg:x="20.731cm" svg:y="5.1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21.237cm" svg:y="4.8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6" draw:layer="layout" svg:width="0.126cm" svg:height="0.914cm" svg:x="21.561cm" svg:y="4.899cm" svg:viewBox="0 0 127 915" draw:points="127,0 0,0 0,37 89,37 89,880 0,880 0,915 127,915">
            <text:p/>
          </draw:polygon>
        </draw:g>
        <draw:g xml:id="id41" draw:id="id41">
          <svg:title>TexMaths</svg:title>
          <svg:desc>26§display§3y^2 \frac{d}{dx}(y) - \sin ( xy ) \frac{d}{dx}(xy) = 2x - \cos ( x + y ) \frac{d}{dx}( x + y )§svg§600§FALSE§</svg:desc>
          <draw:polygon draw:style-name="gr2" draw:text-style-name="P5" draw:layer="layout" svg:width="21.873cm" svg:height="1.798cm" svg:x="2.442cm" svg:y="7.077cm" svg:viewBox="0 0 21874 1799" draw:points="10936,1799 0,1799 0,0 21874,0 21874,1799">
            <text:p/>
          </draw:polygon>
          <draw:path draw:style-name="gr3" draw:text-style-name="P6" draw:layer="layout" svg:width="0.38cm" svg:height="0.629cm" svg:x="2.434cm" svg:y="7.67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23cm" svg:height="0.592cm" svg:x="2.879cm" svg:y="7.88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84cm" svg:height="0.425cm" svg:x="3.374cm" svg:y="7.48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4.152cm" svg:y="7.03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3.855cm" svg:y="8.036cm" svg:viewBox="0 0 1000 40" draw:points="499,40 0,40 0,0 1000,0 1000,40">
            <text:p/>
          </draw:polygon>
          <draw:path draw:style-name="gr3" draw:text-style-name="P6" draw:layer="layout" svg:width="0.436cm" svg:height="0.646cm" svg:x="3.89cm" svg:y="8.27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356cm" svg:y="8.50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5.053cm" svg:y="7.5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1cm" svg:height="0.592cm" svg:x="5.344cm" svg:y="7.88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5.849cm" svg:y="7.5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558cm" svg:height="0.039cm" svg:x="6.431cm" svg:y="8.036cm" svg:viewBox="0 0 559 40" svg:d="M528 40c15 0 31 0 31-21 0-19-16-19-31-19h-497c-14 0-31 0-31 19 0 21 17 21 31 21z">
            <text:p/>
          </draw:path>
          <draw:path draw:style-name="gr3" draw:text-style-name="P6" draw:layer="layout" svg:width="0.301cm" svg:height="0.421cm" svg:x="7.299cm" svg:y="7.87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7.661cm" svg:y="7.67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7.912cm" svg:y="7.88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213cm" svg:height="0.914cm" svg:x="8.482cm" svg:y="7.5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8.773cm" svg:y="7.8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421cm" svg:height="0.592cm" svg:x="9.295cm" svg:y="7.88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9.801cm" svg:y="7.5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10.512cm" svg:y="7.03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10.215cm" svg:y="8.036cm" svg:viewBox="0 0 1000 40" draw:points="499,40 0,40 0,0 1000,0 1000,40">
            <text:p/>
          </draw:polygon>
          <draw:path draw:style-name="gr3" draw:text-style-name="P6" draw:layer="layout" svg:width="0.436cm" svg:height="0.646cm" svg:x="10.252cm" svg:y="8.27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0.716cm" svg:y="8.50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1.413cm" svg:y="7.5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1.704cm" svg:y="7.8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421cm" svg:height="0.592cm" svg:x="12.226cm" svg:y="7.88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12.733cm" svg:y="7.5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3.341cm" svg:y="7.94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14.3cm" svg:y="7.676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21 82-6 8-66 8-85 8z">
            <text:p/>
          </draw:path>
          <draw:path draw:style-name="gr3" draw:text-style-name="P6" draw:layer="layout" svg:width="0.457cm" svg:height="0.415cm" svg:x="14.738cm" svg:y="7.8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558cm" svg:height="0.039cm" svg:x="15.512cm" svg:y="8.036cm" svg:viewBox="0 0 559 40" svg:d="M528 40c15 0 31 0 31-21 0-19-16-19-31-19h-497c-14 0-31 0-31 19 0 21 17 21 31 21z">
            <text:p/>
          </draw:path>
          <draw:path draw:style-name="gr3" draw:text-style-name="P6" draw:layer="layout" svg:width="0.348cm" svg:height="0.421cm" svg:x="16.382cm" svg:y="7.87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6.781cm" svg:y="7.87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7.243cm" svg:y="7.87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13cm" svg:height="0.914cm" svg:x="17.663cm" svg:y="7.5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7.956cm" svg:y="7.8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1cm" svg:x="18.705cm" svg:y="7.75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19.595cm" svg:y="7.88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20.1cm" svg:y="7.5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20.812cm" svg:y="7.03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20.514cm" svg:y="8.036cm" svg:viewBox="0 0 1000 40" draw:points="499,40 0,40 0,0 1000,0 1000,40">
            <text:p/>
          </draw:polygon>
          <draw:path draw:style-name="gr3" draw:text-style-name="P6" draw:layer="layout" svg:width="0.436cm" svg:height="0.646cm" svg:x="20.55cm" svg:y="8.277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1.015cm" svg:y="8.50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21.712cm" svg:y="7.5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2.003cm" svg:y="7.8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1cm" svg:x="22.752cm" svg:y="7.75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23.642cm" svg:y="7.88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24.148cm" svg:y="7.5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42" draw:id="id42">
          <svg:title>TexMaths</svg:title>
          <svg:desc>26§display§3y^2 \frac{dy}{dx} - \sin ( xy ) \left[ x \frac{dy}{dx} + y(1)  \right] = 2x - \cos ( x + y ) \left[ 1 + \frac{dy}{dx} \right]§svg§600§FALSE§</svg:desc>
          <draw:polygon draw:style-name="gr2" draw:text-style-name="P5" draw:layer="layout" svg:width="23.096cm" svg:height="2.101cm" svg:x="2.445cm" svg:y="9.678cm" svg:viewBox="0 0 23097 2102" draw:points="11548,2102 0,2102 0,0 23097,0 23097,2102">
            <text:p/>
          </draw:polygon>
          <draw:path draw:style-name="gr3" draw:text-style-name="P6" draw:layer="layout" svg:width="0.38cm" svg:height="0.629cm" svg:x="2.437cm" svg:y="10.347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423cm" svg:height="0.592cm" svg:x="2.882cm" svg:y="10.55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84cm" svg:height="0.425cm" svg:x="3.377cm" svg:y="10.15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3.914cm" svg:y="9.70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4.38cm" svg:y="9.93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cm" svg:height="0.039cm" svg:x="3.858cm" svg:y="10.709cm" svg:viewBox="0 0 1001 40" draw:points="499,40 0,40 0,0 1001,0 1001,40">
            <text:p/>
          </draw:polygon>
          <draw:path draw:style-name="gr3" draw:text-style-name="P6" draw:layer="layout" svg:width="0.436cm" svg:height="0.646cm" svg:x="3.893cm" svg:y="10.94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4.359cm" svg:y="11.17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559cm" svg:height="0.039cm" svg:x="5.243cm" svg:y="10.709cm" svg:viewBox="0 0 560 40" svg:d="M528 40c15 0 32 0 32-21 0-19-17-19-32-19h-497c-14 0-31 0-31 19 0 21 17 21 31 21z">
            <text:p/>
          </draw:path>
          <draw:path draw:style-name="gr3" draw:text-style-name="P6" draw:layer="layout" svg:width="0.301cm" svg:height="0.421cm" svg:x="6.112cm" svg:y="10.54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6.472cm" svg:y="10.34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724cm" svg:y="10.55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13cm" svg:height="0.914cm" svg:x="7.294cm" svg:y="10.27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7.585cm" svg:y="10.55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423cm" svg:height="0.592cm" svg:x="8.107cm" svg:y="10.55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8.615cm" svg:y="10.2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9.297cm" svg:y="9.632cm" svg:viewBox="0 0 243 2194" draw:points="0,2194 243,2194 243,2144 50,2144 50,50 243,50 243,0 0,0">
            <text:p/>
          </draw:polygon>
          <draw:path draw:style-name="gr3" draw:text-style-name="P6" draw:layer="layout" svg:width="0.457cm" svg:height="0.415cm" svg:x="9.578cm" svg:y="10.55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36cm" svg:height="0.646cm" svg:x="10.241cm" svg:y="9.70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10.707cm" svg:y="9.93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10.183cm" svg:y="10.709cm" svg:viewBox="0 0 1001 40" draw:points="499,40 0,40 0,0 1001,0 1001,40">
            <text:p/>
          </draw:polygon>
          <draw:path draw:style-name="gr3" draw:text-style-name="P6" draw:layer="layout" svg:width="0.436cm" svg:height="0.646cm" svg:x="10.221cm" svg:y="10.94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10.686cm" svg:y="11.17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11.546cm" svg:y="10.42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2.434cm" svg:y="10.553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12.979cm" svg:y="10.27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cm" svg:x="13.326cm" svg:y="10.34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13cm" svg:height="0.914cm" svg:x="13.752cm" svg:y="10.2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14.069cm" svg:y="9.632cm" svg:viewBox="0 0 243 2194" draw:points="191,2144 0,2144 0,2194 243,2194 243,0 0,0 0,50 191,50">
            <text:p/>
          </draw:polygon>
          <draw:path draw:style-name="gr3" draw:text-style-name="P6" draw:layer="layout" svg:width="0.608cm" svg:height="0.215cm" svg:x="14.844cm" svg:y="10.6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5.803cm" svg:y="10.34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7cm" svg:height="0.415cm" svg:x="16.24cm" svg:y="10.55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559cm" svg:height="0.039cm" svg:x="17.016cm" svg:y="10.709cm" svg:viewBox="0 0 560 40" svg:d="M528 40c15 0 32 0 32-21 0-19-17-19-32-19h-497c-14 0-31 0-31 19 0 21 17 21 31 21z">
            <text:p/>
          </draw:path>
          <draw:path draw:style-name="gr3" draw:text-style-name="P6" draw:layer="layout" svg:width="0.348cm" svg:height="0.421cm" svg:x="17.883cm" svg:y="10.547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8.285cm" svg:y="10.547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8.747cm" svg:y="10.54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13cm" svg:height="0.914cm" svg:x="19.167cm" svg:y="10.27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9.458cm" svg:y="10.55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20.209cm" svg:y="10.42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21.097cm" svg:y="10.55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21.605cm" svg:y="10.2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22.289cm" svg:y="9.632cm" svg:viewBox="0 0 243 2194" draw:points="0,2194 243,2194 243,2144 50,2144 50,50 243,50 243,0 0,0">
            <text:p/>
          </draw:polygon>
          <draw:path draw:style-name="gr3" draw:text-style-name="P6" draw:layer="layout" svg:width="0.303cm" svg:height="0.61cm" svg:x="22.624cm" svg:y="10.34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23.254cm" svg:y="10.42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36cm" svg:height="0.646cm" svg:x="24.284cm" svg:y="9.70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24.748cm" svg:y="9.93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cm" svg:height="0.039cm" svg:x="24.225cm" svg:y="10.709cm" svg:viewBox="0 0 1001 40" draw:points="499,40 0,40 0,0 1001,0 1001,40">
            <text:p/>
          </draw:polygon>
          <draw:path draw:style-name="gr3" draw:text-style-name="P6" draw:layer="layout" svg:width="0.436cm" svg:height="0.646cm" svg:x="24.263cm" svg:y="10.948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4.727cm" svg:y="11.17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242cm" svg:height="2.193cm" svg:x="25.347cm" svg:y="9.632cm" svg:viewBox="0 0 243 2194" draw:points="191,2144 0,2144 0,2194 243,2194 243,0 0,0 0,50 191,50">
            <text:p/>
          </draw:polygon>
        </draw:g>
        <draw:g xml:id="id43" draw:id="id43">
          <svg:title>TexMaths</svg:title>
          <svg:desc>24§display§3y^2 \frac{dy}{dx} - x\sin ( xy ) \frac{dy}{dx} - y \sin ( xy ) = 2x - \cos ( x + y )  - \cos ( x + y ) \frac{dy}{dx} §svg§600§FALSE§</svg:desc>
          <draw:polygon draw:style-name="gr2" draw:text-style-name="P5" draw:layer="layout" svg:width="24.511cm" svg:height="1.66cm" svg:x="2.246cm" svg:y="12.577cm" svg:viewBox="0 0 24512 1661" draw:points="12256,1661 0,1661 0,0 24512,0 24512,1661">
            <text:p/>
          </draw:polygon>
          <draw:path draw:style-name="gr3" draw:text-style-name="P6" draw:layer="layout" svg:width="0.35cm" svg:height="0.581cm" svg:x="2.238cm" svg:y="13.1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6" draw:layer="layout" svg:width="0.391cm" svg:height="0.546cm" svg:x="2.649cm" svg:y="13.3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62cm" svg:height="0.393cm" svg:x="3.106cm" svg:y="12.952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402cm" svg:height="0.596cm" svg:x="3.601cm" svg:y="12.53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391cm" svg:height="0.546cm" svg:x="4.031cm" svg:y="12.74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6" draw:layer="layout" svg:width="0.923cm" svg:height="0.035cm" svg:x="3.549cm" svg:y="13.462cm" svg:viewBox="0 0 924 36" draw:points="461,36 0,36 0,0 924,0 924,36">
            <text:p/>
          </draw:polygon>
          <draw:path draw:style-name="gr3" draw:text-style-name="P6" draw:layer="layout" svg:width="0.402cm" svg:height="0.596cm" svg:x="3.582cm" svg:y="13.68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4.012cm" svg:y="13.89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516cm" svg:height="0.035cm" svg:x="4.828cm" svg:y="13.462cm" svg:viewBox="0 0 517 36" svg:d="M488 36c13 0 29 0 29-19 0-17-16-17-29-17h-459c-14 0-29 0-29 17 0 19 15 19 29 19z">
            <text:p/>
          </draw:path>
          <draw:path draw:style-name="gr3" draw:text-style-name="P6" draw:layer="layout" svg:width="0.421cm" svg:height="0.383cm" svg:x="5.627cm" svg:y="13.31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277cm" svg:height="0.389cm" svg:x="6.253cm" svg:y="13.3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6.585cm" svg:y="13.12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6.819cm" svg:y="13.318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7.344cm" svg:y="13.05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7.612cm" svg:y="13.31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391cm" svg:height="0.546cm" svg:x="8.094cm" svg:y="13.3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8.563cm" svg:y="13.059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402cm" svg:height="0.596cm" svg:x="8.997cm" svg:y="12.53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389cm" svg:height="0.546cm" svg:x="9.427cm" svg:y="12.748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olygon draw:style-name="gr3" draw:text-style-name="P6" draw:layer="layout" svg:width="0.923cm" svg:height="0.035cm" svg:x="8.943cm" svg:y="13.462cm" svg:viewBox="0 0 924 36" draw:points="461,36 0,36 0,0 924,0 924,36">
            <text:p/>
          </draw:polygon>
          <draw:path draw:style-name="gr3" draw:text-style-name="P6" draw:layer="layout" svg:width="0.402cm" svg:height="0.596cm" svg:x="8.978cm" svg:y="13.68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421cm" svg:height="0.383cm" svg:x="9.408cm" svg:y="13.89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16cm" svg:height="0.035cm" svg:x="10.224cm" svg:y="13.462cm" svg:viewBox="0 0 517 36" svg:d="M488 36c13 0 29 0 29-19 0-17-16-17-29-17h-459c-14 0-29 0-29 17 0 19 15 19 29 19z">
            <text:p/>
          </draw:path>
          <draw:path draw:style-name="gr3" draw:text-style-name="P6" draw:layer="layout" svg:width="0.391cm" svg:height="0.546cm" svg:x="11.022cm" svg:y="13.3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77cm" svg:height="0.389cm" svg:x="11.61cm" svg:y="13.3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11.942cm" svg:y="13.12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12.176cm" svg:y="13.318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12.701cm" svg:y="13.05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2.969cm" svg:y="13.31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6" draw:layer="layout" svg:width="0.391cm" svg:height="0.546cm" svg:x="13.451cm" svg:y="13.31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13.92cm" svg:y="13.059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199cm" svg:x="14.481cm" svg:y="13.38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37cm" svg:height="0.563cm" svg:x="15.366cm" svg:y="13.13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6" draw:layer="layout" svg:width="0.421cm" svg:height="0.383cm" svg:x="15.771cm" svg:y="13.31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6" draw:layer="layout" svg:width="0.516cm" svg:height="0.035cm" svg:x="16.485cm" svg:y="13.462cm" svg:viewBox="0 0 517 36" svg:d="M488 36c13 0 29 0 29-19 0-17-16-17-29-17h-459c-14 0-29 0-29 17 0 19 15 19 29 19z">
            <text:p/>
          </draw:path>
          <draw:path draw:style-name="gr3" draw:text-style-name="P6" draw:layer="layout" svg:width="0.322cm" svg:height="0.389cm" svg:x="17.288cm" svg:y="13.31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17.658cm" svg:y="13.31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18.083cm" svg:y="13.3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18.472cm" svg:y="13.05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8.741cm" svg:y="13.31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562cm" svg:height="0.563cm" svg:x="19.433cm" svg:y="13.19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20.254cm" svg:y="13.3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20.721cm" svg:y="13.059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16cm" svg:height="0.035cm" svg:x="21.259cm" svg:y="13.462cm" svg:viewBox="0 0 517 36" svg:d="M488 36c13 0 29 0 29-19 0-17-16-17-29-17h-459c-14 0-29 0-29 17 0 19 15 19 29 19z">
            <text:p/>
          </draw:path>
          <draw:path draw:style-name="gr3" draw:text-style-name="P6" draw:layer="layout" svg:width="0.322cm" svg:height="0.389cm" svg:x="22.061cm" svg:y="13.31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22.432cm" svg:y="13.31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22.856cm" svg:y="13.3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23.246cm" svg:y="13.05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23.515cm" svg:y="13.31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562cm" svg:height="0.563cm" svg:x="24.206cm" svg:y="13.19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89cm" svg:height="0.546cm" svg:x="25.028cm" svg:y="13.318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197cm" svg:height="0.844cm" svg:x="25.494cm" svg:y="13.059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402cm" svg:height="0.596cm" svg:x="25.928cm" svg:y="12.53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391cm" svg:height="0.546cm" svg:x="26.358cm" svg:y="12.74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olygon draw:style-name="gr3" draw:text-style-name="P6" draw:layer="layout" svg:width="0.923cm" svg:height="0.035cm" svg:x="25.876cm" svg:y="13.462cm" svg:viewBox="0 0 924 36" draw:points="461,36 0,36 0,0 924,0 924,36">
            <text:p/>
          </draw:polygon>
          <draw:path draw:style-name="gr3" draw:text-style-name="P6" draw:layer="layout" svg:width="0.402cm" svg:height="0.596cm" svg:x="25.909cm" svg:y="13.68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26.339cm" svg:y="13.89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37" smil:attributeName="visibility" smil:to="visible"/>
                  <anim:animate smil:dur="0.25s" smil:fill="hold" smil:targetElement="id37" smil:attributeName="width" smil:values="width*0.05;width" smil:keyTimes="0;1"/>
                  <anim:animate smil:dur="0.25s" smil:fill="hold" smil:targetElement="id37" smil:attributeName="height" smil:values="height;height" smil:keyTimes="0;1"/>
                  <anim:animate smil:dur="0.25s" smil:fill="hold" smil:targetElement="id37" smil:attributeName="x" smil:values="x-.2;x" smil:keyTimes="0;1"/>
                  <anim:animate smil:dur="0.25s" smil:fill="hold" smil:targetElement="id37" smil:attributeName="y" smil:values="y;y" smil:keyTimes="0;1"/>
                  <anim:transitionFilter smil:dur="0.25s" smil:targetElement="id3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373cm" svg:x="0.8cm" svg:y="0.627cm" presentation:class="title" presentation:user-transformed="true">
          <draw:text-box>
            <text:p xml:id="id47" text:id="id47" text:style-name="P8"><text:span text:style-name="T28"><text:s text:c="11"/></text:span><text:span text:style-name="T29"><text:line-break/></text:span><text:span text:style-name="T23"><text:tab/></text:span><text:span text:style-name="T23"><text:tab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 <text:s text:c="2"/></text:span><text:span text:style-name="T24"><text:tab/></text:span><text:span text:style-name="T10">(iv) Given that, <text:s text:c="3"/></text:span><text:span text:style-name="T10"><text:tab/></text:span><text:span text:style-name="T10"><text:tab/></text:span><text:span text:style-name="T10"><text:tab/></text:span><text:span text:style-name="T10"><text:tab/></text:span><text:span text:style-name="T21"><text:line-break/></text:span><text:span text:style-name="T9"> <text:s text:c="30"/></text:span><text:span text:style-name="T21"><text:line-break/></text:span><text:span text:style-name="T10"><text:tab/></text:span><text:span text:style-name="T10"><text:tab/></text:span><text:span text:style-name="T10"> <text:s text:c="5"/></text:span><text:span text:style-name="T10"><text:line-break/></text:span><text:span text:style-name="T27"> <text:s text:c="19"/></text:span><text:span text:style-name="T10"><text:line-break/></text:span><text:span text:style-name="T10"> <text:s text:c="13"/></text:span><text:span text:style-name="T10"><text:line-break/></text:span><text:span text:style-name="T26"> <text:s text:c="26"/></text:span><text:span text:style-name="T5"><text:s/></text:span><text:span text:style-name="T10"><text:s text:c="2"/></text:span></text:p>
          </draw:text-box>
        </draw:frame>
        <draw:g xml:id="id44" draw:id="id44">
          <svg:title>TexMaths</svg:title>
          <svg:desc>24§display§3y^2 \frac{dy}{dx} - x\sin ( xy ) \frac{dy}{dx} + \cos ( x + y ) \frac{dy}{dx}  = 2x + y \sin ( xy ) - \cos ( x + y )§svg§600§FALSE§</svg:desc>
          <draw:polygon draw:style-name="gr2" draw:text-style-name="P5" draw:layer="layout" svg:width="24.525cm" svg:height="1.66cm" svg:x="2.051cm" svg:y="1.082cm" svg:viewBox="0 0 24526 1661" draw:points="12263,1661 0,1661 0,0 24526,0 24526,1661">
            <text:p/>
          </draw:polygon>
          <draw:path draw:style-name="gr3" draw:text-style-name="P6" draw:layer="layout" svg:width="0.35cm" svg:height="0.581cm" svg:x="2.043cm" svg:y="1.63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6" draw:layer="layout" svg:width="0.391cm" svg:height="0.546cm" svg:x="2.454cm" svg:y="1.82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62cm" svg:height="0.393cm" svg:x="2.911cm" svg:y="1.45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402cm" svg:height="0.596cm" svg:x="3.406cm" svg:y="1.0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391cm" svg:height="0.546cm" svg:x="3.836cm" svg:y="1.25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6" draw:layer="layout" svg:width="0.923cm" svg:height="0.035cm" svg:x="3.354cm" svg:y="1.967cm" svg:viewBox="0 0 924 36" draw:points="461,36 0,36 0,0 924,0 924,36">
            <text:p/>
          </draw:polygon>
          <draw:path draw:style-name="gr3" draw:text-style-name="P6" draw:layer="layout" svg:width="0.402cm" svg:height="0.596cm" svg:x="3.387cm" svg:y="2.1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3.817cm" svg:y="2.40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515cm" svg:height="0.035cm" svg:x="4.633cm" svg:y="1.967cm" svg:viewBox="0 0 516 36" svg:d="M488 36c13 0 28 0 28-19 0-17-15-17-28-17h-459c-14 0-29 0-29 17 0 19 15 19 29 19z">
            <text:p/>
          </draw:path>
          <draw:path draw:style-name="gr3" draw:text-style-name="P6" draw:layer="layout" svg:width="0.421cm" svg:height="0.383cm" svg:x="5.432cm" svg:y="1.8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277cm" svg:height="0.389cm" svg:x="6.058cm" svg:y="1.8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6.39cm" svg:y="1.63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6.624cm" svg:y="1.823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7.148cm" svg:y="1.5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7.417cm" svg:y="1.8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391cm" svg:height="0.546cm" svg:x="7.899cm" svg:y="1.82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8.368cm" svg:y="1.5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402cm" svg:height="0.596cm" svg:x="8.801cm" svg:y="1.0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389cm" svg:height="0.546cm" svg:x="9.232cm" svg:y="1.253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olygon draw:style-name="gr3" draw:text-style-name="P6" draw:layer="layout" svg:width="0.923cm" svg:height="0.035cm" svg:x="8.748cm" svg:y="1.967cm" svg:viewBox="0 0 924 36" draw:points="461,36 0,36 0,0 924,0 924,36">
            <text:p/>
          </draw:polygon>
          <draw:path draw:style-name="gr3" draw:text-style-name="P6" draw:layer="layout" svg:width="0.402cm" svg:height="0.596cm" svg:x="8.782cm" svg:y="2.1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6" draw:layer="layout" svg:width="0.421cm" svg:height="0.383cm" svg:x="9.212cm" svg:y="2.40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10.005cm" svg:y="1.7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22cm" svg:height="0.389cm" svg:x="10.831cm" svg:y="1.81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11.2cm" svg:y="1.8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11.626cm" svg:y="1.8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12.016cm" svg:y="1.5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2.284cm" svg:y="1.8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12.976cm" svg:y="1.7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13.797cm" svg:y="1.8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14.264cm" svg:y="1.5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402cm" svg:height="0.596cm" svg:x="14.698cm" svg:y="1.0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6" draw:layer="layout" svg:width="0.391cm" svg:height="0.546cm" svg:x="15.128cm" svg:y="1.25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6" draw:layer="layout" svg:width="0.923cm" svg:height="0.035cm" svg:x="14.646cm" svg:y="1.967cm" svg:viewBox="0 0 924 36" draw:points="461,36 0,36 0,0 924,0 924,36">
            <text:p/>
          </draw:polygon>
          <draw:path draw:style-name="gr3" draw:text-style-name="P6" draw:layer="layout" svg:width="0.402cm" svg:height="0.596cm" svg:x="14.679cm" svg:y="2.1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6" draw:layer="layout" svg:width="0.421cm" svg:height="0.383cm" svg:x="15.109cm" svg:y="2.40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562cm" svg:height="0.199cm" svg:x="15.95cm" svg:y="1.8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37cm" svg:height="0.563cm" svg:x="16.835cm" svg:y="1.63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6" draw:layer="layout" svg:width="0.421cm" svg:height="0.383cm" svg:x="17.238cm" svg:y="1.8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17.931cm" svg:y="1.7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18.751cm" svg:y="1.8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277cm" svg:height="0.389cm" svg:x="19.338cm" svg:y="1.8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19.672cm" svg:y="1.63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19.905cm" svg:y="1.823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20.431cm" svg:y="1.5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20.7cm" svg:y="1.8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389cm" svg:height="0.546cm" svg:x="21.182cm" svg:y="1.823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197cm" svg:height="0.844cm" svg:x="21.648cm" svg:y="1.5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15cm" svg:height="0.035cm" svg:x="22.186cm" svg:y="1.967cm" svg:viewBox="0 0 516 36" svg:d="M488 36c13 0 28 0 28-19 0-17-15-17-28-17h-459c-14 0-29 0-29 17 0 19 15 19 29 19z">
            <text:p/>
          </draw:path>
          <draw:path draw:style-name="gr3" draw:text-style-name="P6" draw:layer="layout" svg:width="0.322cm" svg:height="0.389cm" svg:x="22.988cm" svg:y="1.81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23.359cm" svg:y="1.8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23.785cm" svg:y="1.8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24.173cm" svg:y="1.5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24.442cm" svg:y="1.8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25.135cm" svg:y="1.7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25.955cm" svg:y="1.8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26.423cm" svg:y="1.564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45" draw:id="id45">
          <svg:title>TexMaths</svg:title>
          <svg:desc>24§display§[ 3y^2 - x\sin ( xy ) + \cos ( x + y ) ] \frac{dy}{dx}  = 2x + y \sin ( xy ) - \cos ( x + y )§svg§600§FALSE§</svg:desc>
          <draw:polygon draw:style-name="gr2" draw:text-style-name="P5" draw:layer="layout" svg:width="22.747cm" svg:height="1.66cm" svg:x="2.143cm" svg:y="3.482cm" svg:viewBox="0 0 22748 1661" draw:points="11374,1661 0,1661 0,0 22748,0 22748,1661">
            <text:p/>
          </draw:polygon>
          <draw:polygon draw:style-name="gr3" draw:text-style-name="P6" draw:layer="layout" svg:width="0.116cm" svg:height="0.844cm" svg:x="2.201cm" svg:y="3.964cm" svg:viewBox="0 0 117 845" draw:points="117,845 117,812 35,812 35,35 117,35 117,0 0,0 0,845">
            <text:p/>
          </draw:polygon>
          <draw:path draw:style-name="gr3" draw:text-style-name="P6" draw:layer="layout" svg:width="0.35cm" svg:height="0.581cm" svg:x="2.37cm" svg:y="4.03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6" draw:layer="layout" svg:width="0.391cm" svg:height="0.546cm" svg:x="2.78cm" svg:y="4.22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62cm" svg:height="0.393cm" svg:x="3.237cm" svg:y="3.85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6" draw:layer="layout" svg:width="0.515cm" svg:height="0.035cm" svg:x="3.836cm" svg:y="4.367cm" svg:viewBox="0 0 516 36" svg:d="M488 36c13 0 28 0 28-19 0-17-15-17-28-17h-459c-14 0-29 0-29 17 0 19 15 19 29 19z">
            <text:p/>
          </draw:path>
          <draw:path draw:style-name="gr3" draw:text-style-name="P6" draw:layer="layout" svg:width="0.421cm" svg:height="0.383cm" svg:x="4.635cm" svg:y="4.2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6 93-86 112-113 112-33 0-46-27-46-56 0-19 6-36 15-75z">
            <text:p/>
          </draw:path>
          <draw:path draw:style-name="gr3" draw:text-style-name="P6" draw:layer="layout" svg:width="0.277cm" svg:height="0.389cm" svg:x="5.261cm" svg:y="4.2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5.593cm" svg:y="4.03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5.827cm" svg:y="4.223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6.352cm" svg:y="3.9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6.62cm" svg:y="4.2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391cm" svg:height="0.546cm" svg:x="7.102cm" svg:y="4.22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7.571cm" svg:y="3.9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62cm" svg:height="0.563cm" svg:x="8.085cm" svg:y="4.1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22cm" svg:height="0.389cm" svg:x="8.909cm" svg:y="4.2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9.28cm" svg:y="4.2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9.706cm" svg:y="4.2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10.094cm" svg:y="3.9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0.362cm" svg:y="4.2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562cm" svg:height="0.563cm" svg:x="11.055cm" svg:y="4.1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11.875cm" svg:y="4.2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197cm" svg:height="0.844cm" svg:x="12.344cm" svg:y="3.9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6" draw:layer="layout" svg:width="0.116cm" svg:height="0.844cm" svg:x="12.641cm" svg:y="3.964cm" svg:viewBox="0 0 117 845" draw:points="117,0 0,0 0,35 83,35 83,812 0,812 0,845 117,845">
            <text:p/>
          </draw:polygon>
          <draw:path draw:style-name="gr3" draw:text-style-name="P6" draw:layer="layout" svg:width="0.402cm" svg:height="0.596cm" svg:x="13.012cm" svg:y="3.4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6" draw:layer="layout" svg:width="0.391cm" svg:height="0.546cm" svg:x="13.442cm" svg:y="3.65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6" draw:layer="layout" svg:width="0.923cm" svg:height="0.035cm" svg:x="12.958cm" svg:y="4.367cm" svg:viewBox="0 0 924 36" draw:points="461,36 0,36 0,0 924,0 924,36">
            <text:p/>
          </draw:polygon>
          <draw:path draw:style-name="gr3" draw:text-style-name="P6" draw:layer="layout" svg:width="0.402cm" svg:height="0.596cm" svg:x="12.993cm" svg:y="4.5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6" draw:layer="layout" svg:width="0.421cm" svg:height="0.383cm" svg:x="13.423cm" svg:y="4.80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562cm" svg:height="0.199cm" svg:x="14.262cm" svg:y="4.2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37cm" svg:height="0.563cm" svg:x="15.149cm" svg:y="4.03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9 74-6 8-62 8-79 8z">
            <text:p/>
          </draw:path>
          <draw:path draw:style-name="gr3" draw:text-style-name="P6" draw:layer="layout" svg:width="0.421cm" svg:height="0.383cm" svg:x="15.552cm" svg:y="4.2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16.245cm" svg:y="4.1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17.065cm" svg:y="4.2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277cm" svg:height="0.389cm" svg:x="17.652cm" svg:y="4.2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17.985cm" svg:y="4.03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18.219cm" svg:y="4.223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6" draw:layer="layout" svg:width="0.197cm" svg:height="0.844cm" svg:x="18.745cm" svg:y="3.9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19.014cm" svg:y="4.2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389cm" svg:height="0.546cm" svg:x="19.496cm" svg:y="4.223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3" draw:text-style-name="P6" draw:layer="layout" svg:width="0.197cm" svg:height="0.844cm" svg:x="19.962cm" svg:y="3.9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6" draw:layer="layout" svg:width="0.515cm" svg:height="0.035cm" svg:x="20.5cm" svg:y="4.367cm" svg:viewBox="0 0 516 36" svg:d="M488 36c13 0 28 0 28-19 0-17-15-17-28-17h-459c-14 0-29 0-29 17 0 19 15 19 29 19z">
            <text:p/>
          </draw:path>
          <draw:path draw:style-name="gr3" draw:text-style-name="P6" draw:layer="layout" svg:width="0.322cm" svg:height="0.389cm" svg:x="21.302cm" svg:y="4.21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21.671cm" svg:y="4.2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22.097cm" svg:y="4.21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97cm" svg:height="0.844cm" svg:x="22.487cm" svg:y="3.9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6" draw:layer="layout" svg:width="0.421cm" svg:height="0.383cm" svg:x="22.756cm" svg:y="4.2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562cm" svg:height="0.563cm" svg:x="23.447cm" svg:y="4.1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91cm" svg:height="0.546cm" svg:x="24.269cm" svg:y="4.22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6" draw:layer="layout" svg:width="0.197cm" svg:height="0.844cm" svg:x="24.735cm" svg:y="3.964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46" draw:id="id46">
          <svg:title>TexMaths</svg:title>
          <svg:desc>26§display§\frac{dy}{dx}  =  \frac{ 2x + y \sin ( xy ) - \cos ( x + y ) }{ 3y^2 - x\sin ( xy ) + \cos ( x + y ) } §svg§600§FALSE§</svg:desc>
          <draw:polygon draw:style-name="gr2" draw:text-style-name="P5" draw:layer="layout" svg:width="13.49cm" svg:height="2.068cm" svg:x="2.191cm" svg:y="5.786cm" svg:viewBox="0 0 13491 2069" draw:points="6746,2069 0,2069 0,0 13491,0 13491,2069">
            <text:p/>
          </draw:polygon>
          <draw:path draw:style-name="gr3" draw:text-style-name="P6" draw:layer="layout" svg:width="0.436cm" svg:height="0.646cm" svg:x="2.203cm" svg:y="5.792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2.667cm" svg:y="6.02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olygon draw:style-name="gr3" draw:text-style-name="P6" draw:layer="layout" svg:width="1cm" svg:height="0.039cm" svg:x="2.145cm" svg:y="6.797cm" svg:viewBox="0 0 1001 40" draw:points="499,40 0,40 0,0 1001,0 1001,40">
            <text:p/>
          </draw:polygon>
          <draw:path draw:style-name="gr3" draw:text-style-name="P6" draw:layer="layout" svg:width="0.436cm" svg:height="0.646cm" svg:x="2.182cm" svg:y="7.036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.646cm" svg:y="7.26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3.557cm" svg:y="6.70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4.83cm" svg:y="5.817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6" draw:layer="layout" svg:width="0.457cm" svg:height="0.415cm" svg:x="5.269cm" svg:y="6.0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6.018cm" svg:y="5.89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6.908cm" svg:y="6.02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301cm" svg:height="0.421cm" svg:x="7.545cm" svg:y="6.01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3cm" svg:x="7.905cm" svg:y="5.815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61cm" svg:height="0.405cm" svg:x="8.159cm" svg:y="6.02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13cm" svg:height="0.914cm" svg:x="8.726cm" svg:y="5.7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02cm" svg:y="6.0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421cm" svg:height="0.592cm" svg:x="9.542cm" svg:y="6.021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10.047cm" svg:y="5.74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559cm" svg:height="0.039cm" svg:x="10.63cm" svg:y="6.179cm" svg:viewBox="0 0 560 40" svg:d="M528 40c15 0 32 0 32-21 0-19-17-19-32-19h-497c-14 0-31 0-31 19 0 21 17 21 31 21z">
            <text:p/>
          </draw:path>
          <draw:path draw:style-name="gr3" draw:text-style-name="P6" draw:layer="layout" svg:width="0.348cm" svg:height="0.421cm" svg:x="11.499cm" svg:y="6.01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1.898cm" svg:y="6.017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2.36cm" svg:y="6.01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13cm" svg:height="0.914cm" svg:x="12.783cm" svg:y="5.7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3.074cm" svg:y="6.02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13.823cm" svg:y="5.89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4.713cm" svg:y="6.02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ath draw:style-name="gr3" draw:text-style-name="P6" draw:layer="layout" svg:width="0.213cm" svg:height="0.914cm" svg:x="15.218cm" svg:y="5.74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6" draw:layer="layout" svg:width="11.148cm" svg:height="0.039cm" svg:x="4.581cm" svg:y="6.797cm" svg:viewBox="0 0 11149 40" draw:points="5575,40 0,40 0,0 11149,0 11149,40">
            <text:p/>
          </draw:polygon>
          <draw:path draw:style-name="gr3" draw:text-style-name="P6" draw:layer="layout" svg:width="0.38cm" svg:height="0.629cm" svg:x="4.618cm" svg:y="7.06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23cm" svg:height="0.592cm" svg:x="5.063cm" svg:y="7.26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84cm" svg:height="0.425cm" svg:x="5.558cm" svg:y="6.982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559cm" svg:height="0.039cm" svg:x="6.207cm" svg:y="7.423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7.073cm" svg:y="7.26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301cm" svg:height="0.421cm" svg:x="7.751cm" svg:y="7.2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3cm" svg:x="8.111cm" svg:y="7.059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61cm" svg:height="0.405cm" svg:x="8.362cm" svg:y="7.26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13cm" svg:height="0.914cm" svg:x="8.932cm" svg:y="6.98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224cm" svg:y="7.26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423cm" svg:height="0.592cm" svg:x="9.746cm" svg:y="7.26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ath draw:style-name="gr3" draw:text-style-name="P6" draw:layer="layout" svg:width="0.213cm" svg:height="0.914cm" svg:x="10.253cm" svg:y="6.986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608cm" svg:height="0.61cm" svg:x="10.811cm" svg:y="7.13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48cm" svg:height="0.421cm" svg:x="11.703cm" svg:y="7.26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2.104cm" svg:y="7.2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2.566cm" svg:y="7.2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13cm" svg:height="0.914cm" svg:x="12.986cm" svg:y="6.98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3.278cm" svg:y="7.26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14.028cm" svg:y="7.13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4.917cm" svg:y="7.26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ath draw:style-name="gr3" draw:text-style-name="P6" draw:layer="layout" svg:width="0.213cm" svg:height="0.914cm" svg:x="15.424cm" svg:y="6.986cm" svg:viewBox="0 0 214 915" svg:d="M214 458c0-71-10-181-60-285-56-113-135-173-146-173-4 0-8 4-8 8s0 7 17 23c91 90 143 235 143 427 0 156-33 318-148 432-12 13-12 15-12 17 0 6 4 8 8 8 11 0 94-62 148-179 48-100 58-201 58-278z">
            <text:p/>
          </draw:path>
        </draw:g>
        <draw:g xml:id="id48" draw:id="id48">
          <svg:title>TexMaths</svg:title>
          <svg:desc>26§display§3^{2x} + 3^{2y} = 3^{2(x + y)}§svg§600§FALSE§</svg:desc>
          <draw:polygon draw:style-name="gr2" draw:text-style-name="P5" draw:layer="layout" svg:width="7.473cm" svg:height="0.841cm" svg:x="8.741cm" svg:y="8.78cm" svg:viewBox="0 0 7474 842" draw:points="3738,842 0,842 0,0 7474,0 7474,842">
            <text:p/>
          </draw:polygon>
          <draw:path draw:style-name="gr3" draw:text-style-name="P6" draw:layer="layout" svg:width="0.38cm" svg:height="0.629cm" svg:x="8.733cm" svg:y="8.9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9.193cm" svg:y="8.78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9.548cm" svg:y="8.932cm" svg:viewBox="0 0 345 291" svg:d="M129 216c-6 21-27 56-60 56-2 0-21 0-36-8 27-8 29-31 29-35 0-15-10-25-25-25-18 0-37 16-37 39 0 34 35 48 67 48 31 0 56-19 72-46 17 34 52 46 77 46 75 0 113-81 113-100 0-8-9-8-11-8-8 0-8 4-10 13-15 43-52 76-90 76-25 0-39-16-39-41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608cm" svg:height="0.611cm" svg:x="10.231cm" svg:y="9.058cm" svg:viewBox="0 0 609 612" svg:d="M324 324h256c13 0 29 0 29-18 0-19-16-19-29-19h-256v-256c0-14 0-31-18-31-19 0-19 17-19 31v256h-256c-14 0-31 0-31 19 0 18 17 18 31 18h256v256c0 13 0 32 19 32 18 0 18-19 18-32z">
            <text:p/>
          </draw:path>
          <draw:path draw:style-name="gr3" draw:text-style-name="P6" draw:layer="layout" svg:width="0.38cm" svg:height="0.629cm" svg:x="11.131cm" svg:y="8.9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1.591cm" svg:y="8.78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11.945cm" svg:y="8.932cm" svg:viewBox="0 0 331 414" svg:d="M327 42c4-11 4-11 4-15 0-12-11-21-21-21-8 0-21 4-27 17-2 2-8 23-11 35l-14 54c-2 17-23 96-25 104 0 0-29 56-79 56-44 0-44-41-44-54 0-35 15-74 34-124 8-21 12-27 12-40 0-31-27-54-62-54-65 0-94 87-94 98 0 8 8 8 10 8 11 0 11-2 13-10 17-52 44-77 69-77 10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608cm" svg:height="0.215cm" svg:x="12.66cm" svg:y="9.2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3.611cm" svg:y="8.982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4.071cm" svg:y="8.78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4.468cm" svg:y="8.734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4.709cm" svg:y="8.932cm" svg:viewBox="0 0 345 291" svg:d="M129 216c-6 21-27 56-60 56-2 0-21 0-36-8 27-8 29-31 29-35 0-15-10-25-25-25-18 0-37 16-37 39 0 34 35 48 67 48 31 0 56-19 72-46 17 34 52 46 77 46 75 0 113-81 113-100 0-8-9-8-11-8-8 0-8 4-10 13-15 43-54 76-90 76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71cm" svg:height="0.473cm" svg:x="15.138cm" svg:y="8.817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6" draw:layer="layout" svg:width="0.33cm" svg:height="0.413cm" svg:x="15.685cm" svg:y="8.932cm" svg:viewBox="0 0 331 414" svg:d="M327 42c4-11 4-11 4-15 0-12-11-21-21-21-8 0-21 4-27 17-2 2-8 23-11 35l-14 54c-2 17-23 96-25 104 0 0-29 56-79 56-44 0-44-41-44-54 0-35 15-74 34-124 8-21 12-27 12-40 0-31-27-54-62-54-65 0-94 87-94 98 0 8 8 8 10 8 11 0 11-2 13-10 17-52 44-77 69-77 10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167cm" svg:height="0.64cm" svg:x="16.095cm" svg:y="8.734cm" svg:viewBox="0 0 168 641" svg:d="M12 0c-4 0-12 0-12 8 0 2 2 4 6 9 56 52 117 137 117 303 0 133-42 235-111 298-12 12-12 12-12 16 0 2 2 7 8 7 9 0 69-42 113-123 29-52 47-123 47-198 0-89-27-231-156-320z">
            <text:p/>
          </draw:path>
        </draw:g>
        <draw:g xml:id="id50" draw:id="id50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3.847cm" svg:y="10.58cm" svg:viewBox="0 0 6272 607" draw:points="3136,607 0,607 0,0 6272,0 6272,607">
            <text:p/>
          </draw:polygon>
          <draw:path draw:style-name="gr3" draw:text-style-name="P6" draw:layer="layout" svg:width="0.662cm" svg:height="0.673cm" svg:x="3.831cm" svg:y="10.5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581cm" svg:y="10.5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848cm" svg:y="10.5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482cm" svg:y="11.1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136cm" svg:y="10.7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922cm" svg:y="11.1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469cm" svg:y="10.7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941cm" svg:y="11.1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481cm" svg:y="10.6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898cm" svg:y="11.1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442cm" svg:y="10.7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0.062cm" svg:y="11.12cm" svg:viewBox="0 0 108 108" svg:d="M108 54c0-29-25-54-54-54s-54 25-54 54 25 54 54 54 54-25 54-54z">
            <text:p/>
          </draw:path>
        </draw:g>
        <draw:g xml:id="id51" draw:id="id51">
          <svg:title>TexMaths</svg:title>
          <svg:desc>28§display§\frac{ d }{ dx }( 3^{2x} ) +  \frac{ d }{ dx }( 3^{2y} ) = \frac{ d }{ dx }( 3^{2(x + y)} ) §svg§600§FALSE§</svg:desc>
          <draw:polygon draw:style-name="gr2" draw:text-style-name="P5" draw:layer="layout" svg:width="14.188cm" svg:height="1.936cm" svg:x="3.883cm" svg:y="12.18cm" svg:viewBox="0 0 14189 1937" draw:points="7096,1937 0,1937 0,0 14189,0 14189,1937">
            <text:p/>
          </draw:polygon>
          <draw:path draw:style-name="gr3" draw:text-style-name="P6" draw:layer="layout" svg:width="0.469cm" svg:height="0.696cm" svg:x="4.154cm" svg:y="12.13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3.834cm" svg:y="13.213cm" svg:viewBox="0 0 1077 43" draw:points="538,43 0,43 0,0 1077,0 1077,43">
            <text:p/>
          </draw:polygon>
          <draw:path draw:style-name="gr3" draw:text-style-name="P6" draw:layer="layout" svg:width="0.469cm" svg:height="0.696cm" svg:x="3.874cm" svg:y="13.47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374cm" svg:y="13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4cm" svg:x="5.124cm" svg:y="12.7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5.451cm" svg:y="12.825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06cm" svg:height="0.458cm" svg:x="5.944cm" svg:y="12.6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71cm" svg:height="0.313cm" svg:x="6.327cm" svg:y="12.769cm" svg:viewBox="0 0 372 314" svg:d="M139 233c-7 22-29 60-65 60-2 0-22 0-38-9 29-9 31-33 31-38 0-15-11-27-27-27-20 0-40 18-40 43 0 36 38 52 74 52 31 0 58-21 76-50 18 36 56 50 83 50 81 0 121-88 121-108 0-9-9-9-11-9-9 0-9 5-12 14-15 47-55 82-96 82-27 0-42-18-42-44 0-18 18-81 35-159 16-54 48-70 70-70 0 0 22 0 36 9-20 7-29 25-29 38 0 16 11 27 26 27 16 0 41-13 41-42 0-41-45-52-74-52-34 0-63 22-76 49-14-29-45-49-83-49-79 0-123 85-123 105 0 9 9 9 11 9 9 0 11-2 13-11 18-54 63-83 97-83 22 0 40 11 40 45 0 13-7 49-13 72z">
            <text:p/>
          </draw:path>
          <draw:path draw:style-name="gr3" draw:text-style-name="P6" draw:layer="layout" svg:width="0.23cm" svg:height="0.984cm" svg:x="6.844cm" svg:y="12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657cm" svg:x="7.445cm" svg:y="12.9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69cm" svg:height="0.696cm" svg:x="8.813cm" svg:y="12.131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6" draw:layer="layout" svg:width="1.076cm" svg:height="0.042cm" svg:x="8.493cm" svg:y="13.213cm" svg:viewBox="0 0 1077 43" draw:points="538,43 0,43 0,0 1077,0 1077,43">
            <text:p/>
          </draw:polygon>
          <draw:path draw:style-name="gr3" draw:text-style-name="P6" draw:layer="layout" svg:width="0.469cm" svg:height="0.696cm" svg:x="8.531cm" svg:y="13.472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9.033cm" svg:y="13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9.783cm" svg:y="12.7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0.11cm" svg:y="12.825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06cm" svg:height="0.458cm" svg:x="10.603cm" svg:y="12.6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55cm" svg:height="0.445cm" svg:x="10.984cm" svg:y="12.769cm" svg:viewBox="0 0 356 446" svg:d="M352 45c4-11 4-11 4-16 0-13-11-22-22-22-9 0-23 4-29 18-3 2-9 24-12 38l-15 58c-2 18-25 103-27 112 0 0-31 60-85 60-47 0-47-44-47-58 0-38 15-80 36-134 9-23 13-29 13-43 0-33-29-58-67-58-70 0-101 94-101 105 0 9 9 9 11 9 11 0 11-2 14-11 18-56 47-83 74-83 11 0 17 7 17 23 0 17-6 31-8 40-34 85-41 112-41 141 0 11 0 45 27 67 20 18 49 20 70 20 26 0 51-9 73-31-9 38-15 67-44 103-18 22-47 45-83 45-5 0-38 0-52-23 36-4 36-38 36-38 0-22-20-27-27-27-15 0-40 14-40 45 0 36 33 61 83 61 69 0 154-54 177-139z">
            <text:p/>
          </draw:path>
          <draw:path draw:style-name="gr3" draw:text-style-name="P6" draw:layer="layout" svg:width="0.23cm" svg:height="0.984cm" svg:x="11.481cm" svg:y="12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2.137cm" svg:y="13.1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13.559cm" svg:y="12.131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13.237cm" svg:y="13.213cm" svg:viewBox="0 0 1077 43" draw:points="538,43 0,43 0,0 1077,0 1077,43">
            <text:p/>
          </draw:polygon>
          <draw:path draw:style-name="gr3" draw:text-style-name="P6" draw:layer="layout" svg:width="0.469cm" svg:height="0.696cm" svg:x="13.277cm" svg:y="13.472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3.779cm" svg:y="13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14.527cm" svg:y="12.7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4.854cm" svg:y="12.825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06cm" svg:height="0.458cm" svg:x="15.349cm" svg:y="12.6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8cm" svg:height="0.689cm" svg:x="15.777cm" svg:y="12.557cm" svg:viewBox="0 0 181 690" svg:d="M168 0c-132 92-168 240-168 345 0 96 29 248 168 345 4 0 13 0 13-7 0-4-2-7-6-11-94-83-128-202-128-327 0-186 72-278 130-329 2-3 4-5 4-7 0-9-9-9-13-9z">
            <text:p/>
          </draw:path>
          <draw:path draw:style-name="gr3" draw:text-style-name="P6" draw:layer="layout" svg:width="0.371cm" svg:height="0.313cm" svg:x="16.039cm" svg:y="12.76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507cm" svg:height="0.51cm" svg:x="16.5cm" svg:y="12.64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6" draw:layer="layout" svg:width="0.355cm" svg:height="0.445cm" svg:x="17.087cm" svg:y="12.769cm" svg:viewBox="0 0 356 446" svg:d="M352 45c4-11 4-11 4-16 0-13-11-22-22-22-9 0-23 4-29 18-3 2-9 24-12 38l-15 58c-2 18-25 103-27 112 0 0-31 60-85 60-47 0-47-44-47-58 0-38 15-80 36-134 9-23 13-29 13-43 0-33-29-58-67-58-70 0-101 94-101 105 0 9 9 9 11 9 11 0 11-2 14-11 18-56 47-83 74-83 11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ath draw:style-name="gr3" draw:text-style-name="P6" draw:layer="layout" svg:width="0.18cm" svg:height="0.689cm" svg:x="17.528cm" svg:y="12.55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3" draw:text-style-name="P6" draw:layer="layout" svg:width="0.23cm" svg:height="0.984cm" svg:x="17.891cm" svg:y="12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49" draw:id="id49">
          <svg:title>TexMaths</svg:title>
          <svg:desc>22§display§.\ .\ .\ . \ (I) §svg§600§FALSE§</svg:desc>
          <draw:polygon draw:style-name="gr2" draw:text-style-name="P5" draw:layer="layout" svg:width="2.736cm" svg:height="0.696cm" svg:x="19.942cm" svg:y="8.776cm" svg:viewBox="0 0 2737 697" draw:points="1369,697 0,697 0,0 2737,0 2737,697">
            <text:p/>
          </draw:polygon>
          <draw:path draw:style-name="gr3" draw:text-style-name="P6" draw:layer="layout" svg:width="0.083cm" svg:height="0.083cm" svg:x="19.97cm" svg:y="9.2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0.442cm" svg:y="9.2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0.915cm" svg:y="9.2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386cm" svg:y="9.23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1.868cm" svg:y="8.7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2.12cm" svg:y="8.788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22.537cm" svg:y="8.737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47" smil:attributeName="visibility" smil:to="visible"/>
                  <anim:animate smil:dur="0.25s" smil:fill="hold" smil:targetElement="id47" smil:attributeName="width" smil:values="width*0.05;width" smil:keyTimes="0;1"/>
                  <anim:animate smil:dur="0.25s" smil:fill="hold" smil:targetElement="id47" smil:attributeName="height" smil:values="height;height" smil:keyTimes="0;1"/>
                  <anim:animate smil:dur="0.25s" smil:fill="hold" smil:targetElement="id47" smil:attributeName="x" smil:values="x-.2;x" smil:keyTimes="0;1"/>
                  <anim:animate smil:dur="0.25s" smil:fill="hold" smil:targetElement="id47" smil:attributeName="y" smil:values="y;y" smil:keyTimes="0;1"/>
                  <anim:transitionFilter smil:dur="0.25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6cm" svg:height="14.373cm" svg:x="0.6cm" svg:y="0.627cm" presentation:class="title" presentation:user-transformed="true">
          <draw:text-box>
            <text:p text:style-name="P8"><text:span text:style-name="T25"><text:tab/></text:span><text:span text:style-name="T25"><text:tab/></text:span><text:span text:style-name="T23"><text:line-break/></text:span><text:span text:style-name="T10"> <text:s text:c="3"/></text:span><text:span text:style-name="T10"><text:tab/></text:span><text:span text:style-name="T10"><text:tab/></text:span><text:span text:style-name="T10"><text:tab/></text:span><text:span text:style-name="T10"><text:tab/></text:span><text:span text:style-name="T21"><text:line-break/></text:span><text:span text:style-name="T30"><text:tab/></text:span><text:span text:style-name="T21"><text:line-break/></text:span><text:span text:style-name="T10"> </text:span><text:span text:style-name="T10"><text:tab/></text:span><text:span text:style-name="T10"><text:line-break/></text:span><text:span text:style-name="T20"> <text:s text:c="24"/></text:span><text:span text:style-name="T10"><text:line-break/></text:span><text:span text:style-name="T10"><text:tab/></text:span><text:span text:style-name="T10"> <text:s text:c="3"/></text:span><text:span text:style-name="T10"><text:tab/></text:span><text:span text:style-name="T21"><text:line-break/></text:span><text:span text:style-name="T21"><text:tab/></text:span><text:span text:style-name="T21"><text:tab/></text:span></text:p>
          </draw:text-box>
        </draw:frame>
        <draw:g xml:id="id52" draw:id="id52">
          <svg:title>TexMaths</svg:title>
          <svg:desc>26§display§3^{2x} \log 3 \frac{ d }{ dx }( 2x ) + 3^{2y} \log 3  \frac{ d }{ dx }( 2y ) = 3^{2(x + y)} \log 3 \frac{ d }{ dx }( 2(x + y) ) §svg§600§FALSE§</svg:desc>
          <draw:polygon draw:style-name="gr2" draw:text-style-name="P5" draw:layer="layout" svg:width="24.317cm" svg:height="1.798cm" svg:x="2.243cm" svg:y="0.978cm" svg:viewBox="0 0 24318 1799" draw:points="12158,1799 0,1799 0,0 24318,0 24318,1799">
            <text:p/>
          </draw:polygon>
          <draw:path draw:style-name="gr3" draw:text-style-name="P6" draw:layer="layout" svg:width="0.38cm" svg:height="0.629cm" svg:x="2.235cm" svg:y="1.577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2.695cm" svg:y="1.383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3.05cm" svg:y="1.525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05cm" svg:height="0.636cm" svg:x="3.662cm" svg:y="1.55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3.912cm" svg:y="1.77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4.367cm" svg:y="1.77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5.001cm" svg:y="1.577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36cm" svg:height="0.646cm" svg:x="5.827cm" svg:y="0.932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1cm" svg:height="0.039cm" svg:x="5.53cm" svg:y="1.937cm" svg:viewBox="0 0 1001 40" draw:points="499,40 0,40 0,0 1001,0 1001,40">
            <text:p/>
          </draw:polygon>
          <draw:path draw:style-name="gr3" draw:text-style-name="P6" draw:layer="layout" svg:width="0.436cm" svg:height="0.646cm" svg:x="5.567cm" svg:y="2.178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6.033cm" svg:y="2.40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6.728cm" svg:y="1.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7.04cm" svg:y="1.577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57cm" svg:height="0.415cm" svg:x="7.477cm" svg:y="1.7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8.024cm" svg:y="1.5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8.581cm" svg:y="1.652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8cm" svg:height="0.629cm" svg:x="9.484cm" svg:y="1.577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9.942cm" svg:y="1.383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10.295cm" svg:y="1.525cm" svg:viewBox="0 0 331 414" svg:d="M327 42c4-11 4-11 4-15 0-12-11-21-21-21-8 0-21 4-27 17-2 2-8 23-11 35l-14 54c-2 17-23 96-25 104 0 0-29 57-79 57-44 0-44-42-44-55 0-35 15-74 34-124 8-21 12-27 12-40 0-31-27-54-62-54-65 0-94 87-94 98 0 8 8 8 10 8 11 0 11-2 13-10 17-52 44-77 69-77 10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205cm" svg:height="0.636cm" svg:x="10.888cm" svg:y="1.55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1.138cm" svg:y="1.774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1.593cm" svg:y="1.77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12.228cm" svg:y="1.577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36cm" svg:height="0.646cm" svg:x="13.053cm" svg:y="0.93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12.756cm" svg:y="1.937cm" svg:viewBox="0 0 1001 40" draw:points="499,40 0,40 0,0 1001,0 1001,40">
            <text:p/>
          </draw:polygon>
          <draw:path draw:style-name="gr3" draw:text-style-name="P6" draw:layer="layout" svg:width="0.436cm" svg:height="0.646cm" svg:x="12.793cm" svg:y="2.178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3.259cm" svg:y="2.40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3.954cm" svg:y="1.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14.266cm" svg:y="1.577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23cm" svg:height="0.592cm" svg:x="14.703cm" svg:y="1.7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15.21cm" svg:y="1.5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5.818cm" svg:y="1.84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6.77cm" svg:y="1.577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7.228cm" svg:y="1.383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7.625cm" svg:y="1.327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7.869cm" svg:y="1.525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71cm" svg:height="0.473cm" svg:x="18.297cm" svg:y="1.41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18.844cm" svg:y="1.525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19.252cm" svg:y="1.327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205cm" svg:height="0.636cm" svg:x="19.72cm" svg:y="1.55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9.97cm" svg:y="1.77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20.427cm" svg:y="1.77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21.062cm" svg:y="1.577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36cm" svg:height="0.646cm" svg:x="21.887cm" svg:y="0.932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1cm" svg:height="0.039cm" svg:x="21.59cm" svg:y="1.937cm" svg:viewBox="0 0 1001 40" draw:points="499,40 0,40 0,0 1001,0 1001,40">
            <text:p/>
          </draw:polygon>
          <draw:path draw:style-name="gr3" draw:text-style-name="P6" draw:layer="layout" svg:width="0.436cm" svg:height="0.646cm" svg:x="21.625cm" svg:y="2.178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22.091cm" svg:y="2.40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22.788cm" svg:y="1.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23.098cm" svg:y="1.577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213cm" svg:height="0.914cm" svg:x="23.599cm" svg:y="1.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3.89cm" svg:y="1.78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1cm" svg:x="24.641cm" svg:y="1.652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25.53cm" svg:y="1.7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26.037cm" svg:y="1.5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13cm" svg:height="0.914cm" svg:x="26.393cm" svg:y="1.5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53" draw:id="id53">
          <svg:title>TexMaths</svg:title>
          <svg:desc>26§display§3^{2x} (\log 3) . ( 2 ) + 3^{2y} (\log 3). 2\frac{ dy }{ dx } = 3^{2(x + y)} (\log 3). 2 \left( 1 + \frac{ dy }{ dx } \right)§svg§600§FALSE§</svg:desc>
          <draw:polygon draw:style-name="gr2" draw:text-style-name="P5" draw:layer="layout" svg:width="23.251cm" svg:height="2.101cm" svg:x="2.243cm" svg:y="3.279cm" svg:viewBox="0 0 23252 2102" draw:points="11627,2102 0,2102 0,0 23252,0 23252,2102">
            <text:p/>
          </draw:polygon>
          <draw:path draw:style-name="gr3" draw:text-style-name="P6" draw:layer="layout" svg:width="0.38cm" svg:height="0.629cm" svg:x="2.235cm" svg:y="3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84cm" svg:height="0.425cm" svg:x="2.695cm" svg:y="3.7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3.05cm" svg:y="3.898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3.568cm" svg:y="3.8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5cm" svg:x="3.864cm" svg:y="3.923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4.113cm" svg:y="4.14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4.571cm" svg:y="4.144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5.205cm" svg:y="3.948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13cm" svg:height="0.914cm" svg:x="5.675cm" svg:y="3.8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099cm" svg:height="0.099cm" svg:x="6.058cm" svg:y="4.46cm" svg:viewBox="0 0 100 100" svg:d="M100 50c0-27-23-50-50-50s-50 23-50 50 23 50 50 50 50-23 50-50z">
            <text:p/>
          </draw:path>
          <draw:path draw:style-name="gr3" draw:text-style-name="P6" draw:layer="layout" svg:width="0.213cm" svg:height="0.914cm" svg:x="6.324cm" svg:y="3.8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cm" svg:x="6.634cm" svg:y="3.94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213cm" svg:height="0.914cm" svg:x="7.098cm" svg:y="3.8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61cm" svg:x="7.655cm" svg:y="4.02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8cm" svg:height="0.629cm" svg:x="8.556cm" svg:y="3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84cm" svg:height="0.425cm" svg:x="9.014cm" svg:y="3.7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9.369cm" svg:y="3.898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213cm" svg:height="0.914cm" svg:x="9.868cm" svg:y="3.8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5cm" svg:x="10.164cm" svg:y="3.923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10.413cm" svg:y="4.14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10.869cm" svg:y="4.144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11.503cm" svg:y="3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13cm" svg:height="0.914cm" svg:x="11.975cm" svg:y="3.8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099cm" svg:height="0.099cm" svg:x="12.356cm" svg:y="4.46cm" svg:viewBox="0 0 100 100" svg:d="M100 50c0-27-23-50-50-50s-50 23-50 50 23 50 50 50 50-23 50-50z">
            <text:p/>
          </draw:path>
          <draw:path draw:style-name="gr3" draw:text-style-name="P6" draw:layer="layout" svg:width="0.365cm" svg:height="0.61cm" svg:x="12.577cm" svg:y="3.94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6" draw:layer="layout" svg:width="0.436cm" svg:height="0.646cm" svg:x="13.155cm" svg:y="3.3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13.621cm" svg:y="3.53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13.099cm" svg:y="4.31cm" svg:viewBox="0 0 1000 40" draw:points="499,40 0,40 0,0 1000,0 1000,40">
            <text:p/>
          </draw:polygon>
          <draw:path draw:style-name="gr3" draw:text-style-name="P6" draw:layer="layout" svg:width="0.436cm" svg:height="0.646cm" svg:x="13.134cm" svg:y="4.5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13.6cm" svg:y="4.7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4.511cm" svg:y="4.2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5.461cm" svg:y="3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84cm" svg:height="0.425cm" svg:x="15.921cm" svg:y="3.7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6.318cm" svg:y="3.701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6.562cm" svg:y="3.898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3cm" svg:x="16.99cm" svg:y="3.784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6" draw:layer="layout" svg:width="0.33cm" svg:height="0.413cm" svg:x="17.535cm" svg:y="3.898cm" svg:viewBox="0 0 331 414" svg:d="M329 42c2-11 2-11 2-15 0-12-11-21-21-21-8 0-21 4-27 17-2 2-8 23-11 35l-14 54c-2 17-23 96-25 104 0 0-29 56-79 56-44 0-44-41-44-54 0-35 15-75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6" draw:layer="layout" svg:width="0.167cm" svg:height="0.64cm" svg:x="17.945cm" svg:y="3.701cm" svg:viewBox="0 0 168 641" svg:d="M12 0c-4 0-12 0-12 8 0 2 2 4 6 9 56 52 117 137 117 303 0 133-42 235-111 298-12 12-12 12-12 16 0 2 2 7 8 7 9 0 69-42 113-123 29-52 47-123 47-198 0-89-27-231-156-320z">
            <text:p/>
          </draw:path>
          <draw:path draw:style-name="gr3" draw:text-style-name="P6" draw:layer="layout" svg:width="0.213cm" svg:height="0.914cm" svg:x="18.321cm" svg:y="3.8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5cm" svg:x="18.617cm" svg:y="3.923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18.866cm" svg:y="4.148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9.322cm" svg:y="4.144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6" draw:layer="layout" svg:width="0.38cm" svg:height="0.629cm" svg:x="19.956cm" svg:y="3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213cm" svg:height="0.914cm" svg:x="20.428cm" svg:y="3.8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099cm" svg:height="0.099cm" svg:x="20.809cm" svg:y="4.46cm" svg:viewBox="0 0 100 100" svg:d="M100 50c0-27-23-50-50-50s-50 23-50 50 23 50 50 50 50-23 50-50z">
            <text:p/>
          </draw:path>
          <draw:path draw:style-name="gr3" draw:text-style-name="P6" draw:layer="layout" svg:width="0.365cm" svg:height="0.61cm" svg:x="21.032cm" svg:y="3.94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cm" svg:height="2.193cm" svg:x="21.785cm" svg:y="3.23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303cm" svg:height="0.61cm" svg:x="22.348cm" svg:y="3.948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22.978cm" svg:y="4.02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36cm" svg:height="0.646cm" svg:x="24.008cm" svg:y="3.3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24.474cm" svg:y="3.53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23.95cm" svg:y="4.31cm" svg:viewBox="0 0 1000 40" draw:points="499,40 0,40 0,0 1000,0 1000,40">
            <text:p/>
          </draw:polygon>
          <draw:path draw:style-name="gr3" draw:text-style-name="P6" draw:layer="layout" svg:width="0.436cm" svg:height="0.646cm" svg:x="23.987cm" svg:y="4.5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24.453cm" svg:y="4.7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25.09cm" svg:y="3.23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54" draw:id="id54">
          <svg:title>TexMaths</svg:title>
          <svg:desc>26§display§3^{2x} + 3^{2y} \frac{ dy }{ dx } = 3^{2(x + y)} + 3^{2(x + y)} \frac{ dy }{ dx } \right)§svg§600§FALSE§</svg:desc>
          <draw:polygon draw:style-name="gr2" draw:text-style-name="P5" draw:layer="layout" svg:width="13.842cm" svg:height="1.798cm" svg:x="2.245cm" svg:y="5.581cm" svg:viewBox="0 0 13843 1799" draw:points="6922,1799 0,1799 0,0 13843,0 13843,1799">
            <text:p/>
          </draw:polygon>
          <draw:path draw:style-name="gr3" draw:text-style-name="P6" draw:layer="layout" svg:width="0.38cm" svg:height="0.629cm" svg:x="2.237cm" svg:y="6.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2.697cm" svg:y="5.9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3.052cm" svg:y="6.128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608cm" svg:height="0.611cm" svg:x="3.735cm" svg:y="6.25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8cm" svg:height="0.629cm" svg:x="4.635cm" svg:y="6.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5.095cm" svg:y="5.9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5.449cm" svg:y="6.128cm" svg:viewBox="0 0 331 414" svg:d="M327 42c4-11 4-11 4-15 0-12-11-21-21-21-8 0-21 4-27 17-2 2-8 23-11 35l-14 54c-2 17-23 96-25 104 0 0-29 57-79 57-44 0-44-42-44-55 0-35 15-74 34-124 8-21 12-27 12-40 0-31-27-54-62-54-65 0-94 87-94 98 0 8 8 8 10 8 11 0 11-2 13-10 17-52 44-77 69-77 10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436cm" svg:height="0.646cm" svg:x="6.025cm" svg:y="5.5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6.491cm" svg:y="5.76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5.969cm" svg:y="6.54cm" svg:viewBox="0 0 1001 40" draw:points="499,40 0,40 0,0 1001,0 1001,40">
            <text:p/>
          </draw:polygon>
          <draw:path draw:style-name="gr3" draw:text-style-name="P6" draw:layer="layout" svg:width="0.436cm" svg:height="0.646cm" svg:x="6.004cm" svg:y="6.7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6.47cm" svg:y="7.0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7.381cm" svg:y="6.45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8.332cm" svg:y="6.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8.791cm" svg:y="5.9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9.189cm" svg:y="5.93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9.432cm" svg:y="6.128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3cm" svg:x="9.86cm" svg:y="6.013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10.405cm" svg:y="6.128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10.815cm" svg:y="5.93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608cm" svg:height="0.611cm" svg:x="11.356cm" svg:y="6.25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8cm" svg:height="0.629cm" svg:x="12.257cm" svg:y="6.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2.714cm" svg:y="5.9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3.112cm" svg:y="5.93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3.355cm" svg:y="6.128cm" svg:viewBox="0 0 345 291" svg:d="M129 216c-6 21-27 57-60 57-2 0-21 0-36-9 27-8 29-31 29-35 0-15-10-25-25-25-18 0-37 17-37 39 0 34 35 48 69 48 29 0 54-18 70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471cm" svg:height="0.473cm" svg:x="13.784cm" svg:y="6.013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14.331cm" svg:y="6.128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14.738cm" svg:y="5.93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436cm" svg:height="0.646cm" svg:x="15.192cm" svg:y="5.5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15.658cm" svg:y="5.76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15.133cm" svg:y="6.54cm" svg:viewBox="0 0 1001 40" draw:points="499,40 0,40 0,0 1001,0 1001,40">
            <text:p/>
          </draw:polygon>
          <draw:path draw:style-name="gr3" draw:text-style-name="P6" draw:layer="layout" svg:width="0.436cm" svg:height="0.646cm" svg:x="15.171cm" svg:y="6.7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5.637cm" svg:y="7.0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</draw:g>
        <draw:g xml:id="id56" draw:id="id56">
          <svg:title>TexMaths</svg:title>
          <svg:desc>26§display§ 3^{2y} \frac{ dy }{ dx } - 3^{2(x + y)} \frac{ dy }{ dx } \right) = 3^{2(x + y)}  - 3^{2x} §svg§600§FALSE§</svg:desc>
          <draw:polygon draw:style-name="gr2" draw:text-style-name="P5" draw:layer="layout" svg:width="13.865cm" svg:height="1.798cm" svg:x="2.246cm" svg:y="7.782cm" svg:viewBox="0 0 13866 1799" draw:points="6933,1799 0,1799 0,0 13866,0 13866,1799">
            <text:p/>
          </draw:polygon>
          <draw:path draw:style-name="gr3" draw:text-style-name="P6" draw:layer="layout" svg:width="0.38cm" svg:height="0.629cm" svg:x="2.238cm" svg:y="8.3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2.698cm" svg:y="8.1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3.051cm" svg:y="8.329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436cm" svg:height="0.646cm" svg:x="3.628cm" svg:y="7.73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093cm" svg:y="7.96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3.571cm" svg:y="8.741cm" svg:viewBox="0 0 1001 40" draw:points="499,40 0,40 0,0 1001,0 1001,40">
            <text:p/>
          </draw:polygon>
          <draw:path draw:style-name="gr3" draw:text-style-name="P6" draw:layer="layout" svg:width="0.436cm" svg:height="0.646cm" svg:x="3.607cm" svg:y="8.98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073cm" svg:y="9.21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559cm" svg:height="0.039cm" svg:x="4.957cm" svg:y="8.741cm" svg:viewBox="0 0 560 40" svg:d="M528 40c15 0 32 0 32-21 0-19-17-19-32-19h-497c-14 0-31 0-31 19 0 21 17 21 31 21z">
            <text:p/>
          </draw:path>
          <draw:path draw:style-name="gr3" draw:text-style-name="P6" draw:layer="layout" svg:width="0.38cm" svg:height="0.629cm" svg:x="5.834cm" svg:y="8.3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6.292cm" svg:y="8.1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6.689cm" svg:y="8.131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6.933cm" svg:y="8.329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3cm" svg:x="7.361cm" svg:y="8.214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7.908cm" svg:y="8.329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8.316cm" svg:y="8.131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436cm" svg:height="0.646cm" svg:x="8.77cm" svg:y="7.736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23cm" svg:height="0.592cm" svg:x="9.235cm" svg:y="7.96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8.711cm" svg:y="8.741cm" svg:viewBox="0 0 1001 40" draw:points="499,40 0,40 0,0 1001,0 1001,40">
            <text:p/>
          </draw:polygon>
          <draw:path draw:style-name="gr3" draw:text-style-name="P6" draw:layer="layout" svg:width="0.436cm" svg:height="0.646cm" svg:x="8.749cm" svg:y="8.982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9.215cm" svg:y="9.2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215cm" svg:x="10.124cm" svg:y="8.6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1.076cm" svg:y="8.381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1.536cm" svg:y="8.1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1.933cm" svg:y="8.131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2.175cm" svg:y="8.329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71cm" svg:height="0.473cm" svg:x="12.603cm" svg:y="8.214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13.15cm" svg:y="8.329cm" svg:viewBox="0 0 331 414" svg:d="M327 42c4-11 4-11 4-15 0-12-11-21-21-21-8 0-21 4-27 17-2 2-8 23-11 35l-14 54c-2 17-23 96-25 104 0 0-29 57-79 57-44 0-44-42-44-55 0-35 15-74 34-124 8-21 12-27 12-40 0-31-27-54-62-54-65 0-94 87-94 98 0 8 8 8 10 8 11 0 11-2 13-10 17-52 44-77 69-77 10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13.56cm" svg:y="8.131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559cm" svg:height="0.039cm" svg:x="14.124cm" svg:y="8.741cm" svg:viewBox="0 0 560 40" svg:d="M528 40c15 0 32 0 32-21 0-19-17-19-32-19h-497c-14 0-31 0-31 19 0 21 17 21 31 21z">
            <text:p/>
          </draw:path>
          <draw:path draw:style-name="gr3" draw:text-style-name="P6" draw:layer="layout" svg:width="0.38cm" svg:height="0.629cm" svg:x="14.999cm" svg:y="8.3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5.459cm" svg:y="8.1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15.813cm" svg:y="8.329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</draw:g>
        <draw:g xml:id="id55" draw:id="id55">
          <svg:title>TexMaths</svg:title>
          <svg:desc>22§display§[\ \text {Dividing throught by } 2.(\log 3) \ ]§svg§600§FALSE§</svg:desc>
          <draw:polygon draw:style-name="gr2" draw:text-style-name="P5" draw:layer="layout" svg:width="10.916cm" svg:height="0.696cm" svg:x="16.538cm" svg:y="6.176cm" svg:viewBox="0 0 10917 697" draw:points="5458,697 0,697 0,0 10917,0 10917,697">
            <text:p/>
          </draw:polygon>
          <draw:polygon draw:style-name="gr3" draw:text-style-name="P6" draw:layer="layout" svg:width="0.106cm" svg:height="0.773cm" svg:x="16.591cm" svg:y="6.137cm" svg:viewBox="0 0 107 774" draw:points="107,774 107,744 32,744 32,32 107,32 107,0 0,0 0,774">
            <text:p/>
          </draw:polygon>
          <draw:path draw:style-name="gr3" draw:text-style-name="P6" draw:layer="layout" svg:width="0.52cm" svg:height="0.528cm" svg:x="16.999cm" svg:y="6.188cm" svg:viewBox="0 0 521 529" svg:d="M0 0v25h19c60 0 60 8 60 35v410c0 28 0 35-60 35h-19v24h283c131 0 238-114 238-260 0-148-104-269-238-269zM185 505c-37 0-39-5-39-30v-420c0-25 2-30 39-30h77c48 0 102 15 141 72 33 45 41 112 41 172 0 86-15 132-43 171-16 21-60 65-139 65z">
            <text:p/>
          </draw:path>
          <draw:path draw:style-name="gr3" draw:text-style-name="P6" draw:layer="layout" svg:width="0.166cm" svg:height="0.518cm" svg:x="17.589cm" svg:y="6.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6" draw:layer="layout" svg:width="0.379cm" svg:height="0.342cm" svg:x="17.791cm" svg:y="6.383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6" draw:layer="layout" svg:width="0.166cm" svg:height="0.518cm" svg:x="18.21cm" svg:y="6.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6" draw:layer="layout" svg:width="0.383cm" svg:height="0.546cm" svg:x="18.426cm" svg:y="6.181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6" draw:layer="layout" svg:width="0.166cm" svg:height="0.518cm" svg:x="18.856cm" svg:y="6.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6" draw:layer="layout" svg:width="0.39cm" svg:height="0.342cm" svg:x="19.069cm" svg:y="6.37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6" draw:layer="layout" svg:width="0.355cm" svg:height="0.511cm" svg:x="19.495cm" svg:y="6.36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6" draw:layer="layout" svg:width="0.244cm" svg:height="0.485cm" svg:x="20.134cm" svg:y="6.24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6" draw:layer="layout" svg:width="0.39cm" svg:height="0.537cm" svg:x="20.443cm" svg:y="6.18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6" draw:layer="layout" svg:width="0.261cm" svg:height="0.342cm" svg:x="20.869cm" svg:y="6.37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21.174cm" svg:y="6.37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6" draw:layer="layout" svg:width="0.39cm" svg:height="0.351cm" svg:x="21.563cm" svg:y="6.37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6" draw:layer="layout" svg:width="0.355cm" svg:height="0.511cm" svg:x="21.989cm" svg:y="6.36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6" draw:layer="layout" svg:width="0.39cm" svg:height="0.537cm" svg:x="22.379cm" svg:y="6.18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6" draw:layer="layout" svg:width="0.244cm" svg:height="0.485cm" svg:x="22.777cm" svg:y="6.24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6" draw:layer="layout" svg:width="0.383cm" svg:height="0.546cm" svg:x="23.342cm" svg:y="6.18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6" draw:layer="layout" svg:width="0.379cm" svg:height="0.492cm" svg:x="23.743cm" svg:y="6.383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6" draw:layer="layout" svg:width="0.309cm" svg:height="0.516cm" svg:x="24.433cm" svg:y="6.2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6" draw:layer="layout" svg:width="0.083cm" svg:height="0.083cm" svg:x="24.847cm" svg:y="6.63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5.072cm" svg:y="6.1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173cm" svg:height="0.537cm" svg:x="25.322cm" svg:y="6.181cm" svg:viewBox="0 0 174 538" svg:d="M113 0l-113 9v24c55 0 62 6 62 43v402c0 36-9 36-62 36v24c26-1 67-1 86-1 20 0 58 0 88 1v-24c-53 0-61 0-61-36z">
            <text:p/>
          </draw:path>
          <draw:path draw:style-name="gr3" draw:text-style-name="P6" draw:layer="layout" svg:width="0.344cm" svg:height="0.356cm" svg:x="25.533cm" svg:y="6.37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6" draw:layer="layout" svg:width="0.355cm" svg:height="0.511cm" svg:x="25.921cm" svg:y="6.36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6" draw:layer="layout" svg:width="0.321cm" svg:height="0.532cm" svg:x="26.457cm" svg:y="6.20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6" draw:layer="layout" svg:width="0.18cm" svg:height="0.773cm" svg:x="26.855cm" svg:y="6.1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7.387cm" svg:y="6.137cm" svg:viewBox="0 0 107 774" draw:points="107,0 0,0 0,32 76,32 76,744 0,744 0,774 107,774">
            <text:p/>
          </draw:polygon>
        </draw:g>
        <draw:g xml:id="id57" draw:id="id57">
          <svg:title>TexMaths</svg:title>
          <svg:desc>26§display§( 3^{2y}  - 3^{2(x + y)}) \frac{ dy }{ dx } \right) = 3^{2(x + y)}  - 3^{2x} §svg§600§FALSE§</svg:desc>
          <draw:polygon draw:style-name="gr2" draw:text-style-name="P5" draw:layer="layout" svg:width="13.357cm" svg:height="1.798cm" svg:x="2.238cm" svg:y="10.282cm" svg:viewBox="0 0 13358 1799" draw:points="6679,1799 0,1799 0,0 13358,0 13358,1799">
            <text:p/>
          </draw:polygon>
          <draw:path draw:style-name="gr3" draw:text-style-name="P6" draw:layer="layout" svg:width="0.213cm" svg:height="0.914cm" svg:x="2.282cm" svg:y="10.80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2.585cm" svg:y="10.881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3.045cm" svg:y="10.6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3cm" svg:height="0.413cm" svg:x="3.399cm" svg:y="10.829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559cm" svg:height="0.039cm" svg:x="4.087cm" svg:y="11.241cm" svg:viewBox="0 0 560 40" svg:d="M528 40c17 0 32 0 32-21 0-19-15-19-32-19h-497c-14 0-31 0-31 19 0 21 17 21 31 21z">
            <text:p/>
          </draw:path>
          <draw:path draw:style-name="gr3" draw:text-style-name="P6" draw:layer="layout" svg:width="0.38cm" svg:height="0.629cm" svg:x="4.963cm" svg:y="10.8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5.423cm" svg:y="10.6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5.82cm" svg:y="10.631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6.063cm" svg:y="10.829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3cm" svg:x="6.492cm" svg:y="10.714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7.037cm" svg:y="10.829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7.446cm" svg:y="10.631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213cm" svg:height="0.914cm" svg:x="7.783cm" svg:y="10.80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8.254cm" svg:y="10.23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8.719cm" svg:y="10.46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8.197cm" svg:y="11.241cm" svg:viewBox="0 0 1001 40" draw:points="499,40 0,40 0,0 1001,0 1001,40">
            <text:p/>
          </draw:polygon>
          <draw:path draw:style-name="gr3" draw:text-style-name="P6" draw:layer="layout" svg:width="0.436cm" svg:height="0.646cm" svg:x="8.233cm" svg:y="11.48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8.699cm" svg:y="11.71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9.61cm" svg:y="11.1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0.56cm" svg:y="10.8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1.02cm" svg:y="10.6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167cm" svg:height="0.64cm" svg:x="11.417cm" svg:y="10.631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6" draw:layer="layout" svg:width="0.344cm" svg:height="0.29cm" svg:x="11.661cm" svg:y="10.829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3cm" svg:x="12.089cm" svg:y="10.714cm" svg:viewBox="0 0 472 474" svg:d="M252 252h197c9 0 23 0 23-15 0-16-14-16-23-16h-197v-198c0-8 0-23-15-23-17 0-17 15-17 23v198h-197c-8 0-23 0-23 16 0 15 15 15 23 15h197v197c0 9 0 25 17 25 15 0 15-14 15-25z">
            <text:p/>
          </draw:path>
          <draw:path draw:style-name="gr3" draw:text-style-name="P6" draw:layer="layout" svg:width="0.33cm" svg:height="0.413cm" svg:x="12.634cm" svg:y="10.829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167cm" svg:height="0.64cm" svg:x="13.044cm" svg:y="10.631cm" svg:viewBox="0 0 168 641" svg:d="M12 0c-4 0-12 0-12 8 0 2 2 4 6 9 56 52 117 137 117 303 0 133-42 235-111 298-12 12-12 12-12 16 0 3 2 7 8 7 9 0 69-42 113-123 29-52 47-123 47-198 0-89-27-231-156-320z">
            <text:p/>
          </draw:path>
          <draw:path draw:style-name="gr3" draw:text-style-name="P6" draw:layer="layout" svg:width="0.559cm" svg:height="0.039cm" svg:x="13.61cm" svg:y="11.241cm" svg:viewBox="0 0 560 40" svg:d="M528 40c15 0 32 0 32-21 0-19-17-19-32-19h-497c-14 0-31 0-31 19 0 21 17 21 31 21z">
            <text:p/>
          </draw:path>
          <draw:path draw:style-name="gr3" draw:text-style-name="P6" draw:layer="layout" svg:width="0.38cm" svg:height="0.629cm" svg:x="14.485cm" svg:y="10.88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84cm" svg:height="0.425cm" svg:x="14.943cm" svg:y="10.6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15.299cm" svg:y="10.829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</draw:g>
        <draw:g xml:id="id59" draw:id="id59">
          <svg:title>TexMaths</svg:title>
          <svg:desc>26§display§\frac{ dy }{ dx } \right) = \frac{ 3^{2(x + y)}  - 3^{2x} }{ 3^{2y}  - 3^{2(x + y)} } = \frac{ 3^{2x} + 3^{2y} - 3^{2x} }{ 3^{2y} - 3^{2x} - 3^{2y}}§svg§600§FALSE§</svg:desc>
          <draw:polygon draw:style-name="gr2" draw:text-style-name="P5" draw:layer="layout" svg:width="15.042cm" svg:height="2.003cm" svg:x="3.487cm" svg:y="12.585cm" svg:viewBox="0 0 15043 2004" draw:points="7523,2004 0,2004 0,0 15043,0 15043,2004">
            <text:p/>
          </draw:polygon>
          <draw:path draw:style-name="gr3" draw:text-style-name="P6" draw:layer="layout" svg:width="0.436cm" svg:height="0.646cm" svg:x="3.499cm" svg:y="12.716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8-23-28-42 0-23 3-29 7-44zM245 527c-4 16-4 18-18 35-40 50-77 65-102 65-46 0-61-50-61-86 0-46 30-160 52-202 28-54 69-87 107-87 60 0 72 75 72 81 0 4-2 10-4 15z">
            <text:p/>
          </draw:path>
          <draw:path draw:style-name="gr3" draw:text-style-name="P6" draw:layer="layout" svg:width="0.423cm" svg:height="0.592cm" svg:x="3.963cm" svg:y="12.947cm" svg:viewBox="0 0 424 593" svg:d="M420 56c4-12 4-14 4-21 0-16-14-25-27-25-10 0-25 5-33 19-2 4-8 33-13 50-6 23-12 48-18 73l-42 166c-2 13-41 77-102 77-48 0-58-39-58-74 0-42 17-98 48-179 14-38 17-48 17-67 0-42-30-75-75-75-88 0-121 133-121 142 0 8 8 8 10 8 11 0 11-2 15-17 25-85 62-112 94-112 6 0 22 0 22 29 0 23-8 46-16 64-36 96-52 150-52 192 0 81 58 110 112 110 35 0 67-16 92-41-11 48-23 91-59 141-25 31-60 58-102 58-12 0-54-4-68-39 14 0 25 0 39-10 9-9 17-21 17-38 0-29-25-33-33-33-21 0-52 14-52 60s41 79 97 79c96 0 190-83 215-187z">
            <text:p/>
          </draw:path>
          <draw:polygon draw:style-name="gr3" draw:text-style-name="P6" draw:layer="layout" svg:width="0.999cm" svg:height="0.039cm" svg:x="3.441cm" svg:y="13.723cm" svg:viewBox="0 0 1000 40" draw:points="499,40 0,40 0,0 1000,0 1000,40">
            <text:p/>
          </draw:polygon>
          <draw:path draw:style-name="gr3" draw:text-style-name="P6" draw:layer="layout" svg:width="0.436cm" svg:height="0.646cm" svg:x="3.478cm" svg:y="13.963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8-23-28-42 0-23 3-29 7-44zM245 527c-4 16-4 18-18 35-40 50-77 65-102 65-46 0-61-50-61-86 0-46 30-160 52-202 28-54 69-87 107-87 60 0 72 75 72 81 0 4-2 10-4 15z">
            <text:p/>
          </draw:path>
          <draw:path draw:style-name="gr3" draw:text-style-name="P6" draw:layer="layout" svg:width="0.457cm" svg:height="0.415cm" svg:x="3.942cm" svg:y="14.192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5 0 147-118 147-141 0-9-8-9-10-9-8 0-10 3-12 9-30 100-94 120-123 120-36 0-50-29-50-60 0-21 6-39 17-81z">
            <text:p/>
          </draw:path>
          <draw:path draw:style-name="gr3" draw:text-style-name="P6" draw:layer="layout" svg:width="0.608cm" svg:height="0.215cm" svg:x="4.853cm" svg:y="13.63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3cm" svg:x="5.914cm" svg:y="12.741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6.374cm" svg:y="12.5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167cm" svg:height="0.64cm" svg:x="6.771cm" svg:y="12.539cm" svg:viewBox="0 0 168 641" svg:d="M156 0c-123 85-156 223-156 321 0 89 27 231 156 320 4 0 12 0 12-6 0-4-2-6-6-11-87-77-118-187-118-303 0-173 66-259 120-306 2-3 4-5 4-7 0-8-8-8-12-8z">
            <text:p/>
          </draw:path>
          <draw:path draw:style-name="gr3" draw:text-style-name="P6" draw:layer="layout" svg:width="0.344cm" svg:height="0.29cm" svg:x="7.014cm" svg:y="12.737cm" svg:viewBox="0 0 345 291" svg:d="M129 216c-6 21-27 57-60 57-2 0-21 0-36-9 27-8 29-31 29-35 0-15-10-25-25-25-18 0-37 17-37 40 0 33 35 47 69 47 29 0 54-18 70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71cm" svg:height="0.474cm" svg:x="7.443cm" svg:y="12.622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6" draw:layer="layout" svg:width="0.33cm" svg:height="0.413cm" svg:x="7.988cm" svg:y="12.737cm" svg:viewBox="0 0 331 414" svg:d="M329 42c2-11 2-11 2-15 0-12-11-21-21-21-8 0-21 4-27 17-2 2-8 23-11 35l-14 54c-2 17-23 96-25 104 0 0-29 57-79 57-44 0-44-42-44-54 0-36 15-75 34-125 8-21 12-27 12-40 0-31-27-54-62-54-65 0-94 87-94 98 0 8 8 8 10 8 11 0 11-2 13-10 17-52 44-77 69-77 12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  <draw:path draw:style-name="gr3" draw:text-style-name="P6" draw:layer="layout" svg:width="0.167cm" svg:height="0.64cm" svg:x="8.397cm" svg:y="12.539cm" svg:viewBox="0 0 168 641" svg:d="M12 0c-4 0-12 0-12 8 0 2 2 4 6 9 56 52 117 137 117 304 0 133-42 235-111 297-12 13-12 13-12 17 0 2 2 6 8 6 9 0 69-42 113-123 29-52 47-123 47-197 0-90-27-231-156-321z">
            <text:p/>
          </draw:path>
          <draw:path draw:style-name="gr3" draw:text-style-name="P6" draw:layer="layout" svg:width="0.558cm" svg:height="0.039cm" svg:x="8.961cm" svg:y="13.103cm" svg:viewBox="0 0 559 40" svg:d="M528 40c15 0 31 0 31-21 0-19-16-19-31-19h-497c-14 0-31 0-31 19 0 21 17 21 31 21z">
            <text:p/>
          </draw:path>
          <draw:path draw:style-name="gr3" draw:text-style-name="P6" draw:layer="layout" svg:width="0.38cm" svg:height="0.63cm" svg:x="9.839cm" svg:y="12.741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0.296cm" svg:y="12.5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44cm" svg:height="0.29cm" svg:x="10.652cm" svg:y="12.737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5.205cm" svg:height="0.039cm" svg:x="5.876cm" svg:y="13.723cm" svg:viewBox="0 0 5206 40" draw:points="2604,40 0,40 0,0 5206,0 5206,40">
            <text:p/>
          </draw:polygon>
          <draw:path draw:style-name="gr3" draw:text-style-name="P6" draw:layer="layout" svg:width="0.38cm" svg:height="0.63cm" svg:x="5.924cm" svg:y="14.004cm" svg:viewBox="0 0 381 631" svg:d="M229 287c75-23 127-87 127-160 0-75-81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6.384cm" svg:y="13.92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3cm" svg:height="0.413cm" svg:x="6.738cm" svg:y="14.067cm" svg:viewBox="0 0 331 414" svg:d="M327 42c4-11 4-11 4-15 0-12-11-21-21-21-8 0-21 4-27 17-2 2-8 23-11 35l-14 54c-2 17-23 96-25 104 0 0-29 57-79 57-44 0-44-42-44-54 0-36 15-75 34-125 8-21 12-27 12-40 0-31-27-54-62-54-65 0-94 87-94 98 0 8 8 8 10 8 11 0 11-2 13-10 17-52 44-77 69-77 10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  <draw:path draw:style-name="gr3" draw:text-style-name="P6" draw:layer="layout" svg:width="0.558cm" svg:height="0.039cm" svg:x="7.426cm" svg:y="14.366cm" svg:viewBox="0 0 559 40" svg:d="M528 40c15 0 31 0 31-21 0-19-16-19-31-19h-497c-14 0-31 0-31 19 0 21 17 21 31 21z">
            <text:p/>
          </draw:path>
          <draw:path draw:style-name="gr3" draw:text-style-name="P6" draw:layer="layout" svg:width="0.38cm" svg:height="0.63cm" svg:x="8.302cm" svg:y="14.004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8.761cm" svg:y="13.92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167cm" svg:height="0.64cm" svg:x="9.158cm" svg:y="13.869cm" svg:viewBox="0 0 168 641" svg:d="M156 0c-123 85-156 223-156 321 0 89 27 231 156 320 4 0 12 0 12-6 0-4-2-6-6-11-87-77-118-187-118-303 0-173 66-259 120-306 2-3 4-5 4-7 0-8-8-8-12-8z">
            <text:p/>
          </draw:path>
          <draw:path draw:style-name="gr3" draw:text-style-name="P6" draw:layer="layout" svg:width="0.344cm" svg:height="0.29cm" svg:x="9.402cm" svg:y="14.067cm" svg:viewBox="0 0 345 291" svg:d="M129 216c-6 21-27 57-60 57-2 0-21 0-36-9 27-8 29-31 29-35 0-15-10-25-25-25-18 0-37 17-37 40 0 33 35 47 67 47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71cm" svg:height="0.474cm" svg:x="9.83cm" svg:y="13.952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6" draw:layer="layout" svg:width="0.33cm" svg:height="0.413cm" svg:x="10.375cm" svg:y="14.067cm" svg:viewBox="0 0 331 414" svg:d="M327 42c4-11 4-11 4-15 0-12-11-21-21-21-8 0-21 4-27 17-2 2-8 23-11 35l-14 54c-2 17-23 96-25 104 0 0-29 57-79 57-44 0-44-42-44-54 0-36 15-75 34-125 8-21 12-27 12-40 0-31-27-54-62-54-65 0-94 87-94 98 0 8 8 8 10 8 11 0 11-2 13-10 17-52 44-77 69-77 10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  <draw:path draw:style-name="gr3" draw:text-style-name="P6" draw:layer="layout" svg:width="0.167cm" svg:height="0.64cm" svg:x="10.785cm" svg:y="13.869cm" svg:viewBox="0 0 168 641" svg:d="M12 0c-4 0-12 0-12 8 0 2 2 4 6 9 56 52 117 137 117 304 0 133-42 235-111 297-12 13-12 13-12 17 0 2 2 6 8 6 9 0 69-42 113-123 29-52 47-123 47-197 0-90-27-231-156-321z">
            <text:p/>
          </draw:path>
          <draw:path draw:style-name="gr3" draw:text-style-name="P6" draw:layer="layout" svg:width="0.608cm" svg:height="0.215cm" svg:x="11.496cm" svg:y="13.63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3cm" svg:x="12.557cm" svg:y="12.741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3.017cm" svg:y="12.5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44cm" svg:height="0.29cm" svg:x="13.37cm" svg:y="12.737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608cm" svg:height="0.611cm" svg:x="14.054cm" svg:y="12.81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8cm" svg:height="0.63cm" svg:x="14.955cm" svg:y="12.741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5.415cm" svg:y="12.5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3cm" svg:height="0.413cm" svg:x="15.768cm" svg:y="12.737cm" svg:viewBox="0 0 331 414" svg:d="M329 42c2-11 2-11 2-15 0-12-11-21-21-21-8 0-21 4-27 17-2 2-8 23-11 35l-14 54c-2 17-23 96-25 104 0 0-29 57-79 57-44 0-44-42-44-54 0-36 15-75 34-125 8-21 12-27 12-40 0-31-27-54-62-54-65 0-94 87-94 98 0 8 8 8 10 8 11 0 11-2 13-10 17-52 44-77 69-77 12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  <draw:path draw:style-name="gr3" draw:text-style-name="P6" draw:layer="layout" svg:width="0.558cm" svg:height="0.039cm" svg:x="16.454cm" svg:y="13.103cm" svg:viewBox="0 0 559 40" svg:d="M528 40c15 0 31 0 31-21 0-19-16-19-31-19h-497c-14 0-31 0-31 19 0 21 17 21 31 21z">
            <text:p/>
          </draw:path>
          <draw:path draw:style-name="gr3" draw:text-style-name="P6" draw:layer="layout" svg:width="0.38cm" svg:height="0.63cm" svg:x="17.332cm" svg:y="12.741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7.79cm" svg:y="12.5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44cm" svg:height="0.29cm" svg:x="18.145cm" svg:y="12.737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6.058cm" svg:height="0.039cm" svg:x="12.519cm" svg:y="13.723cm" svg:viewBox="0 0 6059 40" draw:points="3028,40 0,40 0,0 6059,0 6059,40">
            <text:p/>
          </draw:polygon>
          <draw:path draw:style-name="gr3" draw:text-style-name="P6" draw:layer="layout" svg:width="0.38cm" svg:height="0.63cm" svg:x="12.567cm" svg:y="13.988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3.027cm" svg:y="13.90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3cm" svg:height="0.413cm" svg:x="13.381cm" svg:y="14.05cm" svg:viewBox="0 0 331 414" svg:d="M327 42c4-11 4-11 4-15 0-12-11-21-21-21-8 0-21 4-27 17-2 2-8 23-11 35l-14 54c-2 17-23 96-25 104 0 0-29 57-79 57-44 0-44-42-44-54 0-36 15-75 34-125 8-21 12-27 12-40 0-31-27-54-62-54-65 0-94 87-94 98 0 8 8 8 10 8 11 0 11-2 13-10 17-52 44-77 69-77 12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  <draw:path draw:style-name="gr3" draw:text-style-name="P6" draw:layer="layout" svg:width="0.558cm" svg:height="0.039cm" svg:x="14.069cm" svg:y="14.35cm" svg:viewBox="0 0 559 40" svg:d="M528 40c15 0 31 0 31-21 0-19-16-19-31-19h-497c-14 0-31 0-31 19 0 21 17 21 31 21z">
            <text:p/>
          </draw:path>
          <draw:path draw:style-name="gr3" draw:text-style-name="P6" draw:layer="layout" svg:width="0.38cm" svg:height="0.63cm" svg:x="14.945cm" svg:y="13.988cm" svg:viewBox="0 0 381 631" svg:d="M229 287c75-23 127-87 127-160 0-75-81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5.402cm" svg:y="13.90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44cm" svg:height="0.29cm" svg:x="15.758cm" svg:y="14.05cm" svg:viewBox="0 0 345 291" svg:d="M129 216c-6 21-27 57-60 57-2 0-21 0-36-9 27-8 29-31 29-35 0-15-10-25-25-25-18 0-37 17-37 40 0 33 35 47 67 47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558cm" svg:height="0.039cm" svg:x="16.467cm" svg:y="14.35cm" svg:viewBox="0 0 559 40" svg:d="M528 40c15 0 31 0 31-21 0-19-16-19-31-19h-497c-14 0-31 0-31 19 0 21 17 21 31 21z">
            <text:p/>
          </draw:path>
          <draw:path draw:style-name="gr3" draw:text-style-name="P6" draw:layer="layout" svg:width="0.38cm" svg:height="0.63cm" svg:x="17.343cm" svg:y="13.988cm" svg:viewBox="0 0 381 631" svg:d="M229 287c75-23 127-87 127-160 0-75-81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6" draw:layer="layout" svg:width="0.284cm" svg:height="0.426cm" svg:x="17.8cm" svg:y="13.90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3cm" svg:height="0.413cm" svg:x="18.156cm" svg:y="14.05cm" svg:viewBox="0 0 331 414" svg:d="M327 42c4-11 4-11 4-15 0-12-11-21-21-21-8 0-21 4-27 17-2 2-8 23-11 35l-14 54c-2 17-23 96-25 104 0 0-29 57-79 57-44 0-44-42-44-54 0-36 15-75 34-125 8-21 12-27 12-40 0-31-27-54-62-54-65 0-94 87-94 98 0 8 8 8 10 8 11 0 11-2 13-10 17-52 44-77 69-77 10 0 16 6 16 21 0 16-6 29-8 37-31 79-38 104-38 131 0 11 0 42 25 63 19 16 46 18 65 18 25 0 48-8 68-29-8 36-14 63-41 96-17 21-44 42-77 42-4 0-35 0-48-21 33-4 33-36 33-36 0-20-18-25-25-25-14 0-37 13-37 42 0 33 31 56 77 56 64 0 145-50 164-129z">
            <text:p/>
          </draw:path>
        </draw:g>
        <draw:g xml:id="id58" draw:id="id58">
          <svg:title>TexMaths</svg:title>
          <svg:desc>28§display§\therefore§svg§600§FALSE§</svg:desc>
          <draw:polygon draw:style-name="gr2" draw:text-style-name="P5" draw:layer="layout" svg:width="0.528cm" svg:height="0.433cm" svg:x="1.891cm" svg:y="13.388cm" svg:viewBox="0 0 529 434" draw:points="265,434 0,434 0,0 529,0 529,434">
            <text:p/>
          </draw:polygon>
          <draw:path draw:style-name="gr3" draw:text-style-name="P6" draw:layer="layout" svg:width="0.598cm" svg:height="0.531cm" svg:x="1.871cm" svg:y="13.33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62" draw:id="id62">
          <svg:title>TexMaths</svg:title>
          <svg:desc>26§display§= - \frac{ 3^{2y} }{ 3^{2x} }§svg§600§FALSE§</svg:desc>
          <draw:polygon draw:style-name="gr2" draw:text-style-name="P5" draw:layer="layout" svg:width="2.974cm" svg:height="1.931cm" svg:x="18.943cm" svg:y="12.586cm" svg:viewBox="0 0 2975 1932" draw:points="1489,1932 0,1932 0,0 2975,0 2975,1932">
            <text:p/>
          </draw:polygon>
          <draw:path draw:style-name="gr3" draw:text-style-name="P6" draw:layer="layout" svg:width="0.608cm" svg:height="0.215cm" svg:x="18.949cm" svg:y="13.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19.937cm" svg:y="13.667cm" svg:viewBox="0 0 559 40" svg:d="M528 40c15 0 31 0 31-21 0-19-16-19-31-19h-497c-14 0-31 0-31 19 0 21 17 21 31 21z">
            <text:p/>
          </draw:path>
          <draw:path draw:style-name="gr3" draw:text-style-name="P6" draw:layer="layout" svg:width="0.379cm" svg:height="0.629cm" svg:x="20.731cm" svg:y="12.688cm" svg:viewBox="0 0 380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5 152-104 152-40 0-108-17-141-71 33 7 60-14 60-50 0-33-23-52-50-52-23 0-52 15-52 55 0 83 85 143 185 143 112 0 195-83 195-177 0-75-56-145-151-166z">
            <text:p/>
          </draw:path>
          <draw:path draw:style-name="gr3" draw:text-style-name="P6" draw:layer="layout" svg:width="0.284cm" svg:height="0.425cm" svg:x="21.188cm" svg:y="12.54cm" svg:viewBox="0 0 285 426" svg:d="M285 310h-23c-2 14-8 52-17 58-4 4-54 4-62 4h-119c67-60 90-77 129-108 48-37 92-77 92-139 0-77-69-125-152-125-79 0-133 56-133 114 0 34 27 38 33 38 17 0 36-13 36-36 0-10-5-33-38-33 19-46 63-60 94-60 64 0 97 50 97 102 0 56-39 100-60 124l-156 152c-6 7-6 9-6 25h266z">
            <text:p/>
          </draw:path>
          <draw:path draw:style-name="gr3" draw:text-style-name="P6" draw:layer="layout" svg:width="0.33cm" svg:height="0.413cm" svg:x="21.542cm" svg:y="12.683cm" svg:viewBox="0 0 331 414" svg:d="M326 42c5-11 5-11 5-15 0-12-11-21-21-21-9 0-21 4-27 17-2 2-9 23-11 35l-14 54c-2 17-23 96-25 104 0 0-29 56-79 56-44 0-44-41-44-54 0-35 15-75 33-124 9-21 13-27 13-40 0-31-27-54-62-54-65 0-94 87-94 98 0 8 8 8 10 8 11 0 11-2 13-10 17-52 44-77 68-77 11 0 17 6 17 21 0 16-6 29-8 37-31 79-38 104-38 131 0 10 0 41 25 62 19 17 46 19 65 19 25 0 48-8 68-29-8 35-14 62-41 96-17 20-44 41-77 41-4 0-35 0-48-21 33-4 33-35 33-35 0-21-18-25-25-25-14 0-37 13-37 42 0 33 31 56 77 56 64 0 145-50 164-129z">
            <text:p/>
          </draw:path>
          <draw:polygon draw:style-name="gr3" draw:text-style-name="P6" draw:layer="layout" svg:width="1.282cm" svg:height="0.039cm" svg:x="20.681cm" svg:y="13.667cm" svg:viewBox="0 0 1283 40" draw:points="640,40 0,40 0,0 1283,0 1283,40">
            <text:p/>
          </draw:polygon>
          <draw:path draw:style-name="gr3" draw:text-style-name="P6" draw:layer="layout" svg:width="0.379cm" svg:height="0.629cm" svg:x="20.721cm" svg:y="13.933cm" svg:viewBox="0 0 380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5 152-104 152-40 0-108-17-141-71 33 7 60-14 60-50 0-33-23-52-50-52-23 0-52 15-52 55 0 83 85 143 185 143 112 0 195-83 195-177 0-75-58-145-151-166z">
            <text:p/>
          </draw:path>
          <draw:path draw:style-name="gr3" draw:text-style-name="P6" draw:layer="layout" svg:width="0.284cm" svg:height="0.425cm" svg:x="21.178cm" svg:y="13.852cm" svg:viewBox="0 0 285 426" svg:d="M285 310h-23c-2 14-8 52-17 58-4 4-54 4-62 4h-119c67-60 90-77 129-108 48-37 92-77 92-139 0-77-69-125-152-125-79 0-133 56-133 114 0 34 27 38 33 38 17 0 36-13 36-36 0-10-5-33-38-33 19-46 63-60 94-60 64 0 97 50 97 102 0 56-39 100-60 124l-156 152c-6 7-6 9-6 25h266z">
            <text:p/>
          </draw:path>
          <draw:path draw:style-name="gr3" draw:text-style-name="P6" draw:layer="layout" svg:width="0.344cm" svg:height="0.29cm" svg:x="21.534cm" svg:y="13.995cm" svg:viewBox="0 0 345 291" svg:d="M129 216c-6 21-27 56-60 56-2 0-21 0-36-8 27-8 29-31 29-35 0-15-10-25-25-25-18 0-37 16-37 39 0 34 35 48 67 48 31 0 56-19 72-46 17 34 52 46 77 46 75 0 113-81 113-100 0-8-9-8-11-8-8 0-8 4-10 12-15 44-52 77-90 77-25 0-39-16-39-41 0-17 16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</draw:g>
        <draw:g xml:id="id63" draw:id="id63">
          <svg:title>TexMaths</svg:title>
          <svg:desc>26§display§= - 3^{2(x-y)}§svg§600§FALSE§</svg:desc>
          <draw:polygon draw:style-name="gr2" draw:text-style-name="P5" draw:layer="layout" svg:width="4.282cm" svg:height="0.788cm" svg:x="22.445cm" svg:y="13.088cm" svg:viewBox="0 0 4283 789" draw:points="2141,789 0,789 0,0 4283,0 4283,789">
            <text:p/>
          </draw:polygon>
          <draw:path draw:style-name="gr3" draw:text-style-name="P6" draw:layer="layout" svg:width="0.609cm" svg:height="0.216cm" svg:x="22.451cm" svg:y="13.565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6" draw:layer="layout" svg:width="0.559cm" svg:height="0.039cm" svg:x="23.439cm" svg:y="13.652cm" svg:viewBox="0 0 560 40" svg:d="M528 40c15 0 32 0 32-21 0-19-17-19-32-19h-497c-14 0-31 0-31 19 0 21 17 21 31 21z">
            <text:p/>
          </draw:path>
          <draw:path draw:style-name="gr3" draw:text-style-name="P6" draw:layer="layout" svg:width="0.38cm" svg:height="0.63cm" svg:x="24.113cm" svg:y="13.29cm" svg:viewBox="0 0 381 631" svg:d="M229 287c75-22 127-87 127-160 0-75-79-127-169-127-93 0-162 54-162 125 0 29 21 48 46 48 29 0 48-21 48-48 0-46-44-46-57-46 27-44 88-56 121-56 38 0 90 21 90 102 0 12-3 65-28 106-27 44-58 46-81 48-6 0-29 2-35 2-8 0-15 2-15 11 0 10 7 10 23 10h40c75 0 110 63 110 152 0 125-64 152-104 152-39 0-108-17-141-71 33 7 60-14 60-50 0-33-23-52-50-52-23 0-52 15-52 54 0 84 85 144 185 144 112 0 196-83 196-177 0-75-59-146-152-167z">
            <text:p/>
          </draw:path>
          <draw:path draw:style-name="gr3" draw:text-style-name="P6" draw:layer="layout" svg:width="0.284cm" svg:height="0.426cm" svg:x="24.571cm" svg:y="13.096cm" svg:viewBox="0 0 285 427" svg:d="M285 310h-23c-2 15-8 52-17 59-4 4-54 4-62 4h-119c67-61 90-77 129-108 48-38 92-78 92-140 0-77-69-125-152-125-79 0-133 56-133 115 0 33 27 37 33 37 17 0 36-12 36-35 0-11-5-34-38-34 19-46 63-60 94-60 64 0 98 50 98 102 0 56-40 100-61 125l-156 152c-6 6-6 8-6 25h266z">
            <text:p/>
          </draw:path>
          <draw:path draw:style-name="gr3" draw:text-style-name="P6" draw:layer="layout" svg:width="0.168cm" svg:height="0.641cm" svg:x="24.97cm" svg:y="13.042cm" svg:viewBox="0 0 169 642" svg:d="M156 0c-123 85-156 223-156 321 0 89 27 231 156 321 4 0 13 0 13-7 0-4-3-6-7-10-87-77-118-188-118-304 0-173 66-259 120-306 2-3 5-5 5-7 0-8-9-8-13-8z">
            <text:p/>
          </draw:path>
          <draw:path draw:style-name="gr3" draw:text-style-name="P6" draw:layer="layout" svg:width="0.344cm" svg:height="0.291cm" svg:x="25.212cm" svg:y="13.24cm" svg:viewBox="0 0 345 292" svg:d="M129 217c-6 20-27 56-60 56-2 0-21 0-36-8 27-9 29-32 29-36 0-14-10-25-25-25-18 0-37 17-37 40 0 33 35 48 67 48 31 0 56-19 72-46 17 33 52 46 77 46 75 0 113-82 113-100 0-9-9-9-11-9-8 0-8 4-10 13-15 44-54 77-90 77-25 0-39-17-39-42 0-16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34cm" svg:height="0.032cm" svg:x="25.665cm" svg:y="13.346cm" svg:viewBox="0 0 435 33" svg:d="M410 33c8 0 25 0 25-16 0-17-15-17-25-17h-385c-10 0-25 0-25 17 0 16 15 16 25 16z">
            <text:p/>
          </draw:path>
          <draw:path draw:style-name="gr3" draw:text-style-name="P6" draw:layer="layout" svg:width="0.33cm" svg:height="0.414cm" svg:x="26.198cm" svg:y="13.24cm" svg:viewBox="0 0 331 415" svg:d="M329 42c2-11 2-11 2-15 0-12-11-21-21-21-8 0-21 4-27 17-2 2-8 23-10 35l-15 54c-2 17-23 96-25 105 0 0-29 56-79 56-44 0-44-42-44-54 0-36 15-75 34-125 8-21 12-27 12-40 0-31-27-54-62-54-65 0-94 87-94 98 0 8 8 8 10 8 11 0 11-2 13-10 17-52 44-77 69-77 12 0 16 6 16 21 0 16-6 29-8 37-31 79-38 104-38 131 0 11 0 42 25 63 19 16 46 19 65 19 25 0 48-9 69-30-9 36-15 63-42 96-17 21-44 42-77 42-4 0-35 0-48-21 33-4 33-35 33-35 0-21-18-25-25-25-14 0-37 12-37 41 0 34 31 57 77 57 64 0 146-50 164-130z">
            <text:p/>
          </draw:path>
          <draw:path draw:style-name="gr3" draw:text-style-name="P6" draw:layer="layout" svg:width="0.168cm" svg:height="0.641cm" svg:x="26.605cm" svg:y="13.042cm" svg:viewBox="0 0 169 642" svg:d="M12 0c-4 0-12 0-12 8 0 2 2 4 6 9 56 52 117 137 117 304 0 133-42 235-111 298-12 12-12 12-12 16 0 2 2 7 8 7 9 0 69-42 113-123 29-52 48-123 48-198 0-90-28-231-157-321z">
            <text:p/>
          </draw:path>
        </draw:g>
        <draw:custom-shape draw:style-name="gr4" draw:text-style-name="P13" xml:id="id61" draw:id="id61" draw:layer="layout" svg:width="1.475cm" svg:height="0.793cm" draw:transform="rotate (-1.5070918090971) translate (18.035cm 10.622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 xml:id="id60" draw:id="id60">
          <svg:title>TexMaths</svg:title>
          <svg:desc>22§display§.\ .\ .\ . \  \  \left[ \ \  \text { From }  (I) \  \ \ \right]§svg§600§FALSE§</svg:desc>
          <draw:polygon draw:style-name="gr2" draw:text-style-name="P5" draw:layer="layout" svg:width="7.119cm" svg:height="0.696cm" svg:x="18.439cm" svg:y="10.374cm" svg:viewBox="0 0 7120 697" draw:points="3559,697 0,697 0,0 7120,0 7120,697">
            <text:p/>
          </draw:polygon>
          <draw:path draw:style-name="gr3" draw:text-style-name="P6" draw:layer="layout" svg:width="0.083cm" svg:height="0.083cm" svg:x="18.467cm" svg:y="10.83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939cm" svg:y="10.83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412cm" svg:y="10.83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884cm" svg:y="10.833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20.768cm" svg:y="10.335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21.69cm" svg:y="10.39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22.127cm" svg:y="10.57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22.43cm" svg:y="10.569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6" draw:layer="layout" svg:width="0.605cm" svg:height="0.342cm" svg:x="22.82cm" svg:y="10.572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3.774cm" svg:y="10.33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6" draw:layer="layout" svg:width="0.358cm" svg:height="0.528cm" svg:x="24.024cm" svg:y="10.386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4.443cm" svg:y="10.33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olygon draw:style-name="gr3" draw:text-style-name="P6" draw:layer="layout" svg:width="0.106cm" svg:height="0.773cm" svg:x="25.491cm" svg:y="10.335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  <anim:par smil:begin="0s" smil:fill="hold" presentation:node-type="with-previous" presentation:preset-class="entrance" presentation:preset-id="ooo-entrance-compress">
                  <anim:set smil:begin="0s" smil:dur="0.001s" smil:fill="hold" smil:targetElement="id61" smil:attributeName="visibility" smil:to="visible"/>
                  <anim:animate smil:dur="1s" smil:fill="hold" smil:targetElement="id61" smil:attributeName="width" smil:values="width+.3;width" smil:keyTimes="0;1"/>
                  <anim:animate smil:dur="1s" smil:fill="hold" smil:targetElement="id61" smil:attributeName="height" smil:values="height;height" smil:keyTimes="0;1"/>
                  <anim:transitionFilter smil:dur="1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373cm" svg:x="0.8cm" svg:y="0.627cm" presentation:class="title" presentation:user-transformed="true">
          <draw:text-box>
            <text:p xml:id="id64" text:id="id64" text:style-name="P8"><text:span text:style-name="T25"><text:s text:c="13"/></text:span><text:span text:style-name="T25"><text:tab/></text:span><text:span text:style-name="T25"><text:tab/></text:span><text:span text:style-name="T23"><text:line-break/></text:span><text:span text:style-name="T24"> <text:s text:c="4"/></text:span><text:span text:style-name="T24">(v) Given that, <text:s/></text:span><text:span text:style-name="T23"><text:line-break/></text:span><text:span text:style-name="T24"><text:tab/></text:span><text:span text:style-name="T24"><text:line-break/></text:span><text:span text:style-name="T24"><text:line-break/></text:span><text:span text:style-name="T24"><text:line-break/></text:span><text:span text:style-name="T24"> <text:s text:c="8"/></text:span><text:span text:style-name="T24"><text:line-break/></text:span><text:span text:style-name="T31"> <text:s text:c="14"/></text:span><text:span text:style-name="T24"><text:line-break/></text:span><text:span text:style-name="T24"> <text:s text:c="35"/></text:span><text:span text:style-name="T23"><text:line-break/></text:span><text:span text:style-name="T24"><text:tab/></text:span><text:span text:style-name="T24"><text:tab/></text:span><text:span text:style-name="T24"><text:line-break/></text:span><text:span text:style-name="T22"><text:tab/></text:span><text:span text:style-name="T22"><text:tab/></text:span><text:span text:style-name="T24"><text:line-break/></text:span><text:span text:style-name="T24"> <text:s text:c="6"/></text:span><text:span text:style-name="T23"><text:line-break/></text:span><text:span text:style-name="T32"> <text:s text:c="7"/></text:span><text:span text:style-name="T21"><text:s/></text:span><text:span text:style-name="T21"><text:tab/></text:span><text:span text:style-name="T33"> </text:span><text:span text:style-name="T33"><text:line-break/></text:span><text:span text:style-name="T33"><text:tab/></text:span><text:span text:style-name="T33"> </text:span></text:p>
          </draw:text-box>
        </draw:frame>
        <draw:g xml:id="id65" draw:id="id65">
          <svg:title>TexMaths</svg:title>
          <svg:desc>28§display§xe^y + ye^x = 1§svg§600§FALSE§</svg:desc>
          <draw:polygon draw:style-name="gr2" draw:text-style-name="P5" draw:layer="layout" svg:width="5.793cm" svg:height="0.814cm" svg:x="8.256cm" svg:y="1.389cm" svg:viewBox="0 0 5794 815" draw:points="2898,815 0,815 0,0 5794,0 5794,815">
            <text:p/>
          </draw:polygon>
          <draw:path draw:style-name="gr3" draw:text-style-name="P6" draw:layer="layout" svg:width="0.492cm" svg:height="0.447cm" svg:x="8.236cm" svg:y="1.61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38cm" svg:height="0.447cm" svg:x="8.814cm" svg:y="1.615cm" svg:viewBox="0 0 381 448" svg:d="M139 208c29 0 103-2 152-22 70-29 74-88 74-101 0-45-38-85-105-85-110 0-260 96-260 269 0 100 58 179 155 179 143 0 226-106 226-117 0-7-7-13-14-13-4 0-6 2-11 11-78 96-186 96-199 96-76 0-85-83-85-114 0-11 0-42 15-103zM94 186c38-150 139-164 166-164 47 0 71 29 71 63 0 101-156 101-197 101z">
            <text:p/>
          </draw:path>
          <draw:path draw:style-name="gr3" draw:text-style-name="P6" draw:layer="layout" svg:width="0.355cm" svg:height="0.444cm" svg:x="9.26cm" svg:y="1.34cm" svg:viewBox="0 0 356 445" svg:d="M354 45c2-11 2-11 2-16 0-13-11-22-22-22-9 0-23 4-29 18-3 2-9 24-12 38l-15 58c-3 18-25 103-27 112 0 0-32 60-85 60-47 0-47-45-47-58 0-38 15-81 36-134 9-23 13-29 13-43 0-33-29-58-67-58-70 0-101 94-101 105 0 9 9 9 11 9 11 0 11-2 14-11 18-56 47-83 74-83 13 0 17 7 17 23 0 17-6 31-8 40-34 85-41 112-41 141 0 11 0 45 27 67 20 18 49 20 70 20 26 0 51-9 73-31-9 38-15 67-44 103-18 22-47 44-83 44-5 0-38 0-52-22 36-4 36-38 36-38 0-22-20-27-27-27-15 0-40 14-40 45 0 36 33 60 83 60 69 0 157-53 177-138z">
            <text:p/>
          </draw:path>
          <draw:path draw:style-name="gr3" draw:text-style-name="P6" draw:layer="layout" svg:width="0.655cm" svg:height="0.657cm" svg:x="9.974cm" svg:y="1.47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10.93cm" svg:y="1.615cm" svg:viewBox="0 0 457 638" svg:d="M452 60c5-13 5-15 5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38cm" svg:height="0.447cm" svg:x="11.466cm" svg:y="1.615cm" svg:viewBox="0 0 381 448" svg:d="M139 208c29 0 103-2 152-22 70-29 74-88 74-101 0-45-38-85-105-85-110 0-260 96-260 269 0 100 58 179 155 179 143 0 226-106 226-117 0-7-7-13-14-13-4 0-6 2-11 11-78 96-186 96-199 96-76 0-85-83-85-114 0-11 0-42 15-103zM94 186c38-150 139-164 166-164 47 0 71 29 71 63 0 101-156 101-197 101z">
            <text:p/>
          </draw:path>
          <draw:path draw:style-name="gr3" draw:text-style-name="P6" draw:layer="layout" svg:width="0.371cm" svg:height="0.312cm" svg:x="11.911cm" svg:y="1.34cm" svg:viewBox="0 0 372 313" svg:d="M139 233c-7 22-29 60-65 60-2 0-22 0-38-9 29-9 31-33 31-38 0-16-11-27-27-27-20 0-40 18-40 43 0 36 38 51 72 51 33 0 60-20 78-49 18 36 56 49 83 49 81 0 121-87 121-107 0-9-9-9-11-9-9 0-9 4-12 13-15 47-56 83-96 83-27 0-42-18-42-45 0-18 18-80 35-158 16-54 47-70 70-70 0 0 22 0 36 9-20 7-29 25-29 38 0 16 11 27 26 27 16 0 41-13 41-43 0-40-45-51-74-51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655cm" svg:height="0.232cm" svg:x="12.702cm" svg:y="1.689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26cm" svg:height="0.657cm" svg:x="13.775cm" svg:y="1.394cm" svg:viewBox="0 0 327 658" svg:d="M204 25c0-23 0-25-25-25-60 63-148 63-179 63v31c20 0 78 0 130-27v513c0 35-2 47-92 47h-31v31c33-5 121-5 159-5 40 0 125 0 161 5v-31h-31c-90 0-92-12-92-47z">
            <text:p/>
          </draw:path>
        </draw:g>
        <draw:g xml:id="id66" draw:id="id66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3.652cm" svg:y="2.686cm" svg:viewBox="0 0 5824 564" draw:points="2912,564 0,564 0,0 5824,0 5824,564">
            <text:p/>
          </draw:polygon>
          <draw:path draw:style-name="gr3" draw:text-style-name="P6" draw:layer="layout" svg:width="0.615cm" svg:height="0.626cm" svg:x="3.637cm" svg:y="2.661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4.334cm" svg:y="2.673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4.581cm" svg:y="2.64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17cm" svg:y="3.188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777cm" svg:y="2.882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6.507cm" svg:y="3.188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015cm" svg:y="2.882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7.454cm" svg:y="3.188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955cm" svg:y="2.713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8.342cm" svg:y="3.188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847cm" svg:y="2.882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9.423cm" svg:y="3.188cm" svg:viewBox="0 0 100 100" svg:d="M100 50c0-27-23-50-50-50s-50 23-50 50 23 50 50 50 50-23 50-50z">
            <text:p/>
          </draw:path>
        </draw:g>
        <draw:g xml:id="id67" draw:id="id67">
          <svg:title>TexMaths</svg:title>
          <svg:desc>26§display§\frac{d}{dx}(xe^y) + \frac{d}{dx}(ye^x) = \frac{d}{dx}(1)§svg§600§FALSE§</svg:desc>
          <draw:polygon draw:style-name="gr2" draw:text-style-name="P5" draw:layer="layout" svg:width="11.038cm" svg:height="1.798cm" svg:x="3.686cm" svg:y="3.787cm" svg:viewBox="0 0 11039 1799" draw:points="5521,1799 0,1799 0,0 11039,0 11039,1799">
            <text:p/>
          </draw:polygon>
          <draw:path draw:style-name="gr3" draw:text-style-name="P6" draw:layer="layout" svg:width="0.436cm" svg:height="0.646cm" svg:x="3.937cm" svg:y="3.741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3.64cm" svg:y="4.746cm" svg:viewBox="0 0 1001 40" draw:points="499,40 0,40 0,0 1001,0 1001,40">
            <text:p/>
          </draw:polygon>
          <draw:path draw:style-name="gr3" draw:text-style-name="P6" draw:layer="layout" svg:width="0.436cm" svg:height="0.646cm" svg:x="3.677cm" svg:y="4.98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141cm" svg:y="5.21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4.838cm" svg:y="4.3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5.129cm" svg:y="4.5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353cm" svg:height="0.415cm" svg:x="5.668cm" svg:y="4.5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3cm" svg:height="0.413cm" svg:x="6.08cm" svg:y="4.334cm" svg:viewBox="0 0 331 414" svg:d="M327 42c4-11 4-11 4-15 0-12-11-21-21-21-8 0-21 4-27 17-2 2-8 23-10 35l-15 54c-2 17-23 96-25 104 0 0-29 57-79 57-44 0-44-42-44-55 0-35 15-74 34-124 8-21 12-27 12-40 0-31-27-54-62-54-65 0-94 87-94 98 0 8 8 8 10 8 11 0 11-2 13-10 17-52 44-77 69-77 10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213cm" svg:height="0.914cm" svg:x="6.542cm" svg:y="4.3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7.099cm" svg:y="4.461cm" svg:viewBox="0 0 609 612" svg:d="M325 325h255c13 0 29 0 29-19s-16-19-29-19h-255v-256c0-14 0-31-19-31s-19 17-19 31v256h-256c-14 0-31 0-31 19s17 19 31 19h256v255c0 13 0 32 19 32s19-19 19-32z">
            <text:p/>
          </draw:path>
          <draw:path draw:style-name="gr3" draw:text-style-name="P6" draw:layer="layout" svg:width="0.436cm" svg:height="0.646cm" svg:x="8.37cm" svg:y="3.741cm" svg:viewBox="0 0 437 647" svg:d="M437 10c0-2 0-10-13-10-12 0-99 8-116 10-6 0-13 5-13 17 0 13 9 13 23 13 44 0 46 6 46 14l-2 19-56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1cm" svg:height="0.039cm" svg:x="8.073cm" svg:y="4.746cm" svg:viewBox="0 0 1001 40" draw:points="499,40 0,40 0,0 1001,0 1001,40">
            <text:p/>
          </draw:polygon>
          <draw:path draw:style-name="gr3" draw:text-style-name="P6" draw:layer="layout" svg:width="0.436cm" svg:height="0.646cm" svg:x="8.108cm" svg:y="4.98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8.574cm" svg:y="5.21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213cm" svg:height="0.914cm" svg:x="9.271cm" svg:y="4.3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9.562cm" svg:y="4.5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353cm" svg:height="0.415cm" svg:x="10.057cm" svg:y="4.5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10.471cm" svg:y="4.334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10.954cm" svg:y="4.3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1.561cm" svg:y="4.6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2.882cm" svg:y="3.741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1cm" svg:height="0.039cm" svg:x="12.585cm" svg:y="4.746cm" svg:viewBox="0 0 1001 40" draw:points="499,40 0,40 0,0 1001,0 1001,40">
            <text:p/>
          </draw:polygon>
          <draw:path draw:style-name="gr3" draw:text-style-name="P6" draw:layer="layout" svg:width="0.436cm" svg:height="0.646cm" svg:x="12.622cm" svg:y="4.98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3.088cm" svg:y="5.21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6" draw:layer="layout" svg:width="0.213cm" svg:height="0.914cm" svg:x="13.783cm" svg:y="4.3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14.13cm" svg:y="4.386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213cm" svg:height="0.914cm" svg:x="14.557cm" svg:y="4.3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68" draw:id="id68">
          <svg:title>TexMaths</svg:title>
          <svg:desc>26§display§x\frac{d}{dx}(e^y) + e^y \frac{d}{dx}(x) + y\frac{d}{dx}(e^x) + e^x \frac{dy}{dx} =  0§svg§600§FALSE§</svg:desc>
          <draw:polygon draw:style-name="gr2" draw:text-style-name="P5" draw:layer="layout" svg:width="16.926cm" svg:height="1.798cm" svg:x="3.66cm" svg:y="6.086cm" svg:viewBox="0 0 16927 1799" draw:points="8463,1799 0,1799 0,0 16927,0 16927,1799">
            <text:p/>
          </draw:polygon>
          <draw:path draw:style-name="gr3" draw:text-style-name="P6" draw:layer="layout" svg:width="0.457cm" svg:height="0.415cm" svg:x="3.641cm" svg:y="6.88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436cm" svg:height="0.646cm" svg:x="4.544cm" svg:y="6.0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4.246cm" svg:y="7.045cm" svg:viewBox="0 0 1000 40" draw:points="499,40 0,40 0,0 1000,0 1000,40">
            <text:p/>
          </draw:polygon>
          <draw:path draw:style-name="gr3" draw:text-style-name="P6" draw:layer="layout" svg:width="0.436cm" svg:height="0.646cm" svg:x="4.282cm" svg:y="7.28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748cm" svg:y="7.5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5.444cm" svg:y="6.60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5.75cm" svg:y="6.88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3cm" svg:height="0.413cm" svg:x="6.164cm" svg:y="6.633cm" svg:viewBox="0 0 331 414" svg:d="M327 42c4-11 4-11 4-15 0-12-11-21-21-21-8 0-21 4-27 17-2 2-8 23-11 35l-14 54c-2 17-23 96-25 104 0 0-29 57-79 57-44 0-44-42-44-55 0-35 15-74 34-124 8-21 12-27 12-40 0-31-27-54-62-54-65 0-94 87-94 98 0 8 8 8 10 8 11 0 11-2 13-10 17-52 44-77 69-77 10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213cm" svg:height="0.914cm" svg:x="6.626cm" svg:y="6.60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7.183cm" svg:y="6.7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53cm" svg:height="0.415cm" svg:x="8.088cm" svg:y="6.88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3cm" svg:height="0.413cm" svg:x="8.502cm" svg:y="6.633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436cm" svg:height="0.646cm" svg:x="9.317cm" svg:y="6.0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9.02cm" svg:y="7.045cm" svg:viewBox="0 0 1000 40" draw:points="499,40 0,40 0,0 1000,0 1000,40">
            <text:p/>
          </draw:polygon>
          <draw:path draw:style-name="gr3" draw:text-style-name="P6" draw:layer="layout" svg:width="0.436cm" svg:height="0.646cm" svg:x="9.057cm" svg:y="7.286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9.523cm" svg:y="7.5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0.218cm" svg:y="6.60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0.509cm" svg:y="6.88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1.058cm" svg:y="6.60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1.615cm" svg:y="6.7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1cm" svg:height="0.592cm" svg:x="12.504cm" svg:y="6.889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436cm" svg:height="0.646cm" svg:x="13.365cm" svg:y="6.0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olygon draw:style-name="gr3" draw:text-style-name="P6" draw:layer="layout" svg:width="0.999cm" svg:height="0.039cm" svg:x="13.067cm" svg:y="7.045cm" svg:viewBox="0 0 1000 40" draw:points="499,40 0,40 0,0 1000,0 1000,40">
            <text:p/>
          </draw:polygon>
          <draw:path draw:style-name="gr3" draw:text-style-name="P6" draw:layer="layout" svg:width="0.436cm" svg:height="0.646cm" svg:x="13.105cm" svg:y="7.28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3.571cm" svg:y="7.51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4.265cm" svg:y="6.60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14.573cm" svg:y="6.88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4.987cm" svg:y="6.633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13cm" svg:height="0.914cm" svg:x="15.468cm" svg:y="6.60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6.025cm" svg:y="6.7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53cm" svg:height="0.415cm" svg:x="16.93cm" svg:y="6.88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17.344cm" svg:y="6.633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36cm" svg:height="0.646cm" svg:x="17.941cm" svg:y="6.0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8.406cm" svg:y="6.271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17.884cm" svg:y="7.045cm" svg:viewBox="0 0 1000 40" draw:points="499,40 0,40 0,0 1000,0 1000,40">
            <text:p/>
          </draw:polygon>
          <draw:path draw:style-name="gr3" draw:text-style-name="P6" draw:layer="layout" svg:width="0.436cm" svg:height="0.646cm" svg:x="17.92cm" svg:y="7.28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8.386cm" svg:y="7.51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9.297cm" svg:y="6.9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20.245cm" svg:y="6.685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0 189-13 87-65 117-107 117z">
            <text:p/>
          </draw:path>
        </draw:g>
        <draw:g xml:id="id69" draw:id="id69">
          <svg:title>TexMaths</svg:title>
          <svg:desc>26§display§x e^y \frac{dy}{dx} + e^y (1) + y (e^x) + e^x \frac{dy}{dx} =  0§svg§600§FALSE§</svg:desc>
          <draw:polygon draw:style-name="gr2" draw:text-style-name="P5" draw:layer="layout" svg:width="13.715cm" svg:height="1.798cm" svg:x="3.659cm" svg:y="8.387cm" svg:viewBox="0 0 13716 1799" draw:points="6858,1799 0,1799 0,0 13716,0 13716,1799">
            <text:p/>
          </draw:polygon>
          <draw:path draw:style-name="gr3" draw:text-style-name="P6" draw:layer="layout" svg:width="0.457cm" svg:height="0.415cm" svg:x="3.64cm" svg:y="9.1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353cm" svg:height="0.415cm" svg:x="4.177cm" svg:y="9.1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3cm" svg:height="0.413cm" svg:x="4.591cm" svg:y="8.934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436cm" svg:height="0.646cm" svg:x="5.167cm" svg:y="8.34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5.633cm" svg:y="8.57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5.111cm" svg:y="9.346cm" svg:viewBox="0 0 1000 40" draw:points="499,40 0,40 0,0 1000,0 1000,40">
            <text:p/>
          </draw:polygon>
          <draw:path draw:style-name="gr3" draw:text-style-name="P6" draw:layer="layout" svg:width="0.436cm" svg:height="0.646cm" svg:x="5.146cm" svg:y="9.5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5.612cm" svg:y="9.81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1cm" svg:x="6.471cm" svg:y="9.0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53cm" svg:height="0.415cm" svg:x="7.376cm" svg:y="9.1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3cm" svg:height="0.413cm" svg:x="7.79cm" svg:y="8.934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213cm" svg:height="0.914cm" svg:x="8.289cm" svg:y="8.9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8.636cm" svg:y="8.986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213cm" svg:height="0.914cm" svg:x="9.063cm" svg:y="8.9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9.62cm" svg:y="9.0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3cm" svg:height="0.592cm" svg:x="10.51cm" svg:y="9.1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11.055cm" svg:y="8.9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11.361cm" svg:y="9.1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1.775cm" svg:y="8.934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13cm" svg:height="0.914cm" svg:x="12.257cm" svg:y="8.9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2.815cm" svg:y="9.0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53cm" svg:height="0.415cm" svg:x="13.72cm" svg:y="9.1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14.134cm" svg:y="8.934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436cm" svg:height="0.646cm" svg:x="14.731cm" svg:y="8.34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5.194cm" svg:y="8.572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14.672cm" svg:y="9.346cm" svg:viewBox="0 0 1000 40" draw:points="499,40 0,40 0,0 1000,0 1000,40">
            <text:p/>
          </draw:polygon>
          <draw:path draw:style-name="gr3" draw:text-style-name="P6" draw:layer="layout" svg:width="0.436cm" svg:height="0.646cm" svg:x="14.71cm" svg:y="9.5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5.174cm" svg:y="9.81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6.085cm" svg:y="9.2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7.033cm" svg:y="8.986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0 189-13 87-65 117-107 117z">
            <text:p/>
          </draw:path>
        </draw:g>
        <draw:g xml:id="id70" draw:id="id70">
          <svg:title>TexMaths</svg:title>
          <svg:desc>26§display§( xe^y + e^x ) \frac{dy}{dx} =  - y e^x - e^y §svg§600§FALSE§</svg:desc>
          <draw:polygon draw:style-name="gr2" draw:text-style-name="P5" draw:layer="layout" svg:width="10.421cm" svg:height="1.798cm" svg:x="3.64cm" svg:y="10.487cm" svg:viewBox="0 0 10422 1799" draw:points="5212,1799 0,1799 0,0 10422,0 10422,1799">
            <text:p/>
          </draw:polygon>
          <draw:path draw:style-name="gr3" draw:text-style-name="P6" draw:layer="layout" svg:width="0.213cm" svg:height="0.914cm" svg:x="3.684cm" svg:y="11.00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3.977cm" svg:y="11.2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353cm" svg:height="0.415cm" svg:x="4.514cm" svg:y="11.2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3cm" svg:height="0.413cm" svg:x="4.927cm" svg:y="11.034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  <draw:path draw:style-name="gr3" draw:text-style-name="P6" draw:layer="layout" svg:width="0.608cm" svg:height="0.611cm" svg:x="5.591cm" svg:y="11.161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53cm" svg:height="0.415cm" svg:x="6.496cm" svg:y="11.2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344cm" svg:height="0.29cm" svg:x="6.91cm" svg:y="11.034cm" svg:viewBox="0 0 345 291" svg:d="M129 216c-6 21-27 57-60 57-2 0-21 0-36-9 27-8 29-31 29-35 0-15-10-25-25-25-18 0-37 17-37 39 0 34 35 48 69 48 29 0 54-18 70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213cm" svg:height="0.914cm" svg:x="7.39cm" svg:y="11.00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7.86cm" svg:y="10.44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3cm" svg:height="0.592cm" svg:x="8.326cm" svg:y="10.672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7.804cm" svg:y="11.446cm" svg:viewBox="0 0 1000 40" draw:points="499,40 0,40 0,0 1000,0 1000,40">
            <text:p/>
          </draw:polygon>
          <draw:path draw:style-name="gr3" draw:text-style-name="P6" draw:layer="layout" svg:width="0.436cm" svg:height="0.646cm" svg:x="7.841cm" svg:y="11.6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8.305cm" svg:y="11.91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9.216cm" svg:y="11.3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10.206cm" svg:y="11.446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10.868cm" svg:y="11.29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353cm" svg:height="0.415cm" svg:x="11.363cm" svg:y="11.2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44cm" svg:height="0.29cm" svg:x="11.776cm" svg:y="11.034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558cm" svg:height="0.039cm" svg:x="12.486cm" svg:y="11.446cm" svg:viewBox="0 0 559 40" svg:d="M528 40c15 0 31 0 31-21 0-19-16-19-31-19h-497c-14 0-31 0-31 19 0 21 17 21 31 21z">
            <text:p/>
          </draw:path>
          <draw:path draw:style-name="gr3" draw:text-style-name="P6" draw:layer="layout" svg:width="0.353cm" svg:height="0.415cm" svg:x="13.365cm" svg:y="11.29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33cm" svg:height="0.413cm" svg:x="13.779cm" svg:y="11.034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2-41 96-17 21-44 41-77 41-4 0-35 0-48-20 33-5 33-36 33-36 0-21-18-25-25-25-14 0-37 13-37 42 0 33 31 56 77 56 64 0 146-50 164-129z">
            <text:p/>
          </draw:path>
        </draw:g>
        <draw:g xml:id="id71" draw:id="id71">
          <svg:title>TexMaths</svg:title>
          <svg:desc>26§display§\frac{dy}{dx} = - \frac{ y e^x + e^y }{ xe^y + e^x }   = - \frac{ e^y + y e^x }{ e^x + xe^y }  §svg§600§FALSE§</svg:desc>
          <draw:polygon draw:style-name="gr2" draw:text-style-name="P5" draw:layer="layout" svg:width="11.982cm" svg:height="1.865cm" svg:x="3.888cm" svg:y="12.787cm" svg:viewBox="0 0 11983 1866" draw:points="5993,1866 0,1866 0,0 11983,0 11983,1866">
            <text:p/>
          </draw:polygon>
          <draw:path draw:style-name="gr3" draw:text-style-name="P6" draw:layer="layout" svg:width="0.436cm" svg:height="0.646cm" svg:x="3.9cm" svg:y="12.741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364cm" svg:y="12.97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6" draw:layer="layout" svg:width="1cm" svg:height="0.039cm" svg:x="3.842cm" svg:y="13.746cm" svg:viewBox="0 0 1001 40" draw:points="499,40 0,40 0,0 1001,0 1001,40">
            <text:p/>
          </draw:polygon>
          <draw:path draw:style-name="gr3" draw:text-style-name="P6" draw:layer="layout" svg:width="0.436cm" svg:height="0.646cm" svg:x="3.879cm" svg:y="13.987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343cm" svg:y="14.21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608cm" svg:height="0.215cm" svg:x="5.254cm" svg:y="13.65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6.245cm" svg:y="13.746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7.035cm" svg:y="12.97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353cm" svg:height="0.415cm" svg:x="7.532cm" svg:y="12.97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44cm" svg:height="0.29cm" svg:x="7.946cm" svg:y="12.762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608cm" svg:height="0.611cm" svg:x="8.63cm" svg:y="12.84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53cm" svg:height="0.415cm" svg:x="9.535cm" svg:y="12.97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3cm" svg:height="0.413cm" svg:x="9.947cm" svg:y="12.762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3-41 96-17 21-44 41-77 41-4 0-35 0-48-20 33-5 33-36 33-36 0-21-18-25-25-25-14 0-37 13-37 42 0 33 31 56 77 56 64 0 146-50 164-129z">
            <text:p/>
          </draw:path>
          <draw:polygon draw:style-name="gr3" draw:text-style-name="P6" draw:layer="layout" svg:width="3.392cm" svg:height="0.039cm" svg:x="6.989cm" svg:y="13.746cm" svg:viewBox="0 0 3393 40" draw:points="1695,40 0,40 0,0 3393,0 3393,40">
            <text:p/>
          </draw:polygon>
          <draw:path draw:style-name="gr3" draw:text-style-name="P6" draw:layer="layout" svg:width="0.457cm" svg:height="0.415cm" svg:x="7.014cm" svg:y="14.21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353cm" svg:height="0.415cm" svg:x="7.553cm" svg:y="14.216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3cm" svg:height="0.413cm" svg:x="7.967cm" svg:y="14.075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3-41 96-17 21-44 41-77 41-4 0-35 0-48-20 33-5 33-36 33-36 0-21-18-25-25-25-14 0-37 13-37 42 0 33 31 56 77 56 64 0 146-50 164-129z">
            <text:p/>
          </draw:path>
          <draw:path draw:style-name="gr3" draw:text-style-name="P6" draw:layer="layout" svg:width="0.608cm" svg:height="0.611cm" svg:x="8.63cm" svg:y="14.08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53cm" svg:height="0.415cm" svg:x="9.535cm" svg:y="14.216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44cm" svg:height="0.29cm" svg:x="9.949cm" svg:y="14.075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608cm" svg:height="0.215cm" svg:x="10.794cm" svg:y="13.65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11.782cm" svg:y="13.746cm" svg:viewBox="0 0 560 40" svg:d="M528 40c15 0 32 0 32-21 0-19-17-19-32-19h-497c-14 0-31 0-31 19 0 21 17 21 31 21z">
            <text:p/>
          </draw:path>
          <draw:path draw:style-name="gr3" draw:text-style-name="P6" draw:layer="layout" svg:width="0.353cm" svg:height="0.415cm" svg:x="12.589cm" svg:y="12.97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3cm" svg:height="0.413cm" svg:x="13.003cm" svg:y="12.762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3-41 96-17 21-44 41-77 41-4 0-35 0-48-20 33-5 33-36 33-36 0-21-18-25-25-25-14 0-37 13-37 42 0 33 31 56 77 56 64 0 146-50 164-129z">
            <text:p/>
          </draw:path>
          <draw:path draw:style-name="gr3" draw:text-style-name="P6" draw:layer="layout" svg:width="0.608cm" svg:height="0.611cm" svg:x="13.666cm" svg:y="12.84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23cm" svg:height="0.592cm" svg:x="14.554cm" svg:y="12.97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353cm" svg:height="0.415cm" svg:x="15.052cm" svg:y="12.97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44cm" svg:height="0.29cm" svg:x="15.466cm" svg:y="12.762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3.392cm" svg:height="0.039cm" svg:x="12.526cm" svg:y="13.746cm" svg:viewBox="0 0 3393 40" draw:points="1695,40 0,40 0,0 3393,0 3393,40">
            <text:p/>
          </draw:polygon>
          <draw:path draw:style-name="gr3" draw:text-style-name="P6" draw:layer="layout" svg:width="0.353cm" svg:height="0.415cm" svg:x="12.568cm" svg:y="14.216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44cm" svg:height="0.29cm" svg:x="12.982cm" svg:y="14.075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608cm" svg:height="0.611cm" svg:x="13.666cm" svg:y="14.08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7cm" svg:height="0.415cm" svg:x="14.557cm" svg:y="14.21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353cm" svg:height="0.415cm" svg:x="15.093cm" svg:y="14.216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6" draw:layer="layout" svg:width="0.33cm" svg:height="0.413cm" svg:x="15.507cm" svg:y="14.075cm" svg:viewBox="0 0 331 414" svg:d="M329 42c2-11 2-11 2-15 0-12-11-21-21-21-8 0-21 4-27 17-2 2-8 23-11 35l-14 54c-2 17-23 96-25 104 0 0-29 57-79 57-44 0-44-42-44-55 0-35 15-74 34-124 8-21 12-27 12-40 0-31-27-54-62-54-65 0-94 87-94 98 0 8 8 8 10 8 11 0 11-2 13-10 17-52 44-77 69-77 12 0 16 6 16 21 0 16-6 29-8 37-31 79-38 104-38 131 0 10 0 42 25 62 19 17 46 19 65 19 25 0 48-8 68-29-8 35-14 63-41 96-17 21-44 41-77 41-4 0-35 0-48-20 33-5 33-36 33-36 0-21-18-25-25-25-14 0-37 13-37 42 0 33 31 56 77 56 64 0 146-50 164-1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width*0.05;width" smil:keyTimes="0;1"/>
                  <anim:animate smil:dur="0.5s" smil:fill="hold" smil:targetElement="id64" smil:attributeName="height" smil:values="height;height" smil:keyTimes="0;1"/>
                  <anim:animate smil:dur="0.5s" smil:fill="hold" smil:targetElement="id64" smil:attributeName="x" smil:values="x-.2;x" smil:keyTimes="0;1"/>
                  <anim:animate smil:dur="0.5s" smil:fill="hold" smil:targetElement="id64" smil:attributeName="y" smil:values="y;y" smil:keyTimes="0;1"/>
                  <anim:transitionFilter smil:dur="0.5s" smil:targetElement="id6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1" draw:text-style-name="P14" draw:layer="layout" svg:width="26.4cm" svg:height="14.573cm" svg:x="0.8cm" svg:y="0.627cm" presentation:class="title" presentation:user-transformed="true">
          <draw:text-box>
            <text:p xml:id="id72" text:id="id72" text:style-name="P8"><text:span text:style-name="T25"><text:s text:c="6"/></text:span><text:span text:style-name="T25"><text:tab/></text:span><text:span text:style-name="T23"><text:line-break/></text:span><text:span text:style-name="T24"><text:tab/></text:span><text:span text:style-name="T24">(2) If <text:s text:c="35"/>then prove that <text:s text:c="2"/></text:span><text:span text:style-name="T24"><text:line-break/></text:span><text:span text:style-name="T34"><text:tab/></text:span><text:span text:style-name="T34"><text:tab/></text:span><text:span text:style-name="T24"><text:line-break/></text:span><text:span text:style-name="T35"> <text:s text:c="3"/></text:span><text:span text:style-name="T35"><text:tab/></text:span><text:span text:style-name="T35">Solution :</text:span><text:span text:style-name="T36"> </text:span><text:span text:style-name="T37"><text:tab/></text:span><text:span text:style-name="T37"><text:line-break/></text:span><text:span text:style-name="T38"><text:tab/></text:span><text:span text:style-name="T38"><text:tab/></text:span><text:span text:style-name="T37"><text:line-break/></text:span><text:span text:style-name="T37"><text:tab/></text:span><text:span text:style-name="T37"> </text:span><text:span text:style-name="T37"><text:tab/></text:span><text:span text:style-name="T37"> <text:s text:c="6"/></text:span><text:span text:style-name="T37"><text:line-break/></text:span><text:span text:style-name="T39"><text:tab/></text:span><text:span text:style-name="T39"><text:tab/></text:span><text:span text:style-name="T37"><text:line-break/></text:span><text:span text:style-name="T37"><text:tab/></text:span><text:span text:style-name="T37"> <text:s text:c="19"/></text:span><text:span text:style-name="T37"><text:tab/></text:span><text:span text:style-name="T37"><text:tab/></text:span><text:span text:style-name="T40"><text:line-break/></text:span><text:span text:style-name="T41"><text:tab/></text:span><text:span text:style-name="T41"><text:tab/></text:span><text:span text:style-name="T40"><text:line-break/></text:span><text:span text:style-name="T37"><text:tab/></text:span><text:span text:style-name="T40"><text:tab/></text:span></text:p>
          </draw:text-box>
        </draw:frame>
        <draw:g xml:id="id73" draw:id="id73">
          <svg:title>TexMaths</svg:title>
          <svg:desc>26§display§x^m.y^n = ( x + y )^{ m + n }§svg§600§FALSE§</svg:desc>
          <draw:polygon draw:style-name="gr2" draw:text-style-name="P5" draw:layer="layout" svg:width="8.036cm" svg:height="0.911cm" svg:x="4.55cm" svg:y="1.284cm" svg:viewBox="0 0 8037 912" draw:points="4019,912 0,912 0,0 8037,0 8037,912">
            <text:p/>
          </draw:polygon>
          <draw:path draw:style-name="gr3" draw:text-style-name="P6" draw:layer="layout" svg:width="0.457cm" svg:height="0.416cm" svg:x="4.531cm" svg:y="1.609cm" svg:viewBox="0 0 458 417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5 0 147-119 147-142 0-8-8-8-10-8-8 0-10 2-12 8-30 100-94 121-123 121-35 0-50-29-50-61 0-20 6-39 17-81z">
            <text:p/>
          </draw:path>
          <draw:path draw:style-name="gr3" draw:text-style-name="P6" draw:layer="layout" svg:width="0.588cm" svg:height="0.291cm" svg:x="5.057cm" svg:y="1.353cm" svg:viewBox="0 0 589 292" svg:d="M248 233c-3 13-9 34-9 38 0 14 13 21 23 21s21-9 25-15c2-6 8-27 10-40 5-12 11-41 15-58 4-14 8-29 10-44 9-27 9-29 21-48 21-33 52-68 102-68 35 0 38 29 38 43 0 40-27 111-38 138-6 19-8 25-8 35 0 34 27 57 60 57 65 0 92-90 92-100 0-9-9-9-11-9-8 0-8 4-10 13-17 50-44 77-69 77-14 0-16-8-16-23s4-23 14-52c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1 22 21 11 0 21-9 25-15 3-6 9-27 11-40 4-12 10-41 14-58 5-14 9-29 11-44 8-27 8-31 27-58 19-25 48-58 96-58 37 0 39 31 39 43 0 17-2 25-12 61z">
            <text:p/>
          </draw:path>
          <draw:path draw:style-name="gr3" draw:text-style-name="P6" draw:layer="layout" svg:width="0.099cm" svg:height="0.099cm" svg:x="5.8cm" svg:y="1.915cm" svg:viewBox="0 0 100 100" svg:d="M100 50c0-27-23-50-50-50s-50 23-50 50 23 50 50 50 50-23 50-50z">
            <text:p/>
          </draw:path>
          <draw:path draw:style-name="gr3" draw:text-style-name="P6" draw:layer="layout" svg:width="0.423cm" svg:height="0.593cm" svg:x="6.002cm" svg:y="1.609cm" svg:viewBox="0 0 424 594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50-52 191 0 81 58 111 112 111 35 0 67-17 92-42-11 48-23 92-59 142-25 31-60 58-102 58-12 0-54-4-68-40 14 0 25 0 39-10 9-8 17-21 17-38 0-29-25-33-33-33-21 0-52 15-52 60 0 46 41 80 97 80 96 0 190-84 215-188z">
            <text:p/>
          </draw:path>
          <draw:path draw:style-name="gr3" draw:text-style-name="P6" draw:layer="layout" svg:width="0.392cm" svg:height="0.291cm" svg:x="6.484cm" svg:y="1.353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8-15-23s2-23 15-52c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6" draw:layer="layout" svg:width="0.608cm" svg:height="0.216cm" svg:x="7.258cm" svg:y="1.678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6" draw:layer="layout" svg:width="0.213cm" svg:height="0.916cm" svg:x="8.261cm" svg:y="1.325cm" svg:viewBox="0 0 214 917" svg:d="M214 908c0-2 0-4-16-21-115-114-144-287-144-429 0-158 35-318 148-433 12-10 12-13 12-17 0-6-4-8-10-8-8 0-92 62-146 179-48 100-58 202-58 279 0 73 10 184 60 288 56 112 136 171 144 171 6 0 10-3 10-9z">
            <text:p/>
          </draw:path>
          <draw:path draw:style-name="gr3" draw:text-style-name="P6" draw:layer="layout" svg:width="0.457cm" svg:height="0.416cm" svg:x="8.552cm" svg:y="1.609cm" svg:viewBox="0 0 458 417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3 0 145-119 145-142 0-8-8-8-10-8-8 0-10 2-12 8-30 100-94 121-123 121-35 0-50-29-50-61 0-20 6-39 17-81z">
            <text:p/>
          </draw:path>
          <draw:path draw:style-name="gr3" draw:text-style-name="P6" draw:layer="layout" svg:width="0.608cm" svg:height="0.611cm" svg:x="9.303cm" svg:y="1.48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6" draw:layer="layout" svg:width="0.423cm" svg:height="0.593cm" svg:x="10.191cm" svg:y="1.609cm" svg:viewBox="0 0 424 594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50-52 191 0 81 58 111 112 111 35 0 67-17 92-42-11 48-23 92-59 142-25 31-60 58-102 58-12 0-54-4-68-40 14 0 25 0 39-10 9-8 17-21 17-38 0-29-25-33-33-33-21 0-52 15-52 60 0 46 41 80 97 80 96 0 190-84 215-188z">
            <text:p/>
          </draw:path>
          <draw:path draw:style-name="gr3" draw:text-style-name="P6" draw:layer="layout" svg:width="0.213cm" svg:height="0.916cm" svg:x="10.698cm" svg:y="1.325cm" svg:viewBox="0 0 214 917" svg:d="M214 458c0-71-10-181-60-285-56-113-135-173-146-173-4 0-8 4-8 8s0 7 17 23c91 90 143 236 143 427 0 156-33 319-148 434-12 12-12 14-12 16 0 6 4 9 8 9 11 0 94-63 148-180 48-100 58-202 58-279z">
            <text:p/>
          </draw:path>
          <draw:path draw:style-name="gr3" draw:text-style-name="P6" draw:layer="layout" svg:width="0.588cm" svg:height="0.291cm" svg:x="11.031cm" svg:y="1.353cm" svg:viewBox="0 0 589 292" svg:d="M248 233c-3 13-9 34-9 38 0 14 13 21 23 21s21-9 25-15c2-6 8-27 10-40 5-12 11-41 15-58 4-14 8-29 10-44 9-27 9-29 21-48 21-33 52-68 102-68 35 0 38 29 38 43 0 40-27 111-38 138-6 19-8 25-8 35 0 34 27 57 60 57 65 0 92-90 92-100 0-9-9-9-11-9-8 0-8 4-10 13-17 50-44 77-69 77-14 0-16-8-16-23s4-23 14-52c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1 22 21 11 0 21-9 25-15 3-6 9-27 11-40 4-12 10-41 14-58 5-14 9-29 11-44 8-27 8-31 27-58 19-25 48-58 96-58 37 0 39 31 39 43 0 17-2 25-12 61z">
            <text:p/>
          </draw:path>
          <draw:path draw:style-name="gr3" draw:text-style-name="P6" draw:layer="layout" svg:width="0.471cm" svg:height="0.474cm" svg:x="11.695cm" svg:y="1.238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6" draw:layer="layout" svg:width="0.392cm" svg:height="0.291cm" svg:x="12.242cm" svg:y="1.353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8-15-23s2-23 15-52c6-21 33-88 33-125 0-63-50-73-83-73-54 0-90 33-108 58-7-43-44-58-69-58-29 0-44 21-52 35-15 23-23 61-23 63 0 8 8 8 10 8 11 0 11-2 15-19 10-37 23-68 48-68 16 0 21 12 21 31 0 12-7 35-11 54-4 17-10 44-14 56z">
            <text:p/>
          </draw:path>
        </draw:g>
        <draw:g xml:id="id74" draw:id="id74">
          <svg:title>TexMaths</svg:title>
          <svg:desc>26§display§\frac{ dy }{ dx } = \frac{ y }{ x }§svg§600§FALSE§</svg:desc>
          <draw:polygon draw:style-name="gr2" draw:text-style-name="P5" draw:layer="layout" svg:width="2.867cm" svg:height="1.798cm" svg:x="19.577cm" svg:y="0.786cm" svg:viewBox="0 0 2868 1799" draw:points="1433,1799 0,1799 0,0 2868,0 2868,1799">
            <text:p/>
          </draw:polygon>
          <draw:path draw:style-name="gr3" draw:text-style-name="P6" draw:layer="layout" svg:width="0.436cm" svg:height="0.646cm" svg:x="19.589cm" svg:y="0.74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23cm" svg:height="0.592cm" svg:x="20.053cm" svg:y="0.971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19.531cm" svg:y="1.745cm" svg:viewBox="0 0 1000 40" draw:points="499,40 0,40 0,0 1000,0 1000,40">
            <text:p/>
          </draw:polygon>
          <draw:path draw:style-name="gr3" draw:text-style-name="P6" draw:layer="layout" svg:width="0.436cm" svg:height="0.646cm" svg:x="19.568cm" svg:y="1.986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56cm" svg:height="0.415cm" svg:x="20.032cm" svg:y="2.215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3 9-29 99-93 120-122 120-36 0-50-29-50-60 0-21 6-40 17-81z">
            <text:p/>
          </draw:path>
          <draw:path draw:style-name="gr3" draw:text-style-name="P6" draw:layer="layout" svg:width="0.608cm" svg:height="0.215cm" svg:x="20.943cm" svg:y="1.6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21cm" svg:height="0.592cm" svg:x="22.014cm" svg:y="0.971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523cm" svg:height="0.039cm" svg:x="21.966cm" svg:y="1.745cm" svg:viewBox="0 0 524 40" draw:points="262,40 0,40 0,0 524,0 524,40">
            <text:p/>
          </draw:polygon>
          <draw:path draw:style-name="gr3" draw:text-style-name="P6" draw:layer="layout" svg:width="0.456cm" svg:height="0.415cm" svg:x="21.993cm" svg:y="2.215cm" svg:viewBox="0 0 457 416" svg:d="M281 129c4-25 25-108 89-108 4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31 99-93 120-122 120-36 0-50-29-50-60 0-21 6-40 17-81z">
            <text:p/>
          </draw:path>
        </draw:g>
        <draw:g xml:id="id76" draw:id="id76">
          <svg:title>TexMaths</svg:title>
          <svg:desc>26§display§x^m.y^n = ( x + y )^{ m + n }§svg§600§FALSE§</svg:desc>
          <draw:polygon draw:style-name="gr2" draw:text-style-name="P5" draw:layer="layout" svg:width="8.036cm" svg:height="0.911cm" svg:x="11.55cm" svg:y="3.084cm" svg:viewBox="0 0 8037 912" draw:points="4019,912 0,912 0,0 8037,0 8037,912">
            <text:p/>
          </draw:polygon>
          <draw:path draw:style-name="gr3" draw:text-style-name="P6" draw:layer="layout" svg:width="0.457cm" svg:height="0.416cm" svg:x="11.531cm" svg:y="3.409cm" svg:viewBox="0 0 458 417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5 0 147-119 147-142 0-8-8-8-10-8-8 0-10 2-12 8-30 100-94 121-123 121-35 0-50-29-50-61 0-20 6-39 17-81z">
            <text:p/>
          </draw:path>
          <draw:path draw:style-name="gr3" draw:text-style-name="P6" draw:layer="layout" svg:width="0.588cm" svg:height="0.291cm" svg:x="12.057cm" svg:y="3.153cm" svg:viewBox="0 0 589 292" svg:d="M248 233c-3 13-9 34-9 38 0 14 13 21 23 21s21-9 25-15c2-6 8-27 10-40 5-12 11-41 15-58 4-14 8-29 10-44 9-27 9-29 21-48 21-33 52-68 102-68 35 0 38 29 38 43 0 40-27 111-38 138-6 19-8 25-8 35 0 34 27 57 60 57 65 0 92-90 92-100 0-9-9-9-11-9-8 0-8 4-10 13-17 50-44 77-69 77-14 0-16-8-16-23s4-23 14-52c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1 22 21 11 0 21-9 25-15 3-6 9-27 11-40 4-12 10-41 14-58 5-14 9-29 11-44 8-27 8-31 27-58 19-25 48-58 96-58 37 0 39 31 39 43 0 17-2 25-12 61z">
            <text:p/>
          </draw:path>
          <draw:path draw:style-name="gr3" draw:text-style-name="P6" draw:layer="layout" svg:width="0.099cm" svg:height="0.099cm" svg:x="12.8cm" svg:y="3.715cm" svg:viewBox="0 0 100 100" svg:d="M100 50c0-27-23-50-50-50s-50 23-50 50 23 50 50 50 50-23 50-50z">
            <text:p/>
          </draw:path>
          <draw:path draw:style-name="gr3" draw:text-style-name="P6" draw:layer="layout" svg:width="0.423cm" svg:height="0.593cm" svg:x="13.002cm" svg:y="3.409cm" svg:viewBox="0 0 424 594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50-52 191 0 81 58 111 112 111 35 0 67-17 92-42-11 48-23 92-59 142-25 31-60 58-102 58-12 0-54-4-68-40 14 0 25 0 39-10 9-8 17-21 17-38 0-29-25-33-33-33-21 0-52 15-52 60 0 46 41 80 97 80 96 0 190-84 215-188z">
            <text:p/>
          </draw:path>
          <draw:path draw:style-name="gr3" draw:text-style-name="P6" draw:layer="layout" svg:width="0.392cm" svg:height="0.291cm" svg:x="13.484cm" svg:y="3.153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8-15-23s2-23 15-52c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6" draw:layer="layout" svg:width="0.608cm" svg:height="0.216cm" svg:x="14.258cm" svg:y="3.478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6" draw:layer="layout" svg:width="0.213cm" svg:height="0.916cm" svg:x="15.261cm" svg:y="3.125cm" svg:viewBox="0 0 214 917" svg:d="M214 908c0-2 0-4-16-21-115-114-144-287-144-429 0-158 35-318 148-433 12-10 12-13 12-17 0-6-4-8-10-8-8 0-92 62-146 179-48 100-58 202-58 279 0 73 10 184 60 288 56 112 136 171 144 171 6 0 10-3 10-9z">
            <text:p/>
          </draw:path>
          <draw:path draw:style-name="gr3" draw:text-style-name="P6" draw:layer="layout" svg:width="0.457cm" svg:height="0.416cm" svg:x="15.552cm" svg:y="3.409cm" svg:viewBox="0 0 458 417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3 0 145-119 145-142 0-8-8-8-10-8-8 0-10 2-12 8-30 100-94 121-123 121-35 0-50-29-50-61 0-20 6-39 17-81z">
            <text:p/>
          </draw:path>
          <draw:path draw:style-name="gr3" draw:text-style-name="P6" draw:layer="layout" svg:width="0.608cm" svg:height="0.611cm" svg:x="16.303cm" svg:y="3.28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6" draw:layer="layout" svg:width="0.423cm" svg:height="0.593cm" svg:x="17.191cm" svg:y="3.409cm" svg:viewBox="0 0 424 594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50-52 191 0 81 58 111 112 111 35 0 67-17 92-42-11 48-23 92-59 142-25 31-60 58-102 58-12 0-54-4-68-40 14 0 25 0 39-10 9-8 17-21 17-38 0-29-25-33-33-33-21 0-52 15-52 60 0 46 41 80 97 80 96 0 190-84 215-188z">
            <text:p/>
          </draw:path>
          <draw:path draw:style-name="gr3" draw:text-style-name="P6" draw:layer="layout" svg:width="0.213cm" svg:height="0.916cm" svg:x="17.698cm" svg:y="3.125cm" svg:viewBox="0 0 214 917" svg:d="M214 458c0-71-10-181-60-285-56-113-135-173-146-173-4 0-8 4-8 8s0 7 17 23c91 90 143 236 143 427 0 156-33 319-148 434-12 12-12 14-12 16 0 6 4 9 8 9 11 0 94-63 148-180 48-100 58-202 58-279z">
            <text:p/>
          </draw:path>
          <draw:path draw:style-name="gr3" draw:text-style-name="P6" draw:layer="layout" svg:width="0.588cm" svg:height="0.291cm" svg:x="18.031cm" svg:y="3.153cm" svg:viewBox="0 0 589 292" svg:d="M248 233c-3 13-9 34-9 38 0 14 13 21 23 21s21-9 25-15c2-6 8-27 10-40 5-12 11-41 15-58 4-14 8-29 10-44 9-27 9-29 21-48 21-33 52-68 102-68 35 0 38 29 38 43 0 40-27 111-38 138-6 19-8 25-8 35 0 34 27 57 60 57 65 0 92-90 92-100 0-9-9-9-11-9-8 0-8 4-10 13-17 50-44 77-69 77-14 0-16-8-16-23s4-23 14-52c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1 22 21 11 0 21-9 25-15 3-6 9-27 11-40 4-12 10-41 14-58 5-14 9-29 11-44 8-27 8-31 27-58 19-25 48-58 96-58 37 0 39 31 39 43 0 17-2 25-12 61z">
            <text:p/>
          </draw:path>
          <draw:path draw:style-name="gr3" draw:text-style-name="P6" draw:layer="layout" svg:width="0.471cm" svg:height="0.474cm" svg:x="18.695cm" svg:y="3.038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6" draw:layer="layout" svg:width="0.392cm" svg:height="0.291cm" svg:x="19.242cm" svg:y="3.153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8-15-23s2-23 15-52c6-21 33-88 33-125 0-63-50-73-83-73-54 0-90 33-108 58-7-43-44-58-69-58-29 0-44 21-52 35-15 23-23 61-23 63 0 8 8 8 10 8 11 0 11-2 15-19 10-37 23-68 48-68 16 0 21 12 21 31 0 12-7 35-11 54-4 17-10 44-14 56z">
            <text:p/>
          </draw:path>
        </draw:g>
        <draw:g xml:id="id78" draw:id="id78">
          <svg:title>TexMaths</svg:title>
          <svg:desc>28§display§\log [ x^m.y^n ]= \log [ ( x + y )^{ m + n } ]§svg§600§FALSE§</svg:desc>
          <draw:polygon draw:style-name="gr2" draw:text-style-name="P5" draw:layer="layout" svg:width="12.258cm" svg:height="0.981cm" svg:x="4.849cm" svg:y="5.982cm" svg:viewBox="0 0 12259 982" draw:points="6129,982 0,982 0,0 12259,0 12259,982">
            <text:p/>
          </draw:polygon>
          <draw:path draw:style-name="gr3" draw:text-style-name="P6" draw:layer="layout" svg:width="0.221cm" svg:height="0.685cm" svg:x="4.831cm" svg:y="6.083cm" svg:viewBox="0 0 222 686" svg:d="M143 0l-143 11v32c69 0 78 6 78 53v514c0 45-11 45-78 45v31c34-2 85-2 110-2 24 0 74 0 112 2v-31c-67 0-79 0-79-45z">
            <text:p/>
          </draw:path>
          <draw:path draw:style-name="gr3" draw:text-style-name="P6" draw:layer="layout" svg:width="0.438cm" svg:height="0.454cm" svg:x="5.1cm" svg:y="6.325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6" draw:layer="layout" svg:width="0.452cm" svg:height="0.652cm" svg:x="5.593cm" svg:y="6.321cm" svg:viewBox="0 0 453 653" svg:d="M193 278c-88 0-88-99-88-121 0-27 3-58 16-83 9-13 31-40 72-40 85 0 85 98 85 121 0 27 0 58-16 83-9 13-31 40-69 40zM76 316c0-4 0-27 18-47 38 29 79 32 99 32 92 0 159-68 159-144 0-38-16-74-41-96 36-34 72-39 90-39 2 0 7 0 9 0-11 5-16 16-16 27 0 18 14 29 29 29 9 0 30-6 30-29 0-18-14-49-52-49-20 0-63 7-105 47-41-34-83-36-103-36-92 0-162 67-162 144 0 45 23 80 47 103-13 13-31 47-31 81 0 31 13 69 45 87-61 18-92 61-92 101 0 70 99 126 220 126 116 0 219-52 219-128 0-36-16-85-65-115-54-26-110-26-170-26-25 0-67 0-74 0-31-5-54-36-54-68zM220 628c-101 0-168-49-168-101 0-47 38-83 80-85h58c86 0 198 0 198 85 0 52-72 101-168 101z">
            <text:p/>
          </draw:path>
          <draw:polygon draw:style-name="gr3" draw:text-style-name="P6" draw:layer="layout" svg:width="0.136cm" svg:height="0.986cm" svg:x="6.186cm" svg:y="6.027cm" svg:viewBox="0 0 137 987" draw:points="137,987 137,949 40,949 40,40 137,40 137,0 0,0 0,987">
            <text:p/>
          </draw:polygon>
          <draw:path draw:style-name="gr3" draw:text-style-name="P6" draw:layer="layout" svg:width="0.492cm" svg:height="0.448cm" svg:x="6.372cm" svg:y="6.332cm" svg:viewBox="0 0 493 449" svg:d="M302 139c5-27 27-117 97-117 6 0 29 0 49 12-27 6-47 31-47 53 0 16 11 36 38 36 22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3-70 105-77 11 38 47 77 105 77 103 0 159-128 159-153 0-9-8-9-11-9-9 0-11 2-13 9-32 108-101 130-132 130-38 0-54-31-54-65 0-22 7-43 18-87z">
            <text:p/>
          </draw:path>
          <draw:path draw:style-name="gr3" draw:text-style-name="P6" draw:layer="layout" svg:width="0.633cm" svg:height="0.313cm" svg:x="6.939cm" svg:y="6.056cm" svg:viewBox="0 0 634 314" svg:d="M267 251c-3 14-9 36-9 41 0 15 13 22 24 22s23-9 27-16c2-6 9-29 11-42 5-14 12-45 16-63 5-16 9-32 11-47 9-29 9-32 23-52 22-36 56-74 109-74 39 0 41 32 41 47 0 43-29 119-41 148-6 20-9 27-9 38 0 36 30 61 65 61 70 0 99-96 99-108 0-9-9-9-11-9-9 0-9 5-11 14-18 54-47 83-74 83-16 0-18-9-18-25s4-25 15-56c9-22 39-94 39-135 0-11 0-40-27-60-12-9-32-18-65-18-61 0-99 40-121 70-7-59-56-70-90-70-58 0-96 36-116 63-7-47-47-63-77-63-29 0-44 22-53 38-16 25-25 65-25 67 0 9 9 9 11 9 11 0 11-2 16-20 11-40 25-74 51-74 18 0 23 14 23 34 0 13-7 38-11 58-5 18-12 47-16 61l-22 89c-3 9-7 27-7 30 0 15 13 22 24 22 12 0 23-9 27-16 3-6 9-29 12-42 4-14 11-45 15-63 5-16 9-32 11-47 9-29 9-34 30-63 20-27 51-63 103-63 40 0 42 34 42 47 0 18-2 27-13 65z">
            <text:p/>
          </draw:path>
          <draw:path draw:style-name="gr3" draw:text-style-name="P6" draw:layer="layout" svg:width="0.107cm" svg:height="0.107cm" svg:x="7.739cm" svg:y="6.662cm" svg:viewBox="0 0 108 108" svg:d="M108 54c0-29-25-54-54-54s-54 25-54 54 25 54 54 54 54-25 54-54z">
            <text:p/>
          </draw:path>
          <draw:path draw:style-name="gr3" draw:text-style-name="P6" draw:layer="layout" svg:width="0.456cm" svg:height="0.638cm" svg:x="7.956cm" svg:y="6.332cm" svg:viewBox="0 0 457 639" svg:d="M453 61c4-14 4-16 4-23 0-18-16-27-29-27-11 0-27 5-36 20-2 5-9 36-13 54-7 25-14 52-21 79l-44 179c-3 14-45 83-110 83-52 0-63-42-63-81 0-44 18-105 52-192 15-41 18-52 18-72 0-45-32-81-81-81-94 0-130 144-130 153 0 8 9 8 11 8 11 0 11-2 16-17 27-92 67-122 101-122 6 0 24 0 24 32 0 24-9 49-18 69-38 104-56 162-56 207 0 87 63 119 121 119 38 0 72-18 99-45-11 51-25 98-63 152-27 34-65 63-110 63-13 0-58-4-73-43 15 0 26 0 42-11 9-9 18-22 18-40 0-32-27-36-36-36-22 0-56 16-56 65s45 85 105 85c104 0 204-90 231-202z">
            <text:p/>
          </draw:path>
          <draw:path draw:style-name="gr3" draw:text-style-name="P6" draw:layer="layout" svg:width="0.422cm" svg:height="0.313cm" svg:x="8.478cm" svg:y="6.056cm" svg:viewBox="0 0 423 314" svg:d="M52 262c-3 9-7 27-7 30 0 15 13 22 24 22 12 0 23-9 27-16 3-6 9-29 12-42 4-14 11-45 15-63 5-16 9-32 11-47 9-29 9-34 30-63 20-27 51-63 105-63 40 0 40 34 40 47 0 43-29 119-40 148-9 20-11 27-11 38 0 36 31 61 65 61 69 0 100-96 100-108 0-9-9-9-11-9-9 0-11 5-13 14-16 54-45 83-74 83-14 0-16-9-16-25s2-25 16-56c7-22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3" draw:text-style-name="P6" draw:layer="layout" svg:width="0.136cm" svg:height="0.986cm" svg:x="9.002cm" svg:y="6.027cm" svg:viewBox="0 0 137 987" draw:points="137,0 0,0 0,40 96,40 96,949 0,949 0,987 137,987">
            <text:p/>
          </draw:polygon>
          <draw:path draw:style-name="gr3" draw:text-style-name="P6" draw:layer="layout" svg:width="0.655cm" svg:height="0.232cm" svg:x="9.583cm" svg:y="6.4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21cm" svg:height="0.685cm" svg:x="10.6cm" svg:y="6.083cm" svg:viewBox="0 0 222 686" svg:d="M143 0l-143 11v32c69 0 78 6 78 53v514c0 45-11 45-78 45v31c34-2 85-2 110-2 24 0 74 0 112 2v-31c-67 0-79 0-79-45z">
            <text:p/>
          </draw:path>
          <draw:path draw:style-name="gr3" draw:text-style-name="P6" draw:layer="layout" svg:width="0.438cm" svg:height="0.454cm" svg:x="10.869cm" svg:y="6.325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6" draw:layer="layout" svg:width="0.452cm" svg:height="0.652cm" svg:x="11.359cm" svg:y="6.321cm" svg:viewBox="0 0 453 653" svg:d="M193 278c-88 0-88-99-88-121 0-27 3-58 16-83 9-13 31-40 72-40 85 0 85 98 85 121 0 27 0 58-16 83-9 13-31 40-69 40zM76 316c0-4 0-27 18-47 38 29 79 32 99 32 92 0 159-68 159-144 0-38-16-74-41-96 36-34 72-39 90-39 2 0 7 0 9 0-11 5-16 16-16 27 0 18 14 29 29 29 9 0 30-6 30-29 0-18-14-49-52-49-20 0-63 7-105 47-41-34-83-36-103-36-92 0-162 67-162 144 0 45 23 80 47 103-13 13-31 47-31 81 0 31 13 69 45 87-61 18-92 61-92 101 0 70 99 126 220 126 116 0 219-52 219-128 0-36-16-85-65-115-54-26-110-26-170-26-25 0-67 0-74 0-31-5-54-36-54-68zM220 628c-101 0-168-49-168-101 0-47 38-83 80-85h58c86 0 198 0 198 85 0 52-72 101-168 101z">
            <text:p/>
          </draw:path>
          <draw:polygon draw:style-name="gr3" draw:text-style-name="P6" draw:layer="layout" svg:width="0.136cm" svg:height="0.986cm" svg:x="11.955cm" svg:y="6.027cm" svg:viewBox="0 0 137 987" draw:points="137,987 137,949 40,949 40,40 137,40 137,0 0,0 0,987">
            <text:p/>
          </draw:polygon>
          <draw:path draw:style-name="gr3" draw:text-style-name="P6" draw:layer="layout" svg:width="0.23cm" svg:height="0.986cm" svg:x="12.208cm" svg:y="6.027cm" svg:viewBox="0 0 231 987" svg:d="M231 978c0-2 0-5-18-23-123-123-155-309-155-462 0-170 38-343 159-466 14-11 14-14 14-18 0-7-5-9-11-9-9 0-99 67-157 193-52 108-63 217-63 300 0 79 11 198 65 310 60 121 146 184 155 184 6 0 11-2 11-9z">
            <text:p/>
          </draw:path>
          <draw:path draw:style-name="gr3" draw:text-style-name="P6" draw:layer="layout" svg:width="0.492cm" svg:height="0.448cm" svg:x="12.524cm" svg:y="6.332cm" svg:viewBox="0 0 493 449" svg:d="M302 139c5-27 27-117 97-117 6 0 29 0 49 12-27 6-47 31-47 53 0 16 11 36 38 36 22 0 54-18 54-58 0-52-58-65-92-65-58 0-92 52-105 76-25-67-76-76-106-76-103 0-159 128-159 153 0 8 9 8 12 8 9 0 11 0 13-8 34-106 99-131 132-131 18 0 54 9 54 65 0 32-18 99-54 236-15 63-51 103-94 103-7 0-29 0-49-11 24-7 47-27 47-54s-23-36-38-36c-29 0-54 27-54 59 0 44 49 65 94 65 65 0 101-70 103-77 11 38 47 77 108 77 100 0 156-128 156-153 0-9-8-9-11-9-9 0-11 2-13 9-32 108-101 130-132 130-38 0-54-31-54-65 0-22 7-43 18-87z">
            <text:p/>
          </draw:path>
          <draw:path draw:style-name="gr3" draw:text-style-name="P6" draw:layer="layout" svg:width="0.655cm" svg:height="0.658cm" svg:x="13.331cm" svg:y="6.19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454cm" svg:height="0.638cm" svg:x="14.289cm" svg:y="6.332cm" svg:viewBox="0 0 455 639" svg:d="M453 61c2-14 2-16 2-23 0-18-14-27-27-27-11 0-27 5-36 20-2 5-9 36-13 54-7 25-14 52-21 79l-44 179c-3 14-45 83-112 83-50 0-61-42-61-81 0-44 18-105 52-192 15-41 18-52 18-72 0-45-32-81-81-81-94 0-130 144-130 153 0 8 9 8 11 8 11 0 11-2 16-17 27-92 67-122 101-122 6 0 24 0 24 32 0 24-9 49-18 69-38 104-56 162-56 207 0 87 63 119 121 119 38 0 72-18 99-45-11 51-25 98-63 152-27 34-65 63-110 63-13 0-58-4-73-43 15 0 26 0 40-11 11-9 20-22 20-40 0-32-27-36-36-36-22 0-56 16-56 65s45 85 105 85c104 0 204-90 231-202z">
            <text:p/>
          </draw:path>
          <draw:path draw:style-name="gr3" draw:text-style-name="P6" draw:layer="layout" svg:width="0.23cm" svg:height="0.986cm" svg:x="14.834cm" svg:y="6.027cm" svg:viewBox="0 0 231 987" svg:d="M231 493c0-76-11-195-65-307-61-121-146-186-157-186-5 0-9 4-9 9 0 4 0 7 18 25 98 96 155 253 155 459 0 169-36 344-160 467-13 13-13 16-13 18 0 7 4 9 9 9 11 0 101-67 159-193 52-108 63-218 63-301z">
            <text:p/>
          </draw:path>
          <draw:path draw:style-name="gr3" draw:text-style-name="P6" draw:layer="layout" svg:width="0.633cm" svg:height="0.313cm" svg:x="15.192cm" svg:y="6.056cm" svg:viewBox="0 0 634 314" svg:d="M267 251c-3 14-9 36-9 41 0 15 13 22 24 22s23-9 27-16c2-6 9-29 11-42 5-14 12-45 16-63 5-16 9-32 11-47 9-29 9-32 23-52 22-36 56-74 109-74 39 0 41 32 41 47 0 43-29 119-41 148-6 20-9 27-9 38 0 36 30 61 65 61 70 0 99-96 99-108 0-9-9-9-11-9-9 0-9 5-11 14-18 54-47 83-74 83-16 0-18-9-18-25s4-25 15-56c9-22 39-94 39-135 0-11 0-40-27-60-12-9-32-18-65-18-61 0-99 40-121 70-7-59-56-70-90-70-58 0-96 36-116 63-7-47-47-63-77-63-29 0-44 22-53 38-16 25-25 65-25 67 0 9 9 9 11 9 11 0 11-2 16-20 11-40 25-74 51-74 18 0 23 14 23 34 0 13-7 38-11 58-5 18-12 47-16 61l-22 89c-3 9-7 27-7 30 0 15 13 22 24 22 12 0 23-9 27-16 3-6 9-29 12-42 4-14 11-45 15-63 5-16 9-32 11-47 9-29 9-34 30-63 20-27 51-63 103-63 40 0 42 34 42 47 0 18-2 27-13 65z">
            <text:p/>
          </draw:path>
          <draw:path draw:style-name="gr3" draw:text-style-name="P6" draw:layer="layout" svg:width="0.508cm" svg:height="0.51cm" svg:x="15.907cm" svg:y="5.933cm" svg:viewBox="0 0 509 511" svg:d="M271 271h213c9 0 25 0 25-15 0-18-16-18-25-18h-213v-213c0-9 0-25-16-25-18 0-18 16-18 25v213h-212c-9 0-25 0-25 18 0 15 16 15 25 15h212v213c0 9 0 27 18 27 16 0 16-15 16-27z">
            <text:p/>
          </draw:path>
          <draw:path draw:style-name="gr3" draw:text-style-name="P6" draw:layer="layout" svg:width="0.422cm" svg:height="0.313cm" svg:x="16.496cm" svg:y="6.056cm" svg:viewBox="0 0 423 314" svg:d="M52 262c-3 9-7 27-7 30 0 15 13 22 24 22 12 0 23-9 27-16 3-6 9-29 12-42 4-14 11-45 15-63 5-16 9-32 11-47 9-29 9-34 30-63 20-27 51-63 105-63 40 0 40 34 40 47 0 43-29 119-40 148-9 20-11 27-11 38 0 36 31 61 65 61 69 0 100-96 100-108 0-9-9-9-11-9-9 0-11 5-13 14-16 54-45 83-74 83-14 0-16-9-16-25s2-25 16-56c7-22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3" draw:text-style-name="P6" draw:layer="layout" svg:width="0.136cm" svg:height="0.986cm" svg:x="17.02cm" svg:y="6.027cm" svg:viewBox="0 0 137 987" draw:points="137,0 0,0 0,40 96,40 96,949 0,949 0,987 137,987">
            <text:p/>
          </draw:polygon>
        </draw:g>
        <draw:g xml:id="id80" draw:id="id80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4.847cm" svg:y="9.079cm" svg:viewBox="0 0 5824 564" draw:points="2912,564 0,564 0,0 5824,0 5824,564">
            <text:p/>
          </draw:polygon>
          <draw:path draw:style-name="gr3" draw:text-style-name="P6" draw:layer="layout" svg:width="0.615cm" svg:height="0.626cm" svg:x="4.832cm" svg:y="9.054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5.529cm" svg:y="9.06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5.776cm" svg:y="9.033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6.365cm" svg:y="9.581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6.972cm" svg:y="9.275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7.702cm" svg:y="9.581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8.21cm" svg:y="9.275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8.649cm" svg:y="9.581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9.15cm" svg:y="9.106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9.537cm" svg:y="9.581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10.042cm" svg:y="9.275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10.618cm" svg:y="9.581cm" svg:viewBox="0 0 100 100" svg:d="M100 50c0-27-23-50-50-50s-50 23-50 50 23 50 50 50 50-23 50-50z">
            <text:p/>
          </draw:path>
        </draw:g>
        <draw:g xml:id="id79" draw:id="id79">
          <svg:title>TexMaths</svg:title>
          <svg:desc>28§display§m\log x + n\log y = ( m + n )\log ( x + y )§svg§600§FALSE§</svg:desc>
          <draw:polygon draw:style-name="gr2" draw:text-style-name="P5" draw:layer="layout" svg:width="15.96cm" svg:height="0.886cm" svg:x="4.851cm" svg:y="7.484cm" svg:viewBox="0 0 15961 887" draw:points="7979,887 0,887 0,0 15961,0 15961,887">
            <text:p/>
          </draw:polygon>
          <draw:path draw:style-name="gr3" draw:text-style-name="P6" draw:layer="layout" svg:width="0.808cm" svg:height="0.447cm" svg:x="4.831cm" svg:y="7.738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6" draw:layer="layout" svg:width="0.221cm" svg:height="0.685cm" svg:x="5.861cm" svg:y="7.491cm" svg:viewBox="0 0 222 686" svg:d="M143 0l-143 11v32c69 0 78 6 78 53v514c0 44-11 44-78 44v32c34-3 85-3 110-3 24 0 74 0 112 3v-32c-67 0-79 0-79-44z">
            <text:p/>
          </draw:path>
          <draw:path draw:style-name="gr3" draw:text-style-name="P6" draw:layer="layout" svg:width="0.438cm" svg:height="0.454cm" svg:x="6.13cm" svg:y="7.73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451cm" svg:height="0.651cm" svg:x="6.623cm" svg:y="7.72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492cm" svg:height="0.447cm" svg:x="7.293cm" svg:y="7.7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658cm" svg:x="8.102cm" svg:y="7.5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534cm" svg:height="0.447cm" svg:x="9.058cm" svg:y="7.738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3" draw:text-style-name="P6" draw:layer="layout" svg:width="0.221cm" svg:height="0.685cm" svg:x="9.817cm" svg:y="7.491cm" svg:viewBox="0 0 222 686" svg:d="M143 0l-143 11v32c69 0 78 6 78 53v514c0 44-11 44-78 44v32c34-3 85-3 110-3 24 0 74 0 112 3v-32c-67 0-79 0-79-44z">
            <text:p/>
          </draw:path>
          <draw:path draw:style-name="gr3" draw:text-style-name="P6" draw:layer="layout" svg:width="0.438cm" svg:height="0.454cm" svg:x="10.086cm" svg:y="7.73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451cm" svg:height="0.651cm" svg:x="10.579cm" svg:y="7.72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456cm" svg:height="0.638cm" svg:x="11.249cm" svg:y="7.73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6" draw:layer="layout" svg:width="0.655cm" svg:height="0.232cm" svg:x="12.066cm" svg:y="7.81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3cm" svg:height="0.985cm" svg:x="13.148cm" svg:y="7.43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808cm" svg:height="0.447cm" svg:x="13.462cm" svg:y="7.738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6" draw:layer="layout" svg:width="0.655cm" svg:height="0.658cm" svg:x="14.571cm" svg:y="7.5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534cm" svg:height="0.447cm" svg:x="15.527cm" svg:y="7.738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3" draw:text-style-name="P6" draw:layer="layout" svg:width="0.23cm" svg:height="0.985cm" svg:x="16.146cm" svg:y="7.43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221cm" svg:height="0.685cm" svg:x="16.67cm" svg:y="7.491cm" svg:viewBox="0 0 222 686" svg:d="M143 0l-143 11v32c69 0 78 6 78 53v514c0 44-11 44-78 44v32c34-3 85-3 110-3 24 0 74 0 112 3v-32c-67 0-79 0-79-44z">
            <text:p/>
          </draw:path>
          <draw:path draw:style-name="gr3" draw:text-style-name="P6" draw:layer="layout" svg:width="0.438cm" svg:height="0.454cm" svg:x="16.939cm" svg:y="7.73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451cm" svg:height="0.651cm" svg:x="17.429cm" svg:y="7.72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23cm" svg:height="0.985cm" svg:x="18.005cm" svg:y="7.43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92cm" svg:height="0.447cm" svg:x="18.321cm" svg:y="7.7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655cm" svg:height="0.658cm" svg:x="19.127cm" svg:y="7.5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20.086cm" svg:y="7.738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3" draw:text-style-name="P6" draw:layer="layout" svg:width="0.23cm" svg:height="0.985cm" svg:x="20.63cm" svg:y="7.43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81" draw:id="id81">
          <svg:title>TexMaths</svg:title>
          <svg:desc>26§display§m \frac{d}{dx}( \log x ) + n \frac{d}{dx}( \log y ) = ( m + n ) \frac{d}{dx}[ \log ( x + y ) ]§svg§600§FALSE§</svg:desc>
          <draw:polygon draw:style-name="gr2" draw:text-style-name="P5" draw:layer="layout" svg:width="19.926cm" svg:height="1.798cm" svg:x="4.754cm" svg:y="10.18cm" svg:viewBox="0 0 19927 1799" draw:points="9963,1799 0,1799 0,0 19927,0 19927,1799">
            <text:p/>
          </draw:polygon>
          <draw:path draw:style-name="gr3" draw:text-style-name="P6" draw:layer="layout" svg:width="0.75cm" svg:height="0.415cm" svg:x="4.735cm" svg:y="10.983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36cm" svg:height="0.646cm" svg:x="5.919cm" svg:y="10.1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5.619cm" svg:y="11.139cm" svg:viewBox="0 0 1000 40" draw:points="499,40 0,40 0,0 1000,0 1000,40">
            <text:p/>
          </draw:polygon>
          <draw:path draw:style-name="gr3" draw:text-style-name="P6" draw:layer="layout" svg:width="0.436cm" svg:height="0.646cm" svg:x="5.656cm" svg:y="11.3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122cm" svg:y="11.60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6.817cm" svg:y="10.7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6cm" svg:x="7.112cm" svg:y="10.752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7.362cm" svg:y="10.97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7.82cm" svg:y="10.972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8.442cm" svg:y="10.9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8.991cm" svg:y="10.7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9.548cm" svg:y="10.8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96cm" svg:height="0.415cm" svg:x="10.436cm" svg:y="10.983cm" svg:viewBox="0 0 497 416" svg:d="M54 352c-2 14-8 35-8 39 0 17 12 25 27 25 10 0 27-8 33-25 2-2 13-46 19-69l19-83c6-18 12-39 16-60 4-17 11-44 11-46 14-29 62-112 149-112 42 0 50 33 50 64 0 56-43 175-58 212-8 23-10 34-10 44 0 44 33 75 74 75 88 0 121-133 121-141 0-9-8-9-10-9-11 0-11 2-15 17-19 62-48 112-93 112-15 0-21-8-21-29 0-23 8-46 16-66 17-48 54-150 54-202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36cm" svg:height="0.646cm" svg:x="11.366cm" svg:y="10.1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11.069cm" svg:y="11.139cm" svg:viewBox="0 0 1000 40" draw:points="499,40 0,40 0,0 1000,0 1000,40">
            <text:p/>
          </draw:polygon>
          <draw:path draw:style-name="gr3" draw:text-style-name="P6" draw:layer="layout" svg:width="0.436cm" svg:height="0.646cm" svg:x="11.104cm" svg:y="11.3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1.57cm" svg:y="11.60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2.267cm" svg:y="10.7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6cm" svg:x="12.562cm" svg:y="10.752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2.81cm" svg:y="10.97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3.267cm" svg:y="10.972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23cm" svg:height="0.592cm" svg:x="13.889cm" svg:y="10.98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14.397cm" svg:y="10.7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5.004cm" svg:y="11.0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13cm" svg:height="0.914cm" svg:x="16.009cm" svg:y="10.7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75cm" svg:height="0.415cm" svg:x="16.3cm" svg:y="10.983cm" svg:viewBox="0 0 751 416" svg:d="M54 352c-2 14-8 35-8 39 0 17 12 25 27 25 10 0 27-8 33-25 2-2 13-46 17-69l21-83c6-18 10-39 16-60 2-17 11-44 11-46 14-29 62-112 149-112 42 0 50 33 50 64 0 23-6 48-14 75l-25 106-19 71c-4 19-12 50-12 54 0 17 14 25 27 25 29 0 35-23 41-52 13-52 48-185 54-223 4-10 52-120 152-120 40 0 50 31 50 64 0 52-37 156-56 206-8 21-13 31-13 50 0 44 32 75 75 75 86 0 121-133 121-141 0-9-8-9-13-9-8 0-8 2-12 17-15 48-44 112-94 112-16 0-23-8-23-29 0-23 9-46 17-66 19-48 56-150 56-202 0-58-35-98-104-98-70 0-116 40-150 89-2-12-4-43-29-66-23-19-54-23-77-23-81 0-126 58-141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1cm" svg:x="17.329cm" svg:y="10.8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96cm" svg:height="0.415cm" svg:x="18.22cm" svg:y="10.983cm" svg:viewBox="0 0 497 416" svg:d="M54 352c-2 14-8 35-8 39 0 17 12 25 27 25 10 0 27-8 33-25 2-2 13-46 19-69l19-83c6-18 12-39 16-60 4-17 11-44 11-46 14-29 64-112 149-112 42 0 50 33 50 64 0 56-43 175-58 212-8 23-10 34-10 44 0 44 33 75 74 75 88 0 121-133 121-141 0-9-8-9-10-9-11 0-11 2-15 17-19 62-48 112-93 112-15 0-21-8-21-29 0-23 8-46 16-66 17-48 54-150 54-202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213cm" svg:height="0.914cm" svg:x="18.794cm" svg:y="10.7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19.503cm" svg:y="10.1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19.206cm" svg:y="11.139cm" svg:viewBox="0 0 1000 40" draw:points="499,40 0,40 0,0 1000,0 1000,40">
            <text:p/>
          </draw:polygon>
          <draw:path draw:style-name="gr3" draw:text-style-name="P6" draw:layer="layout" svg:width="0.436cm" svg:height="0.646cm" svg:x="19.243cm" svg:y="11.3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9.709cm" svg:y="11.60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olygon draw:style-name="gr3" draw:text-style-name="P6" draw:layer="layout" svg:width="0.126cm" svg:height="0.914cm" svg:x="20.422cm" svg:y="10.702cm" svg:viewBox="0 0 127 915" draw:points="127,915 127,880 37,880 37,37 127,37 127,0 0,0 0,915">
            <text:p/>
          </draw:polygon>
          <draw:path draw:style-name="gr3" draw:text-style-name="P6" draw:layer="layout" svg:width="0.205cm" svg:height="0.636cm" svg:x="20.597cm" svg:y="10.752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20.847cm" svg:y="10.97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21.304cm" svg:y="10.972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213cm" svg:height="0.914cm" svg:x="21.839cm" svg:y="10.7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2.13cm" svg:y="10.9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1cm" svg:x="22.879cm" svg:y="10.8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21cm" svg:height="0.592cm" svg:x="23.769cm" svg:y="10.983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24.275cm" svg:y="10.7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6" draw:layer="layout" svg:width="0.126cm" svg:height="0.914cm" svg:x="24.599cm" svg:y="10.702cm" svg:viewBox="0 0 127 915" draw:points="127,0 0,0 0,37 89,37 89,880 0,880 0,915 127,915">
            <text:p/>
          </draw:polygon>
        </draw:g>
        <draw:g xml:id="id82" draw:id="id82">
          <svg:title>TexMaths</svg:title>
          <svg:desc>26§display§\frac{m}{x} +  \frac{n}{y} \frac{dy}{dx} =  \frac{  m + n }{ x + y } . \frac{d}{dx} ( x + y )§svg§600§FALSE§</svg:desc>
          <draw:polygon draw:style-name="gr2" draw:text-style-name="P5" draw:layer="layout" svg:width="12.037cm" svg:height="1.975cm" svg:x="4.882cm" svg:y="12.481cm" svg:viewBox="0 0 12038 1976" draw:points="6019,1976 0,1976 0,0 12038,0 12038,1976">
            <text:p/>
          </draw:polygon>
          <draw:path draw:style-name="gr3" draw:text-style-name="P6" draw:layer="layout" svg:width="0.75cm" svg:height="0.415cm" svg:x="4.863cm" svg:y="12.666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6-223 2-10 50-120 150-120 40 0 50 31 50 64 0 52-37 156-56 206-9 21-13 31-13 50 0 44 32 75 75 75 88 0 121-133 121-142 0-8-8-8-11-8-10 0-10 2-14 17-15 48-44 112-94 112-16 0-23-8-23-29 0-23 9-46 17-67 19-47 56-149 56-201 0-58-35-98-104-98-71 0-116 40-150 89-2-12-4-43-29-66-23-19-52-23-75-23-83 0-128 58-143 79-4-52-44-79-85-79-42 0-59 35-67 52-17 33-29 87-29 89 0 9 8 9 10 9 11 0 11 0 17-21 15-65 33-108 67-108 14 0 29 6 29 41 0 19-4 29-15 77z">
            <text:p/>
          </draw:path>
          <draw:polygon draw:style-name="gr3" draw:text-style-name="P6" draw:layer="layout" svg:width="0.804cm" svg:height="0.039cm" svg:x="4.836cm" svg:y="13.439cm" svg:viewBox="0 0 805 40" draw:points="401,40 0,40 0,0 805,0 805,40">
            <text:p/>
          </draw:polygon>
          <draw:path draw:style-name="gr3" draw:text-style-name="P6" draw:layer="layout" svg:width="0.457cm" svg:height="0.415cm" svg:x="5.002cm" svg:y="13.9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6.003cm" svg:y="13.1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7.001cm" svg:y="12.666cm" svg:viewBox="0 0 497 416" svg:d="M54 351c-2 15-8 36-8 40 0 17 12 25 27 25 10 0 27-8 33-25 2-2 13-46 19-69l19-83c6-19 12-39 16-60 4-17 11-44 11-46 14-29 62-112 149-112 42 0 50 33 50 64 0 56-43 175-58 212-8 23-10 34-10 44 0 44 33 75 74 75 88 0 121-133 121-142 0-8-8-8-10-8-11 0-11 2-15 17-19 62-48 112-93 112-15 0-21-8-21-29 0-23 8-46 16-67 17-47 54-149 54-201 0-61-39-98-104-98-83 0-128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0.55cm" svg:height="0.039cm" svg:x="6.974cm" svg:y="13.439cm" svg:viewBox="0 0 551 40" draw:points="275,40 0,40 0,0 551,0 551,40">
            <text:p/>
          </draw:polygon>
          <draw:path draw:style-name="gr3" draw:text-style-name="P6" draw:layer="layout" svg:width="0.421cm" svg:height="0.592cm" svg:x="7.034cm" svg:y="13.909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436cm" svg:height="0.646cm" svg:x="7.8cm" svg:y="12.43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8.266cm" svg:y="12.66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7.742cm" svg:y="13.439cm" svg:viewBox="0 0 1000 40" draw:points="499,40 0,40 0,0 1000,0 1000,40">
            <text:p/>
          </draw:polygon>
          <draw:path draw:style-name="gr3" draw:text-style-name="P6" draw:layer="layout" svg:width="0.436cm" svg:height="0.646cm" svg:x="7.779cm" svg:y="13.68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8.245cm" svg:y="13.9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215cm" svg:x="9.154cm" svg:y="13.35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0.204cm" svg:y="12.666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2 0-8-8-8-11-8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608cm" svg:height="0.61cm" svg:x="11.234cm" svg:y="12.53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12.124cm" svg:y="12.666cm" svg:viewBox="0 0 497 416" svg:d="M54 351c-2 15-8 36-8 40 0 17 12 25 27 25 10 0 27-8 33-25 2-2 13-46 19-69l19-83c6-19 12-39 16-60 4-17 11-44 11-46 14-29 64-112 149-112 42 0 50 33 50 64 0 56-43 175-58 212-8 23-10 34-10 44 0 44 33 75 74 75 88 0 121-133 121-142 0-8-8-8-10-8-11 0-11 2-15 17-19 62-48 112-93 112-15 0-21-8-21-29 0-23 8-46 16-67 17-47 54-149 54-201 0-61-39-98-104-98-83 0-128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2.468cm" svg:height="0.039cm" svg:x="10.177cm" svg:y="13.439cm" svg:viewBox="0 0 2469 40" draw:points="1235,40 0,40 0,0 2469,0 2469,40">
            <text:p/>
          </draw:polygon>
          <draw:path draw:style-name="gr3" draw:text-style-name="P6" draw:layer="layout" svg:width="0.457cm" svg:height="0.415cm" svg:x="10.379cm" svg:y="13.9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1.128cm" svg:y="13.7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2.018cm" svg:y="13.90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099cm" svg:height="0.099cm" svg:x="12.833cm" svg:y="13.591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13.416cm" svg:y="12.43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olygon draw:style-name="gr3" draw:text-style-name="P6" draw:layer="layout" svg:width="0.999cm" svg:height="0.039cm" svg:x="13.118cm" svg:y="13.439cm" svg:viewBox="0 0 1000 40" draw:points="499,40 0,40 0,0 1000,0 1000,40">
            <text:p/>
          </draw:polygon>
          <draw:path draw:style-name="gr3" draw:text-style-name="P6" draw:layer="layout" svg:width="0.436cm" svg:height="0.646cm" svg:x="13.156cm" svg:y="13.68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13.619cm" svg:y="13.9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213cm" svg:height="0.914cm" svg:x="14.316cm" svg:y="13.003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6" draw:layer="layout" svg:width="0.457cm" svg:height="0.415cm" svg:x="14.607cm" svg:y="13.28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6" draw:layer="layout" svg:width="0.608cm" svg:height="0.61cm" svg:x="15.358cm" svg:y="13.1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6.246cm" svg:y="13.28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13cm" svg:height="0.914cm" svg:x="16.754cm" svg:y="13.003cm" svg:viewBox="0 0 214 915" svg:d="M214 457c0-70-10-180-60-284-56-113-135-173-146-173-4 0-8 4-8 8s0 7 17 23c91 90 143 235 143 426 0 156-33 319-148 433-12 12-12 15-12 17 0 6 4 8 8 8 11 0 94-62 148-179 48-100 58-202 58-279z">
            <text:p/>
          </draw:path>
        </draw:g>
        <draw:g xml:id="id77" draw:id="id77">
          <svg:title>TexMaths</svg:title>
          <svg:desc>26§display§\text {Taking log on both the sides, we get,}§svg§600§FALSE§</svg:desc>
          <draw:polygon draw:style-name="gr2" draw:text-style-name="P5" draw:layer="layout" svg:width="14.623cm" svg:height="0.732cm" svg:x="4.943cm" svg:y="4.585cm" svg:viewBox="0 0 14624 733" draw:points="7313,733 0,733 0,0 14624,0 14624,733">
            <text:p/>
          </draw:polygon>
          <draw:path draw:style-name="gr3" draw:text-style-name="P6" draw:layer="layout" svg:width="0.594cm" svg:height="0.62cm" svg:x="4.931cm" svg:y="4.554cm" svg:viewBox="0 0 595 621" svg:d="M578 0h-561l-17 206h23c12-148 27-177 164-177 17 0 42 0 50 2 19 2 19 13 19 34v485c0 31 0 44-96 44h-35v27c37-2 131-2 172-2 42 0 138 0 175 2v-27h-37c-96 0-96-13-96-44v-485c0-19 0-32 17-34 8-2 33-2 52-2 137 0 151 29 164 177h23z">
            <text:p/>
          </draw:path>
          <draw:path draw:style-name="gr3" draw:text-style-name="P6" draw:layer="layout" svg:width="0.413cm" svg:height="0.422cm" svg:x="5.52cm" svg:y="4.764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6" draw:layer="layout" svg:width="0.442cm" svg:height="0.636cm" svg:x="5.965cm" svg:y="4.539cm" svg:viewBox="0 0 443 637" svg:d="M71 567c0 41-9 41-71 41v29c31-2 73-2 100-2s64 0 102 2v-29c-63 0-73 0-73-41v-94l58-50c71 96 110 148 110 164 0 17-14 21-33 21v29c25-2 81-2 100-2 27 0 52 0 79 2v-29c-33 0-54 0-89-48l-117-164c0-2-4-9-4-11 0-4 64-58 73-66 58-46 98-48 116-48v-29c-27 2-37 2-64 2-34 0-90-2-102-2v29c16 0 27 10 27 23 0 16-15 29-21 35l-129 113v-442l-133 10v30c64 0 71 6 71 50z">
            <text:p/>
          </draw:path>
          <draw:path draw:style-name="gr3" draw:text-style-name="P6" draw:layer="layout" svg:width="0.197cm" svg:height="0.614cm" svg:x="6.451cm" svg:y="4.562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703cm" svg:y="4.7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19cm" svg:height="0.605cm" svg:x="7.208cm" svg:y="4.76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205cm" svg:height="0.636cm" svg:x="7.974cm" svg:y="4.539cm" svg:viewBox="0 0 206 637" svg:d="M133 0l-133 10v30c64 0 73 6 73 50v477c0 41-11 41-73 41v29c31-2 79-2 102-2s69 0 104 2v-29c-62 0-73 0-73-41z">
            <text:p/>
          </draw:path>
          <draw:path draw:style-name="gr3" draw:text-style-name="P6" draw:layer="layout" svg:width="0.407cm" svg:height="0.422cm" svg:x="8.223cm" svg:y="4.764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6" draw:layer="layout" svg:width="0.419cm" svg:height="0.605cm" svg:x="8.679cm" svg:y="4.76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407cm" svg:height="0.422cm" svg:x="9.442cm" svg:y="4.764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6" draw:layer="layout" svg:width="0.461cm" svg:height="0.405cm" svg:x="9.902cm" svg:y="4.7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52cm" svg:height="0.647cm" svg:x="10.711cm" svg:y="4.539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6" draw:layer="layout" svg:width="0.407cm" svg:height="0.422cm" svg:x="11.243cm" svg:y="4.764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6" draw:layer="layout" svg:width="0.288cm" svg:height="0.574cm" svg:x="11.693cm" svg:y="4.612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6" draw:layer="layout" svg:width="0.461cm" svg:height="0.636cm" svg:x="12.059cm" svg:y="4.539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6" draw:layer="layout" svg:width="0.288cm" svg:height="0.574cm" svg:x="12.86cm" svg:y="4.612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6" draw:layer="layout" svg:width="0.461cm" svg:height="0.636cm" svg:x="13.228cm" svg:y="4.539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6" draw:layer="layout" svg:width="0.355cm" svg:height="0.422cm" svg:x="13.731cm" svg:y="4.76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301cm" svg:height="0.422cm" svg:x="14.447cm" svg:y="4.764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6" draw:layer="layout" svg:width="0.197cm" svg:height="0.614cm" svg:x="14.806cm" svg:y="4.562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52cm" svg:height="0.647cm" svg:x="15.062cm" svg:y="4.539cm" svg:viewBox="0 0 453 648" svg:d="M318 587v61l135-11v-29c-64 0-72-6-72-50v-558l-131 10v30c62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6" draw:layer="layout" svg:width="0.355cm" svg:height="0.422cm" svg:x="15.563cm" svg:y="4.76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301cm" svg:height="0.422cm" svg:x="15.973cm" svg:y="4.764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6" draw:layer="layout" svg:width="0.107cm" svg:height="0.274cm" svg:x="16.383cm" svg:y="5.076cm" svg:viewBox="0 0 108 275" svg:d="M108 96c0-59-21-96-58-96-33 0-50 25-50 48 0 25 17 50 50 50 14 0 25-6 35-13l2-2c0 0 2 0 2 13 0 60-27 116-68 160-4 4-6 6-6 9 0 8 4 10 10 10 10 0 83-73 83-179z">
            <text:p/>
          </draw:path>
          <draw:path draw:style-name="gr3" draw:text-style-name="P6" draw:layer="layout" svg:width="0.627cm" svg:height="0.405cm" svg:x="16.88cm" svg:y="4.781cm" svg:viewBox="0 0 628 406" svg:d="M551 87c17-45 46-58 77-58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9l94-260 94 263c2 10 6 16 18 16 11 0 15-8 17-16z">
            <text:p/>
          </draw:path>
          <draw:path draw:style-name="gr3" draw:text-style-name="P6" draw:layer="layout" svg:width="0.355cm" svg:height="0.422cm" svg:x="17.523cm" svg:y="4.76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419cm" svg:height="0.605cm" svg:x="18.234cm" svg:y="4.76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355cm" svg:height="0.422cm" svg:x="18.69cm" svg:y="4.76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286cm" svg:height="0.574cm" svg:x="19.089cm" svg:y="4.612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6" draw:layer="layout" svg:width="0.107cm" svg:height="0.274cm" svg:x="19.505cm" svg:y="5.076cm" svg:viewBox="0 0 108 275" svg:d="M108 96c0-59-21-96-58-96-33 0-50 25-50 48 0 25 17 50 50 50 14 0 25-6 35-13l2-2c0 0 2 0 2 13 0 60-27 116-68 160-4 4-6 6-6 9 0 8 4 10 10 10 10 0 83-73 83-179z">
            <text:p/>
          </draw:path>
        </draw:g>
        <draw:g xml:id="id75" draw:id="id75">
          <svg:title>TexMaths</svg:title>
          <svg:desc>26§display§\text {Given that, }§svg§600§FALSE§</svg:desc>
          <draw:polygon draw:style-name="gr2" draw:text-style-name="P5" draw:layer="layout" svg:width="4.417cm" svg:height="0.729cm" svg:x="6.231cm" svg:y="3.287cm" svg:viewBox="0 0 4418 730" draw:points="2209,730 0,730 0,0 4418,0 4418,730">
            <text:p/>
          </draw:polygon>
          <draw:path draw:style-name="gr3" draw:text-style-name="P6" draw:layer="layout" svg:width="0.621cm" svg:height="0.665cm" svg:x="6.237cm" svg:y="3.241cm" svg:viewBox="0 0 622 666" svg:d="M493 589c10 21 48 56 58 56 9 0 9-6 9-21v-160c0-35 4-39 62-39v-30c-33 2-83 5-110 5-38 0-117 0-148-5v30h29c81 0 85 10 85 43v58c0 105-116 113-143 113-58 0-241-33-241-306 0-275 181-304 237-304 98 0 181 81 199 217 3 12 3 16 15 16 15 0 15-4 15-23v-216c0-17 0-23-11-23-4 0-6 0-14 10l-46 69c-29-29-79-79-171-79-170 0-318 146-318 333s148 333 320 333c67 0 142-23 173-77z">
            <text:p/>
          </draw:path>
          <draw:path draw:style-name="gr3" draw:text-style-name="P6" draw:layer="layout" svg:width="0.197cm" svg:height="0.613cm" svg:x="6.932cm" svg:y="3.27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48cm" svg:height="0.405cm" svg:x="7.173cm" svg:y="3.491cm" svg:viewBox="0 0 449 406" svg:d="M364 89c8-20 25-60 85-60v-29c-20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6" draw:layer="layout" svg:width="0.355cm" svg:height="0.421cm" svg:x="7.639cm" svg:y="3.476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6" draw:layer="layout" svg:width="0.461cm" svg:height="0.405cm" svg:x="8.049cm" svg:y="3.48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86cm" svg:height="0.573cm" svg:x="8.85cm" svg:y="3.324cm" svg:viewBox="0 0 287 574" svg:d="M141 198h132v-29h-132v-169h-22c0 75-30 173-119 177v21h79v251c0 115 85 125 119 125 64 0 89-64 89-125v-52h-23v52c0 67-27 102-60 102-63 0-63-83-63-99z">
            <text:p/>
          </draw:path>
          <draw:path draw:style-name="gr3" draw:text-style-name="P6" draw:layer="layout" svg:width="0.461cm" svg:height="0.636cm" svg:x="9.216cm" svg:y="3.251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6" draw:layer="layout" svg:width="0.413cm" svg:height="0.421cm" svg:x="9.734cm" svg:y="3.476cm" svg:viewBox="0 0 414 422" svg:d="M266 341c4 38 29 75 73 75 19 0 75-12 75-87v-50h-23v50c0 54-23 60-33 60-29 0-33-41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288cm" svg:height="0.573cm" svg:x="10.169cm" svg:y="3.324cm" svg:viewBox="0 0 289 574" svg:d="M141 198h132v-29h-132v-169h-22c0 75-30 173-119 177v21h79v251c0 115 85 125 119 125 64 0 91-64 91-125v-52h-25v52c0 67-27 102-60 102-63 0-63-83-63-99z">
            <text:p/>
          </draw:path>
          <draw:path draw:style-name="gr3" draw:text-style-name="P6" draw:layer="layout" svg:width="0.107cm" svg:height="0.274cm" svg:x="10.585cm" svg:y="3.788cm" svg:viewBox="0 0 108 275" svg:d="M108 96c0-59-21-96-58-96-33 0-50 25-50 48 0 25 17 50 50 50 14 0 25-6 35-13l2-2c0 0 2 0 2 13 0 60-27 116-68 160-4 4-6 6-6 8 0 9 4 11 10 11 10 0 83-73 83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72" smil:attributeName="visibility" smil:to="visible"/>
                  <anim:animate smil:dur="0.25s" smil:fill="hold" smil:targetElement="id72" smil:attributeName="width" smil:values="width*0.05;width" smil:keyTimes="0;1"/>
                  <anim:animate smil:dur="0.25s" smil:fill="hold" smil:targetElement="id72" smil:attributeName="height" smil:values="height;height" smil:keyTimes="0;1"/>
                  <anim:animate smil:dur="0.25s" smil:fill="hold" smil:targetElement="id72" smil:attributeName="x" smil:values="x-.2;x" smil:keyTimes="0;1"/>
                  <anim:animate smil:dur="0.25s" smil:fill="hold" smil:targetElement="id72" smil:attributeName="y" smil:values="y;y" smil:keyTimes="0;1"/>
                  <anim:transitionFilter smil:dur="0.25s" smil:targetElement="id7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75" smil:attributeName="visibility" smil:to="visible"/>
                  <anim:animate smil:dur="0.25s" smil:fill="hold" smil:targetElement="id75" smil:attributeName="width" smil:values="width*0.05;width" smil:keyTimes="0;1"/>
                  <anim:animate smil:dur="0.25s" smil:fill="hold" smil:targetElement="id75" smil:attributeName="height" smil:values="height;height" smil:keyTimes="0;1"/>
                  <anim:animate smil:dur="0.25s" smil:fill="hold" smil:targetElement="id75" smil:attributeName="x" smil:values="x-.2;x" smil:keyTimes="0;1"/>
                  <anim:animate smil:dur="0.25s" smil:fill="hold" smil:targetElement="id75" smil:attributeName="y" smil:values="y;y" smil:keyTimes="0;1"/>
                  <anim:transitionFilter smil:dur="0.25s" smil:targetElement="id7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3cm" svg:x="0.8cm" svg:y="0.627cm" presentation:class="title" presentation:user-transformed="true">
          <draw:text-box>
            <text:p text:style-name="P8"><text:span text:style-name="T13"><text:s text:c="11"/></text:span><text:span text:style-name="T16"><text:line-break/></text:span><text:span text:style-name="T3"><text:tab/></text:span><text:span text:style-name="T3"> <text:s/></text:span><text:span text:style-name="T5"><text:s/></text:span><text:span text:style-name="T4"><text:line-break/></text:span><text:span text:style-name="T14"> <text:s text:c="25"/></text:span><text:span text:style-name="T4"><text:line-break/></text:span><text:span text:style-name="T3"> </text:span><text:span text:style-name="T4"><text:line-break/></text:span><text:span text:style-name="T42"> <text:s text:c="20"/></text:span><text:span text:style-name="T4"><text:line-break/></text:span><text:span text:style-name="T3"><text:tab/></text:span><text:span text:style-name="T3"> <text:s text:c="22"/></text:span><text:span text:style-name="T4"><text:s text:c="24"/></text:span><text:span text:style-name="T4"><text:line-break/></text:span><text:span text:style-name="T4"><text:tab/></text:span><text:span text:style-name="T4"> <text:s/></text:span><text:span text:style-name="T3"><text:s/></text:span><text:span text:style-name="T10"><text:tab/></text:span><text:span text:style-name="T10"><text:line-break/></text:span><text:span text:style-name="T10"> <text:s text:c="17"/></text:span><text:span text:style-name="T10"><text:line-break/></text:span><text:span text:style-name="T26"><text:tab/></text:span><text:span text:style-name="T26"> <text:s text:c="3"/></text:span><text:span text:style-name="T26"><text:tab/></text:span><text:span text:style-name="T26"><text:tab/></text:span><text:span text:style-name="T10"><text:line-break/></text:span><text:span text:style-name="T10"><text:tab/></text:span><text:span text:style-name="T10"><text:tab/></text:span><text:span text:style-name="T10"> <text:s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/text:p>
          </draw:text-box>
        </draw:frame>
        <draw:g xml:id="id83" draw:id="id83">
          <svg:title>TexMaths</svg:title>
          <svg:desc>26§display§\frac{m}{x} +  \frac{n}{y} \frac{dy}{dx} =  \frac{  m + n }{ x + y } . \left[ 1 + \frac{dy}{dx} \right] = §svg§600§FALSE§</svg:desc>
          <draw:polygon draw:style-name="gr2" draw:text-style-name="P5" draw:layer="layout" svg:width="12.902cm" svg:height="2.101cm" svg:x="2.278cm" svg:y="0.978cm" svg:viewBox="0 0 12903 2102" draw:points="6452,2102 0,2102 0,0 12903,0 12903,2102">
            <text:p/>
          </draw:polygon>
          <draw:path draw:style-name="gr3" draw:text-style-name="P6" draw:layer="layout" svg:width="0.75cm" svg:height="0.415cm" svg:x="2.259cm" svg:y="1.236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6-223 2-10 50-120 150-120 40 0 50 31 50 64 0 52-37 156-56 206-9 21-13 31-13 50 0 44 32 75 75 75 88 0 121-133 121-141 0-9-8-9-11-9-10 0-10 2-14 17-15 48-44 112-94 112-16 0-23-8-23-29 0-23 9-46 17-67 19-47 56-149 56-201 0-58-35-98-104-98-71 0-116 40-150 89-2-12-4-43-29-66-23-19-52-23-75-23-83 0-128 58-143 79-4-52-44-79-85-79-42 0-59 35-67 52-17 33-29 87-29 89 0 9 8 9 10 9 11 0 11 0 17-21 15-65 33-108 67-108 14 0 29 6 29 41 0 19-4 30-15 77z">
            <text:p/>
          </draw:path>
          <draw:polygon draw:style-name="gr3" draw:text-style-name="P6" draw:layer="layout" svg:width="0.804cm" svg:height="0.039cm" svg:x="2.232cm" svg:y="2.009cm" svg:viewBox="0 0 805 40" draw:points="401,40 0,40 0,0 805,0 805,40">
            <text:p/>
          </draw:polygon>
          <draw:path draw:style-name="gr3" draw:text-style-name="P6" draw:layer="layout" svg:width="0.457cm" svg:height="0.415cm" svg:x="2.398cm" svg:y="2.47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3.399cm" svg:y="1.72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4.397cm" svg:y="1.236cm" svg:viewBox="0 0 497 416" svg:d="M54 351c-2 15-8 36-8 40 0 17 12 25 27 25 10 0 27-8 33-25 2-2 13-46 19-69l19-83c6-19 12-39 16-60 4-17 11-44 11-46 14-29 62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olygon draw:style-name="gr3" draw:text-style-name="P6" draw:layer="layout" svg:width="0.55cm" svg:height="0.039cm" svg:x="4.37cm" svg:y="2.009cm" svg:viewBox="0 0 551 40" draw:points="275,40 0,40 0,0 551,0 551,40">
            <text:p/>
          </draw:polygon>
          <draw:path draw:style-name="gr3" draw:text-style-name="P6" draw:layer="layout" svg:width="0.421cm" svg:height="0.592cm" svg:x="4.43cm" svg:y="2.479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436cm" svg:height="0.646cm" svg:x="5.196cm" svg:y="1.00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5.662cm" svg:y="1.236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5.138cm" svg:y="2.009cm" svg:viewBox="0 0 1000 40" draw:points="499,40 0,40 0,0 1000,0 1000,40">
            <text:p/>
          </draw:polygon>
          <draw:path draw:style-name="gr3" draw:text-style-name="P6" draw:layer="layout" svg:width="0.436cm" svg:height="0.646cm" svg:x="5.175cm" svg:y="2.24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5.641cm" svg:y="2.47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215cm" svg:x="6.55cm" svg:y="1.9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7.6cm" svg:y="1.236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cm" svg:x="8.63cm" svg:y="1.1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9.52cm" svg:y="1.236cm" svg:viewBox="0 0 497 416" svg:d="M54 351c-2 15-8 36-8 40 0 17 12 25 27 25 10 0 27-8 33-25 2-2 13-46 19-69l19-83c6-19 12-39 16-60 4-17 11-44 11-46 14-29 64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olygon draw:style-name="gr3" draw:text-style-name="P6" draw:layer="layout" svg:width="2.468cm" svg:height="0.039cm" svg:x="7.573cm" svg:y="2.009cm" svg:viewBox="0 0 2469 40" draw:points="1235,40 0,40 0,0 2469,0 2469,40">
            <text:p/>
          </draw:polygon>
          <draw:path draw:style-name="gr3" draw:text-style-name="P6" draw:layer="layout" svg:width="0.457cm" svg:height="0.415cm" svg:x="7.775cm" svg:y="2.47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8.524cm" svg:y="2.3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9.414cm" svg:y="2.479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099cm" svg:height="0.099cm" svg:x="10.229cm" svg:y="2.159cm" svg:viewBox="0 0 100 100" svg:d="M100 50c0-27-23-50-50-50s-50 23-50 50 23 50 50 50 50-23 50-50z">
            <text:p/>
          </draw:path>
          <draw:polygon draw:style-name="gr3" draw:text-style-name="P6" draw:layer="layout" svg:width="0.242cm" svg:height="2.193cm" svg:x="10.784cm" svg:y="0.932cm" svg:viewBox="0 0 243 2194" draw:points="0,2194 243,2194 243,2144 50,2144 50,50 243,50 243,0 0,0">
            <text:p/>
          </draw:polygon>
          <draw:path draw:style-name="gr3" draw:text-style-name="P6" draw:layer="layout" svg:width="0.303cm" svg:height="0.61cm" svg:x="11.121cm" svg:y="1.64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11.749cm" svg:y="1.72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36cm" svg:height="0.646cm" svg:x="12.779cm" svg:y="1.005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5 72 81 0 4-2 10-4 14z">
            <text:p/>
          </draw:path>
          <draw:path draw:style-name="gr3" draw:text-style-name="P6" draw:layer="layout" svg:width="0.423cm" svg:height="0.592cm" svg:x="13.245cm" svg:y="1.236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12.723cm" svg:y="2.009cm" svg:viewBox="0 0 1000 40" draw:points="499,40 0,40 0,0 1000,0 1000,40">
            <text:p/>
          </draw:polygon>
          <draw:path draw:style-name="gr3" draw:text-style-name="P6" draw:layer="layout" svg:width="0.436cm" svg:height="0.646cm" svg:x="12.758cm" svg:y="2.248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5 72 81 0 4-2 10-4 14z">
            <text:p/>
          </draw:path>
          <draw:path draw:style-name="gr3" draw:text-style-name="P6" draw:layer="layout" svg:width="0.457cm" svg:height="0.415cm" svg:x="13.224cm" svg:y="2.47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242cm" svg:height="2.193cm" svg:x="13.842cm" svg:y="0.932cm" svg:viewBox="0 0 243 2194" draw:points="191,2144 0,2144 0,2194 243,2194 243,0 0,0 0,50 191,50">
            <text:p/>
          </draw:polygon>
          <draw:path draw:style-name="gr3" draw:text-style-name="P6" draw:layer="layout" svg:width="0.608cm" svg:height="0.215cm" svg:x="14.618cm" svg:y="1.922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85" draw:id="id85">
          <svg:title>TexMaths</svg:title>
          <svg:desc>26§display§\frac{n}{y} \frac{dy}{dx} - \frac{ m + n }{ x + y }. \frac{ dy }{ dx } =  \frac{ m + n }{ x + y } - \frac{m}{x}§svg§600§FALSE§</svg:desc>
          <draw:polygon draw:style-name="gr2" draw:text-style-name="P5" draw:layer="layout" svg:width="12.993cm" svg:height="1.975cm" svg:x="2.478cm" svg:y="3.679cm" svg:viewBox="0 0 12994 1976" draw:points="6498,1976 0,1976 0,0 12994,0 12994,1976">
            <text:p/>
          </draw:polygon>
          <draw:path draw:style-name="gr3" draw:text-style-name="P6" draw:layer="layout" svg:width="0.496cm" svg:height="0.415cm" svg:x="2.459cm" svg:y="3.864cm" svg:viewBox="0 0 497 416" svg:d="M54 351c-2 15-8 36-8 40 0 17 12 25 27 25 10 0 27-8 33-25 2-2 13-46 19-69l19-83c6-19 12-39 16-60 4-17 11-44 11-46 14-29 62-112 149-112 42 0 50 33 50 64 0 56-43 175-58 212-8 23-10 34-10 44 0 44 33 75 74 75 88 0 121-133 121-142 0-8-8-8-10-8-11 0-11 2-15 17-19 62-48 112-93 112-15 0-21-8-21-29 0-23 8-46 16-67 17-47 55-149 55-201 0-61-40-98-105-98-83 0-128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0.55cm" svg:height="0.039cm" svg:x="2.432cm" svg:y="4.637cm" svg:viewBox="0 0 551 40" draw:points="275,40 0,40 0,0 551,0 551,40">
            <text:p/>
          </draw:polygon>
          <draw:path draw:style-name="gr3" draw:text-style-name="P6" draw:layer="layout" svg:width="0.423cm" svg:height="0.592cm" svg:x="2.492cm" svg:y="5.10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436cm" svg:height="0.646cm" svg:x="3.258cm" svg:y="3.63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3.724cm" svg:y="3.86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1cm" svg:height="0.039cm" svg:x="3.2cm" svg:y="4.637cm" svg:viewBox="0 0 1001 40" draw:points="499,40 0,40 0,0 1001,0 1001,40">
            <text:p/>
          </draw:polygon>
          <draw:path draw:style-name="gr3" draw:text-style-name="P6" draw:layer="layout" svg:width="0.436cm" svg:height="0.646cm" svg:x="3.237cm" svg:y="4.87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3.703cm" svg:y="5.107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8-119 148-142 0-8-9-8-11-8-8 0-10 2-12 8-30 100-94 121-123 121-35 0-50-29-50-60 0-21 6-40 17-81z">
            <text:p/>
          </draw:path>
          <draw:path draw:style-name="gr3" draw:text-style-name="P6" draw:layer="layout" svg:width="0.559cm" svg:height="0.039cm" svg:x="4.587cm" svg:y="4.637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5.56cm" svg:y="3.864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8 21-13 31-13 50 0 44 32 75 75 75 86 0 121-133 121-142 0-8-8-8-13-8-8 0-8 2-12 17-15 48-44 112-94 112-16 0-23-8-23-29 0-23 9-46 17-67 19-47 56-149 56-201 0-58-35-98-104-98-70 0-116 40-149 89-3-12-5-43-30-66-23-19-54-23-77-23-81 0-126 58-141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608cm" svg:height="0.61cm" svg:x="6.59cm" svg:y="3.73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7.48cm" svg:y="3.864cm" svg:viewBox="0 0 497 416" svg:d="M54 351c-2 15-8 36-8 40 0 17 12 25 27 25 10 0 27-8 33-25 2-2 13-46 19-69l19-83c6-19 12-39 16-60 4-17 11-44 11-46 14-29 64-112 149-112 42 0 50 33 50 64 0 56-43 175-58 212-8 23-10 34-10 44 0 44 33 75 74 75 88 0 121-133 121-142 0-8-8-8-10-8-11 0-11 2-15 17-19 62-48 112-93 112-15 0-21-8-21-29 0-23 8-46 16-67 17-47 55-149 55-201 0-61-40-98-105-98-83 0-128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2.468cm" svg:height="0.039cm" svg:x="5.533cm" svg:y="4.637cm" svg:viewBox="0 0 2469 40" draw:points="1236,40 0,40 0,0 2469,0 2469,40">
            <text:p/>
          </draw:polygon>
          <draw:path draw:style-name="gr3" draw:text-style-name="P6" draw:layer="layout" svg:width="0.457cm" svg:height="0.415cm" svg:x="5.735cm" svg:y="5.107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6-119 146-142 0-8-9-8-11-8-8 0-10 2-12 8-30 100-92 121-123 121-35 0-50-29-50-60 0-21 6-40 17-81z">
            <text:p/>
          </draw:path>
          <draw:path draw:style-name="gr3" draw:text-style-name="P6" draw:layer="layout" svg:width="0.608cm" svg:height="0.61cm" svg:x="6.484cm" svg:y="4.97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7.374cm" svg:y="5.10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099cm" svg:height="0.099cm" svg:x="8.19cm" svg:y="4.789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8.533cm" svg:y="3.63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8.997cm" svg:y="3.86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1cm" svg:height="0.039cm" svg:x="8.475cm" svg:y="4.637cm" svg:viewBox="0 0 1001 40" draw:points="499,40 0,40 0,0 1001,0 1001,40">
            <text:p/>
          </draw:polygon>
          <draw:path draw:style-name="gr3" draw:text-style-name="P6" draw:layer="layout" svg:width="0.436cm" svg:height="0.646cm" svg:x="8.512cm" svg:y="4.879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8.978cm" svg:y="5.107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6-119 146-142 0-8-9-8-11-8-8 0-10 2-12 8-30 100-94 121-123 121-35 0-50-29-50-60 0-21 6-40 17-81z">
            <text:p/>
          </draw:path>
          <draw:path draw:style-name="gr3" draw:text-style-name="P6" draw:layer="layout" svg:width="0.608cm" svg:height="0.215cm" svg:x="9.887cm" svg:y="4.5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0.938cm" svg:y="3.864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8 21-13 31-13 50 0 44 32 75 75 75 86 0 121-133 121-142 0-8-8-8-13-8-8 0-8 2-12 17-15 48-44 112-94 112-16 0-23-8-23-29 0-23 9-46 17-67 19-47 56-149 56-201 0-58-35-98-104-98-70 0-116 40-149 89-3-12-5-43-30-66-23-19-54-23-77-23-81 0-126 58-141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608cm" svg:height="0.61cm" svg:x="11.967cm" svg:y="3.73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12.855cm" svg:y="3.864cm" svg:viewBox="0 0 497 416" svg:d="M54 351c-2 15-8 36-8 40 0 17 12 25 27 25 10 0 27-8 33-25 2-2 13-46 19-69l19-83c6-19 12-39 16-60 4-17 11-44 11-46 14-29 64-112 149-112 42 0 50 33 50 64 0 56-43 175-58 212-8 23-10 34-10 44 0 44 33 75 74 75 88 0 121-133 121-142 0-8-8-8-10-8-11 0-11 2-15 17-19 62-48 112-93 112-15 0-21-8-21-29 0-23 8-46 16-67 17-47 55-149 55-201 0-61-40-98-105-98-83 0-128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2.468cm" svg:height="0.039cm" svg:x="10.91cm" svg:y="4.637cm" svg:viewBox="0 0 2469 40" draw:points="1236,40 0,40 0,0 2469,0 2469,40">
            <text:p/>
          </draw:polygon>
          <draw:path draw:style-name="gr3" draw:text-style-name="P6" draw:layer="layout" svg:width="0.457cm" svg:height="0.415cm" svg:x="11.11cm" svg:y="5.107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6-119 146-142 0-8-9-8-11-8-8 0-10 2-12 8-30 100-94 121-123 121-35 0-50-29-50-60 0-21 6-40 17-81z">
            <text:p/>
          </draw:path>
          <draw:path draw:style-name="gr3" draw:text-style-name="P6" draw:layer="layout" svg:width="0.608cm" svg:height="0.61cm" svg:x="11.861cm" svg:y="4.97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2.749cm" svg:y="5.10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559cm" svg:height="0.039cm" svg:x="13.766cm" svg:y="4.637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14.742cm" svg:y="3.864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8 21-13 31-13 50 0 44 32 75 75 75 88 0 121-133 121-142 0-8-8-8-10-8-11 0-11 2-15 17-15 48-44 112-94 112-16 0-23-8-23-29 0-23 9-46 17-67 19-47 56-149 56-201 0-58-35-98-104-98-70 0-116 40-149 89-3-12-5-43-30-66-23-19-52-23-75-23-83 0-128 58-143 79-4-52-44-79-85-79-42 0-59 35-67 52-17 33-29 87-29 89 0 9 8 9 10 9 11 0 11 0 17-21 15-65 33-108 67-108 14 0 29 6 29 41 0 19-4 29-15 77z">
            <text:p/>
          </draw:path>
          <draw:polygon draw:style-name="gr3" draw:text-style-name="P6" draw:layer="layout" svg:width="0.804cm" svg:height="0.039cm" svg:x="14.715cm" svg:y="4.637cm" svg:viewBox="0 0 805 40" draw:points="401,40 0,40 0,0 805,0 805,40">
            <text:p/>
          </draw:polygon>
          <draw:path draw:style-name="gr3" draw:text-style-name="P6" draw:layer="layout" svg:width="0.457cm" svg:height="0.415cm" svg:x="14.881cm" svg:y="5.107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6-119 146-142 0-8-9-8-11-8-8 0-10 2-12 8-30 100-92 121-123 121-35 0-50-29-50-60 0-21 6-40 17-81z">
            <text:p/>
          </draw:path>
        </draw:g>
        <draw:g xml:id="id86" draw:id="id86">
          <svg:title>TexMaths</svg:title>
          <svg:desc>26§display§\left[ \frac{n}{y}  - \frac{ m + n }{ x + y } \right] \frac{ dy }{ dx } =  \frac{ m + n }{ x + y } - \frac{m}{x}§svg§600§FALSE§</svg:desc>
          <draw:polygon draw:style-name="gr2" draw:text-style-name="P5" draw:layer="layout" svg:width="12.75cm" svg:height="2.101cm" svg:x="2.233cm" svg:y="6.38cm" svg:viewBox="0 0 12751 2102" draw:points="6376,2102 0,2102 0,0 12751,0 12751,2102">
            <text:p/>
          </draw:polygon>
          <draw:polygon draw:style-name="gr3" draw:text-style-name="P6" draw:layer="layout" svg:width="0.242cm" svg:height="2.193cm" svg:x="2.416cm" svg:y="6.334cm" svg:viewBox="0 0 243 2194" draw:points="0,2194 243,2194 243,2144 50,2144 50,50 243,50 243,0 0,0">
            <text:p/>
          </draw:polygon>
          <draw:path draw:style-name="gr3" draw:text-style-name="P6" draw:layer="layout" svg:width="0.496cm" svg:height="0.415cm" svg:x="2.805cm" svg:y="6.638cm" svg:viewBox="0 0 497 416" svg:d="M54 351c-2 15-8 36-8 40 0 17 12 25 27 25 10 0 27-8 33-25 2-2 13-46 19-69l19-83c6-19 12-39 16-60 4-17 11-44 13-46 12-29 60-112 147-112 42 0 50 33 50 64 0 56-43 175-58 212-8 23-10 34-10 44 0 44 33 75 75 75 87 0 120-133 120-141 0-9-8-9-10-9-11 0-11 2-15 17-19 62-48 112-93 112-15 0-21-8-21-29 0-23 8-46 16-67 17-47 55-149 55-201 0-61-38-98-104-98-84 0-129 58-144 79-4-50-42-79-85-79-42 0-59 35-69 52-15 31-27 85-27 89 0 9 8 9 10 9 11 0 11 0 17-21 15-65 33-108 67-108 18 0 29 10 29 41 0 19-4 30-15 77z">
            <text:p/>
          </draw:path>
          <draw:polygon draw:style-name="gr3" draw:text-style-name="P6" draw:layer="layout" svg:width="0.55cm" svg:height="0.039cm" svg:x="2.78cm" svg:y="7.411cm" svg:viewBox="0 0 551 40" draw:points="275,40 0,40 0,0 551,0 551,40">
            <text:p/>
          </draw:polygon>
          <draw:path draw:style-name="gr3" draw:text-style-name="P6" draw:layer="layout" svg:width="0.423cm" svg:height="0.592cm" svg:x="2.84cm" svg:y="7.8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59cm" svg:height="0.039cm" svg:x="3.716cm" svg:y="7.411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4.69cm" svg:y="6.6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3-8-23-29 0-23 9-46 17-67 19-47 56-149 56-201 0-58-35-98-104-98-68 0-116 40-149 89-3-12-5-43-30-66-22-19-52-23-74-23-84 0-129 58-144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cm" svg:x="5.721cm" svg:y="6.509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96cm" svg:height="0.415cm" svg:x="6.61cm" svg:y="6.638cm" svg:viewBox="0 0 497 416" svg:d="M54 351c-2 15-8 36-8 40 0 17 12 25 27 25 10 0 27-8 33-25 2-2 13-46 19-69l19-83c6-19 12-39 16-60 4-17 11-44 11-46 14-29 64-112 149-112 42 0 50 33 50 64 0 56-43 175-58 212-8 23-10 34-10 44 0 44 33 75 75 75 87 0 120-133 120-141 0-9-8-9-10-9-11 0-11 2-15 17-19 62-48 112-93 112-15 0-21-8-21-29 0-23 8-46 16-67 17-47 55-149 55-201 0-61-40-98-104-98-84 0-129 58-144 79-4-50-42-79-85-79-42 0-59 35-69 52-15 31-27 85-27 89 0 9 8 9 10 9 11 0 11 0 17-21 15-65 33-108 67-108 18 0 29 10 29 41 0 19-4 30-15 77z">
            <text:p/>
          </draw:path>
          <draw:polygon draw:style-name="gr3" draw:text-style-name="P6" draw:layer="layout" svg:width="2.468cm" svg:height="0.039cm" svg:x="4.665cm" svg:y="7.411cm" svg:viewBox="0 0 2469 40" draw:points="1236,40 0,40 0,0 2469,0 2469,40">
            <text:p/>
          </draw:polygon>
          <draw:path draw:style-name="gr3" draw:text-style-name="P6" draw:layer="layout" svg:width="0.457cm" svg:height="0.415cm" svg:x="4.864cm" svg:y="7.88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6" draw:layer="layout" svg:width="0.608cm" svg:height="0.61cm" svg:x="5.615cm" svg:y="7.752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23cm" svg:height="0.592cm" svg:x="6.504cm" svg:y="7.8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242cm" svg:height="2.193cm" svg:x="7.254cm" svg:y="6.334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8.043cm" svg:y="6.407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8.509cm" svg:y="6.63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7.987cm" svg:y="7.411cm" svg:viewBox="0 0 1001 40" draw:points="499,40 0,40 0,0 1001,0 1001,40">
            <text:p/>
          </draw:polygon>
          <draw:path draw:style-name="gr3" draw:text-style-name="P6" draw:layer="layout" svg:width="0.436cm" svg:height="0.646cm" svg:x="8.022cm" svg:y="7.65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8.488cm" svg:y="7.88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215cm" svg:x="9.399cm" svg:y="7.32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0.447cm" svg:y="6.6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3-8-23-29 0-23 9-46 17-67 19-47 56-149 56-201 0-58-35-98-104-98-68 0-116 40-149 89-3-12-5-43-30-66-22-19-52-23-74-23-84 0-129 58-144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cm" svg:x="11.477cm" svg:y="6.509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96cm" svg:height="0.415cm" svg:x="12.367cm" svg:y="6.638cm" svg:viewBox="0 0 497 416" svg:d="M54 351c-2 15-8 36-8 40 0 17 12 25 27 25 10 0 27-8 33-25 2-2 13-46 19-69l19-83c6-19 12-39 16-60 4-17 11-44 11-46 14-29 64-112 149-112 42 0 50 33 50 64 0 56-43 175-58 212-8 23-10 34-10 44 0 44 33 75 75 75 87 0 120-133 120-141 0-9-8-9-10-9-11 0-11 2-15 17-19 62-48 112-93 112-15 0-21-8-21-29 0-23 8-46 16-67 17-47 55-149 55-201 0-61-40-98-104-98-84 0-129 58-144 79-4-50-42-79-85-79-42 0-59 35-69 52-15 31-27 85-27 89 0 9 8 9 10 9 11 0 11 0 17-21 15-65 33-108 67-108 18 0 29 10 29 41 0 19-4 30-15 77z">
            <text:p/>
          </draw:path>
          <draw:polygon draw:style-name="gr3" draw:text-style-name="P6" draw:layer="layout" svg:width="2.468cm" svg:height="0.039cm" svg:x="10.422cm" svg:y="7.411cm" svg:viewBox="0 0 2469 40" draw:points="1236,40 0,40 0,0 2469,0 2469,40">
            <text:p/>
          </draw:polygon>
          <draw:path draw:style-name="gr3" draw:text-style-name="P6" draw:layer="layout" svg:width="0.457cm" svg:height="0.415cm" svg:x="10.622cm" svg:y="7.88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6" draw:layer="layout" svg:width="0.608cm" svg:height="0.61cm" svg:x="11.371cm" svg:y="7.752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23cm" svg:height="0.592cm" svg:x="12.261cm" svg:y="7.8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59cm" svg:height="0.039cm" svg:x="13.279cm" svg:y="7.411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14.252cm" svg:y="6.638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8 21-13 31-13 50 0 44 32 75 75 75 86 0 121-133 121-141 0-9-8-9-13-9-8 0-8 2-12 17-15 48-44 112-94 112-16 0-23-8-23-29 0-23 9-46 17-67 19-47 56-149 56-201 0-58-35-98-104-98-70 0-116 40-149 89-3-12-5-43-30-66-22-19-54-23-77-23-81 0-126 58-141 79-4-52-44-79-85-79-42 0-59 35-67 52-17 33-29 87-29 89 0 9 8 9 10 9 11 0 11 0 17-21 15-65 33-108 67-108 14 0 29 6 29 41 0 19-4 30-15 77z">
            <text:p/>
          </draw:path>
          <draw:polygon draw:style-name="gr3" draw:text-style-name="P6" draw:layer="layout" svg:width="0.804cm" svg:height="0.039cm" svg:x="14.225cm" svg:y="7.411cm" svg:viewBox="0 0 805 40" draw:points="401,40 0,40 0,0 805,0 805,40">
            <text:p/>
          </draw:polygon>
          <draw:path draw:style-name="gr3" draw:text-style-name="P6" draw:layer="layout" svg:width="0.457cm" svg:height="0.415cm" svg:x="14.391cm" svg:y="7.88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</draw:g>
        <draw:g xml:id="id87" draw:id="id87">
          <svg:title>TexMaths</svg:title>
          <svg:desc>26§display§\left[ \frac{  n ( x + y ) - (m + n)y }{ y(x + y) } \right] \frac{ dy }{ dx } =  \frac{ (m + n)x - m ( x + y ) }{ x(x + y) }§svg§600§FALSE§</svg:desc>
          <draw:polygon draw:style-name="gr2" draw:text-style-name="P5" draw:layer="layout" svg:width="20.395cm" svg:height="2.101cm" svg:x="2.234cm" svg:y="9.28cm" svg:viewBox="0 0 20396 2102" draw:points="10198,2102 0,2102 0,0 20396,0 20396,2102">
            <text:p/>
          </draw:polygon>
          <draw:polygon draw:style-name="gr3" draw:text-style-name="P6" draw:layer="layout" svg:width="0.242cm" svg:height="2.193cm" svg:x="2.417cm" svg:y="9.234cm" svg:viewBox="0 0 243 2194" draw:points="0,2194 243,2194 243,2144 50,2144 50,50 243,50 243,0 0,0">
            <text:p/>
          </draw:polygon>
          <draw:path draw:style-name="gr3" draw:text-style-name="P6" draw:layer="layout" svg:width="0.496cm" svg:height="0.415cm" svg:x="2.806cm" svg:y="9.538cm" svg:viewBox="0 0 497 416" svg:d="M54 351c-2 15-8 36-8 40 0 17 12 25 27 25 10 0 27-8 33-25 2-2 13-46 19-69l19-83c6-19 12-39 16-60 4-17 11-44 13-46 12-29 60-112 147-112 42 0 50 33 50 64 0 56-43 175-58 212-8 23-10 34-10 44 0 44 33 75 74 75 88 0 121-133 121-141 0-9-8-9-10-9-11 0-11 2-15 17-19 62-48 112-93 112-15 0-21-8-21-29 0-23 8-46 16-67 17-47 54-149 54-201 0-61-37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213cm" svg:height="0.914cm" svg:x="3.42cm" svg:y="9.25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3.711cm" svg:y="9.53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4.46cm" svg:y="9.4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5.35cm" svg:y="9.53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5.855cm" svg:y="9.2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559cm" svg:height="0.039cm" svg:x="6.438cm" svg:y="9.694cm" svg:viewBox="0 0 560 40" svg:d="M528 40c15 0 32 0 32-21 0-19-17-19-32-19h-497c-14 0-31 0-31 19 0 21 17 21 31 21z">
            <text:p/>
          </draw:path>
          <draw:path draw:style-name="gr3" draw:text-style-name="P6" draw:layer="layout" svg:width="0.213cm" svg:height="0.914cm" svg:x="7.367cm" svg:y="9.25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75cm" svg:height="0.415cm" svg:x="7.659cm" svg:y="9.538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8 21-13 31-13 50 0 44 32 75 75 75 88 0 121-133 121-141 0-9-8-9-11-9-10 0-10 2-14 17-15 48-44 112-94 112-16 0-23-8-23-29 0-23 9-46 17-67 19-47 56-149 56-201 0-58-35-98-104-98-70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cm" svg:x="8.688cm" svg:y="9.4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9.576cm" svg:y="9.538cm" svg:viewBox="0 0 497 416" svg:d="M54 351c-2 15-8 36-8 40 0 17 12 25 27 25 10 0 27-8 33-25 2-2 13-46 19-69l19-83c6-19 12-39 16-60 4-17 11-44 11-46 14-29 62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213cm" svg:height="0.914cm" svg:x="10.15cm" svg:y="9.2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423cm" svg:height="0.592cm" svg:x="10.481cm" svg:y="9.53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8.157cm" svg:height="0.039cm" svg:x="2.781cm" svg:y="10.311cm" svg:viewBox="0 0 8158 40" draw:points="4079,40 0,40 0,0 8158,0 8158,40">
            <text:p/>
          </draw:polygon>
          <draw:path draw:style-name="gr3" draw:text-style-name="P6" draw:layer="layout" svg:width="0.423cm" svg:height="0.592cm" svg:x="5.229cm" svg:y="10.78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5.774cm" svg:y="10.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6.065cm" svg:y="10.78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6.814cm" svg:y="10.6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7.704cm" svg:y="10.78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8.21cm" svg:y="10.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11.057cm" svg:y="9.234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11.846cm" svg:y="9.30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12.311cm" svg:y="9.53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11.789cm" svg:y="10.311cm" svg:viewBox="0 0 1000 40" draw:points="499,40 0,40 0,0 1000,0 1000,40">
            <text:p/>
          </draw:polygon>
          <draw:path draw:style-name="gr3" draw:text-style-name="P6" draw:layer="layout" svg:width="0.436cm" svg:height="0.646cm" svg:x="11.825cm" svg:y="10.5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12.291cm" svg:y="10.78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3.202cm" svg:y="10.22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13cm" svg:height="0.914cm" svg:x="14.314cm" svg:y="9.25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75cm" svg:height="0.415cm" svg:x="14.606cm" svg:y="9.5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608cm" svg:height="0.61cm" svg:x="15.637cm" svg:y="9.4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16.525cm" svg:y="9.538cm" svg:viewBox="0 0 497 416" svg:d="M54 351c-2 15-8 36-8 40 0 17 12 25 27 25 10 0 27-8 33-25 2-2 13-46 19-69l19-83c6-19 12-39 16-60 4-17 11-44 11-46 14-29 64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213cm" svg:height="0.914cm" svg:x="17.1cm" svg:y="9.2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457cm" svg:height="0.415cm" svg:x="17.43cm" svg:y="9.53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559cm" svg:height="0.039cm" svg:x="18.204cm" svg:y="9.694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19.069cm" svg:y="9.5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7 19-47 56-149 56-201 0-58-35-98-104-98-70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213cm" svg:height="0.914cm" svg:x="19.935cm" svg:y="9.25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0.226cm" svg:y="9.53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20.977cm" svg:y="9.4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21.865cm" svg:y="9.53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22.372cm" svg:y="9.2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8.452cm" svg:height="0.039cm" svg:x="14.225cm" svg:y="10.311cm" svg:viewBox="0 0 8453 40" draw:points="4226,40 0,40 0,0 8453,0 8453,40">
            <text:p/>
          </draw:polygon>
          <draw:path draw:style-name="gr3" draw:text-style-name="P6" draw:layer="layout" svg:width="0.457cm" svg:height="0.415cm" svg:x="16.8cm" svg:y="10.7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7.387cm" svg:y="10.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7.678cm" svg:y="10.7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18.427cm" svg:y="10.6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9.317cm" svg:y="10.78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19.822cm" svg:y="10.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88" draw:id="id88">
          <svg:title>TexMaths</svg:title>
          <svg:desc>26§display§\left[ \frac{  nx + ny - my  - ny }{ y } \right] \frac{ dy }{ dx } =  \frac{ mx + nx - mx - my  }{ x }§svg§600§FALSE§</svg:desc>
          <draw:polygon draw:style-name="gr2" draw:text-style-name="P5" draw:layer="layout" svg:width="19.905cm" svg:height="2.101cm" svg:x="2.234cm" svg:y="12.08cm" svg:viewBox="0 0 19906 2102" draw:points="9954,2102 0,2102 0,0 19906,0 19906,2102">
            <text:p/>
          </draw:polygon>
          <draw:polygon draw:style-name="gr3" draw:text-style-name="P6" draw:layer="layout" svg:width="0.242cm" svg:height="2.193cm" svg:x="2.417cm" svg:y="12.034cm" svg:viewBox="0 0 243 2194" draw:points="0,2194 243,2194 243,2144 50,2144 50,50 243,50 243,0 0,0">
            <text:p/>
          </draw:polygon>
          <draw:path draw:style-name="gr3" draw:text-style-name="P6" draw:layer="layout" svg:width="0.496cm" svg:height="0.415cm" svg:x="2.806cm" svg:y="12.338cm" svg:viewBox="0 0 497 416" svg:d="M54 351c-2 15-8 36-8 40 0 17 12 25 27 25 10 0 27-8 33-25 2-2 13-46 19-69l19-83c6-19 12-39 16-60 4-17 11-44 13-46 12-29 60-112 147-112 42 0 50 33 50 64 0 56-43 175-58 212-8 23-10 34-10 44 0 44 33 75 74 75 88 0 121-133 121-141 0-9-8-9-10-9-11 0-11 2-15 17-19 62-48 112-93 112-15 0-21-8-21-29 0-23 8-46 16-67 17-47 54-149 54-201 0-61-37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57cm" svg:height="0.415cm" svg:x="3.355cm" svg:y="12.33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4.106cm" svg:y="12.2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4.994cm" svg:y="12.338cm" svg:viewBox="0 0 497 416" svg:d="M54 351c-2 15-8 36-8 40 0 17 12 25 27 25 10 0 27-8 33-25 2-2 13-46 19-69l19-83c6-19 12-39 16-60 4-17 11-44 11-46 14-29 64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23cm" svg:height="0.592cm" svg:x="5.543cm" svg:y="12.338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58cm" svg:height="0.039cm" svg:x="6.275cm" svg:y="12.494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7.14cm" svg:y="12.338cm" svg:viewBox="0 0 751 416" svg:d="M54 351c-2 15-8 36-8 40 0 17 12 25 27 25 10 0 27-8 33-25 2-2 13-46 17-69l21-83c6-19 10-39 16-60 2-17 11-44 11-46 14-29 62-112 149-112 42 0 50 33 50 64 0 23-6 48-14 75l-25 106-19 71c-4 19-13 50-13 54 0 17 15 25 28 25 29 0 35-23 41-52 13-52 48-185 54-223 4-10 52-120 152-120 40 0 50 31 50 64 0 52-37 156-56 206-9 21-13 31-13 50 0 44 32 75 75 75 85 0 121-133 121-141 0-9-8-9-13-9-8 0-8 2-12 17-15 48-44 112-94 112-16 0-23-8-23-29 0-23 9-46 17-67 19-47 56-149 56-201 0-58-35-98-104-98-71 0-116 40-150 89-2-12-4-43-29-66-23-19-54-23-77-23-81 0-126 58-141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23cm" svg:height="0.592cm" svg:x="7.943cm" svg:y="12.338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558cm" svg:height="0.039cm" svg:x="8.675cm" svg:y="12.494cm" svg:viewBox="0 0 559 40" svg:d="M528 40c15 0 31 0 31-21 0-19-16-19-31-19h-497c-14 0-31 0-31 19 0 21 17 21 31 21z">
            <text:p/>
          </draw:path>
          <draw:path draw:style-name="gr3" draw:text-style-name="P6" draw:layer="layout" svg:width="0.496cm" svg:height="0.415cm" svg:x="9.541cm" svg:y="12.338cm" svg:viewBox="0 0 497 416" svg:d="M54 351c-2 15-8 36-8 40 0 17 12 25 27 25 10 0 27-8 33-25 2-2 13-46 19-69l19-83c6-19 12-39 16-60 4-17 11-44 11-46 14-29 64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23cm" svg:height="0.592cm" svg:x="10.088cm" svg:y="12.338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7.763cm" svg:height="0.039cm" svg:x="2.781cm" svg:y="13.111cm" svg:viewBox="0 0 7764 40" draw:points="3883,40 0,40 0,0 7764,0 7764,40">
            <text:p/>
          </draw:polygon>
          <draw:path draw:style-name="gr3" draw:text-style-name="P6" draw:layer="layout" svg:width="0.423cm" svg:height="0.592cm" svg:x="6.448cm" svg:y="13.581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242cm" svg:height="2.193cm" svg:x="10.666cm" svg:y="12.034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11.454cm" svg:y="12.10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11.92cm" svg:y="12.338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11.396cm" svg:y="13.111cm" svg:viewBox="0 0 1000 40" draw:points="499,40 0,40 0,0 1000,0 1000,40">
            <text:p/>
          </draw:polygon>
          <draw:path draw:style-name="gr3" draw:text-style-name="P6" draw:layer="layout" svg:width="0.436cm" svg:height="0.646cm" svg:x="11.433cm" svg:y="13.35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11.899cm" svg:y="13.58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215cm" svg:x="12.808cm" svg:y="13.02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3.858cm" svg:y="12.3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57cm" svg:height="0.415cm" svg:x="14.661cm" svg:y="12.33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15.41cm" svg:y="12.2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16.3cm" svg:y="12.338cm" svg:viewBox="0 0 497 416" svg:d="M54 351c-2 15-8 36-8 40 0 17 12 25 27 25 10 0 27-8 33-25 2-2 13-46 19-69l19-83c6-19 12-39 16-60 4-17 11-44 11-46 14-29 64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57cm" svg:height="0.415cm" svg:x="16.847cm" svg:y="12.33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558cm" svg:height="0.039cm" svg:x="17.623cm" svg:y="12.494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18.488cm" svg:y="12.3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57cm" svg:height="0.415cm" svg:x="19.289cm" svg:y="12.33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558cm" svg:height="0.039cm" svg:x="20.065cm" svg:y="12.494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20.928cm" svg:y="12.338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21cm" svg:height="0.592cm" svg:x="21.731cm" svg:y="12.338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8.354cm" svg:height="0.039cm" svg:x="13.831cm" svg:y="13.111cm" svg:viewBox="0 0 8355 40" draw:points="4178,40 0,40 0,0 8355,0 8355,40">
            <text:p/>
          </draw:polygon>
          <draw:path draw:style-name="gr3" draw:text-style-name="P6" draw:layer="layout" svg:width="0.457cm" svg:height="0.415cm" svg:x="17.775cm" svg:y="13.58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</draw:g>
        <draw:g xml:id="id84" draw:id="id84">
          <svg:title>TexMaths</svg:title>
          <svg:desc>26§display§\frac{ m + n }{ x + y } + \frac{ m + n }{ x + y }. \frac{ dy }{ dx }§svg§600§FALSE§</svg:desc>
          <draw:polygon draw:style-name="gr2" draw:text-style-name="P5" draw:layer="layout" svg:width="7.65cm" svg:height="1.975cm" svg:x="15.679cm" svg:y="1.079cm" svg:viewBox="0 0 7651 1976" draw:points="3827,1976 0,1976 0,0 7651,0 7651,1976">
            <text:p/>
          </draw:polygon>
          <draw:path draw:style-name="gr3" draw:text-style-name="P6" draw:layer="layout" svg:width="0.75cm" svg:height="0.415cm" svg:x="15.66cm" svg:y="1.264cm" svg:viewBox="0 0 751 416" svg:d="M54 351c-2 15-8 36-8 40 0 17 12 25 27 25 10 0 27-8 33-25 2-2 13-46 17-69l21-83c6-19 10-39 16-60 2-17 11-44 11-46 14-29 62-112 149-112 42 0 50 33 50 64 0 23-6 48-14 75l-25 106-19 71c-4 19-13 50-13 54 0 17 15 25 28 25 29 0 35-23 41-52 13-52 48-185 56-223 2-10 50-120 150-120 40 0 50 31 50 64 0 52-38 156-56 206-9 21-13 31-13 50 0 44 31 75 75 75 88 0 121-133 121-142 0-8-9-8-11-8-10 0-10 2-14 17-15 48-44 112-94 112-16 0-23-8-23-29 0-23 9-46 17-67 19-47 56-149 56-201 0-58-35-98-104-98-71 0-116 40-150 89-2-12-4-43-29-66-23-19-52-23-75-23-83 0-129 58-143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608cm" svg:height="0.61cm" svg:x="16.69cm" svg:y="1.13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17.578cm" svg:y="1.264cm" svg:viewBox="0 0 497 416" svg:d="M54 351c-2 15-8 36-8 40 0 17 12 25 27 25 10 0 27-8 33-25 2-2 13-46 19-69l19-83c6-19 12-39 16-60 4-17 11-44 13-46 12-29 60-112 147-112 42 0 50 33 50 64 0 56-43 175-58 212-8 23-10 34-10 44 0 44 33 75 74 75 88 0 121-133 121-142 0-8-8-8-10-8-11 0-11 2-15 17-19 62-48 112-93 112-15 0-21-8-21-29 0-23 8-46 16-67 17-47 54-149 54-201 0-61-37-98-104-98-83 0-129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2.468cm" svg:height="0.039cm" svg:x="15.633cm" svg:y="2.037cm" svg:viewBox="0 0 2469 40" draw:points="1235,40 0,40 0,0 2469,0 2469,40">
            <text:p/>
          </draw:polygon>
          <draw:path draw:style-name="gr3" draw:text-style-name="P6" draw:layer="layout" svg:width="0.457cm" svg:height="0.415cm" svg:x="15.833cm" svg:y="2.50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0 100-94 121-123 121-36 0-50-29-50-60 0-21 6-40 17-81z">
            <text:p/>
          </draw:path>
          <draw:path draw:style-name="gr3" draw:text-style-name="P6" draw:layer="layout" svg:width="0.608cm" svg:height="0.61cm" svg:x="16.583cm" svg:y="2.37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7.472cm" svg:y="2.507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608cm" svg:height="0.61cm" svg:x="18.464cm" svg:y="1.7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75cm" svg:height="0.415cm" svg:x="19.464cm" svg:y="1.264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8 156-56 206-9 21-13 31-13 50 0 44 31 75 75 75 88 0 121-133 121-142 0-8-9-8-11-8-10 0-10 2-14 17-15 48-44 112-94 112-16 0-23-8-23-29 0-23 9-46 17-67 19-47 56-149 56-201 0-58-35-98-104-98-71 0-116 40-150 89-2-12-4-43-29-66-23-19-52-23-75-23-83 0-129 58-143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608cm" svg:height="0.61cm" svg:x="20.493cm" svg:y="1.13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96cm" svg:height="0.415cm" svg:x="21.381cm" svg:y="1.264cm" svg:viewBox="0 0 497 416" svg:d="M54 351c-2 15-8 36-8 40 0 17 12 25 27 25 10 0 27-8 33-25 2-2 13-46 19-69l19-83c6-19 12-39 16-60 4-17 11-44 11-46 14-29 62-112 149-112 42 0 50 33 50 64 0 56-43 175-58 212-8 23-10 34-10 44 0 44 33 75 74 75 88 0 121-133 121-142 0-8-8-8-10-8-11 0-11 2-15 17-19 62-48 112-93 112-15 0-21-8-21-29 0-23 8-46 16-67 17-47 54-149 54-201 0-61-39-98-104-98-83 0-129 58-143 79-4-50-42-79-85-79-42 0-59 35-69 52-15 31-27 85-27 89 0 9 8 9 10 9 11 0 11 0 17-21 15-65 33-108 67-108 18 0 29 10 29 41 0 19-4 29-15 77z">
            <text:p/>
          </draw:path>
          <draw:polygon draw:style-name="gr3" draw:text-style-name="P6" draw:layer="layout" svg:width="2.468cm" svg:height="0.039cm" svg:x="19.437cm" svg:y="2.037cm" svg:viewBox="0 0 2469 40" draw:points="1235,40 0,40 0,0 2469,0 2469,40">
            <text:p/>
          </draw:polygon>
          <draw:path draw:style-name="gr3" draw:text-style-name="P6" draw:layer="layout" svg:width="0.457cm" svg:height="0.415cm" svg:x="19.637cm" svg:y="2.507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6 0-50-29-50-60 0-21 6-40 17-81z">
            <text:p/>
          </draw:path>
          <draw:path draw:style-name="gr3" draw:text-style-name="P6" draw:layer="layout" svg:width="0.608cm" svg:height="0.61cm" svg:x="20.387cm" svg:y="2.37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21.275cm" svg:y="2.507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099cm" svg:height="0.099cm" svg:x="22.093cm" svg:y="2.189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22.434cm" svg:y="1.03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21cm" svg:height="0.592cm" svg:x="22.9cm" svg:y="1.264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22.378cm" svg:y="2.037cm" svg:viewBox="0 0 1000 40" draw:points="499,40 0,40 0,0 1000,0 1000,40">
            <text:p/>
          </draw:polygon>
          <draw:path draw:style-name="gr3" draw:text-style-name="P6" draw:layer="layout" svg:width="0.436cm" svg:height="0.646cm" svg:x="22.413cm" svg:y="2.27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4 72 81 0 4-2 10-4 14z">
            <text:p/>
          </draw:path>
          <draw:path draw:style-name="gr3" draw:text-style-name="P6" draw:layer="layout" svg:width="0.457cm" svg:height="0.415cm" svg:x="22.879cm" svg:y="2.507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6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13" draw:text-style-name="P15" draw:layer="layout" svg:width="26.4cm" svg:height="14.517cm" svg:x="0.8cm" svg:y="0.8cm" presentation:class="subtitle" presentation:user-transformed="true">
          <draw:text-box>
            <text:p text:style-name="P8"><text:span text:style-name="T9"><text:s text:c="30"/></text:span></text:p>
            <text:p text:style-name="P8"><text:span text:style-name="T10"><text:tab/></text:span><text:span text:style-name="T10"> <text:s text:c="21"/></text:span></text:p>
            <text:p text:style-name="P8"><text:span text:style-name="T9"><text:s text:c="20"/></text:span></text:p>
            <text:p text:style-name="P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1"/></text:span></text:p>
            <text:p text:style-name="P8"><text:span text:style-name="T9"><text:s text:c="11"/></text:span></text:p>
            <text:p text:style-name="P8"><text:span text:style-name="T10"><text:s text:c="4"/></text:span></text:p>
            <text:p text:style-name="P9"><text:span text:style-name="T10"><text:s text:c="3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9"/></text:span></text:p>
            <text:p xml:id="id91" text:id="id91" text:style-name="P9"><text:span text:style-name="T3"><text:s text:c="5"/></text:span><text:span text:style-name="T3">(3) If <text:s text:c="11"/></text:span><text:span text:style-name="T10"><text:s text:c="28"/>then show that </text:span></text:p>
            <text:p text:style-name="P8"><text:span text:style-name="T10"><text:s text:c="37"/></text:span></text:p>
            <text:p xml:id="id94" text:id="id94" text:style-name="P8"><text:span text:style-name="T3"><text:s text:c="11"/></text:span><text:span text:style-name="T3">where <text:s text:c="4"/>is a constant.</text:span></text:p>
            <text:p text:style-name="P8"><text:span text:style-name="T20"><text:s text:c="4"/></text:span><text:span text:style-name="T20"><text:tab/></text:span><text:span text:style-name="T20"><text:tab/></text:span></text:p>
            <text:p xml:id="id96" text:id="id96" text:style-name="P8"><text:span text:style-name="T35"><text:s text:c="4"/></text:span><text:span text:style-name="T35"><text:tab/></text:span><text:span text:style-name="T35">Solution :</text:span><text:span text:style-name="T10"> Given that, <text:s text:c="15"/></text:span></text:p>
          </draw:text-box>
        </draw:frame>
        <draw:g xml:id="id89" draw:id="id89">
          <svg:title>TexMaths</svg:title>
          <svg:desc>26§display§\left[ \frac{  nx - my }{ y } \right] \frac{ dy }{ dx } =  \frac{ nx - my  }{ x }§svg§600§FALSE§</svg:desc>
          <draw:polygon draw:style-name="gr2" draw:text-style-name="P5" draw:layer="layout" svg:width="10.731cm" svg:height="2.101cm" svg:x="2.121cm" svg:y="1.072cm" svg:viewBox="0 0 10732 2102" draw:points="5366,2102 0,2102 0,0 10732,0 10732,2102">
            <text:p/>
          </draw:polygon>
          <draw:polygon draw:style-name="gr3" draw:text-style-name="P6" draw:layer="layout" svg:width="0.242cm" svg:height="2.193cm" svg:x="2.304cm" svg:y="1.026cm" svg:viewBox="0 0 243 2194" draw:points="0,2194 243,2194 243,2144 50,2144 50,50 243,50 243,0 0,0">
            <text:p/>
          </draw:polygon>
          <draw:path draw:style-name="gr3" draw:text-style-name="P6" draw:layer="layout" svg:width="0.496cm" svg:height="0.415cm" svg:x="2.693cm" svg:y="1.33cm" svg:viewBox="0 0 497 416" svg:d="M54 351c-2 15-8 36-8 40 0 17 12 25 27 25 10 0 27-8 33-25 2-2 13-46 19-69l19-83c6-19 12-39 16-60 4-17 11-44 13-46 12-29 60-112 147-112 42 0 50 33 50 64 0 56-43 175-58 212-8 23-10 34-10 44 0 44 33 75 74 75 88 0 121-133 121-141 0-9-8-9-10-9-11 0-11 2-15 17-19 62-48 112-93 112-15 0-21-8-21-29 0-23 8-46 16-67 17-47 54-149 54-201 0-61-37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57cm" svg:height="0.415cm" svg:x="3.242cm" svg:y="1.3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558cm" svg:height="0.039cm" svg:x="4.016cm" svg:y="1.486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4.881cm" svg:y="1.33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21cm" svg:height="0.592cm" svg:x="5.684cm" svg:y="1.33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3.472cm" svg:height="0.039cm" svg:x="2.668cm" svg:y="2.103cm" svg:viewBox="0 0 3473 40" draw:points="1737,40 0,40 0,0 3473,0 3473,40">
            <text:p/>
          </draw:polygon>
          <draw:path draw:style-name="gr3" draw:text-style-name="P6" draw:layer="layout" svg:width="0.423cm" svg:height="0.592cm" svg:x="4.188cm" svg:y="2.57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8 0 22 0 22 29 0 23-8 46-14 64-38 96-54 150-54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242cm" svg:height="2.193cm" svg:x="6.26cm" svg:y="1.026cm" svg:viewBox="0 0 243 2194" draw:points="191,2144 0,2144 0,2194 243,2194 243,0 0,0 0,50 191,50">
            <text:p/>
          </draw:polygon>
          <draw:path draw:style-name="gr3" draw:text-style-name="P6" draw:layer="layout" svg:width="0.436cm" svg:height="0.646cm" svg:x="7.048cm" svg:y="1.09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6" draw:layer="layout" svg:width="0.423cm" svg:height="0.592cm" svg:x="7.514cm" svg:y="1.3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6.992cm" svg:y="2.103cm" svg:viewBox="0 0 1000 40" draw:points="499,40 0,40 0,0 1000,0 1000,40">
            <text:p/>
          </draw:polygon>
          <draw:path draw:style-name="gr3" draw:text-style-name="P6" draw:layer="layout" svg:width="0.436cm" svg:height="0.646cm" svg:x="7.027cm" svg:y="2.34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6" draw:layer="layout" svg:width="0.457cm" svg:height="0.415cm" svg:x="7.493cm" svg:y="2.57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215cm" svg:x="8.404cm" svg:y="2.0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96cm" svg:height="0.415cm" svg:x="9.453cm" svg:y="1.33cm" svg:viewBox="0 0 497 416" svg:d="M54 351c-2 15-8 36-8 40 0 17 12 25 27 25 10 0 27-8 33-25 2-2 13-46 19-69l19-83c6-19 12-39 16-60 4-17 11-44 11-46 14-29 62-112 149-112 42 0 50 33 50 64 0 56-43 175-58 212-8 23-10 34-10 44 0 44 33 75 74 75 88 0 121-133 121-141 0-9-8-9-10-9-11 0-11 2-15 17-19 62-48 112-93 112-15 0-21-8-21-29 0-23 8-46 16-67 17-47 54-149 54-201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6" draw:layer="layout" svg:width="0.457cm" svg:height="0.415cm" svg:x="10.002cm" svg:y="1.3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558cm" svg:height="0.039cm" svg:x="10.777cm" svg:y="1.486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11.641cm" svg:y="1.33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23cm" svg:height="0.592cm" svg:x="12.443cm" svg:y="1.3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3.472cm" svg:height="0.039cm" svg:x="9.428cm" svg:y="2.103cm" svg:viewBox="0 0 3473 40" draw:points="1737,40 0,40 0,0 3473,0 3473,40">
            <text:p/>
          </draw:polygon>
          <draw:path draw:style-name="gr3" draw:text-style-name="P6" draw:layer="layout" svg:width="0.457cm" svg:height="0.415cm" svg:x="10.927cm" svg:y="2.57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</draw:g>
        <draw:g xml:id="id90" draw:id="id90">
          <svg:title>TexMaths</svg:title>
          <svg:desc>26§display§\therefore \ \ \ \frac{dy}{dx} = \frac{y}{x}   §svg§600§FALSE§</svg:desc>
          <draw:polygon draw:style-name="gr2" draw:text-style-name="P5" draw:layer="layout" svg:width="4.755cm" svg:height="1.798cm" svg:x="2.341cm" svg:y="3.973cm" svg:viewBox="0 0 4756 1799" draw:points="2378,1799 0,1799 0,0 4756,0 4756,1799">
            <text:p/>
          </draw:polygon>
          <draw:path draw:style-name="gr3" draw:text-style-name="P6" draw:layer="layout" svg:width="0.554cm" svg:height="0.494cm" svg:x="2.322cm" svg:y="4.755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6" draw:layer="layout" svg:width="0.436cm" svg:height="0.646cm" svg:x="4.238cm" svg:y="3.927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704cm" svg:y="4.15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4.182cm" svg:y="4.932cm" svg:viewBox="0 0 1001 40" draw:points="499,40 0,40 0,0 1001,0 1001,40">
            <text:p/>
          </draw:polygon>
          <draw:path draw:style-name="gr3" draw:text-style-name="P6" draw:layer="layout" svg:width="0.436cm" svg:height="0.646cm" svg:x="4.219cm" svg:y="5.173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683cm" svg:y="5.40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5.594cm" svg:y="4.84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23cm" svg:height="0.592cm" svg:x="6.666cm" svg:y="4.15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523cm" svg:height="0.039cm" svg:x="6.618cm" svg:y="4.932cm" svg:viewBox="0 0 524 40" draw:points="262,40 0,40 0,0 524,0 524,40">
            <text:p/>
          </draw:polygon>
          <draw:path draw:style-name="gr3" draw:text-style-name="P6" draw:layer="layout" svg:width="0.457cm" svg:height="0.415cm" svg:x="6.645cm" svg:y="5.40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</draw:g>
        <draw:g xml:id="id95" draw:id="id95">
          <svg:title>TexMaths</svg:title>
          <svg:desc>28§display§r§svg§600§FALSE§</svg:desc>
          <draw:polygon draw:style-name="gr2" draw:text-style-name="P5" draw:layer="layout" svg:width="0.33cm" svg:height="0.348cm" svg:x="6.353cm" svg:y="9.682cm" svg:viewBox="0 0 331 349" draw:points="166,349 0,349 0,0 331,0 331,349">
            <text:p/>
          </draw:polygon>
          <draw:path draw:style-name="gr3" draw:text-style-name="P6" draw:layer="layout" svg:width="0.402cm" svg:height="0.447cm" svg:x="6.333cm" svg:y="9.633cm" svg:viewBox="0 0 403 448" svg:d="M58 379c-2 15-9 38-9 42 0 18 14 27 29 27 12 0 29-9 36-27 2-4 36-139 40-157 7-33 25-103 32-130 4-11 31-58 56-80 7-7 36-32 78-32 27 0 40 12 43 12-32 4-52 29-52 53 0 16 11 36 38 36 25 0 54-22 54-58s-31-65-83-65c-65 0-107 49-125 76-9-45-45-76-92-76-45 0-63 38-72 56-18 34-31 94-31 96 0 9 9 9 11 9 11 0 11 0 18-22 16-70 36-117 72-117 18 0 31 7 31 45 0 20-4 32-16 83z">
            <text:p/>
          </draw:path>
        </draw:g>
        <draw:g xml:id="id92" draw:id="id92">
          <svg:title>TexMaths</svg:title>
          <svg:desc>26§display§\sin \left( \frac{ px^m - qy^m }{ px^m + qy^m } \right) = r§svg§600§FALSE§</svg:desc>
          <draw:polygon draw:style-name="gr2" draw:text-style-name="P5" draw:layer="layout" svg:width="8.774cm" svg:height="2.101cm" svg:x="4.642cm" svg:y="6.573cm" svg:viewBox="0 0 8775 2102" draw:points="4386,2102 0,2102 0,0 8775,0 8775,2102">
            <text:p/>
          </draw:polygon>
          <draw:path draw:style-name="gr3" draw:text-style-name="P6" draw:layer="layout" svg:width="0.301cm" svg:height="0.421cm" svg:x="4.625cm" svg:y="7.442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6" draw:layer="layout" svg:width="0.197cm" svg:height="0.612cm" svg:x="4.987cm" svg:y="7.2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5.239cm" svg:y="7.44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cm" svg:height="2.193cm" svg:x="6.06cm" svg:y="6.527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77cm" svg:height="0.581cm" svg:x="6.624cm" svg:y="6.831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3 0-73-77-73-81 0-2 0-4 2-15z">
            <text:p/>
          </draw:path>
          <draw:path draw:style-name="gr3" draw:text-style-name="P6" draw:layer="layout" svg:width="0.457cm" svg:height="0.415cm" svg:x="7.137cm" svg:y="6.83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ath draw:style-name="gr3" draw:text-style-name="P6" draw:layer="layout" svg:width="0.588cm" svg:height="0.29cm" svg:x="7.664cm" svg:y="6.621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558cm" svg:height="0.039cm" svg:x="8.608cm" svg:y="6.987cm" svg:viewBox="0 0 559 40" svg:d="M528 40c15 0 31 0 31-21 0-19-16-19-31-19h-497c-14 0-31 0-31 19 0 21 17 21 31 21z">
            <text:p/>
          </draw:path>
          <draw:path draw:style-name="gr3" draw:text-style-name="P6" draw:layer="layout" svg:width="0.378cm" svg:height="0.581cm" svg:x="9.481cm" svg:y="6.831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9.912cm" svg:y="6.831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88cm" svg:height="0.29cm" svg:x="10.396cm" svg:y="6.621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olygon draw:style-name="gr3" draw:text-style-name="P6" draw:layer="layout" svg:width="4.41cm" svg:height="0.039cm" svg:x="6.653cm" svg:y="7.604cm" svg:viewBox="0 0 4411 40" draw:points="2205,40 0,40 0,0 4411,0 4411,40">
            <text:p/>
          </draw:polygon>
          <draw:path draw:style-name="gr3" draw:text-style-name="P6" draw:layer="layout" svg:width="0.477cm" svg:height="0.581cm" svg:x="6.624cm" svg:y="8.074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3 0-73-77-73-81 0-2 0-4 2-15z">
            <text:p/>
          </draw:path>
          <draw:path draw:style-name="gr3" draw:text-style-name="P6" draw:layer="layout" svg:width="0.457cm" svg:height="0.415cm" svg:x="7.137cm" svg:y="8.07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ath draw:style-name="gr3" draw:text-style-name="P6" draw:layer="layout" svg:width="0.588cm" svg:height="0.29cm" svg:x="7.664cm" svg:y="7.933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608cm" svg:height="0.61cm" svg:x="8.583cm" svg:y="7.94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78cm" svg:height="0.581cm" svg:x="9.481cm" svg:y="8.074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9.912cm" svg:y="8.074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88cm" svg:height="0.29cm" svg:x="10.396cm" svg:y="7.933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45cm" svg:height="2.193cm" svg:x="11.201cm" svg:y="6.527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12.148cm" svg:y="7.51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73cm" svg:height="0.415cm" svg:x="13.088cm" svg:y="7.448cm" svg:viewBox="0 0 374 416" svg:d="M54 351c-2 15-8 36-8 40 0 17 12 25 27 25 10 0 27-8 33-25 2-4 33-129 38-146 6-31 22-95 29-120 4-11 29-54 52-75 6-6 33-29 72-29 25 0 38 10 40 10-29 4-48 27-48 50 0 15 10 33 35 33 23 0 50-20 50-54 0-33-29-60-77-60-60 0-99 46-116 71-8-42-42-71-85-71-42 0-59 35-67 52-17 31-29 87-29 89 0 9 8 9 10 9 11 0 11 0 17-21 15-65 33-108 67-108 16 0 29 6 29 41 0 19-4 30-15 77z">
            <text:p/>
          </draw:path>
        </draw:g>
        <draw:g xml:id="id93" draw:id="id93">
          <svg:title>TexMaths</svg:title>
          <svg:desc>26§display§\frac{ dy }{ dx } = \frac{ y }{ x }§svg§600§FALSE§</svg:desc>
          <draw:polygon draw:style-name="gr2" draw:text-style-name="P5" draw:layer="layout" svg:width="2.867cm" svg:height="1.798cm" svg:x="20.478cm" svg:y="6.687cm" svg:viewBox="0 0 2868 1799" draw:points="1433,1799 0,1799 0,0 2868,0 2868,1799">
            <text:p/>
          </draw:polygon>
          <draw:path draw:style-name="gr3" draw:text-style-name="P6" draw:layer="layout" svg:width="0.436cm" svg:height="0.646cm" svg:x="20.49cm" svg:y="6.641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23cm" svg:height="0.592cm" svg:x="20.954cm" svg:y="6.872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20.432cm" svg:y="7.646cm" svg:viewBox="0 0 1000 40" draw:points="499,40 0,40 0,0 1000,0 1000,40">
            <text:p/>
          </draw:polygon>
          <draw:path draw:style-name="gr3" draw:text-style-name="P6" draw:layer="layout" svg:width="0.436cm" svg:height="0.646cm" svg:x="20.469cm" svg:y="7.887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56cm" svg:height="0.415cm" svg:x="20.933cm" svg:y="8.116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3 9-29 99-93 120-122 120-36 0-50-29-50-60 0-21 6-40 17-81z">
            <text:p/>
          </draw:path>
          <draw:path draw:style-name="gr3" draw:text-style-name="P6" draw:layer="layout" svg:width="0.608cm" svg:height="0.215cm" svg:x="21.844cm" svg:y="7.5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21cm" svg:height="0.592cm" svg:x="22.915cm" svg:y="6.872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523cm" svg:height="0.039cm" svg:x="22.867cm" svg:y="7.646cm" svg:viewBox="0 0 524 40" draw:points="262,40 0,40 0,0 524,0 524,40">
            <text:p/>
          </draw:polygon>
          <draw:path draw:style-name="gr3" draw:text-style-name="P6" draw:layer="layout" svg:width="0.456cm" svg:height="0.415cm" svg:x="22.894cm" svg:y="8.116cm" svg:viewBox="0 0 457 416" svg:d="M281 129c4-25 25-108 89-108 4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31 99-93 120-122 120-36 0-50-29-50-60 0-21 6-40 17-81z">
            <text:p/>
          </draw:path>
        </draw:g>
        <draw:g xml:id="id97" draw:id="id97">
          <svg:title>TexMaths</svg:title>
          <svg:desc>26§display§\sin \left( \frac{ px^m - qy^m }{ px^m + qy^m } \right) = r§svg§600§FALSE§</svg:desc>
          <draw:polygon draw:style-name="gr2" draw:text-style-name="P5" draw:layer="layout" svg:width="8.774cm" svg:height="2.101cm" svg:x="11.543cm" svg:y="10.372cm" svg:viewBox="0 0 8775 2102" draw:points="4386,2102 0,2102 0,0 8775,0 8775,2102">
            <text:p/>
          </draw:polygon>
          <draw:path draw:style-name="gr3" draw:text-style-name="P6" draw:layer="layout" svg:width="0.301cm" svg:height="0.421cm" svg:x="11.526cm" svg:y="11.241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6" draw:layer="layout" svg:width="0.197cm" svg:height="0.612cm" svg:x="11.888cm" svg:y="11.03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2.14cm" svg:y="11.24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cm" svg:height="2.193cm" svg:x="12.961cm" svg:y="10.326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77cm" svg:height="0.581cm" svg:x="13.525cm" svg:y="10.63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3 0-73-77-73-81 0-2 0-4 2-15z">
            <text:p/>
          </draw:path>
          <draw:path draw:style-name="gr3" draw:text-style-name="P6" draw:layer="layout" svg:width="0.457cm" svg:height="0.415cm" svg:x="14.038cm" svg:y="10.6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ath draw:style-name="gr3" draw:text-style-name="P6" draw:layer="layout" svg:width="0.588cm" svg:height="0.29cm" svg:x="14.565cm" svg:y="10.42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558cm" svg:height="0.039cm" svg:x="15.509cm" svg:y="10.786cm" svg:viewBox="0 0 559 40" svg:d="M528 40c15 0 31 0 31-21 0-19-16-19-31-19h-497c-14 0-31 0-31 19 0 21 17 21 31 21z">
            <text:p/>
          </draw:path>
          <draw:path draw:style-name="gr3" draw:text-style-name="P6" draw:layer="layout" svg:width="0.378cm" svg:height="0.581cm" svg:x="16.382cm" svg:y="10.63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16.813cm" svg:y="10.63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88cm" svg:height="0.29cm" svg:x="17.297cm" svg:y="10.42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olygon draw:style-name="gr3" draw:text-style-name="P6" draw:layer="layout" svg:width="4.41cm" svg:height="0.039cm" svg:x="13.554cm" svg:y="11.403cm" svg:viewBox="0 0 4411 40" draw:points="2205,40 0,40 0,0 4411,0 4411,40">
            <text:p/>
          </draw:polygon>
          <draw:path draw:style-name="gr3" draw:text-style-name="P6" draw:layer="layout" svg:width="0.477cm" svg:height="0.581cm" svg:x="13.525cm" svg:y="11.873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3 0-73-77-73-81 0-2 0-4 2-15z">
            <text:p/>
          </draw:path>
          <draw:path draw:style-name="gr3" draw:text-style-name="P6" draw:layer="layout" svg:width="0.457cm" svg:height="0.415cm" svg:x="14.038cm" svg:y="11.87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ath draw:style-name="gr3" draw:text-style-name="P6" draw:layer="layout" svg:width="0.588cm" svg:height="0.29cm" svg:x="14.565cm" svg:y="11.732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608cm" svg:height="0.61cm" svg:x="15.484cm" svg:y="11.74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78cm" svg:height="0.581cm" svg:x="16.382cm" svg:y="11.873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16.813cm" svg:y="11.873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588cm" svg:height="0.29cm" svg:x="17.297cm" svg:y="11.732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45cm" svg:height="2.193cm" svg:x="18.102cm" svg:y="10.326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19.049cm" svg:y="11.3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73cm" svg:height="0.415cm" svg:x="19.989cm" svg:y="11.247cm" svg:viewBox="0 0 374 416" svg:d="M54 351c-2 15-8 36-8 40 0 17 12 25 27 25 10 0 27-8 33-25 2-4 33-129 38-146 6-31 22-95 29-120 4-11 29-54 52-75 6-6 33-29 72-29 25 0 38 10 40 10-29 4-48 27-48 50 0 15 10 33 35 33 23 0 50-20 50-54 0-33-29-60-77-60-60 0-99 46-116 71-8-42-42-71-85-71-42 0-59 35-67 52-17 31-29 87-29 89 0 9 8 9 10 9 11 0 11 0 17-21 15-65 33-108 67-108 16 0 29 6 29 41 0 19-4 30-15 77z">
            <text:p/>
          </draw:path>
        </draw:g>
        <draw:g xml:id="id98" draw:id="id98">
          <svg:title>TexMaths</svg:title>
          <svg:desc>26§display§\frac{ px^m - qy^m }{ px^m + qy^m } =  \sin^{-1} r§svg§600§FALSE§</svg:desc>
          <draw:polygon draw:style-name="gr2" draw:text-style-name="P5" draw:layer="layout" svg:width="8.328cm" svg:height="1.956cm" svg:x="6.974cm" svg:y="12.873cm" svg:viewBox="0 0 8329 1957" draw:points="4164,1957 0,1957 0,0 8329,0 8329,1957">
            <text:p/>
          </draw:polygon>
          <draw:path draw:style-name="gr3" draw:text-style-name="P6" draw:layer="layout" svg:width="0.477cm" svg:height="0.581cm" svg:x="6.928cm" svg:y="13.037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5c-31 63-75 94-108 94-63 0-73-77-73-81 0-2 0-4 2-15z">
            <text:p/>
          </draw:path>
          <draw:path draw:style-name="gr3" draw:text-style-name="P6" draw:layer="layout" svg:width="0.457cm" svg:height="0.415cm" svg:x="7.444cm" svg:y="13.03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6 44 71 98 71 95 0 147-119 147-142 0-8-8-8-10-8-8 0-10 2-12 8-30 100-94 121-123 121-36 0-50-29-50-60 0-21 6-40 17-81z">
            <text:p/>
          </draw:path>
          <draw:path draw:style-name="gr3" draw:text-style-name="P6" draw:layer="layout" svg:width="0.588cm" svg:height="0.29cm" svg:x="7.97cm" svg:y="12.827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558cm" svg:height="0.039cm" svg:x="8.912cm" svg:y="13.193cm" svg:viewBox="0 0 559 40" svg:d="M528 40c17 0 31 0 31-21 0-19-14-19-31-19h-497c-14 0-31 0-31 19 0 21 17 21 31 21z">
            <text:p/>
          </draw:path>
          <draw:path draw:style-name="gr3" draw:text-style-name="P6" draw:layer="layout" svg:width="0.378cm" svg:height="0.581cm" svg:x="9.786cm" svg:y="13.037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10.216cm" svg:y="13.037cm" svg:viewBox="0 0 424 593" svg:d="M420 56c4-12 4-14 4-21 0-16-14-25-27-25-10 0-25 5-33 19-2 4-8 33-13 50-6 23-12 48-18 73l-42 166c-2 13-41 77-102 77-48 0-58-39-58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588cm" svg:height="0.29cm" svg:x="10.701cm" svg:y="12.827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olygon draw:style-name="gr3" draw:text-style-name="P6" draw:layer="layout" svg:width="4.41cm" svg:height="0.039cm" svg:x="6.957cm" svg:y="13.813cm" svg:viewBox="0 0 4411 40" draw:points="2205,40 0,40 0,0 4411,0 4411,40">
            <text:p/>
          </draw:polygon>
          <draw:path draw:style-name="gr3" draw:text-style-name="P6" draw:layer="layout" svg:width="0.477cm" svg:height="0.581cm" svg:x="6.928cm" svg:y="14.28cm" svg:viewBox="0 0 478 582" svg:d="M71 518c-9 31-9 37-50 37-11 0-21 0-21 17 0 8 4 10 12 10 25 0 50-2 77-2 30 0 61 2 90 2 6 0 16 0 16-16 0-11-8-11-20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5c-31 63-75 94-108 94-63 0-73-77-73-81 0-2 0-4 2-15z">
            <text:p/>
          </draw:path>
          <draw:path draw:style-name="gr3" draw:text-style-name="P6" draw:layer="layout" svg:width="0.457cm" svg:height="0.415cm" svg:x="7.444cm" svg:y="14.2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6 44 71 98 71 95 0 147-119 147-142 0-8-8-8-10-8-8 0-10 2-12 8-30 100-94 121-123 121-36 0-50-29-50-60 0-21 6-40 17-81z">
            <text:p/>
          </draw:path>
          <draw:path draw:style-name="gr3" draw:text-style-name="P6" draw:layer="layout" svg:width="0.588cm" svg:height="0.29cm" svg:x="7.97cm" svg:y="14.139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608cm" svg:height="0.61cm" svg:x="8.887cm" svg:y="14.15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78cm" svg:height="0.581cm" svg:x="9.786cm" svg:y="14.28cm" svg:viewBox="0 0 379 582" svg:d="M379 10c0-4-3-10-9-10-10 0-48 37-62 64-21-49-56-64-88-64-108 0-220 135-220 268 0 90 54 148 121 148 39 0 77-23 108-56-9 33-38 156-40 164-8 27-16 29-66 31-13 0-21 0-21 19 0 0 0 8 10 8 29 0 63-2 94-2s62 2 93 2c5 0 17 0 17-16 0-11-8-11-25-11-44 0-44-6-44-14 0-7 3-13 5-21zM125 395c-56 0-61-71-61-85 0-46 28-146 44-183 27-69 75-106 112-106 61 0 73 73 73 79s-50 208-52 210c-14 27-66 85-116 85z">
            <text:p/>
          </draw:path>
          <draw:path draw:style-name="gr3" draw:text-style-name="P6" draw:layer="layout" svg:width="0.423cm" svg:height="0.592cm" svg:x="10.216cm" svg:y="14.28cm" svg:viewBox="0 0 424 593" svg:d="M420 56c4-12 4-14 4-21 0-16-14-25-27-25-10 0-25 5-33 19-2 4-8 33-13 50-6 23-12 48-18 73l-42 166c-2 13-41 77-102 77-48 0-58-39-58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588cm" svg:height="0.29cm" svg:x="10.701cm" svg:y="14.139cm" svg:viewBox="0 0 589 291" svg:d="M247 233c-2 12-8 33-8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5-58 38 0 40 31 40 43 0 17-2 25-12 61z">
            <text:p/>
          </draw:path>
          <draw:path draw:style-name="gr3" draw:text-style-name="P6" draw:layer="layout" svg:width="0.608cm" svg:height="0.215cm" svg:x="11.78cm" svg:y="13.7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12.724cm" svg:y="13.648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6" draw:layer="layout" svg:width="0.197cm" svg:height="0.612cm" svg:x="13.084cm" svg:y="13.44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13.336cm" svg:y="13.65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13.885cm" svg:y="13.499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4.457cm" svg:y="13.24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373cm" svg:height="0.415cm" svg:x="14.975cm" svg:y="13.655cm" svg:viewBox="0 0 374 416" svg:d="M54 351c-2 15-8 36-8 40 0 17 12 25 27 25 10 0 27-8 33-25 2-4 33-129 38-146 6-31 22-95 29-120 4-11 29-54 52-75 6-6 33-29 72-29 25 0 38 10 40 10-29 4-48 27-48 50 0 15 10 33 35 33 23 0 50-20 50-54 0-33-29-60-77-60-60 0-99 46-116 71-8-42-42-71-85-71-42 0-59 35-67 52-17 31-29 87-29 89 0 9 8 9 10 9 11 0 11 0 17-21 15-65 33-108 67-108 16 0 29 6 29 41 0 19-4 29-15 7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91" smil:attributeName="visibility" smil:to="visible"/>
                  <anim:animate smil:dur="0.125s" smil:fill="hold" smil:targetElement="id91" smil:attributeName="width" smil:values="width*0.05;width" smil:keyTimes="0;1"/>
                  <anim:animate smil:dur="0.125s" smil:fill="hold" smil:targetElement="id91" smil:attributeName="height" smil:values="height;height" smil:keyTimes="0;1"/>
                  <anim:animate smil:dur="0.125s" smil:fill="hold" smil:targetElement="id91" smil:attributeName="x" smil:values="x-.2;x" smil:keyTimes="0;1"/>
                  <anim:animate smil:dur="0.125s" smil:fill="hold" smil:targetElement="id91" smil:attributeName="y" smil:values="y;y" smil:keyTimes="0;1"/>
                  <anim:transitionFilter smil:dur="0.125s" smil:targetElement="id9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94" smil:attributeName="visibility" smil:to="visible"/>
                  <anim:animate smil:dur="0.25s" smil:fill="hold" smil:targetElement="id94" smil:attributeName="width" smil:values="width*0.05;width" smil:keyTimes="0;1"/>
                  <anim:animate smil:dur="0.25s" smil:fill="hold" smil:targetElement="id94" smil:attributeName="height" smil:values="height;height" smil:keyTimes="0;1"/>
                  <anim:animate smil:dur="0.25s" smil:fill="hold" smil:targetElement="id94" smil:attributeName="x" smil:values="x-.2;x" smil:keyTimes="0;1"/>
                  <anim:animate smil:dur="0.25s" smil:fill="hold" smil:targetElement="id94" smil:attributeName="y" smil:values="y;y" smil:keyTimes="0;1"/>
                  <anim:transitionFilter smil:dur="0.2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625s" smil:fill="hold" smil:targetElement="id96" smil:attributeName="visibility" smil:to="visible"/>
                  <anim:animate smil:dur="0.3125s" smil:fill="hold" smil:targetElement="id96" smil:attributeName="width" smil:values="width*0.05;width" smil:keyTimes="0;1"/>
                  <anim:animate smil:dur="0.3125s" smil:fill="hold" smil:targetElement="id96" smil:attributeName="height" smil:values="height;height" smil:keyTimes="0;1"/>
                  <anim:animate smil:dur="0.3125s" smil:fill="hold" smil:targetElement="id96" smil:attributeName="x" smil:values="x-.2;x" smil:keyTimes="0;1"/>
                  <anim:animate smil:dur="0.3125s" smil:fill="hold" smil:targetElement="id96" smil:attributeName="y" smil:values="y;y" smil:keyTimes="0;1"/>
                  <anim:transitionFilter smil:dur="0.3125s" smil:targetElement="id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2" draw:text-style-name="P16" draw:layer="layout" svg:width="26.4cm" svg:height="14.373cm" svg:x="0.8cm" svg:y="0.627cm" presentation:class="title" presentation:user-transformed="true">
          <draw:text-box>
            <text:p text:style-name="P8"><text:span text:style-name="T25"><text:s text:c="9"/></text:span><text:span text:style-name="T24"><text:line-break/></text:span><text:span text:style-name="T24"><text:tab/></text:span><text:span text:style-name="T24"> 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2"><text:tab/></text:span><text:span text:style-name="T22"><text:tab/></text:span><text:span text:style-name="T24"><text:line-break/></text:span><text:span text:style-name="T24"><text:line-break/></text:span><text:span text:style-name="T31"><text:tab/></text:span><text:span text:style-name="T31"><text:tab/></text:span><text:span text:style-name="T24"><text:line-break/></text:span><text:span text:style-name="T24"><text:tab/></text:span><text:span text:style-name="T24"> <text:s text:c="3"/></text:span><text:span text:style-name="T24"><text:line-break/></text:span><text:span text:style-name="T10"><text:tab/></text:span><text:span text:style-name="T10"> <text:s text:c="5"/></text:span><text:span text:style-name="T10"><text:tab/></text:span><text:span text:style-name="T10"><text:tab/></text:span><text:span text:style-name="T10"><text:line-break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27"><text:tab/></text:span><text:span text:style-name="T27"> <text:s text:c="32"/></text:span><text:span text:style-name="T27"><text:tab/></text:span><text:span text:style-name="T10"><text:line-break/></text:span><text:span text:style-name="T10"><text:tab/></text:span><text:span text:style-name="T10"><text:tab/></text:span></text:p>
          </draw:text-box>
        </draw:frame>
        <draw:g xml:id="id99" draw:id="id99">
          <svg:title>TexMaths</svg:title>
          <svg:desc>28§display§\frac{ px^m - qy^m }{ px^m + qy^m } =  t §svg§600§FALSE§</svg:desc>
          <draw:polygon draw:style-name="gr2" draw:text-style-name="P5" draw:layer="layout" svg:width="6.435cm" svg:height="2.107cm" svg:x="2.682cm" svg:y="0.681cm" svg:viewBox="0 0 6436 2108" draw:points="3218,2108 0,2108 0,0 6436,0 6436,2108">
            <text:p/>
          </draw:polygon>
          <draw:path draw:style-name="gr3" draw:text-style-name="P6" draw:layer="layout" svg:width="0.514cm" svg:height="0.626cm" svg:x="2.633cm" svg:y="0.85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5z">
            <text:p/>
          </draw:path>
          <draw:path draw:style-name="gr3" draw:text-style-name="P6" draw:layer="layout" svg:width="0.492cm" svg:height="0.447cm" svg:x="3.188cm" svg:y="0.85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33cm" svg:height="0.313cm" svg:x="3.755cm" svg:y="0.632cm" svg:viewBox="0 0 634 314" svg:d="M267 251c-3 13-9 36-9 40 0 16 13 23 24 23s23-9 27-16c2-7 9-29 11-43 5-13 11-44 16-62 4-16 9-32 11-47 9-30 9-32 23-52 22-36 56-74 109-74 38 0 41 32 41 47 0 43-30 119-41 148-6 20-9 27-9 38 0 36 29 61 65 61 70 0 99-97 99-108 0-9-9-9-11-9-9 0-9 5-12 14-18 53-47 82-74 82-15 0-17-9-17-24 0-16 4-25 15-56 9-23 38-94 38-135 0-11 0-40-27-60-11-9-31-18-64-18-61 0-99 40-121 69-7-58-56-69-90-69-58 0-96 36-116 63-7-47-48-63-77-63s-44 22-53 38c-16 25-25 65-25 67 0 9 9 9 11 9 11 0 11-2 16-20 11-40 25-74 51-74 18 0 23 14 23 34 0 13-7 38-11 58-5 18-12 47-16 60l-22 90c-3 9-7 27-7 29 0 16 13 23 24 23 12 0 23-9 27-16 3-7 9-29 11-43 5-13 12-44 16-62 5-16 9-32 11-47 9-30 9-34 29-63 21-27 52-63 104-63 40 0 42 34 42 47 0 18-2 27-13 65z">
            <text:p/>
          </draw:path>
          <draw:path draw:style-name="gr3" draw:text-style-name="P6" draw:layer="layout" svg:width="0.601cm" svg:height="0.042cm" svg:x="4.77cm" svg:y="1.026cm" svg:viewBox="0 0 602 43" svg:d="M569 43c18 0 33 0 33-23 0-20-15-20-33-20h-535c-16 0-34 0-34 20 0 23 18 23 34 23z">
            <text:p/>
          </draw:path>
          <draw:path draw:style-name="gr3" draw:text-style-name="P6" draw:layer="layout" svg:width="0.407cm" svg:height="0.626cm" svg:x="5.71cm" svg:y="0.858cm" svg:viewBox="0 0 408 627" svg:d="M408 11c0-4-3-11-9-11-12 0-52 40-68 69-22-53-60-69-94-69-116 0-237 146-237 289 0 96 58 159 130 159 42 0 83-25 116-61-9 36-40 168-42 177-9 30-18 32-72 34-13 0-22 0-22 20 0 0 0 9 11 9 31 0 67-2 101-2 33 0 67 2 100 2 5 0 18 0 18-18 0-11-9-11-26-11-47 0-47-7-47-16 0-6 2-13 4-22zM134 426c-60 0-65-77-65-92 0-50 30-157 47-197 30-74 81-115 121-115 65 0 79 79 79 86 0 6-54 223-56 226-16 29-72 92-126 92z">
            <text:p/>
          </draw:path>
          <draw:path draw:style-name="gr3" draw:text-style-name="P6" draw:layer="layout" svg:width="0.456cm" svg:height="0.637cm" svg:x="6.174cm" svg:y="0.858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6" draw:layer="layout" svg:width="0.633cm" svg:height="0.313cm" svg:x="6.696cm" svg:y="0.632cm" svg:viewBox="0 0 634 314" svg:d="M267 251c-3 13-9 36-9 40 0 16 13 23 24 23s23-9 27-16c2-7 9-29 11-43 5-13 11-44 16-62 4-16 9-32 11-47 9-30 9-32 23-52 22-36 56-74 109-74 38 0 41 32 41 47 0 43-30 119-41 148-6 20-9 27-9 38 0 36 29 61 65 61 70 0 99-97 99-108 0-9-9-9-11-9-9 0-9 5-12 14-18 53-47 82-74 82-15 0-17-9-17-24 0-16 4-25 15-56 9-23 38-94 38-135 0-11 0-40-27-60-11-9-31-18-64-18-61 0-99 40-121 69-7-58-56-69-90-69-58 0-96 36-116 63-7-47-48-63-77-63s-44 22-53 38c-16 25-25 65-25 67 0 9 9 9 11 9 11 0 11-2 16-20 11-40 25-74 51-74 18 0 23 14 23 34 0 13-7 38-11 58-5 18-12 47-16 60l-22 90c-3 9-7 27-7 29 0 16 13 23 24 23 12 0 23-9 27-16 3-7 9-29 11-43 5-13 12-44 16-62 5-16 9-32 11-47 9-30 9-34 29-63 21-27 52-63 104-63 40 0 42 34 42 47 0 18-2 27-13 65z">
            <text:p/>
          </draw:path>
          <draw:polygon draw:style-name="gr3" draw:text-style-name="P6" draw:layer="layout" svg:width="4.749cm" svg:height="0.042cm" svg:x="2.664cm" svg:y="1.694cm" svg:viewBox="0 0 4750 43" draw:points="2374,43 0,43 0,0 4750,0 4750,43">
            <text:p/>
          </draw:polygon>
          <draw:path draw:style-name="gr3" draw:text-style-name="P6" draw:layer="layout" svg:width="0.514cm" svg:height="0.626cm" svg:x="2.633cm" svg:y="2.19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5z">
            <text:p/>
          </draw:path>
          <draw:path draw:style-name="gr3" draw:text-style-name="P6" draw:layer="layout" svg:width="0.492cm" svg:height="0.447cm" svg:x="3.188cm" svg:y="2.19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33cm" svg:height="0.313cm" svg:x="3.755cm" svg:y="2.045cm" svg:viewBox="0 0 634 314" svg:d="M267 251c-3 13-9 36-9 40 0 16 13 23 24 23s23-9 27-16c2-7 9-29 11-43 5-13 11-44 16-62 4-16 9-32 11-47 9-30 9-32 23-52 22-36 56-74 109-74 38 0 41 32 41 47 0 43-30 119-41 148-6 20-9 27-9 38 0 36 29 61 65 61 70 0 99-97 99-108 0-9-9-9-11-9-9 0-9 5-12 14-18 53-47 82-74 82-15 0-17-9-17-24 0-16 4-25 15-56 9-23 38-94 38-135 0-11 0-40-27-60-11-9-31-18-64-18-61 0-99 40-121 69-7-58-56-69-90-69-58 0-96 36-116 63-7-47-48-63-77-63s-44 22-53 38c-16 25-25 65-25 67 0 9 9 9 11 9 11 0 11-2 16-20 11-40 25-74 51-74 18 0 23 14 23 34 0 13-7 38-11 58-5 18-12 47-16 60l-22 90c-3 9-7 27-7 29 0 16 13 23 24 23 12 0 23-9 27-16 3-7 9-29 11-43 5-13 12-44 16-62 5-16 9-32 11-47 9-30 9-34 29-63 21-27 52-63 104-63 40 0 42 34 42 47 0 18-2 27-13 65z">
            <text:p/>
          </draw:path>
          <draw:path draw:style-name="gr3" draw:text-style-name="P6" draw:layer="layout" svg:width="0.655cm" svg:height="0.658cm" svg:x="4.743cm" svg:y="2.0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407cm" svg:height="0.626cm" svg:x="5.71cm" svg:y="2.198cm" svg:viewBox="0 0 408 627" svg:d="M408 11c0-4-3-11-9-11-12 0-52 40-68 69-22-53-60-69-94-69-116 0-237 146-237 289 0 96 58 159 130 159 42 0 83-25 116-61-9 36-40 168-42 177-9 30-18 32-72 34-13 0-22 0-22 20 0 0 0 9 11 9 31 0 67-2 101-2 33 0 67 2 100 2 5 0 18 0 18-18 0-11-9-11-26-11-47 0-47-7-47-16 0-6 2-13 4-22zM134 426c-60 0-65-77-65-92 0-50 30-157 47-197 30-74 81-115 121-115 65 0 79 79 79 86 0 6-54 223-56 226-16 29-72 92-126 92z">
            <text:p/>
          </draw:path>
          <draw:path draw:style-name="gr3" draw:text-style-name="P6" draw:layer="layout" svg:width="0.456cm" svg:height="0.637cm" svg:x="6.174cm" svg:y="2.198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6" draw:layer="layout" svg:width="0.633cm" svg:height="0.313cm" svg:x="6.696cm" svg:y="2.045cm" svg:viewBox="0 0 634 314" svg:d="M267 251c-3 13-9 36-9 40 0 16 13 23 24 23s23-9 27-16c2-7 9-29 11-43 5-13 11-44 16-62 4-16 9-32 11-47 9-30 9-32 23-52 22-36 56-74 109-74 38 0 41 32 41 47 0 43-30 119-41 148-6 20-9 27-9 38 0 36 29 61 65 61 70 0 99-97 99-108 0-9-9-9-11-9-9 0-9 5-12 14-18 53-47 82-74 82-15 0-17-9-17-24 0-16 4-25 15-56 9-23 38-94 38-135 0-11 0-40-27-60-11-9-31-18-64-18-61 0-99 40-121 69-7-58-56-69-90-69-58 0-96 36-116 63-7-47-48-63-77-63s-44 22-53 38c-16 25-25 65-25 67 0 9 9 9 11 9 11 0 11-2 16-20 11-40 25-74 51-74 18 0 23 14 23 34 0 13-7 38-11 58-5 18-12 47-16 60l-22 90c-3 9-7 27-7 29 0 16 13 23 24 23 12 0 23-9 27-16 3-7 9-29 11-43 5-13 12-44 16-62 5-16 9-32 11-47 9-30 9-34 29-63 21-27 52-63 104-63 40 0 42 34 42 47 0 18-2 27-13 65z">
            <text:p/>
          </draw:path>
          <draw:path draw:style-name="gr3" draw:text-style-name="P6" draw:layer="layout" svg:width="0.655cm" svg:height="0.232cm" svg:x="7.858cm" svg:y="1.5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8cm" svg:x="8.863cm" svg:y="1.342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4-47z">
            <text:p/>
          </draw:path>
        </draw:g>
        <draw:g xml:id="id101" draw:id="id101">
          <svg:title>TexMaths</svg:title>
          <svg:desc>28§display§px^m - qy^m  =  ptx^m + qty^m§svg§600§FALSE§</svg:desc>
          <draw:polygon draw:style-name="gr2" draw:text-style-name="P5" draw:layer="layout" svg:width="11.369cm" svg:height="0.814cm" svg:x="2.783cm" svg:y="3.383cm" svg:viewBox="0 0 11370 815" draw:points="5685,815 0,815 0,0 11370,0 11370,815">
            <text:p/>
          </draw:polygon>
          <draw:path draw:style-name="gr3" draw:text-style-name="P6" draw:layer="layout" svg:width="0.514cm" svg:height="0.626cm" svg:x="2.734cm" svg:y="3.609cm" svg:viewBox="0 0 515 627" svg:d="M76 557c-9 34-9 40-54 40-11 0-22 0-22 18 0 9 4 12 13 12 27 0 54-3 83-3 32 0 65 3 97 3 6 0 18 0 18-18 0-12-9-12-23-12-49 0-49-6-49-15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0c-33 68-80 101-116 101-67 0-79-83-79-87 0-2 0-5 3-16z">
            <text:p/>
          </draw:path>
          <draw:path draw:style-name="gr3" draw:text-style-name="P6" draw:layer="layout" svg:width="0.492cm" svg:height="0.447cm" svg:x="3.29cm" svg:y="3.60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633cm" svg:height="0.312cm" svg:x="3.856cm" svg:y="3.334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02cm" svg:height="0.042cm" svg:x="4.871cm" svg:y="3.777cm" svg:viewBox="0 0 603 43" svg:d="M569 43c16 0 34 0 34-23 0-20-18-20-34-20h-535c-16 0-34 0-34 20 0 23 18 23 34 23z">
            <text:p/>
          </draw:path>
          <draw:path draw:style-name="gr3" draw:text-style-name="P6" draw:layer="layout" svg:width="0.407cm" svg:height="0.626cm" svg:x="5.812cm" svg:y="3.609cm" svg:viewBox="0 0 408 627" svg:d="M408 11c0-4-3-11-9-11-11 0-52 40-67 69-23-53-61-69-95-69-116 0-237 145-237 289 0 96 58 159 130 159 42 0 83-25 116-61-9 36-40 168-42 177-9 29-18 31-72 33-13 0-22 0-22 21 0 0 0 9 11 9 34 0 67-3 101-3 33 0 67 3 101 3 4 0 17 0 17-18 0-12-8-12-24-12-49 0-49-6-49-15 0-7 2-14 4-23zM134 425c-60 0-65-76-65-92 0-49 30-156 47-196 30-74 81-115 121-115 65 0 79 79 79 85 0 7-54 224-56 226-16 30-72 92-126 92z">
            <text:p/>
          </draw:path>
          <draw:path draw:style-name="gr3" draw:text-style-name="P6" draw:layer="layout" svg:width="0.456cm" svg:height="0.637cm" svg:x="6.276cm" svg:y="3.609cm" svg:viewBox="0 0 457 638" svg:d="M452 60c5-13 5-15 5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633cm" svg:height="0.312cm" svg:x="6.797cm" svg:y="3.334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4 13-15 54-45 83-71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55cm" svg:height="0.232cm" svg:x="7.841cm" svg:y="3.68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514cm" svg:height="0.626cm" svg:x="8.793cm" svg:y="3.609cm" svg:viewBox="0 0 515 627" svg:d="M76 557c-9 34-9 40-54 40-11 0-22 0-22 18 0 9 4 12 13 12 27 0 54-3 83-3 32 0 65 3 97 3 6 0 18 0 18-18 0-12-9-12-23-12-49 0-49-6-49-15 0-14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2-52 210c-33 68-80 101-116 101-67 0-79-83-79-87 0-2 0-5 3-16z">
            <text:p/>
          </draw:path>
          <draw:path draw:style-name="gr3" draw:text-style-name="P6" draw:layer="layout" svg:width="0.304cm" svg:height="0.628cm" svg:x="9.344cm" svg:y="3.428cm" svg:viewBox="0 0 305 629" svg:d="M181 224h95c17 0 29 0 29-20 0-12-12-12-29-12h-88c36-141 43-158 43-165 0-18-14-27-29-27-5 0-32 0-41 36l-38 156h-94c-20 0-29 0-29 18 0 14 9 14 27 14h87c-71 279-74 295-74 313 0 54 38 92 90 92 103 0 159-146 159-152 0-9-9-9-13-9-9 0-9 2-14 13-42 103-96 125-130 125-20 0-29-13-29-44 0-25 0-32 5-47z">
            <text:p/>
          </draw:path>
          <draw:path draw:style-name="gr3" draw:text-style-name="P6" draw:layer="layout" svg:width="0.492cm" svg:height="0.447cm" svg:x="9.705cm" svg:y="3.60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633cm" svg:height="0.312cm" svg:x="10.272cm" svg:y="3.334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55cm" svg:height="0.657cm" svg:x="11.26cm" svg:y="3.471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07cm" svg:height="0.626cm" svg:x="12.227cm" svg:y="3.609cm" svg:viewBox="0 0 408 627" svg:d="M408 11c0-4-3-11-9-11-11 0-52 40-67 69-23-53-61-69-95-69-116 0-237 145-237 289 0 96 58 159 130 159 42 0 83-25 116-61-9 36-40 168-42 177-9 29-18 31-72 33-13 0-22 0-22 21 0 0 0 9 11 9 31 0 67-3 99-3 35 0 69 3 103 3 4 0 17 0 17-18 0-12-8-12-26-12-47 0-47-6-47-15 0-7 2-14 4-23zM134 425c-60 0-65-76-65-92 0-49 30-156 47-196 30-74 81-115 121-115 65 0 79 79 79 85 0 7-54 224-56 226-16 30-72 92-126 92z">
            <text:p/>
          </draw:path>
          <draw:path draw:style-name="gr3" draw:text-style-name="P6" draw:layer="layout" svg:width="0.304cm" svg:height="0.628cm" svg:x="12.686cm" svg:y="3.428cm" svg:viewBox="0 0 305 629" svg:d="M181 224h95c17 0 29 0 29-20 0-12-12-12-29-12h-86c34-141 41-158 41-165 0-18-14-27-29-27-3 0-32 0-41 36l-38 156h-94c-20 0-29 0-29 18 0 14 9 14 27 14h87c-69 279-74 295-74 313 0 54 38 92 90 92 103 0 159-146 159-152 0-9-9-9-13-9-7 0-9 2-14 13-42 103-96 125-130 125-20 0-29-13-29-44 0-25 0-32 5-47z">
            <text:p/>
          </draw:path>
          <draw:path draw:style-name="gr3" draw:text-style-name="P6" draw:layer="layout" svg:width="0.454cm" svg:height="0.637cm" svg:x="13.047cm" svg:y="3.609cm" svg:viewBox="0 0 455 638" svg:d="M452 60c3-13 3-15 3-22 0-18-14-27-27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633cm" svg:height="0.312cm" svg:x="13.569cm" svg:y="3.334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</draw:g>
        <draw:g xml:id="id104" draw:id="id104">
          <svg:title>TexMaths</svg:title>
          <svg:desc>28§display§y^m = \left( \frac{ p( 1 - t ) }{ q ( 1 + t )} \right) x^m§svg§600§FALSE§</svg:desc>
          <draw:polygon draw:style-name="gr2" draw:text-style-name="P5" draw:layer="layout" svg:width="8.868cm" svg:height="2.263cm" svg:x="2.954cm" svg:y="7.386cm" svg:viewBox="0 0 8869 2264" draw:points="4433,2264 0,2264 0,0 8869,0 8869,2264">
            <text:p/>
          </draw:polygon>
          <draw:path draw:style-name="gr3" draw:text-style-name="P6" draw:layer="layout" svg:width="0.456cm" svg:height="0.637cm" svg:x="2.934cm" svg:y="8.329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6" draw:layer="layout" svg:width="0.633cm" svg:height="0.313cm" svg:x="3.456cm" svg:y="8.054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3" draw:text-style-name="P6" draw:layer="layout" svg:width="0.655cm" svg:height="0.232cm" svg:x="4.5cm" svg:y="8.4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85cm" svg:height="2.362cm" svg:x="5.687cm" svg:y="7.337cm" svg:viewBox="0 0 486 2363" svg:d="M486 2354c0-4-2-7-4-9-36-38-103-103-168-210-159-254-231-574-231-952 0-267 33-607 197-901 78-141 159-222 204-264 2-2 2-5 2-9 0-9-7-9-20-9s-16 0-31 16c-332 300-435 750-435 1164 0 388 90 778 340 1073 21 23 56 63 99 99 11 11 14 11 27 11s20 0 20-9z">
            <text:p/>
          </draw:path>
          <draw:path draw:style-name="gr3" draw:text-style-name="P6" draw:layer="layout" svg:width="0.514cm" svg:height="0.626cm" svg:x="6.294cm" svg:y="7.66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3" draw:text-style-name="P6" draw:layer="layout" svg:width="0.23cm" svg:height="0.985cm" svg:x="6.917cm" svg:y="7.35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326cm" svg:height="0.658cm" svg:x="7.291cm" svg:y="7.44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7.994cm" svg:y="7.832cm" svg:viewBox="0 0 603 43" svg:d="M569 43c16 0 34 0 34-23 0-20-18-20-34-20h-535c-16 0-34 0-34 20 0 23 18 23 34 23z">
            <text:p/>
          </draw:path>
          <draw:path draw:style-name="gr3" draw:text-style-name="P6" draw:layer="layout" svg:width="0.304cm" svg:height="0.628cm" svg:x="8.92cm" svg:y="7.4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23cm" svg:height="0.985cm" svg:x="9.309cm" svg:y="7.35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6" draw:layer="layout" svg:width="3.312cm" svg:height="0.042cm" svg:x="6.326cm" svg:y="8.497cm" svg:viewBox="0 0 3313 43" draw:points="1655,43 0,43 0,0 3313,0 3313,43">
            <text:p/>
          </draw:polygon>
          <draw:path draw:style-name="gr3" draw:text-style-name="P6" draw:layer="layout" svg:width="0.407cm" svg:height="0.626cm" svg:x="6.375cm" svg:y="9.003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3-56 226-16 29-72 92-126 92z">
            <text:p/>
          </draw:path>
          <draw:path draw:style-name="gr3" draw:text-style-name="P6" draw:layer="layout" svg:width="0.23cm" svg:height="0.985cm" svg:x="6.908cm" svg:y="8.7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326cm" svg:height="0.658cm" svg:x="7.28cm" svg:y="8.78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6" draw:layer="layout" svg:width="0.655cm" svg:height="0.658cm" svg:x="7.959cm" svg:y="8.8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304cm" svg:height="0.628cm" svg:x="8.911cm" svg:y="8.82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23cm" svg:height="0.985cm" svg:x="9.298cm" svg:y="8.70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6" draw:layer="layout" svg:width="0.485cm" svg:height="2.362cm" svg:x="9.789cm" svg:y="7.33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6" draw:layer="layout" svg:width="0.492cm" svg:height="0.447cm" svg:x="10.671cm" svg:y="8.32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6" draw:layer="layout" svg:width="0.633cm" svg:height="0.313cm" svg:x="11.238cm" svg:y="8.054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</draw:g>
        <draw:g xml:id="id100" draw:id="id100">
          <svg:title>TexMaths</svg:title>
          <svg:desc>22§display§.\ .\ .\ . \  \  \left[ \ \  \text { Let } \ t = \sin^{-1} r \ \ \right]§svg§600§FALSE§</svg:desc>
          <draw:polygon draw:style-name="gr2" draw:text-style-name="P5" draw:layer="layout" svg:width="9.207cm" svg:height="0.877cm" svg:x="10.736cm" svg:y="1.272cm" svg:viewBox="0 0 9208 878" draw:points="4604,878 0,878 0,0 9208,0 9208,878">
            <text:p/>
          </draw:polygon>
          <draw:path draw:style-name="gr3" draw:text-style-name="P6" draw:layer="layout" svg:width="0.083cm" svg:height="0.083cm" svg:x="10.764cm" svg:y="1.8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1.236cm" svg:y="1.8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1.709cm" svg:y="1.8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2.181cm" svg:y="1.835cm" svg:viewBox="0 0 84 84" svg:d="M84 42c0-23-19-42-42-42s-42 19-42 42 19 42 42 42 42-19 42-42z">
            <text:p/>
          </draw:path>
          <draw:polygon draw:style-name="gr3" draw:text-style-name="P6" draw:layer="layout" svg:width="0.149cm" svg:height="0.928cm" svg:x="13.13cm" svg:y="1.261cm" svg:viewBox="0 0 150 929" draw:points="0,929 150,929 150,897 32,897 32,32 150,32 150,0 0,0">
            <text:p/>
          </draw:polygon>
          <draw:path draw:style-name="gr3" draw:text-style-name="P6" draw:layer="layout" svg:width="0.425cm" svg:height="0.529cm" svg:x="14.094cm" svg:y="1.39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6" draw:layer="layout" svg:width="0.3cm" svg:height="0.356cm" svg:x="14.575cm" svg:y="1.57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6" draw:layer="layout" svg:width="0.244cm" svg:height="0.485cm" svg:x="14.911cm" svg:y="1.44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6" draw:layer="layout" svg:width="0.238cm" svg:height="0.493cm" svg:x="15.731cm" svg:y="1.43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6" draw:layer="layout" svg:width="0.515cm" svg:height="0.182cm" svg:x="16.25cm" svg:y="1.6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6" draw:layer="layout" svg:width="0.254cm" svg:height="0.356cm" svg:x="17.047cm" svg:y="1.57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6" draw:layer="layout" svg:width="0.166cm" svg:height="0.518cm" svg:x="17.354cm" svg:y="1.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6" draw:layer="layout" svg:width="0.39cm" svg:height="0.342cm" svg:x="17.567cm" svg:y="1.57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6" draw:layer="layout" svg:width="0.367cm" svg:height="0.027cm" svg:x="18.031cm" svg:y="1.444cm" svg:viewBox="0 0 368 28" svg:d="M347 28c7 0 21 0 21-14s-12-14-21-14h-326c-9 0-21 0-21 14s12 14 21 14z">
            <text:p/>
          </draw:path>
          <draw:path draw:style-name="gr3" draw:text-style-name="P6" draw:layer="layout" svg:width="0.198cm" svg:height="0.36cm" svg:x="18.513cm" svg:y="1.23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6" draw:layer="layout" svg:width="0.316cm" svg:height="0.351cm" svg:x="18.953cm" svg:y="1.57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6" draw:layer="layout" svg:width="0.149cm" svg:height="0.928cm" svg:x="19.833cm" svg:y="1.261cm" svg:viewBox="0 0 150 929" draw:points="150,929 150,0 0,0 0,32 120,32 120,897 0,897 0,929">
            <text:p/>
          </draw:polygon>
        </draw:g>
        <draw:g xml:id="id103" draw:id="id103">
          <svg:title>TexMaths</svg:title>
          <svg:desc>28§display§p( 1 - t )x^m   =  q ( 1 + t ) y^m§svg§600§FALSE§</svg:desc>
          <draw:polygon draw:style-name="gr2" draw:text-style-name="P5" draw:layer="layout" svg:width="10.338cm" svg:height="0.886cm" svg:x="2.785cm" svg:y="6.085cm" svg:viewBox="0 0 10339 887" draw:points="5170,887 0,887 0,0 10339,0 10339,887">
            <text:p/>
          </draw:polygon>
          <draw:path draw:style-name="gr3" draw:text-style-name="P6" draw:layer="layout" svg:width="0.514cm" svg:height="0.626cm" svg:x="2.736cm" svg:y="6.339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3" draw:text-style-name="P6" draw:layer="layout" svg:width="0.23cm" svg:height="0.985cm" svg:x="3.361cm" svg:y="6.0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26cm" svg:height="0.658cm" svg:x="3.733cm" svg:y="6.119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4.438cm" svg:y="6.509cm" svg:viewBox="0 0 603 43" svg:d="M569 43c16 0 34 0 34-23 0-20-18-20-34-20h-535c-16 0-34 0-34 20 0 23 18 23 34 23z">
            <text:p/>
          </draw:path>
          <draw:path draw:style-name="gr3" draw:text-style-name="P6" draw:layer="layout" svg:width="0.304cm" svg:height="0.629cm" svg:x="5.363cm" svg:y="6.15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23cm" svg:height="0.985cm" svg:x="5.751cm" svg:y="6.0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492cm" svg:height="0.447cm" svg:x="6.107cm" svg:y="6.3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33cm" svg:height="0.313cm" svg:x="6.674cm" svg:y="6.063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3" draw:text-style-name="P6" draw:layer="layout" svg:width="0.655cm" svg:height="0.232cm" svg:x="7.715cm" svg:y="6.4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7cm" svg:height="0.626cm" svg:x="8.739cm" svg:y="6.339cm" svg:viewBox="0 0 408 627" svg:d="M408 11c0-4-3-11-9-11-11 0-52 40-67 69-23-53-61-69-95-69-116 0-237 146-237 289 0 96 58 159 130 159 42 0 83-24 116-60-9 36-40 168-42 177-9 29-18 31-72 33-13 0-22 0-22 20 0 0 0 9 11 9 31 0 67-2 99-2 35 0 69 2 103 2 4 0 17 0 17-17 0-12-8-12-26-12-47 0-47-6-47-15 0-7 2-14 4-23zM134 426c-60 0-65-76-65-92 0-49 30-157 47-197 30-74 81-115 121-115 65 0 79 79 79 86 0 6-54 224-56 226-16 29-72 92-126 92z">
            <text:p/>
          </draw:path>
          <draw:path draw:style-name="gr3" draw:text-style-name="P6" draw:layer="layout" svg:width="0.23cm" svg:height="0.985cm" svg:x="9.272cm" svg:y="6.0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26cm" svg:height="0.658cm" svg:x="9.644cm" svg:y="6.11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55cm" svg:height="0.658cm" svg:x="10.323cm" svg:y="6.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04cm" svg:height="0.629cm" svg:x="11.275cm" svg:y="6.157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23cm" svg:height="0.985cm" svg:x="11.664cm" svg:y="6.0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456cm" svg:height="0.638cm" svg:x="12.018cm" svg:y="6.33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6" draw:layer="layout" svg:width="0.633cm" svg:height="0.313cm" svg:x="12.54cm" svg:y="6.063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</draw:g>
        <draw:g xml:id="id105" draw:id="id105">
          <svg:title>TexMaths</svg:title>
          <svg:desc>28§display§y^m = s.x^m§svg§600§FALSE§</svg:desc>
          <draw:polygon draw:style-name="gr2" draw:text-style-name="P5" draw:layer="layout" svg:width="4.441cm" svg:height="0.814cm" svg:x="2.955cm" svg:y="10.388cm" svg:viewBox="0 0 4442 815" draw:points="2222,815 0,815 0,0 4442,0 4442,815">
            <text:p/>
          </draw:polygon>
          <draw:path draw:style-name="gr3" draw:text-style-name="P6" draw:layer="layout" svg:width="0.456cm" svg:height="0.637cm" svg:x="2.935cm" svg:y="10.614cm" svg:viewBox="0 0 457 638" svg:d="M452 60c5-13 5-15 5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633cm" svg:height="0.312cm" svg:x="3.457cm" svg:y="10.339cm" svg:viewBox="0 0 634 313" svg:d="M267 251c-3 13-9 35-9 40 0 16 13 22 24 22s23-9 27-15c2-7 9-29 11-43 5-13 11-45 16-63 4-15 9-31 11-47 9-29 9-31 23-51 22-36 56-74 109-74 38 0 41 31 41 47 0 43-29 119-41 148-6 20-9 27-9 38 0 36 29 60 65 60 70 0 99-96 99-107 0-9-9-9-11-9-9 0-9 4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55cm" svg:height="0.232cm" svg:x="4.501cm" svg:y="10.68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64cm" svg:height="0.447cm" svg:x="5.533cm" svg:y="10.614cm" svg:viewBox="0 0 365 448" svg:d="M336 67c-27 0-47 23-47 45 0 13 9 29 29 29 22 0 47-18 47-56 0-45-42-85-119-85-130 0-168 101-168 143 0 79 74 94 103 99 52 11 103 20 103 76 0 24-22 107-141 107-13 0-91 0-114-51 38 4 63-25 63-54 0-22-16-34-36-34-27 0-56 21-56 65 0 56 56 97 141 97 161 0 199-119 199-164 0-36-17-60-31-74-27-27-54-31-98-40-36-9-74-16-74-60 0-27 22-88 109-88 25 0 74 7 90 45z">
            <text:p/>
          </draw:path>
          <draw:path draw:style-name="gr3" draw:text-style-name="P6" draw:layer="layout" svg:width="0.107cm" svg:height="0.106cm" svg:x="6.028cm" svg:y="10.943cm" svg:viewBox="0 0 108 107" svg:d="M108 54c0-29-25-54-54-54s-54 25-54 54 25 53 54 53 54-24 54-53z">
            <text:p/>
          </draw:path>
          <draw:path draw:style-name="gr3" draw:text-style-name="P6" draw:layer="layout" svg:width="0.492cm" svg:height="0.447cm" svg:x="6.245cm" svg:y="10.614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9 47 77 105 77 103 0 159-128 159-153 0-9-9-9-11-9-9 0-11 3-13 9-34 108-101 130-132 130-38 0-54-31-54-65 0-22 7-42 18-87z">
            <text:p/>
          </draw:path>
          <draw:path draw:style-name="gr3" draw:text-style-name="P6" draw:layer="layout" svg:width="0.633cm" svg:height="0.312cm" svg:x="6.812cm" svg:y="10.339cm" svg:viewBox="0 0 634 313" svg:d="M267 251c-3 13-9 35-9 40 0 16 13 22 24 22s23-9 27-15c2-7 9-29 11-43 5-13 11-45 16-63 4-15 9-31 11-47 9-29 9-31 23-51 22-36 56-74 109-74 38 0 41 31 41 47 0 43-29 119-41 148-6 20-9 27-9 38 0 36 29 60 65 60 70 0 99-96 99-107 0-9-9-9-11-9-9 0-9 4-14 13-15 54-45 83-71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</draw:g>
        <draw:g xml:id="id106" draw:id="id106">
          <svg:title>TexMaths</svg:title>
          <svg:desc>22§display§.\ .\ .\ . \ (I) .\ .\ .\ . \ \  \left[ \ \  \text { Let } \ s = \left( \frac{ p( 1 - t ) }{ q ( 1 + t )} \right)  \ \ \right]§svg§600§FALSE§</svg:desc>
          <draw:polygon draw:style-name="gr2" draw:text-style-name="P5" draw:layer="layout" svg:width="13.965cm" svg:height="1.779cm" svg:x="10.14cm" svg:y="9.974cm" svg:viewBox="0 0 13966 1780" draw:points="6982,1780 0,1780 0,0 13966,0 13966,1780">
            <text:p/>
          </draw:polygon>
          <draw:path draw:style-name="gr3" draw:text-style-name="P6" draw:layer="layout" svg:width="0.083cm" svg:height="0.083cm" svg:x="10.168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0.64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1.113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1.585cm" svg:y="10.974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2.067cm" svg:y="10.4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6" draw:layer="layout" svg:width="0.358cm" svg:height="0.529cm" svg:x="12.319cm" svg:y="10.528cm" svg:viewBox="0 0 359 530" svg:d="M264 60c7-28 9-35 70-35 20 0 25 0 25-16 0-9-7-9-11-9-22 0-80 2-102 2-24 0-81-2-103-2-6 0-16 0-16 16 0 9 7 9 21 9 33 0 54 0 54 14 0 3 0 5-1 12l-106 419c-7 28-9 35-70 35-18 0-25 0-25 16 0 9 9 9 12 9 21 0 80-2 101-2 24 0 81 2 105 2 6 0 14 0 14-14 0-11-5-11-23-11-14 0-17 0-33 0-16-2-19-5-19-14 0-7 1-12 3-18z">
            <text:p/>
          </draw:path>
          <draw:path draw:style-name="gr3" draw:text-style-name="P6" draw:layer="layout" svg:width="0.18cm" svg:height="0.773cm" svg:x="12.736cm" svg:y="10.4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6" draw:layer="layout" svg:width="0.083cm" svg:height="0.083cm" svg:x="13.06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532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005cm" svg:y="10.974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477cm" svg:y="10.974cm" svg:viewBox="0 0 84 84" svg:d="M84 42c0-23-19-42-42-42s-42 19-42 42 19 42 42 42 42-19 42-42z">
            <text:p/>
          </draw:path>
          <draw:polygon draw:style-name="gr3" draw:text-style-name="P6" draw:layer="layout" svg:width="0.205cm" svg:height="1.856cm" svg:x="15.464cm" svg:y="9.935cm" svg:viewBox="0 0 206 1857" draw:points="0,1857 206,1857 206,1815 42,1815 42,42 206,42 206,0 0,0">
            <text:p/>
          </draw:polygon>
          <draw:path draw:style-name="gr3" draw:text-style-name="P6" draw:layer="layout" svg:width="0.425cm" svg:height="0.529cm" svg:x="16.476cm" svg:y="10.52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6" draw:layer="layout" svg:width="0.3cm" svg:height="0.356cm" svg:x="16.957cm" svg:y="10.7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6" draw:layer="layout" svg:width="0.244cm" svg:height="0.485cm" svg:x="17.293cm" svg:y="10.58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6" draw:layer="layout" svg:width="0.286cm" svg:height="0.351cm" svg:x="18.134cm" svg:y="10.715cm" svg:viewBox="0 0 287 352" svg:d="M264 53c-21 0-37 17-37 35 0 11 7 23 23 23 18 0 37-14 37-44 0-35-34-67-93-67-102 0-132 79-132 113 0 61 58 74 81 77 40 9 81 16 81 60 0 19-18 84-111 84-13 0-73 0-90-40 30 3 49-19 49-42 0-18-12-27-28-27-21 0-44 16-44 51 0 44 44 76 111 76 127 0 157-93 157-128 0-29-15-48-25-59-21-21-42-24-78-31-28-7-58-13-58-48 0-21 18-68 87-68 19 0 58 5 70 35z">
            <text:p/>
          </draw:path>
          <draw:path draw:style-name="gr3" draw:text-style-name="P6" draw:layer="layout" svg:width="0.515cm" svg:height="0.182cm" svg:x="18.715cm" svg:y="10.7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6" draw:layer="layout" svg:width="0.381cm" svg:height="1.856cm" svg:x="19.65cm" svg:y="9.93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6" draw:layer="layout" svg:width="0.404cm" svg:height="0.492cm" svg:x="20.125cm" svg:y="10.1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6" draw:layer="layout" svg:width="0.18cm" svg:height="0.773cm" svg:x="20.616cm" svg:y="9.9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6" draw:layer="layout" svg:width="0.256cm" svg:height="0.516cm" svg:x="20.908cm" svg:y="10.0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6" draw:layer="layout" svg:width="0.472cm" svg:height="0.032cm" svg:x="21.463cm" svg:y="10.324cm" svg:viewBox="0 0 473 33" svg:d="M447 33c12 0 26 0 26-17 0-16-14-16-26-16h-421c-12 0-26 0-26 16 0 17 14 17 26 17z">
            <text:p/>
          </draw:path>
          <draw:path draw:style-name="gr3" draw:text-style-name="P6" draw:layer="layout" svg:width="0.238cm" svg:height="0.494cm" svg:x="22.19cm" svg:y="10.04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6" draw:layer="layout" svg:width="0.18cm" svg:height="0.773cm" svg:x="22.496cm" svg:y="9.95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6" draw:layer="layout" svg:width="2.602cm" svg:height="0.032cm" svg:x="20.15cm" svg:y="10.847cm" svg:viewBox="0 0 2603 33" draw:points="1301,33 0,33 0,0 2603,0 2603,33">
            <text:p/>
          </draw:polygon>
          <draw:path draw:style-name="gr3" draw:text-style-name="P6" draw:layer="layout" svg:width="0.319cm" svg:height="0.492cm" svg:x="20.188cm" svg:y="11.245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6" draw:layer="layout" svg:width="0.18cm" svg:height="0.773cm" svg:x="20.607cm" svg:y="11.0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6" draw:layer="layout" svg:width="0.256cm" svg:height="0.516cm" svg:x="20.901cm" svg:y="11.07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6" draw:layer="layout" svg:width="0.515cm" svg:height="0.516cm" svg:x="21.434cm" svg:y="11.1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6" draw:layer="layout" svg:width="0.238cm" svg:height="0.494cm" svg:x="22.181cm" svg:y="11.10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6" draw:layer="layout" svg:width="0.18cm" svg:height="0.773cm" svg:x="22.487cm" svg:y="11.0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6" draw:layer="layout" svg:width="0.381cm" svg:height="1.856cm" svg:x="22.871cm" svg:y="9.93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olygon draw:style-name="gr3" draw:text-style-name="P6" draw:layer="layout" svg:width="0.205cm" svg:height="1.856cm" svg:x="23.939cm" svg:y="9.935cm" svg:viewBox="0 0 206 1857" draw:points="162,1815 0,1815 0,1857 206,1857 206,0 0,0 0,42 162,42">
            <text:p/>
          </draw:polygon>
        </draw:g>
        <draw:g xml:id="id107" draw:id="id107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2.947cm" svg:y="11.779cm" svg:viewBox="0 0 5824 564" draw:points="2912,564 0,564 0,0 5824,0 5824,564">
            <text:p/>
          </draw:polygon>
          <draw:path draw:style-name="gr3" draw:text-style-name="P6" draw:layer="layout" svg:width="0.615cm" svg:height="0.626cm" svg:x="2.932cm" svg:y="11.754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3.629cm" svg:y="11.76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3.876cm" svg:y="11.733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465cm" svg:y="12.281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072cm" svg:y="11.975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5.802cm" svg:y="12.281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31cm" svg:y="11.975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6.749cm" svg:y="12.281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25cm" svg:y="11.806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7.637cm" svg:y="12.281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142cm" svg:y="11.975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8.718cm" svg:y="12.281cm" svg:viewBox="0 0 100 100" svg:d="M100 50c0-27-23-50-50-50s-50 23-50 50 23 50 50 50 50-23 50-50z">
            <text:p/>
          </draw:path>
        </draw:g>
        <draw:g xml:id="id108" draw:id="id108">
          <svg:title>TexMaths</svg:title>
          <svg:desc>26§display§\frac{d}{dx}( y^m ) = s \frac{d}{dx} (x^m)§svg§600§FALSE§</svg:desc>
          <draw:polygon draw:style-name="gr2" draw:text-style-name="P5" draw:layer="layout" svg:width="7.601cm" svg:height="1.798cm" svg:x="2.978cm" svg:y="12.88cm" svg:viewBox="0 0 7602 1799" draw:points="3802,1799 0,1799 0,0 7602,0 7602,1799">
            <text:p/>
          </draw:polygon>
          <draw:path draw:style-name="gr3" draw:text-style-name="P6" draw:layer="layout" svg:width="0.436cm" svg:height="0.646cm" svg:x="3.229cm" svg:y="12.8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2.932cm" svg:y="13.839cm" svg:viewBox="0 0 1000 40" draw:points="499,40 0,40 0,0 1000,0 1000,40">
            <text:p/>
          </draw:polygon>
          <draw:path draw:style-name="gr3" draw:text-style-name="P6" draw:layer="layout" svg:width="0.436cm" svg:height="0.646cm" svg:x="2.969cm" svg:y="14.0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433cm" svg:y="14.30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4.13cm" svg:y="13.4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4.421cm" svg:y="13.68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588cm" svg:height="0.29cm" svg:x="4.906cm" svg:y="13.427cm" svg:viewBox="0 0 589 291" svg:d="M248 233c-3 12-9 33-9 37 0 15 13 21 23 21s21-8 25-14c2-7 8-27 10-40 5-12 11-41 15-58 4-15 8-29 10-44 9-27 9-29 21-48 21-33 52-68 102-68 35 0 38 29 38 43 0 40-27 111-38 138-6 18-8 25-8 35 0 33 27 56 60 56 65 0 92-89 92-100 0-8-9-8-11-8-8 0-8 4-10 13-17 49-44 77-69 77-14 0-16-9-16-23 0-15 4-23 14-52 8-21 35-88 35-125 0-11 0-38-24-56-11-9-30-17-61-17-56 0-91 37-112 64-6-54-52-64-83-64-54 0-90 33-108 58-7-43-44-58-69-58-29 0-44 21-52 35-15 23-23 61-23 63 0 8 8 8 10 8 11 0 11-2 15-19 10-37 23-68 48-68 16 0 21 12 21 31 0 12-7 35-11 54-4 17-10 44-14 56l-21 83c-2 9-6 25-6 27 0 15 12 21 22 21 11 0 21-8 25-14 3-7 9-27 11-40 4-12 10-41 14-58 5-15 9-29 11-44 8-27 8-31 27-58 19-25 48-58 96-58 37 0 39 31 39 43 0 17-2 25-12 61z">
            <text:p/>
          </draw:path>
          <draw:path draw:style-name="gr3" draw:text-style-name="P6" draw:layer="layout" svg:width="0.213cm" svg:height="0.914cm" svg:x="5.621cm" svg:y="13.4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6.231cm" svg:y="13.7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415cm" svg:x="7.192cm" svg:y="13.683cm" svg:viewBox="0 0 339 416" svg:d="M312 62c-27 0-44 21-44 42 0 12 9 27 27 27 21 0 44-17 44-52 0-42-39-79-110-79-121 0-156 94-156 133 0 73 68 88 95 92 48 10 96 18 96 70 0 23-21 100-131 100-14 0-85 0-106-48 35 5 58-22 58-50 0-20-14-31-33-31-25 0-52 19-52 61 0 52 52 89 131 89 150 0 185-110 185-152 0-33-16-56-29-68-25-25-50-30-91-38-34-8-69-14-69-56 0-25 21-81 102-81 23 0 68 6 83 41z">
            <text:p/>
          </draw:path>
          <draw:path draw:style-name="gr3" draw:text-style-name="P6" draw:layer="layout" svg:width="0.436cm" svg:height="0.646cm" svg:x="7.98cm" svg:y="12.834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0.999cm" svg:height="0.039cm" svg:x="7.681cm" svg:y="13.839cm" svg:viewBox="0 0 1000 40" draw:points="499,40 0,40 0,0 1000,0 1000,40">
            <text:p/>
          </draw:polygon>
          <draw:path draw:style-name="gr3" draw:text-style-name="P6" draw:layer="layout" svg:width="0.436cm" svg:height="0.646cm" svg:x="7.718cm" svg:y="14.0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8.184cm" svg:y="14.30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8.879cm" svg:y="13.4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172cm" svg:y="13.6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588cm" svg:height="0.29cm" svg:x="9.696cm" svg:y="13.427cm" svg:viewBox="0 0 589 291" svg:d="M248 233c-3 12-9 33-9 37 0 15 13 21 23 21s21-8 25-14c2-7 8-27 10-40 5-12 11-41 15-58 4-15 8-29 10-44 9-27 9-29 21-48 21-33 52-68 102-68 35 0 38 29 38 43 0 40-27 111-38 138-6 18-8 25-8 35 0 33 27 56 60 56 65 0 92-89 92-100 0-8-9-8-11-8-8 0-8 4-10 13-17 49-44 77-69 77-14 0-16-9-16-23 0-15 4-23 14-52 8-21 35-88 35-125 0-11 0-38-24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1 14-58 5-15 9-29 11-44 8-27 8-31 27-58 19-25 48-58 96-58 37 0 39 31 39 43 0 17-2 25-12 61z">
            <text:p/>
          </draw:path>
          <draw:path draw:style-name="gr3" draw:text-style-name="P6" draw:layer="layout" svg:width="0.213cm" svg:height="0.914cm" svg:x="10.414cm" svg:y="13.4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02" draw:id="id102">
          <svg:title>TexMaths</svg:title>
          <svg:desc>28§display§px^m - ptx^m  = qy^m + qty^m§svg§600§FALSE§</svg:desc>
          <draw:polygon draw:style-name="gr2" draw:text-style-name="P5" draw:layer="layout" svg:width="11.369cm" svg:height="0.814cm" svg:x="2.785cm" svg:y="4.685cm" svg:viewBox="0 0 11370 815" draw:points="5685,815 0,815 0,0 11370,0 11370,815">
            <text:p/>
          </draw:polygon>
          <draw:path draw:style-name="gr3" draw:text-style-name="P6" draw:layer="layout" svg:width="0.514cm" svg:height="0.626cm" svg:x="2.736cm" svg:y="4.911cm" svg:viewBox="0 0 515 627" svg:d="M76 557c-9 34-9 40-54 40-11 0-22 0-22 18 0 9 4 12 13 12 27 0 54-3 83-3 32 0 65 3 97 3 6 0 18 0 18-18 0-12-9-12-23-12-49 0-49-6-49-15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0c-33 68-80 101-116 101-67 0-79-83-79-87 0-2 0-5 3-16z">
            <text:p/>
          </draw:path>
          <draw:path draw:style-name="gr3" draw:text-style-name="P6" draw:layer="layout" svg:width="0.492cm" svg:height="0.447cm" svg:x="3.292cm" svg:y="4.91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633cm" svg:height="0.312cm" svg:x="3.858cm" svg:y="4.636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02cm" svg:height="0.042cm" svg:x="4.873cm" svg:y="5.079cm" svg:viewBox="0 0 603 43" svg:d="M569 43c16 0 34 0 34-23 0-20-18-20-34-20h-535c-16 0-34 0-34 20 0 23 18 23 34 23z">
            <text:p/>
          </draw:path>
          <draw:path draw:style-name="gr3" draw:text-style-name="P6" draw:layer="layout" svg:width="0.514cm" svg:height="0.626cm" svg:x="5.744cm" svg:y="4.911cm" svg:viewBox="0 0 515 627" svg:d="M76 557c-9 34-9 40-54 40-11 0-22 0-22 18 0 9 4 12 13 12 27 0 54-3 83-3 32 0 65 3 97 3 6 0 18 0 18-18 0-12-9-12-23-12-49 0-49-6-49-15 0-14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2-52 210c-33 68-80 101-116 101-67 0-79-83-79-87 0-2 0-5 3-16z">
            <text:p/>
          </draw:path>
          <draw:path draw:style-name="gr3" draw:text-style-name="P6" draw:layer="layout" svg:width="0.304cm" svg:height="0.628cm" svg:x="6.293cm" svg:y="4.73cm" svg:viewBox="0 0 305 629" svg:d="M181 224h95c17 0 29 0 29-20 0-12-12-12-29-12h-88c36-141 43-158 43-165 0-18-14-27-29-27-5 0-32 0-41 36l-38 156h-94c-20 0-29 0-29 18 0 14 9 14 27 14h87c-71 279-74 295-74 313 0 54 38 92 90 92 103 0 159-146 159-152 0-9-9-9-13-9-9 0-9 2-14 13-42 103-96 125-130 125-20 0-29-13-29-44 0-25 0-32 5-47z">
            <text:p/>
          </draw:path>
          <draw:path draw:style-name="gr3" draw:text-style-name="P6" draw:layer="layout" svg:width="0.492cm" svg:height="0.447cm" svg:x="6.654cm" svg:y="4.91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ath draw:style-name="gr3" draw:text-style-name="P6" draw:layer="layout" svg:width="0.633cm" svg:height="0.312cm" svg:x="7.221cm" svg:y="4.636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55cm" svg:height="0.232cm" svg:x="8.264cm" svg:y="4.98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07cm" svg:height="0.626cm" svg:x="9.288cm" svg:y="4.911cm" svg:viewBox="0 0 408 627" svg:d="M408 11c0-4-3-11-9-11-11 0-52 40-67 69-23-53-61-69-95-69-116 0-237 145-237 289 0 96 58 159 130 159 42 0 83-25 116-61-9 36-40 168-42 177-9 29-18 31-72 33-13 0-22 0-22 21 0 0 0 9 11 9 31 0 67-3 99-3 35 0 69 3 103 3 4 0 17 0 17-18 0-12-8-12-26-12-47 0-47-6-47-15 0-7 2-14 4-23zM134 425c-60 0-65-76-65-92 0-49 30-156 47-196 30-74 81-115 121-115 65 0 79 79 79 85 0 7-54 224-56 226-16 30-72 92-126 92z">
            <text:p/>
          </draw:path>
          <draw:path draw:style-name="gr3" draw:text-style-name="P6" draw:layer="layout" svg:width="0.456cm" svg:height="0.637cm" svg:x="9.752cm" svg:y="4.911cm" svg:viewBox="0 0 457 638" svg:d="M452 60c5-13 5-15 5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633cm" svg:height="0.312cm" svg:x="10.274cm" svg:y="4.636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  <draw:path draw:style-name="gr3" draw:text-style-name="P6" draw:layer="layout" svg:width="0.655cm" svg:height="0.657cm" svg:x="11.262cm" svg:y="4.77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07cm" svg:height="0.626cm" svg:x="12.229cm" svg:y="4.911cm" svg:viewBox="0 0 408 627" svg:d="M408 11c0-4-3-11-9-11-11 0-52 40-67 69-23-53-61-69-95-69-116 0-237 145-237 289 0 96 58 159 130 159 42 0 83-25 116-61-9 36-40 168-42 177-9 29-18 31-72 33-13 0-22 0-22 21 0 0 0 9 11 9 31 0 67-3 99-3 35 0 69 3 103 3 4 0 17 0 17-18 0-12-8-12-26-12-47 0-47-6-47-15 0-7 2-14 4-23zM134 425c-60 0-65-76-65-92 0-49 30-156 47-196 30-74 81-115 121-115 65 0 79 79 79 85 0 7-54 224-56 226-16 30-72 92-126 92z">
            <text:p/>
          </draw:path>
          <draw:path draw:style-name="gr3" draw:text-style-name="P6" draw:layer="layout" svg:width="0.304cm" svg:height="0.628cm" svg:x="12.688cm" svg:y="4.73cm" svg:viewBox="0 0 305 629" svg:d="M181 224h95c17 0 29 0 29-20 0-12-12-12-29-12h-86c34-141 41-158 41-165 0-18-14-27-29-27-3 0-32 0-41 36l-38 156h-94c-20 0-29 0-29 18 0 14 9 14 27 14h87c-69 279-74 295-74 313 0 54 38 92 90 92 103 0 159-146 159-152 0-9-9-9-13-9-7 0-9 2-14 13-42 103-96 125-130 125-20 0-29-13-29-44 0-25 0-32 5-47z">
            <text:p/>
          </draw:path>
          <draw:path draw:style-name="gr3" draw:text-style-name="P6" draw:layer="layout" svg:width="0.454cm" svg:height="0.637cm" svg:x="13.049cm" svg:y="4.911cm" svg:viewBox="0 0 455 638" svg:d="M452 60c3-13 3-15 3-22 0-18-14-27-27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5-56 65 0 49 45 85 105 85 103 0 204-90 231-202z">
            <text:p/>
          </draw:path>
          <draw:path draw:style-name="gr3" draw:text-style-name="P6" draw:layer="layout" svg:width="0.633cm" svg:height="0.312cm" svg:x="13.571cm" svg:y="4.636cm" svg:viewBox="0 0 634 313" svg:d="M267 251c-3 13-9 35-9 40 0 16 13 22 24 22s23-9 27-15c2-7 9-29 11-43 5-13 12-45 16-63 4-15 9-31 11-47 9-29 9-31 23-51 22-36 56-74 109-74 38 0 41 31 41 47 0 43-29 119-41 148-6 20-9 27-9 38 0 36 30 60 65 60 70 0 99-96 99-107 0-9-9-9-11-9-9 0-9 4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3 5-15 9-31 11-47 9-29 9-33 30-62 20-27 51-63 103-63 40 0 42 34 42 47 0 18-2 27-13 6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12" draw:text-style-name="P16" draw:layer="layout" svg:width="26.4cm" svg:height="14.373cm" svg:x="0.8cm" svg:y="0.627cm" presentation:class="title" presentation:user-transformed="true">
          <draw:text-box>
            <text:p xml:id="id113" text:id="id113" text:style-name="P8"><text:span text:style-name="T25"><text:s text:c="21"/></text:span><text:span text:style-name="T24"><text:line-break/></text:span><text:span text:style-name="T24"><text:tab/></text:span><text:span text:style-name="T24"> <text:s/></text:span><text:span text:style-name="T24"><text:tab/></text:span><text:span text:style-name="T24"><text:tab/></text:span><text:span text:style-name="T24"><text:line-break/></text:span><text:span text:style-name="T31"><text:tab/></text:span><text:span text:style-name="T31"><text:tab/></text:span><text:span text:style-name="T24"><text:line-break/></text:span><text:span text:style-name="T24"> <text:s text:c="7"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34"><text:tab/></text:span><text:span text:style-name="T34"><text:tab/></text:span><text:span text:style-name="T24"><text:line-break/></text:span><text:span text:style-name="T24"><text:line-break/></text:span><text:span text:style-name="T24"><text:line-break/></text:span><text:span text:style-name="T24"><text:tab/></text:span><text:span text:style-name="T24">(4) If <text:s text:c="42"/>then show that </text:span><text:span text:style-name="T24"><text:line-break/></text:span><text:span text:style-name="T24"><text:line-break/></text:span><text:span text:style-name="T24"><text:tab/></text:span><text:span text:style-name="T24"><text:tab/></text:span><text:span text:style-name="T24">where <text:s text:c="4"/>is a constant.</text:span><text:span text:style-name="T24"><text:line-break/></text:span><text:span text:style-name="T25"> <text:s text:c="19"/></text:span><text:span text:style-name="T24"><text:line-break/></text:span><text:span text:style-name="T19"> <text:s text:c="3"/></text:span><text:span text:style-name="T19"><text:tab/></text:span><text:span text:style-name="T19">Solution : </text:span><text:span text:style-name="T24">Given that, <text:s/></text:span><text:span text:style-name="T19"><text:s/></text:span><text:span text:style-name="T24"><text:s/></text:span></text:p>
          </draw:text-box>
        </draw:frame>
        <draw:g xml:id="id109" draw:id="id109">
          <svg:title>TexMaths</svg:title>
          <svg:desc>28§display§m y^{ m - 1 }\frac{dy}{dx} = s. m x^{m - 1}§svg§600§FALSE§</svg:desc>
          <draw:polygon draw:style-name="gr2" draw:text-style-name="P5" draw:layer="layout" svg:width="9.464cm" svg:height="1.936cm" svg:x="2.345cm" svg:y="0.787cm" svg:viewBox="0 0 9465 1937" draw:points="4731,1937 0,1937 0,0 9465,0 9465,1937">
            <text:p/>
          </draw:polygon>
          <draw:path draw:style-name="gr3" draw:text-style-name="P6" draw:layer="layout" svg:width="0.808cm" svg:height="0.447cm" svg:x="2.325cm" svg:y="1.652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6" draw:layer="layout" svg:width="0.456cm" svg:height="0.637cm" svg:x="3.187cm" svg:y="1.65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633cm" svg:height="0.313cm" svg:x="3.709cm" svg:y="1.376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3" draw:text-style-name="P6" draw:layer="layout" svg:width="0.467cm" svg:height="0.035cm" svg:x="4.451cm" svg:y="1.4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5.067cm" svg:y="1.224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69cm" svg:height="0.696cm" svg:x="5.614cm" svg:y="0.738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6.113cm" svg:y="0.98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7cm" svg:height="0.042cm" svg:x="5.551cm" svg:y="1.82cm" svg:viewBox="0 0 1078 43" draw:points="538,43 0,43 0,0 1078,0 1078,43">
            <text:p/>
          </draw:polygon>
          <draw:path draw:style-name="gr3" draw:text-style-name="P6" draw:layer="layout" svg:width="0.469cm" svg:height="0.696cm" svg:x="5.591cm" svg:y="2.079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091cm" svg:y="2.3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6" draw:layer="layout" svg:width="0.655cm" svg:height="0.232cm" svg:x="7.072cm" svg:y="1.7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64cm" svg:height="0.447cm" svg:x="8.107cm" svg:y="1.652cm" svg:viewBox="0 0 365 448" svg:d="M336 67c-29 0-47 23-47 45 0 13 9 29 29 29 23 0 47-18 47-56 0-45-42-85-119-85-130 0-168 101-168 143 0 79 74 94 103 99 52 11 103 20 103 76 0 25-22 108-141 108-15 0-91 0-114-52 38 4 63-25 63-54 0-22-16-33-36-33-27 0-56 20-56 65 0 56 56 96 141 96 161 0 200-119 200-164 0-35-18-60-32-73-27-27-54-32-98-41-36-9-74-15-74-60 0-27 22-88 109-88 25 0 74 7 90 45z">
            <text:p/>
          </draw:path>
          <draw:path draw:style-name="gr3" draw:text-style-name="P6" draw:layer="layout" svg:width="0.107cm" svg:height="0.106cm" svg:x="8.602cm" svg:y="1.983cm" svg:viewBox="0 0 108 107" svg:d="M108 54c0-29-25-54-54-54s-54 25-54 54 25 53 54 53 54-24 54-53z">
            <text:p/>
          </draw:path>
          <draw:path draw:style-name="gr3" draw:text-style-name="P6" draw:layer="layout" svg:width="0.808cm" svg:height="0.447cm" svg:x="8.819cm" svg:y="1.652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6" draw:layer="layout" svg:width="0.492cm" svg:height="0.447cm" svg:x="9.684cm" svg:y="1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6" draw:layer="layout" svg:width="0.633cm" svg:height="0.313cm" svg:x="10.248cm" svg:y="1.376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3" draw:text-style-name="P6" draw:layer="layout" svg:width="0.467cm" svg:height="0.035cm" svg:x="10.99cm" svg:y="1.4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1.606cm" svg:y="1.224cm" svg:viewBox="0 0 253 459" svg:d="M157 20c0-20-2-20-20-20-45 43-108 45-137 45v24c16 0 63 0 101-20v354c0 23 0 31-70 31h-27v25c14 0 99-2 124-2 22 0 109 2 125 2v-25h-27c-69 0-69-8-69-31z">
            <text:p/>
          </draw:path>
        </draw:g>
        <draw:g xml:id="id114" draw:id="id114">
          <svg:title>TexMaths</svg:title>
          <svg:desc>28§display§\sec^{-1}\left( \frac{ x^3 + y^3}{ x^3 - y^3} \right) = 2a§svg§600§FALSE§</svg:desc>
          <draw:polygon draw:style-name="gr2" draw:text-style-name="P5" draw:layer="layout" svg:width="9.53cm" svg:height="2.316cm" svg:x="4.75cm" svg:y="8.181cm" svg:viewBox="0 0 9531 2317" draw:points="4767,2317 0,2317 0,0 9531,0 9531,2317">
            <text:p/>
          </draw:polygon>
          <draw:path draw:style-name="gr3" draw:text-style-name="P6" draw:layer="layout" svg:width="0.324cm" svg:height="0.454cm" svg:x="4.732cm" svg:y="9.17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5.117cm" svg:y="9.171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6" draw:layer="layout" svg:width="0.375cm" svg:height="0.454cm" svg:x="5.559cm" svg:y="9.171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67cm" svg:height="0.035cm" svg:x="6.038cm" svg:y="9.016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6.654cm" svg:y="8.748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85cm" svg:height="2.361cm" svg:x="7.389cm" svg:y="8.186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6" draw:layer="layout" svg:width="0.492cm" svg:height="0.447cm" svg:x="8.056cm" svg:y="8.5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17cm" svg:height="0.471cm" svg:x="8.625cm" svg:y="8.132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6" draw:layer="layout" svg:width="0.655cm" svg:height="0.657cm" svg:x="9.304cm" svg:y="8.3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6cm" svg:height="0.637cm" svg:x="10.262cm" svg:y="8.51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2-25 99-63 152-27 34-65 63-110 63-13 0-58-4-73-43 15 0 26 0 40-11 11-9 20-22 20-40 0-31-27-36-36-36-22 0-56 16-56 65s45 85 105 85c103 0 204-89 231-201z">
            <text:p/>
          </draw:path>
          <draw:path draw:style-name="gr3" draw:text-style-name="P6" draw:layer="layout" svg:width="0.317cm" svg:height="0.471cm" svg:x="10.789cm" svg:y="8.132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olygon draw:style-name="gr3" draw:text-style-name="P6" draw:layer="layout" svg:width="3.166cm" svg:height="0.042cm" svg:x="8.027cm" svg:y="9.346cm" svg:viewBox="0 0 3167 43" draw:points="1584,43 0,43 0,0 3167,0 3167,43">
            <text:p/>
          </draw:polygon>
          <draw:path draw:style-name="gr3" draw:text-style-name="P6" draw:layer="layout" svg:width="0.492cm" svg:height="0.447cm" svg:x="8.056cm" svg:y="9.85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17cm" svg:height="0.471cm" svg:x="8.625cm" svg:y="9.54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6" draw:layer="layout" svg:width="0.602cm" svg:height="0.042cm" svg:x="9.331cm" svg:y="10.022cm" svg:viewBox="0 0 603 43" svg:d="M569 43c16 0 34 0 34-23 0-20-18-20-34-20h-535c-16 0-34 0-34 20 0 23 18 23 34 23z">
            <text:p/>
          </draw:path>
          <draw:path draw:style-name="gr3" draw:text-style-name="P6" draw:layer="layout" svg:width="0.456cm" svg:height="0.637cm" svg:x="10.262cm" svg:y="9.852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2-25 99-63 152-27 34-65 63-110 63-13 0-58-4-73-43 15 0 26 0 40-11 11-9 20-22 20-40 0-31-27-36-36-36-22 0-56 16-56 65s45 85 105 85c103 0 204-89 231-201z">
            <text:p/>
          </draw:path>
          <draw:path draw:style-name="gr3" draw:text-style-name="P6" draw:layer="layout" svg:width="0.317cm" svg:height="0.471cm" svg:x="10.789cm" svg:y="9.54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485cm" svg:height="2.361cm" svg:x="11.344cm" svg:y="8.186cm" svg:viewBox="0 0 486 2362" svg:d="M486 1182c0-387-90-777-340-1072-21-23-56-63-97-99-13-11-15-11-29-11-11 0-20 0-20 9 0 4 4 9 7 11 33 36 101 101 165 208 160 253 231 574 231 952 0 266-33 607-197 900-78 141-161 222-202 264-2 3-4 5-4 9 0 9 9 9 20 9 14 0 16 0 32-15 331-300 434-751 434-1165z">
            <text:p/>
          </draw:path>
          <draw:path draw:style-name="gr3" draw:text-style-name="P6" draw:layer="layout" svg:width="0.655cm" svg:height="0.232cm" svg:x="12.363cm" svg:y="9.2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13.396cm" svg:y="8.9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51cm" svg:height="0.447cm" svg:x="13.878cm" svg:y="9.178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30 7-30 7-34 0-18-11-27-27-27-25 0-40 23-43 43zM264 320c-4 18-4 18-18 36-44 54-85 69-112 69-49 0-65-53-65-91 0-50 32-173 56-218 30-58 74-94 115-94 65 0 78 81 78 88 0 4-2 11-4 15z">
            <text:p/>
          </draw:path>
        </draw:g>
        <draw:g xml:id="id110" draw:id="id110">
          <svg:title>TexMaths</svg:title>
          <svg:desc>28§display§\frac{dy}{dx} = s.\frac{x^{m - 1}}{ y^{m - 1} } = \frac{ y^m }{ x^m } \times \frac{x^{m - 1}}{ y^{m - 1} }§svg§600§FALSE§</svg:desc>
          <draw:polygon draw:style-name="gr2" draw:text-style-name="P5" draw:layer="layout" svg:width="12.19cm" svg:height="2.258cm" svg:x="2.375cm" svg:y="3.387cm" svg:viewBox="0 0 12191 2259" draw:points="6097,2259 0,2259 0,0 12191,0 12191,2259">
            <text:p/>
          </draw:polygon>
          <draw:path draw:style-name="gr3" draw:text-style-name="P6" draw:layer="layout" svg:width="0.469cm" svg:height="0.695cm" svg:x="2.389cm" svg:y="3.47cm" svg:viewBox="0 0 470 696" svg:d="M470 11c0-2 0-11-13-11-14 0-108 9-126 11-6 0-13 5-13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456cm" svg:height="0.637cm" svg:x="2.888cm" svg:y="3.71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2.326cm" svg:y="4.552cm" svg:viewBox="0 0 1077 43" draw:points="538,43 0,43 0,0 1077,0 1077,43">
            <text:p/>
          </draw:polygon>
          <draw:path draw:style-name="gr3" draw:text-style-name="P6" draw:layer="layout" svg:width="0.469cm" svg:height="0.695cm" svg:x="2.366cm" svg:y="4.809cm" svg:viewBox="0 0 470 696" svg:d="M470 11c0-2 0-11-13-11-14 0-108 9-126 11-6 0-13 5-13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492cm" svg:height="0.447cm" svg:x="2.866cm" svg:y="5.05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6" draw:layer="layout" svg:width="0.655cm" svg:height="0.232cm" svg:x="3.847cm" svg:y="4.4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64cm" svg:height="0.447cm" svg:x="4.882cm" svg:y="4.384cm" svg:viewBox="0 0 365 448" svg:d="M336 67c-27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6" draw:layer="layout" svg:width="0.107cm" svg:height="0.106cm" svg:x="5.377cm" svg:y="4.713cm" svg:viewBox="0 0 108 107" svg:d="M108 54c0-29-25-54-54-54s-54 25-54 54 25 53 54 53 54-24 54-53z">
            <text:p/>
          </draw:path>
          <draw:path draw:style-name="gr3" draw:text-style-name="P6" draw:layer="layout" svg:width="0.492cm" svg:height="0.447cm" svg:x="5.713cm" svg:y="3.7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6" draw:layer="layout" svg:width="0.633cm" svg:height="0.313cm" svg:x="6.277cm" svg:y="3.493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3" draw:text-style-name="P6" draw:layer="layout" svg:width="0.467cm" svg:height="0.035cm" svg:x="7.018cm" svg:y="3.607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7.634cm" svg:y="3.338cm" svg:viewBox="0 0 253 459" svg:d="M157 20c0-20 0-20-20-20-45 43-108 45-137 45v24c16 0 63 0 101-20v354c0 22 0 31-70 31h-27v25c14 0 99-2 124-2 22 0 109 2 125 2v-25h-27c-69 0-69-9-69-31z">
            <text:p/>
          </draw:path>
          <draw:polygon draw:style-name="gr3" draw:text-style-name="P6" draw:layer="layout" svg:width="2.319cm" svg:height="0.042cm" svg:x="5.683cm" svg:y="4.552cm" svg:viewBox="0 0 2320 43" draw:points="1160,43 0,43 0,0 2320,0 2320,43">
            <text:p/>
          </draw:polygon>
          <draw:path draw:style-name="gr3" draw:text-style-name="P6" draw:layer="layout" svg:width="0.456cm" svg:height="0.637cm" svg:x="5.735cm" svg:y="5.058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633cm" svg:height="0.313cm" svg:x="6.257cm" svg:y="4.906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3" draw:text-style-name="P6" draw:layer="layout" svg:width="0.467cm" svg:height="0.035cm" svg:x="6.996cm" svg:y="5.02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7.612cm" svg:y="4.751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655cm" svg:height="0.232cm" svg:x="8.447cm" svg:y="4.4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6cm" svg:height="0.637cm" svg:x="9.599cm" svg:y="3.716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633cm" svg:height="0.313cm" svg:x="10.12cm" svg:y="3.493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olygon draw:style-name="gr3" draw:text-style-name="P6" draw:layer="layout" svg:width="1.312cm" svg:height="0.042cm" svg:x="9.549cm" svg:y="4.552cm" svg:viewBox="0 0 1313 43" draw:points="656,43 0,43 0,0 1313,0 1313,43">
            <text:p/>
          </draw:polygon>
          <draw:path draw:style-name="gr3" draw:text-style-name="P6" draw:layer="layout" svg:width="0.492cm" svg:height="0.447cm" svg:x="9.576cm" svg:y="5.05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6" draw:layer="layout" svg:width="0.633cm" svg:height="0.313cm" svg:x="10.143cm" svg:y="4.906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3" draw:text-style-name="P6" draw:layer="layout" svg:width="0.476cm" svg:height="0.476cm" svg:x="11.339cm" svg:y="4.334cm" svg:viewBox="0 0 477 477" svg:d="M240 210l-197-197c-14-11-16-13-23-13-11 0-20 9-20 20 0 7 2 9 13 20l198 197-198 200c-11 11-13 13-13 20 0 11 9 20 20 20 7 0 9-2 23-13l194-198 206 204c3 2 9 7 14 7 13 0 20-9 20-20 0-2 0-7-2-11-2-3-159-157-208-209l181-179c4-6 20-20 25-24 0-3 4-7 4-14 0-11-7-20-20-20-7 0-11 4-22 16z">
            <text:p/>
          </draw:path>
          <draw:path draw:style-name="gr3" draw:text-style-name="P6" draw:layer="layout" svg:width="0.492cm" svg:height="0.447cm" svg:x="12.327cm" svg:y="3.71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" draw:text-style-name="P6" draw:layer="layout" svg:width="0.633cm" svg:height="0.313cm" svg:x="12.891cm" svg:y="3.493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3" draw:text-style-name="P6" draw:layer="layout" svg:width="0.467cm" svg:height="0.035cm" svg:x="13.632cm" svg:y="3.607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4.248cm" svg:y="3.338cm" svg:viewBox="0 0 253 459" svg:d="M157 20c0-20-2-20-20-20-45 43-108 45-137 45v24c16 0 63 0 101-20v354c0 22 0 31-70 31h-27v25c14 0 99-2 124-2 22 0 109 2 125 2v-25h-27c-69 0-69-9-69-31z">
            <text:p/>
          </draw:path>
          <draw:polygon draw:style-name="gr3" draw:text-style-name="P6" draw:layer="layout" svg:width="2.319cm" svg:height="0.042cm" svg:x="12.298cm" svg:y="4.552cm" svg:viewBox="0 0 2320 43" draw:points="1160,43 0,43 0,0 2320,0 2320,43">
            <text:p/>
          </draw:polygon>
          <draw:path draw:style-name="gr3" draw:text-style-name="P6" draw:layer="layout" svg:width="0.456cm" svg:height="0.637cm" svg:x="12.349cm" svg:y="5.058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633cm" svg:height="0.313cm" svg:x="12.869cm" svg:y="4.906cm" svg:viewBox="0 0 634 314" svg:d="M267 251c-3 13-9 36-9 40 0 16 13 23 24 23s23-9 27-16c2-7 9-29 11-43 5-13 11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3" draw:text-style-name="P6" draw:layer="layout" svg:width="0.467cm" svg:height="0.035cm" svg:x="13.61cm" svg:y="5.02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4.226cm" svg:y="4.751cm" svg:viewBox="0 0 253 459" svg:d="M157 20c0-20-2-20-20-20-45 43-108 45-137 45v24c16 0 63 0 101-20v354c0 22 0 31-70 31h-27v25c14 0 99-2 124-2 22 0 109 2 125 2v-25h-27c-69 0-69-9-69-31z">
            <text:p/>
          </draw:path>
        </draw:g>
        <draw:g xml:id="id111" draw:id="id111">
          <svg:title>TexMaths</svg:title>
          <svg:desc>22§display§.\ .\ .\ \  \left[ \ \text { From }  (I), \  s = \frac{y^m}{x^m} \ \right]§svg§600§FALSE§</svg:desc>
          <draw:polygon draw:style-name="gr2" draw:text-style-name="P5" draw:layer="layout" svg:width="9.366cm" svg:height="1.779cm" svg:x="16.14cm" svg:y="3.675cm" svg:viewBox="0 0 9367 1780" draw:points="4683,1780 0,1780 0,0 9367,0 9367,1780">
            <text:p/>
          </draw:polygon>
          <draw:path draw:style-name="gr3" draw:text-style-name="P6" draw:layer="layout" svg:width="0.083cm" svg:height="0.083cm" svg:x="16.168cm" svg:y="4.67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64cm" svg:y="4.67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113cm" svg:y="4.675cm" svg:viewBox="0 0 84 84" svg:d="M84 42c0-23-19-42-42-42s-42 19-42 42 19 42 42 42 42-19 42-42z">
            <text:p/>
          </draw:path>
          <draw:polygon draw:style-name="gr3" draw:text-style-name="P6" draw:layer="layout" svg:width="0.205cm" svg:height="1.856cm" svg:x="18.099cm" svg:y="3.636cm" svg:viewBox="0 0 206 1857" draw:points="0,1857 206,1857 206,1815 42,1815 42,42 206,42 206,0 0,0">
            <text:p/>
          </draw:polygon>
          <draw:path draw:style-name="gr3" draw:text-style-name="P6" draw:layer="layout" svg:width="0.446cm" svg:height="0.527cm" svg:x="18.854cm" svg:y="4.231cm" svg:viewBox="0 0 447 528" svg:d="M426 0h-426v25h19c60 0 60 8 60 35v406c0 29 0 37-60 37h-19v25c26-3 88-3 118-3 32 0 102 0 130 3v-25h-24c-74 0-74-10-74-37v-191h66c74 0 81 26 81 91h20v-206h-20c0 65-7 92-81 92h-66v-197c0-25 1-30 37-30h93c116 0 135 42 148 149h19z">
            <text:p/>
          </draw:path>
          <draw:path draw:style-name="gr3" draw:text-style-name="P6" draw:layer="layout" svg:width="0.261cm" svg:height="0.342cm" svg:x="19.29cm" svg:y="4.41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6" draw:layer="layout" svg:width="0.344cm" svg:height="0.356cm" svg:x="19.593cm" svg:y="4.4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6" draw:layer="layout" svg:width="0.604cm" svg:height="0.342cm" svg:x="19.984cm" svg:y="4.416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0.938cm" svg:y="4.1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6" draw:layer="layout" svg:width="0.358cm" svg:height="0.529cm" svg:x="21.188cm" svg:y="4.229cm" svg:viewBox="0 0 359 530" svg:d="M264 60c7-28 9-35 70-35 20 0 25 0 25-16 0-9-7-9-11-9-22 0-80 2-102 2-24 0-81-2-103-2-6 0-16 0-16 16 0 9 7 9 21 9 33 0 54 0 54 14 0 3 0 5-1 12l-106 419c-7 28-9 35-70 35-18 0-25 0-25 16 0 9 9 9 12 9 21 0 80-2 101-2 24 0 81 2 105 2 6 0 14 0 14-14 0-11-5-11-23-11-14 0-17 0-33 0-16-2-19-5-19-14 0-7 1-12 3-18z">
            <text:p/>
          </draw:path>
          <draw:path draw:style-name="gr3" draw:text-style-name="P6" draw:layer="layout" svg:width="0.18cm" svg:height="0.773cm" svg:x="21.606cm" svg:y="4.17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6" draw:layer="layout" svg:width="0.091cm" svg:height="0.231cm" svg:x="21.929cm" svg:y="4.67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6" draw:layer="layout" svg:width="0.286cm" svg:height="0.351cm" svg:x="22.504cm" svg:y="4.416cm" svg:viewBox="0 0 287 352" svg:d="M264 53c-23 0-37 17-37 35 0 11 7 23 23 23 18 0 37-14 37-44 0-35-34-67-93-67-102 0-132 79-132 113 0 61 58 74 81 77 40 9 81 16 81 60 0 19-18 84-111 84-13 0-73 0-90-40 30 3 49-19 49-42 0-18-12-27-28-27-21 0-44 16-44 51 0 44 44 76 111 76 127 0 157-93 157-128 0-29-15-48-25-59-21-21-42-24-78-31-28-7-58-13-58-48 0-21 18-68 87-68 19 0 58 5 70 35z">
            <text:p/>
          </draw:path>
          <draw:path draw:style-name="gr3" draw:text-style-name="P6" draw:layer="layout" svg:width="0.515cm" svg:height="0.182cm" svg:x="23.085cm" svg:y="4.4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6" draw:layer="layout" svg:width="0.358cm" svg:height="0.501cm" svg:x="23.989cm" svg:y="3.893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6" draw:layer="layout" svg:width="0.497cm" svg:height="0.245cm" svg:x="24.4cm" svg:y="3.715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olygon draw:style-name="gr3" draw:text-style-name="P6" draw:layer="layout" svg:width="1.03cm" svg:height="0.032cm" svg:x="23.951cm" svg:y="4.548cm" svg:viewBox="0 0 1031 33" draw:points="516,33 0,33 0,0 1031,0 1031,33">
            <text:p/>
          </draw:polygon>
          <draw:path draw:style-name="gr3" draw:text-style-name="P6" draw:layer="layout" svg:width="0.386cm" svg:height="0.351cm" svg:x="23.972cm" svg:y="4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6" draw:layer="layout" svg:width="0.497cm" svg:height="0.245cm" svg:x="24.417cm" svg:y="4.826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olygon draw:style-name="gr3" draw:text-style-name="P6" draw:layer="layout" svg:width="0.205cm" svg:height="1.856cm" svg:x="25.341cm" svg:y="3.636cm" svg:viewBox="0 0 206 1857" draw:points="162,1815 0,1815 0,1857 206,1857 206,0 0,0 0,42 162,42">
            <text:p/>
          </draw:polygon>
        </draw:g>
        <draw:g xml:id="id112" draw:id="id112">
          <svg:title>TexMaths</svg:title>
          <svg:desc>26§display§\therefore \ \ \ \frac{dy}{dx} = \frac{y}{x}   §svg§600§FALSE§</svg:desc>
          <draw:polygon draw:style-name="gr2" draw:text-style-name="P5" draw:layer="layout" svg:width="4.755cm" svg:height="1.798cm" svg:x="2.541cm" svg:y="6.173cm" svg:viewBox="0 0 4756 1799" draw:points="2378,1799 0,1799 0,0 4756,0 4756,1799">
            <text:p/>
          </draw:polygon>
          <draw:path draw:style-name="gr3" draw:text-style-name="P6" draw:layer="layout" svg:width="0.554cm" svg:height="0.494cm" svg:x="2.522cm" svg:y="6.955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6" draw:layer="layout" svg:width="0.436cm" svg:height="0.646cm" svg:x="4.438cm" svg:y="6.127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904cm" svg:y="6.35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4.382cm" svg:y="7.132cm" svg:viewBox="0 0 1001 40" draw:points="499,40 0,40 0,0 1001,0 1001,40">
            <text:p/>
          </draw:polygon>
          <draw:path draw:style-name="gr3" draw:text-style-name="P6" draw:layer="layout" svg:width="0.436cm" svg:height="0.646cm" svg:x="4.419cm" svg:y="7.373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883cm" svg:y="7.60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5.794cm" svg:y="7.04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23cm" svg:height="0.592cm" svg:x="6.866cm" svg:y="6.35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523cm" svg:height="0.039cm" svg:x="6.818cm" svg:y="7.132cm" svg:viewBox="0 0 524 40" draw:points="262,40 0,40 0,0 524,0 524,40">
            <text:p/>
          </draw:polygon>
          <draw:path draw:style-name="gr3" draw:text-style-name="P6" draw:layer="layout" svg:width="0.457cm" svg:height="0.415cm" svg:x="6.845cm" svg:y="7.60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</draw:g>
        <draw:g xml:id="id115" draw:id="id115">
          <svg:title>TexMaths</svg:title>
          <svg:desc>26§display§\frac{dy}{dx} = \frac{ x^2 \tan^2 a}{y^2}§svg§600§FALSE§</svg:desc>
          <draw:polygon draw:style-name="gr2" draw:text-style-name="P5" draw:layer="layout" svg:width="5.794cm" svg:height="2.101cm" svg:x="20.78cm" svg:y="8.388cm" svg:viewBox="0 0 5795 2102" draw:points="2898,2102 0,2102 0,0 5795,0 5795,2102">
            <text:p/>
          </draw:polygon>
          <draw:path draw:style-name="gr3" draw:text-style-name="P6" draw:layer="layout" svg:width="0.436cm" svg:height="0.646cm" svg:x="20.792cm" svg:y="8.469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21.256cm" svg:y="8.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cm" svg:height="0.039cm" svg:x="20.734cm" svg:y="9.473cm" svg:viewBox="0 0 1001 40" draw:points="499,40 0,40 0,0 1001,0 1001,40">
            <text:p/>
          </draw:polygon>
          <draw:path draw:style-name="gr3" draw:text-style-name="P6" draw:layer="layout" svg:width="0.436cm" svg:height="0.646cm" svg:x="20.771cm" svg:y="9.712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1.235cm" svg:y="9.9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215cm" svg:x="22.146cm" svg:y="9.3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23.197cm" svg:y="8.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6" draw:layer="layout" svg:width="0.284cm" svg:height="0.425cm" svg:x="23.732cm" svg:y="8.34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86cm" svg:height="0.573cm" svg:x="24.272cm" svg:y="8.542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24.649cm" svg:y="8.693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25.096cm" svg:y="8.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84cm" svg:height="0.425cm" svg:x="25.614cm" svg:y="8.342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19cm" svg:height="0.415cm" svg:x="26.174cm" svg:y="8.7cm" svg:viewBox="0 0 420 416" svg:d="M306 58c-17-33-44-58-86-58-106 0-220 135-220 268 0 88 50 148 123 148 18 0 64-4 118-69 9 38 40 69 84 69 33 0 54-21 68-50 15-33 27-89 27-91 0-9-8-9-10-9-9 0-11 2-13 17-16 58-33 112-70 112-25 0-27-23-27-41 0-21 2-27 12-69 10-38 10-48 19-81l33-129c6-27 6-27 6-31 0-17-10-25-25-25-23 0-37 21-39 39zM245 297c-4 17-4 17-16 34-42 50-79 64-104 64-46 0-61-50-61-85 0-46 30-160 52-202 28-54 69-87 107-87 60 0 72 75 72 81 0 4-2 10-4 14z">
            <text:p/>
          </draw:path>
          <draw:polygon draw:style-name="gr3" draw:text-style-name="P6" draw:layer="layout" svg:width="3.452cm" svg:height="0.039cm" svg:x="23.17cm" svg:y="9.473cm" svg:viewBox="0 0 3453 40" draw:points="1727,40 0,40 0,0 3453,0 3453,40">
            <text:p/>
          </draw:polygon>
          <draw:path draw:style-name="gr3" draw:text-style-name="P6" draw:layer="layout" svg:width="0.423cm" svg:height="0.592cm" svg:x="24.476cm" svg:y="9.94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84cm" svg:height="0.425cm" svg:x="24.971cm" svg:y="9.65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draw:g xml:id="id116" draw:id="id116">
          <svg:title>TexMaths</svg:title>
          <svg:desc>28§display§a§svg§600§FALSE§</svg:desc>
          <draw:polygon draw:style-name="gr2" draw:text-style-name="P5" draw:layer="layout" svg:width="0.395cm" svg:height="0.348cm" svg:x="6.144cm" svg:y="11.482cm" svg:viewBox="0 0 396 349" draw:points="198,349 0,349 0,0 396,0 396,349">
            <text:p/>
          </draw:polygon>
          <draw:path draw:style-name="gr3" draw:text-style-name="P6" draw:layer="layout" svg:width="0.453cm" svg:height="0.447cm" svg:x="6.135cm" svg:y="11.433cm" svg:viewBox="0 0 454 448" svg:d="M330 63c-18-36-47-63-92-63-114 0-238 146-238 289 0 94 54 159 133 159 20 0 69-4 128-74 9 40 42 74 90 74 36 0 58-22 74-54 16-36 29-96 29-98 0-9-9-9-11-9-11 0-11 2-14 18-18 62-36 121-76 121-27 0-29-25-29-45 0-23 2-29 13-74 11-40 11-52 20-87l36-139c7-29 7-29 7-34 0-18-11-27-27-27-25 0-40 23-43 43zM265 320c-4 18-4 18-20 36-43 54-83 70-110 70-50 0-65-54-65-92 0-50 31-173 56-218 29-58 74-94 114-94 66 0 79 81 79 88 0 4-2 11-4 15z">
            <text:p/>
          </draw:path>
        </draw:g>
        <draw:g xml:id="id117" draw:id="id117">
          <svg:title>TexMaths</svg:title>
          <svg:desc>28§display§\sec^{-1}\left( \frac{ x^3 + y^3}{ x^3 - y^3} \right) = 2a§svg§600§FALSE§</svg:desc>
          <draw:polygon draw:style-name="gr2" draw:text-style-name="P5" draw:layer="layout" svg:width="9.53cm" svg:height="2.316cm" svg:x="11.551cm" svg:y="12.08cm" svg:viewBox="0 0 9531 2317" draw:points="4767,2317 0,2317 0,0 9531,0 9531,2317">
            <text:p/>
          </draw:polygon>
          <draw:path draw:style-name="gr3" draw:text-style-name="P6" draw:layer="layout" svg:width="0.324cm" svg:height="0.454cm" svg:x="11.533cm" svg:y="13.0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11.918cm" svg:y="13.07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6" draw:layer="layout" svg:width="0.375cm" svg:height="0.454cm" svg:x="12.36cm" svg:y="13.07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67cm" svg:height="0.035cm" svg:x="12.839cm" svg:y="12.915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3.455cm" svg:y="12.647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85cm" svg:height="2.361cm" svg:x="14.19cm" svg:y="12.085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6" draw:layer="layout" svg:width="0.492cm" svg:height="0.447cm" svg:x="14.857cm" svg:y="12.40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17cm" svg:height="0.471cm" svg:x="15.426cm" svg:y="12.03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6" draw:layer="layout" svg:width="0.655cm" svg:height="0.657cm" svg:x="16.105cm" svg:y="12.2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6cm" svg:height="0.637cm" svg:x="17.063cm" svg:y="12.409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2-25 99-63 152-27 34-65 63-110 63-13 0-58-4-73-43 15 0 26 0 40-11 11-9 20-22 20-40 0-31-27-36-36-36-22 0-56 16-56 65s45 85 105 85c103 0 204-89 231-201z">
            <text:p/>
          </draw:path>
          <draw:path draw:style-name="gr3" draw:text-style-name="P6" draw:layer="layout" svg:width="0.317cm" svg:height="0.471cm" svg:x="17.59cm" svg:y="12.031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olygon draw:style-name="gr3" draw:text-style-name="P6" draw:layer="layout" svg:width="3.166cm" svg:height="0.042cm" svg:x="14.828cm" svg:y="13.245cm" svg:viewBox="0 0 3167 43" draw:points="1584,43 0,43 0,0 3167,0 3167,43">
            <text:p/>
          </draw:polygon>
          <draw:path draw:style-name="gr3" draw:text-style-name="P6" draw:layer="layout" svg:width="0.492cm" svg:height="0.447cm" svg:x="14.857cm" svg:y="13.75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17cm" svg:height="0.471cm" svg:x="15.426cm" svg:y="13.44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6" draw:layer="layout" svg:width="0.602cm" svg:height="0.042cm" svg:x="16.132cm" svg:y="13.921cm" svg:viewBox="0 0 603 43" svg:d="M569 43c16 0 34 0 34-23 0-20-18-20-34-20h-535c-16 0-34 0-34 20 0 23 18 23 34 23z">
            <text:p/>
          </draw:path>
          <draw:path draw:style-name="gr3" draw:text-style-name="P6" draw:layer="layout" svg:width="0.456cm" svg:height="0.637cm" svg:x="17.063cm" svg:y="13.751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2-25 99-63 152-27 34-65 63-110 63-13 0-58-4-73-43 15 0 26 0 40-11 11-9 20-22 20-40 0-31-27-36-36-36-22 0-56 16-56 65s45 85 105 85c103 0 204-89 231-201z">
            <text:p/>
          </draw:path>
          <draw:path draw:style-name="gr3" draw:text-style-name="P6" draw:layer="layout" svg:width="0.317cm" svg:height="0.471cm" svg:x="17.59cm" svg:y="13.44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485cm" svg:height="2.361cm" svg:x="18.145cm" svg:y="12.085cm" svg:viewBox="0 0 486 2362" svg:d="M486 1182c0-387-90-777-340-1072-21-23-56-63-97-99-13-11-15-11-29-11-11 0-20 0-20 9 0 4 4 9 7 11 33 36 101 101 165 208 160 253 231 574 231 952 0 266-33 607-197 900-78 141-161 222-202 264-2 3-4 5-4 9 0 9 9 9 20 9 14 0 16 0 32-15 331-300 434-751 434-1165z">
            <text:p/>
          </draw:path>
          <draw:path draw:style-name="gr3" draw:text-style-name="P6" draw:layer="layout" svg:width="0.655cm" svg:height="0.232cm" svg:x="19.164cm" svg:y="13.1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20.197cm" svg:y="12.85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51cm" svg:height="0.447cm" svg:x="20.679cm" svg:y="13.077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30 7-30 7-34 0-18-11-27-27-27-25 0-40 23-43 43zM264 320c-4 18-4 18-18 36-44 54-85 69-112 69-49 0-65-53-65-91 0-50 32-173 56-218 30-58 74-94 115-94 65 0 78 81 78 88 0 4-2 11-4 1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113" smil:attributeName="visibility" smil:to="visible"/>
                  <anim:animate smil:dur="0.125s" smil:fill="hold" smil:targetElement="id113" smil:attributeName="width" smil:values="width*0.05;width" smil:keyTimes="0;1"/>
                  <anim:animate smil:dur="0.125s" smil:fill="hold" smil:targetElement="id113" smil:attributeName="height" smil:values="height;height" smil:keyTimes="0;1"/>
                  <anim:animate smil:dur="0.125s" smil:fill="hold" smil:targetElement="id113" smil:attributeName="x" smil:values="x-.2;x" smil:keyTimes="0;1"/>
                  <anim:animate smil:dur="0.125s" smil:fill="hold" smil:targetElement="id113" smil:attributeName="y" smil:values="y;y" smil:keyTimes="0;1"/>
                  <anim:transitionFilter smil:dur="0.125s" smil:targetElement="id11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12" draw:text-style-name="P16" draw:layer="layout" svg:width="26.4cm" svg:height="14.373cm" svg:x="0.8cm" svg:y="0.627cm" presentation:class="title" presentation:user-transformed="true">
          <draw:text-box>
            <text:p text:style-name="P8"><text:span text:style-name="T24"><text:s text:c="9"/>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2"><text:tab/></text:span><text:span text:style-name="T22"><text:tab/></text:span><text:span text:style-name="T24"><text:line-break/></text:span><text:span text:style-name="T24"><text:tab/></text:span><text:span text:style-name="T24"> <text:s text:c="2"/></text:span><text:span text:style-name="T23"><text:s/></text:span><text:span text:style-name="T23"><text:tab/></text:span><text:span text:style-name="T23"><text:tab/></text:span><text:span text:style-name="T23"> <text:s text:c="33"/></text:span><text:span text:style-name="T23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 </text:span><text:span text:style-name="T24"><text:line-break/></text:span><text:span text:style-name="T25"> <text:s text:c="21"/></text:span><text:span text:style-name="T24"><text:line-break/></text:span><text:span text:style-name="T24"> <text:s text:c="20"/></text:span><text:span text:style-name="T24"><text:line-break/></text:span><text:span text:style-name="T31"> <text:s text:c="29"/></text:span><text:span text:style-name="T31"><text:line-break/></text:span><text:span text:style-name="T24"> <text:s text:c="5"/></text:span></text:p>
          </draw:text-box>
        </draw:frame>
        <draw:g xml:id="id118" draw:id="id118">
          <svg:title>TexMaths</svg:title>
          <svg:desc>28§display§\cos^{-1}\left( \frac{ x^3 - y^3 }{ x^3 + y^3 } \right) = 2a§svg§600§FALSE§</svg:desc>
          <draw:polygon draw:style-name="gr2" draw:text-style-name="P5" draw:layer="layout" svg:width="9.586cm" svg:height="2.316cm" svg:x="3.557cm" svg:y="0.781cm" svg:viewBox="0 0 9587 2317" draw:points="4794,2317 0,2317 0,0 9587,0 9587,2317">
            <text:p/>
          </draw:polygon>
          <draw:path draw:style-name="gr3" draw:text-style-name="P6" draw:layer="layout" svg:width="0.375cm" svg:height="0.454cm" svg:x="3.541cm" svg:y="1.771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38cm" svg:height="0.454cm" svg:x="3.973cm" svg:y="1.771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4cm" svg:x="4.468cm" svg:y="1.77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67cm" svg:height="0.035cm" svg:x="4.898cm" svg:y="1.616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5.514cm" svg:y="1.348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85cm" svg:height="2.361cm" svg:x="6.249cm" svg:y="0.786cm" svg:viewBox="0 0 486 2362" svg:d="M486 2353c0-4-2-6-4-9-36-38-103-103-168-210-159-253-231-573-231-952 0-266 33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6" draw:layer="layout" svg:width="0.492cm" svg:height="0.447cm" svg:x="6.917cm" svg:y="1.1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6" draw:layer="layout" svg:width="0.317cm" svg:height="0.471cm" svg:x="7.488cm" svg:y="0.732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602cm" svg:height="0.042cm" svg:x="8.191cm" svg:y="1.281cm" svg:viewBox="0 0 603 43" svg:d="M569 43c16 0 34 0 34-23 0-20-18-20-34-20h-535c-16 0-34 0-34 20 0 23 18 23 34 23z">
            <text:p/>
          </draw:path>
          <draw:path draw:style-name="gr3" draw:text-style-name="P6" draw:layer="layout" svg:width="0.456cm" svg:height="0.637cm" svg:x="9.123cm" svg:y="1.11cm" svg:viewBox="0 0 457 638" svg:d="M452 60c5-13 5-15 5-22 0-18-16-27-29-27-11 0-27 5-36 20-2 5-9 36-13 54-7 25-14 52-21 78l-44 180c-3 13-45 82-110 82-52 0-63-42-63-80 0-45 18-105 52-193 15-40 20-51 20-71 0-45-34-81-83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6" draw:layer="layout" svg:width="0.317cm" svg:height="0.471cm" svg:x="9.649cm" svg:y="0.732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olygon draw:style-name="gr3" draw:text-style-name="P6" draw:layer="layout" svg:width="3.166cm" svg:height="0.042cm" svg:x="6.888cm" svg:y="1.946cm" svg:viewBox="0 0 3167 43" draw:points="1584,43 0,43 0,0 3167,0 3167,43">
            <text:p/>
          </draw:polygon>
          <draw:path draw:style-name="gr3" draw:text-style-name="P6" draw:layer="layout" svg:width="0.492cm" svg:height="0.447cm" svg:x="6.917cm" svg:y="2.452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6" draw:layer="layout" svg:width="0.317cm" svg:height="0.471cm" svg:x="7.488cm" svg:y="2.14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655cm" svg:height="0.657cm" svg:x="8.167cm" svg:y="2.31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6cm" svg:height="0.637cm" svg:x="9.123cm" svg:y="2.452cm" svg:viewBox="0 0 457 638" svg:d="M452 60c5-13 5-15 5-22 0-18-16-27-29-27-11 0-27 5-36 20-2 5-9 36-13 54-7 25-14 52-21 78l-44 180c-3 13-45 82-110 82-52 0-63-42-63-80 0-45 18-105 52-193 15-40 20-51 20-71 0-45-34-81-83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6" draw:layer="layout" svg:width="0.317cm" svg:height="0.471cm" svg:x="9.649cm" svg:y="2.14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485cm" svg:height="2.361cm" svg:x="10.207cm" svg:y="0.786cm" svg:viewBox="0 0 486 2362" svg:d="M486 1182c0-387-90-777-340-1072-21-23-56-63-97-99-13-11-15-11-29-11-11 0-20 0-20 9 0 4 4 9 7 11 33 36 101 101 165 208 160 253 233 574 233 952 0 266-35 607-199 900-78 141-161 222-202 264-2 3-4 5-4 9 0 9 9 9 20 9 14 0 16 0 32-15 331-300 434-751 434-1165z">
            <text:p/>
          </draw:path>
          <draw:path draw:style-name="gr3" draw:text-style-name="P6" draw:layer="layout" svg:width="0.655cm" svg:height="0.232cm" svg:x="11.224cm" svg:y="1.8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12.257cm" svg:y="1.5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3" draw:text-style-name="P6" draw:layer="layout" svg:width="0.451cm" svg:height="0.447cm" svg:x="12.741cm" svg:y="1.778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30 7-30 7-34 0-18-11-27-27-27-25 0-40 23-43 43zM264 320c-4 18-4 18-18 36-44 54-85 69-112 69-49 0-65-53-65-91 0-50 32-173 56-218 30-58 74-94 115-94 65 0 78 81 78 88 0 4-2 11-4 15z">
            <text:p/>
          </draw:path>
        </draw:g>
        <draw:g xml:id="id119" draw:id="id119">
          <svg:title>TexMaths</svg:title>
          <svg:desc>28§display§\therefore§svg§600§FALSE§</svg:desc>
          <draw:polygon draw:style-name="gr2" draw:text-style-name="P5" draw:layer="layout" svg:width="0.528cm" svg:height="0.433cm" svg:x="1.459cm" svg:y="4.784cm" svg:viewBox="0 0 529 434" draw:points="265,434 0,434 0,0 529,0 529,434">
            <text:p/>
          </draw:polygon>
          <draw:path draw:style-name="gr3" draw:text-style-name="P6" draw:layer="layout" svg:width="0.598cm" svg:height="0.531cm" svg:x="1.439cm" svg:y="4.73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1" draw:id="id121">
          <svg:title>TexMaths</svg:title>
          <svg:desc>28§display§x^3 - y^3  = x^3 \cos 2a + y^3\cos 2a§svg§600§FALSE§</svg:desc>
          <draw:polygon draw:style-name="gr2" draw:text-style-name="P5" draw:layer="layout" svg:width="12.832cm" svg:height="0.97cm" svg:x="3.661cm" svg:y="6.781cm" svg:viewBox="0 0 12833 971" draw:points="6417,971 0,971 0,0 12833,0 12833,971">
            <text:p/>
          </draw:polygon>
          <draw:path draw:style-name="gr3" draw:text-style-name="P6" draw:layer="layout" svg:width="0.492cm" svg:height="0.447cm" svg:x="3.641cm" svg:y="7.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317cm" svg:height="0.472cm" svg:x="4.212cm" svg:y="6.7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11 61-29 81-23 27-41 29-77 31-17 0-17 0-22 3 0 0-7 0-7 9s7 9 18 9z">
            <text:p/>
          </draw:path>
          <draw:path draw:style-name="gr3" draw:text-style-name="P6" draw:layer="layout" svg:width="0.602cm" svg:height="0.042cm" svg:x="4.916cm" svg:y="7.331cm" svg:viewBox="0 0 603 43" svg:d="M569 43c16 0 34 0 34-23 0-20-18-20-34-20h-535c-16 0-34 0-34 20 0 23 18 23 34 23z">
            <text:p/>
          </draw:path>
          <draw:path draw:style-name="gr3" draw:text-style-name="P6" draw:layer="layout" svg:width="0.456cm" svg:height="0.638cm" svg:x="5.847cm" svg:y="7.16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317cm" svg:height="0.472cm" svg:x="6.374cm" svg:y="6.7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6" draw:layer="layout" svg:width="0.655cm" svg:height="0.232cm" svg:x="7.106cm" svg:y="7.2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447cm" svg:x="8.119cm" svg:y="7.1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6" draw:layer="layout" svg:width="0.317cm" svg:height="0.472cm" svg:x="8.69cm" svg:y="6.7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6" draw:layer="layout" svg:width="0.375cm" svg:height="0.454cm" svg:x="9.29cm" svg:y="7.156cm" svg:viewBox="0 0 376 455" svg:d="M83 229c0-162 81-204 132-204 9 0 72 0 108 36-41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9.722cm" svg:y="7.15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0.22cm" svg:y="7.156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10.789cm" svg:y="6.9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6" draw:layer="layout" svg:width="0.451cm" svg:height="0.447cm" svg:x="11.27cm" svg:y="7.16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51 0-65-54-65-92 0-49 32-173 56-217 30-59 74-95 115-95 65 0 78 81 78 88 0 4-2 11-4 16z">
            <text:p/>
          </draw:path>
          <draw:path draw:style-name="gr3" draw:text-style-name="P6" draw:layer="layout" svg:width="0.655cm" svg:height="0.658cm" svg:x="12.025cm" svg:y="7.02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6" draw:layer="layout" svg:width="0.454cm" svg:height="0.638cm" svg:x="12.984cm" svg:y="7.16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3" draw:text-style-name="P6" draw:layer="layout" svg:width="0.317cm" svg:height="0.472cm" svg:x="13.51cm" svg:y="6.7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6" draw:layer="layout" svg:width="0.375cm" svg:height="0.454cm" svg:x="14.11cm" svg:y="7.156cm" svg:viewBox="0 0 376 455" svg:d="M83 229c0-162 81-204 132-204 9 0 72 0 108 36-41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14.543cm" svg:y="7.15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5.04cm" svg:y="7.156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15.609cm" svg:y="6.9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6" draw:layer="layout" svg:width="0.451cm" svg:height="0.447cm" svg:x="16.091cm" svg:y="7.16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51 0-65-54-65-92 0-49 32-173 56-217 30-59 74-95 115-95 65 0 78 81 78 88 0 4-2 11-4 16z">
            <text:p/>
          </draw:path>
        </draw:g>
        <draw:g xml:id="id120" draw:id="id120">
          <svg:title>TexMaths</svg:title>
          <svg:desc>28§display§ \frac{ x^3 - y^3 }{ x^3 + y^3 } = \cos 2a§svg§600§FALSE§</svg:desc>
          <draw:polygon draw:style-name="gr2" draw:text-style-name="P5" draw:layer="layout" svg:width="6.962cm" svg:height="2.258cm" svg:x="3.69cm" svg:y="3.881cm" svg:viewBox="0 0 6963 2259" draw:points="3481,2259 0,2259 0,0 6963,0 6963,2259">
            <text:p/>
          </draw:polygon>
          <draw:path draw:style-name="gr3" draw:text-style-name="P6" draw:layer="layout" svg:width="0.492cm" svg:height="0.447cm" svg:x="3.67cm" svg:y="4.2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3" draw:text-style-name="P6" draw:layer="layout" svg:width="0.317cm" svg:height="0.471cm" svg:x="4.241cm" svg:y="3.832cm" svg:viewBox="0 0 318 472" svg:d="M152 228c54 0 92 38 92 112 0 85-49 110-89 110-27 0-90-7-119-47 33-2 40-25 40-38 0-22-16-38-38-38-18 0-38 11-38 38 0 67 72 107 157 107 96 0 161-62 161-132 0-53-43-107-119-125 72-25 99-78 99-119 0-56-63-96-141-96-76 0-135 38-135 92 0 24 14 38 36 38 20 0 36-16 36-36s-16-34-36-36c25-31 72-38 97-38 31 0 76 16 76 76 0 29-12 61-29 81-23 27-41 29-77 31-17 0-17 0-22 2 0 0-7 0-7 9s7 9 18 9z">
            <text:p/>
          </draw:path>
          <draw:path draw:style-name="gr3" draw:text-style-name="P6" draw:layer="layout" svg:width="0.601cm" svg:height="0.042cm" svg:x="4.945cm" svg:y="4.381cm" svg:viewBox="0 0 602 43" svg:d="M569 43c16 0 33 0 33-23 0-20-17-20-33-20h-535c-16 0-34 0-34 20 0 23 18 23 34 23z">
            <text:p/>
          </draw:path>
          <draw:path draw:style-name="gr3" draw:text-style-name="P6" draw:layer="layout" svg:width="0.454cm" svg:height="0.637cm" svg:x="5.876cm" svg:y="4.21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317cm" svg:height="0.471cm" svg:x="6.403cm" svg:y="3.832cm" svg:viewBox="0 0 318 472" svg:d="M152 228c54 0 92 38 92 112 0 85-49 110-89 110-27 0-90-7-119-47 33-2 40-25 40-38 0-22-16-38-38-38-18 0-38 11-38 38 0 67 72 107 157 107 96 0 161-62 161-132 0-53-43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olygon draw:style-name="gr3" draw:text-style-name="P6" draw:layer="layout" svg:width="3.166cm" svg:height="0.042cm" svg:x="3.641cm" svg:y="5.046cm" svg:viewBox="0 0 3167 43" draw:points="1584,43 0,43 0,0 3167,0 3167,43">
            <text:p/>
          </draw:polygon>
          <draw:path draw:style-name="gr3" draw:text-style-name="P6" draw:layer="layout" svg:width="0.492cm" svg:height="0.447cm" svg:x="3.67cm" svg:y="5.55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3" draw:text-style-name="P6" draw:layer="layout" svg:width="0.317cm" svg:height="0.471cm" svg:x="4.241cm" svg:y="5.245cm" svg:viewBox="0 0 318 472" svg:d="M152 228c54 0 92 38 92 112 0 85-49 110-89 110-27 0-90-7-119-47 33-2 40-25 40-38 0-22-16-38-38-38-18 0-38 11-38 38 0 67 72 107 157 107 96 0 161-62 161-132 0-53-43-107-119-125 72-25 99-78 99-119 0-56-63-96-141-96-76 0-135 38-135 92 0 24 14 38 36 38 20 0 36-16 36-36s-16-34-36-36c25-31 72-38 97-38 31 0 76 16 76 76 0 29-12 61-29 81-23 27-41 29-77 31-17 0-17 0-22 2 0 0-7 0-7 9s7 9 18 9z">
            <text:p/>
          </draw:path>
          <draw:path draw:style-name="gr3" draw:text-style-name="P6" draw:layer="layout" svg:width="0.655cm" svg:height="0.657cm" svg:x="4.918cm" svg:y="5.41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4cm" svg:height="0.637cm" svg:x="5.876cm" svg:y="5.552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317cm" svg:height="0.471cm" svg:x="6.403cm" svg:y="5.245cm" svg:viewBox="0 0 318 472" svg:d="M152 228c54 0 92 38 92 112 0 85-49 110-89 110-27 0-90-7-119-47 33-2 40-25 40-38 0-22-16-38-38-38-18 0-38 11-38 38 0 67 72 107 157 107 96 0 161-62 161-132 0-53-43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655cm" svg:height="0.232cm" svg:x="7.254cm" svg:y="4.9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75cm" svg:height="0.454cm" svg:x="8.271cm" svg:y="4.871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8.701cm" svg:y="4.871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324cm" svg:height="0.454cm" svg:x="9.198cm" svg:y="4.871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93cm" svg:height="0.657cm" svg:x="9.767cm" svg:y="4.6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6" draw:layer="layout" svg:width="0.451cm" svg:height="0.447cm" svg:x="10.251cm" svg:y="4.878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</draw:g>
        <draw:g xml:id="id122" draw:id="id122">
          <svg:title>TexMaths</svg:title>
          <svg:desc>28§display§x^3 - x^3 \cos 2a   = y^3 + y^3\cos 2a§svg§600§FALSE§</svg:desc>
          <draw:polygon draw:style-name="gr2" draw:text-style-name="P5" draw:layer="layout" svg:width="12.832cm" svg:height="0.97cm" svg:x="3.661cm" svg:y="8.281cm" svg:viewBox="0 0 12833 971" draw:points="6417,971 0,971 0,0 12833,0 12833,971">
            <text:p/>
          </draw:polygon>
          <draw:path draw:style-name="gr3" draw:text-style-name="P6" draw:layer="layout" svg:width="0.492cm" svg:height="0.447cm" svg:x="3.641cm" svg:y="8.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317cm" svg:height="0.472cm" svg:x="4.212cm" svg:y="8.2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11 61-29 81-23 27-41 29-77 31-17 0-17 0-22 3 0 0-7 0-7 9s7 9 18 9z">
            <text:p/>
          </draw:path>
          <draw:path draw:style-name="gr3" draw:text-style-name="P6" draw:layer="layout" svg:width="0.602cm" svg:height="0.042cm" svg:x="4.916cm" svg:y="8.83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5.847cm" svg:y="8.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6" draw:layer="layout" svg:width="0.317cm" svg:height="0.472cm" svg:x="6.419cm" svg:y="8.2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6" draw:layer="layout" svg:width="0.375cm" svg:height="0.454cm" svg:x="7.019cm" svg:y="8.656cm" svg:viewBox="0 0 376 455" svg:d="M83 229c0-162 81-204 132-204 9 0 72 0 108 36-43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7.451cm" svg:y="8.6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7.948cm" svg:y="8.656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8.517cm" svg:y="8.4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6" draw:layer="layout" svg:width="0.451cm" svg:height="0.447cm" svg:x="8.999cm" svg:y="8.66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3" draw:text-style-name="P6" draw:layer="layout" svg:width="0.655cm" svg:height="0.232cm" svg:x="9.808cm" svg:y="8.7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6cm" svg:height="0.638cm" svg:x="10.82cm" svg:y="8.66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3" draw:text-style-name="P6" draw:layer="layout" svg:width="0.317cm" svg:height="0.472cm" svg:x="11.346cm" svg:y="8.2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6" draw:layer="layout" svg:width="0.655cm" svg:height="0.658cm" svg:x="12.025cm" svg:y="8.52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6" draw:layer="layout" svg:width="0.454cm" svg:height="0.638cm" svg:x="12.984cm" svg:y="8.66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3" draw:text-style-name="P6" draw:layer="layout" svg:width="0.317cm" svg:height="0.472cm" svg:x="13.51cm" svg:y="8.23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6" draw:layer="layout" svg:width="0.375cm" svg:height="0.454cm" svg:x="14.11cm" svg:y="8.656cm" svg:viewBox="0 0 376 455" svg:d="M83 229c0-162 81-204 132-204 9 0 72 0 108 36-41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14.543cm" svg:y="8.65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5.04cm" svg:y="8.656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15.609cm" svg:y="8.4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6" draw:layer="layout" svg:width="0.451cm" svg:height="0.447cm" svg:x="16.091cm" svg:y="8.66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51 0-65-54-65-92 0-49 32-173 56-217 30-59 74-95 115-95 65 0 78 81 78 88 0 4-2 11-4 16z">
            <text:p/>
          </draw:path>
        </draw:g>
        <draw:g xml:id="id123" draw:id="id123">
          <svg:title>TexMaths</svg:title>
          <svg:desc>28§display§x^3 ( 1 - \cos 2a )   = y^3 ( 1 +  \cos 2a )§svg§600§FALSE§</svg:desc>
          <draw:polygon draw:style-name="gr2" draw:text-style-name="P5" draw:layer="layout" svg:width="12.986cm" svg:height="1.012cm" svg:x="3.662cm" svg:y="9.781cm" svg:viewBox="0 0 12987 1013" draw:points="6494,1013 0,1013 0,0 12987,0 12987,1013">
            <text:p/>
          </draw:polygon>
          <draw:path draw:style-name="gr3" draw:text-style-name="P6" draw:layer="layout" svg:width="0.492cm" svg:height="0.447cm" svg:x="3.642cm" svg:y="10.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317cm" svg:height="0.472cm" svg:x="4.213cm" svg:y="9.732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6" draw:layer="layout" svg:width="0.23cm" svg:height="0.985cm" svg:x="4.715cm" svg:y="9.85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326cm" svg:height="0.658cm" svg:x="5.087cm" svg:y="9.941cm" svg:viewBox="0 0 327 659" svg:d="M204 25c0-23 0-25-23-25-62 63-150 63-181 63v31c20 0 78 0 130-27v514c0 36-2 47-92 47h-31v31c33-4 121-4 159-4 40 0 125 0 161 4v-31h-31c-90 0-92-11-92-47z">
            <text:p/>
          </draw:path>
          <draw:path draw:style-name="gr3" draw:text-style-name="P6" draw:layer="layout" svg:width="0.602cm" svg:height="0.042cm" svg:x="5.792cm" svg:y="10.331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6.729cm" svg:y="10.15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7.159cm" svg:y="10.1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7.656cm" svg:y="10.15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8.225cm" svg:y="9.9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6" draw:layer="layout" svg:width="0.451cm" svg:height="0.447cm" svg:x="8.707cm" svg:y="10.16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8-4 18-18 35-44 54-85 70-112 70-49 0-65-54-65-92 0-49 32-173 56-217 30-59 74-95 115-95 65 0 78 81 78 88 0 4-2 11-4 16z">
            <text:p/>
          </draw:path>
          <draw:path draw:style-name="gr3" draw:text-style-name="P6" draw:layer="layout" svg:width="0.23cm" svg:height="0.985cm" svg:x="9.244cm" svg:y="9.85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6" draw:layer="layout" svg:width="0.655cm" svg:height="0.232cm" svg:x="9.898cm" svg:y="10.2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6cm" svg:height="0.638cm" svg:x="10.911cm" svg:y="10.16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317cm" svg:height="0.472cm" svg:x="11.437cm" svg:y="9.732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6" draw:layer="layout" svg:width="0.23cm" svg:height="0.985cm" svg:x="11.939cm" svg:y="9.85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326cm" svg:height="0.658cm" svg:x="12.313cm" svg:y="9.94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6" draw:layer="layout" svg:width="0.655cm" svg:height="0.658cm" svg:x="12.992cm" svg:y="10.02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375cm" svg:height="0.454cm" svg:x="13.953cm" svg:y="10.15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14.385cm" svg:y="10.1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4.882cm" svg:y="10.15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93cm" svg:height="0.658cm" svg:x="15.451cm" svg:y="9.9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6" draw:layer="layout" svg:width="0.451cm" svg:height="0.447cm" svg:x="15.933cm" svg:y="10.16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8-4 18-18 35-44 54-85 70-112 70-49 0-65-54-65-92 0-49 32-173 56-217 30-59 74-95 115-95 65 0 78 81 78 88 0 4-2 11-4 16z">
            <text:p/>
          </draw:path>
          <draw:path draw:style-name="gr3" draw:text-style-name="P6" draw:layer="layout" svg:width="0.23cm" svg:height="0.985cm" svg:x="16.47cm" svg:y="9.85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24" draw:id="id124">
          <svg:title>TexMaths</svg:title>
          <svg:desc>28§display§y^3 =  \left( \frac{ 1 - \cos 2a }{ 1 + \cos 2a } \right) x^3 = \left( \frac{ 2\sin^2 a}{ 2\cos^2 a} \right) x^3§svg§600§FALSE§</svg:desc>
          <draw:polygon draw:style-name="gr2" draw:text-style-name="P5" draw:layer="layout" svg:width="16.391cm" svg:height="2.372cm" svg:x="3.664cm" svg:y="11.582cm" svg:viewBox="0 0 16392 2373" draw:points="8196,2373 0,2373 0,0 16392,0 16392,2373">
            <text:p/>
          </draw:polygon>
          <draw:path draw:style-name="gr3" draw:text-style-name="P6" draw:layer="layout" svg:width="0.456cm" svg:height="0.637cm" svg:x="3.644cm" svg:y="12.635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6" draw:layer="layout" svg:width="0.317cm" svg:height="0.471cm" svg:x="4.17cm" svg:y="12.207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3" draw:text-style-name="P6" draw:layer="layout" svg:width="0.655cm" svg:height="0.232cm" svg:x="4.903cm" svg:y="12.7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85cm" svg:height="2.361cm" svg:x="6.09cm" svg:y="11.643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6" draw:layer="layout" svg:width="0.326cm" svg:height="0.657cm" svg:x="6.816cm" svg:y="11.74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7.521cm" svg:y="12.138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8.458cm" svg:y="11.963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38cm" svg:height="0.454cm" svg:x="8.888cm" svg:y="11.96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4cm" svg:x="9.385cm" svg:y="11.96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93cm" svg:height="0.657cm" svg:x="9.954cm" svg:y="11.74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51cm" svg:height="0.447cm" svg:x="10.435cm" svg:y="11.97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30 7-29 7-34 0-18-11-27-27-27-25 0-40 23-43 43zM264 320c-4 18-4 18-18 36-44 54-85 69-112 69-49 0-65-53-65-91 0-50 32-173 56-218 30-58 74-94 115-94 65 0 78 81 78 88 0 4-2 11-4 15z">
            <text:p/>
          </draw:path>
          <draw:polygon draw:style-name="gr3" draw:text-style-name="P6" draw:layer="layout" svg:width="4.19cm" svg:height="0.042cm" svg:x="6.728cm" svg:y="12.805cm" svg:viewBox="0 0 4191 43" draw:points="2094,43 0,43 0,0 4191,0 4191,43">
            <text:p/>
          </draw:polygon>
          <draw:path draw:style-name="gr3" draw:text-style-name="P6" draw:layer="layout" svg:width="0.326cm" svg:height="0.657cm" svg:x="6.816cm" svg:y="13.089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7.494cm" svg:y="13.1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75cm" svg:height="0.454cm" svg:x="8.458cm" svg:y="13.304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38cm" svg:height="0.454cm" svg:x="8.888cm" svg:y="13.304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4cm" svg:x="9.385cm" svg:y="13.30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93cm" svg:height="0.657cm" svg:x="9.954cm" svg:y="13.08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51cm" svg:height="0.447cm" svg:x="10.435cm" svg:y="13.309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3" draw:text-style-name="P6" draw:layer="layout" svg:width="0.485cm" svg:height="2.361cm" svg:x="11.069cm" svg:y="11.643cm" svg:viewBox="0 0 486 2362" svg:d="M486 1182c0-387-90-777-340-1072-21-23-56-63-97-99-13-11-15-11-29-11-11 0-20 0-20 9 0 4 4 9 7 11 33 36 101 101 165 208 160 253 233 574 233 952 0 266-35 607-199 900-78 141-161 222-202 264-2 3-4 5-4 9 0 9 9 9 20 9 14 0 16 0 32-15 331-300 434-751 434-1165z">
            <text:p/>
          </draw:path>
          <draw:path draw:style-name="gr3" draw:text-style-name="P6" draw:layer="layout" svg:width="0.492cm" svg:height="0.447cm" svg:x="11.952cm" svg:y="12.63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6" draw:layer="layout" svg:width="0.317cm" svg:height="0.471cm" svg:x="12.523cm" svg:y="12.207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6" draw:layer="layout" svg:width="0.655cm" svg:height="0.232cm" svg:x="13.255cm" svg:y="12.7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85cm" svg:height="2.361cm" svg:x="14.445cm" svg:y="11.643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6" draw:layer="layout" svg:width="0.393cm" svg:height="0.657cm" svg:x="15.186cm" svg:y="11.74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324cm" svg:height="0.454cm" svg:x="15.825cm" svg:y="11.96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6.212cm" svg:y="11.74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6.485cm" svg:y="11.9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7.043cm" svg:y="11.53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1cm" svg:height="0.447cm" svg:x="17.646cm" svg:y="11.9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30 7-29 7-34 0-18-11-27-27-27-25 0-40 23-43 43zM264 320c-4 18-4 18-20 36-42 54-83 69-110 69-51 0-65-53-65-91 0-50 32-173 56-218 30-58 74-94 115-94 65 0 78 81 78 88 0 4-2 11-4 15z">
            <text:p/>
          </draw:path>
          <draw:polygon draw:style-name="gr3" draw:text-style-name="P6" draw:layer="layout" svg:width="3.101cm" svg:height="0.042cm" svg:x="15.081cm" svg:y="12.805cm" svg:viewBox="0 0 3102 43" draw:points="1550,43 0,43 0,0 3102,0 3102,43">
            <text:p/>
          </draw:polygon>
          <draw:path draw:style-name="gr3" draw:text-style-name="P6" draw:layer="layout" svg:width="0.393cm" svg:height="0.657cm" svg:x="15.13cm" svg:y="13.08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375cm" svg:height="0.454cm" svg:x="15.771cm" svg:y="13.304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38cm" svg:height="0.454cm" svg:x="16.203cm" svg:y="13.304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4cm" svg:x="16.7cm" svg:y="13.30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17.099cm" svg:y="13.0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1cm" svg:height="0.447cm" svg:x="17.699cm" svg:y="13.309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3" draw:text-style-name="P6" draw:layer="layout" svg:width="0.485cm" svg:height="2.361cm" svg:x="18.333cm" svg:y="11.643cm" svg:viewBox="0 0 486 2362" svg:d="M486 1182c0-387-90-777-340-1072-21-23-56-63-97-99-13-11-15-11-29-11-11 0-20 0-20 9 0 4 4 9 7 11 33 36 101 101 165 208 160 253 233 574 233 952 0 266-35 607-199 900-78 141-161 222-202 264-2 3-4 5-4 9 0 9 9 9 20 9 14 0 16 0 32-15 331-300 434-751 434-1165z">
            <text:p/>
          </draw:path>
          <draw:path draw:style-name="gr3" draw:text-style-name="P6" draw:layer="layout" svg:width="0.492cm" svg:height="0.447cm" svg:x="19.216cm" svg:y="12.63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17cm" svg:height="0.471cm" svg:x="19.787cm" svg:y="12.207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4" draw:text-style-name="P17" draw:layer="layout" svg:width="26.4cm" svg:height="14.173cm" svg:x="0.8cm" svg:y="0.627cm" presentation:class="title" presentation:user-transformed="true">
          <draw:text-box>
            <text:p xml:id="id130" text:id="id130" text:style-name="P8"><text:span text:style-name="T25"><text:tab/></text:span><text:span text:style-name="T25"><text:tab/></text:span><text:span text:style-name="T24"><text:line-break/></text:span><text:span text:style-name="T24"><text:tab/></text:span><text:span text:style-name="T24"> <text:s/></text:span><text:span text:style-name="T24"><text:line-break/></text:span><text:span text:style-name="T23"><text:tab/></text:span><text:span text:style-name="T23"><text:tab/></text:span><text:span text:style-name="T24"><text:line-break/></text:span><text:span text:style-name="T32"> <text:s text:c="4"/></text:span><text:span text:style-name="T33"><text:s text:c="7"/></text:span><text:span text:style-name="T33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(5) If <text:s text:c="54"/>then show that </text:span><text:span text:style-name="T10"><text:line-break/></text:span><text:span text:style-name="T33"><text:tab/></text:span><text:span text:style-name="T10"><text:tab/></text:span><text:span text:style-name="T10"><text:tab/></text:span></text:p>
          </draw:text-box>
        </draw:frame>
        <draw:g xml:id="id125" draw:id="id125">
          <svg:title>TexMaths</svg:title>
          <svg:desc>28§display§y^3 = ( \tan^2 a) x^3§svg§600§FALSE§</svg:desc>
          <draw:polygon draw:style-name="gr2" draw:text-style-name="P5" draw:layer="layout" svg:width="6.404cm" svg:height="1.012cm" svg:x="2.122cm" svg:y="0.717cm" svg:viewBox="0 0 6405 1013" draw:points="3201,1013 0,1013 0,0 6405,0 6405,1013">
            <text:p/>
          </draw:polygon>
          <draw:path draw:style-name="gr3" draw:text-style-name="P6" draw:layer="layout" svg:width="0.456cm" svg:height="0.638cm" svg:x="2.102cm" svg:y="1.09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317cm" svg:height="0.472cm" svg:x="2.628cm" svg:y="0.66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6" draw:layer="layout" svg:width="0.655cm" svg:height="0.232cm" svg:x="3.361cm" svg:y="1.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3cm" svg:height="0.985cm" svg:x="4.441cm" svg:y="0.79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308cm" svg:height="0.618cm" svg:x="4.745cm" svg:y="0.926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6" draw:layer="layout" svg:width="0.445cm" svg:height="0.454cm" svg:x="5.151cm" svg:y="1.092cm" svg:viewBox="0 0 446 455" svg:d="M287 368c4 40 31 80 78 80 20 0 81-13 81-94v-54h-25v54c0 59-24 65-36 65-31 0-36-45-36-49v-200c0-40 0-78-35-116-38-38-88-54-135-54-83 0-150 47-150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496cm" svg:height="0.436cm" svg:x="5.632cm" svg:y="1.09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6cm" svg:height="0.459cm" svg:x="6.192cm" svg:y="0.66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452cm" svg:height="0.447cm" svg:x="6.793cm" svg:y="1.096cm" svg:viewBox="0 0 453 448" svg:d="M329 63c-18-36-47-63-92-63-114 0-237 146-237 289 0 94 54 159 132 159 20 0 70-4 128-74 9 41 42 74 89 74 36 0 59-22 74-53 16-36 30-97 30-99 0-9-9-9-12-9-9 0-11 2-13 18-18 63-36 121-76 121-27 0-29-25-29-45 0-22 2-29 13-74 11-40 11-51 20-87l36-139c7-29 7-29 7-34 0-18-11-27-27-27-25 0-40 23-43 43zM264 321c-4 18-4 18-18 35-44 54-85 70-112 70-49 0-65-54-65-92 0-49 32-173 56-217 30-59 74-95 115-95 65 0 78 81 78 88 0 4-2 11-4 16z">
            <text:p/>
          </draw:path>
          <draw:path draw:style-name="gr3" draw:text-style-name="P6" draw:layer="layout" svg:width="0.23cm" svg:height="0.985cm" svg:x="7.33cm" svg:y="0.79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6" draw:layer="layout" svg:width="0.492cm" svg:height="0.447cm" svg:x="7.687cm" svg:y="1.0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6" draw:layer="layout" svg:width="0.317cm" svg:height="0.472cm" svg:x="8.258cm" svg:y="0.66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 xml:id="id126" draw:id="id126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2.248cm" svg:y="2.381cm" svg:viewBox="0 0 6272 607" draw:points="3136,607 0,607 0,0 6272,0 6272,607">
            <text:p/>
          </draw:polygon>
          <draw:path draw:style-name="gr3" draw:text-style-name="P6" draw:layer="layout" svg:width="0.662cm" svg:height="0.673cm" svg:x="2.232cm" svg:y="2.3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2.982cm" svg:y="2.3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3.249cm" svg:y="2.3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3.883cm" svg:y="2.921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4.537cm" svg:y="2.5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5.323cm" svg:y="2.921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5.87cm" svg:y="2.5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6.342cm" svg:y="2.921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6.882cm" svg:y="2.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7.299cm" svg:y="2.921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7.843cm" svg:y="2.5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8.463cm" svg:y="2.921cm" svg:viewBox="0 0 108 108" svg:d="M108 54c0-29-25-54-54-54s-54 25-54 54 25 54 54 54 54-25 54-54z">
            <text:p/>
          </draw:path>
        </draw:g>
        <draw:g xml:id="id127" draw:id="id127">
          <svg:title>TexMaths</svg:title>
          <svg:desc>28§display§\frac{d}{dx}(y^3) = ( \tan^2 a ) \frac{d}{dx}(x^3)§svg§600§FALSE§</svg:desc>
          <draw:polygon draw:style-name="gr2" draw:text-style-name="P5" draw:layer="layout" svg:width="10.425cm" svg:height="1.936cm" svg:x="2.152cm" svg:y="3.517cm" svg:viewBox="0 0 10426 1937" draw:points="5214,1937 0,1937 0,0 10426,0 10426,1937">
            <text:p/>
          </draw:polygon>
          <draw:path draw:style-name="gr3" draw:text-style-name="P6" draw:layer="layout" svg:width="0.469cm" svg:height="0.696cm" svg:x="2.423cm" svg:y="3.46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2.103cm" svg:y="4.55cm" svg:viewBox="0 0 1077 43" draw:points="538,43 0,43 0,0 1077,0 1077,43">
            <text:p/>
          </draw:polygon>
          <draw:path draw:style-name="gr3" draw:text-style-name="P6" draw:layer="layout" svg:width="0.469cm" svg:height="0.696cm" svg:x="2.143cm" svg:y="4.80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2.643cm" svg:y="5.0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4cm" svg:x="3.393cm" svg:y="4.07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56cm" svg:height="0.637cm" svg:x="3.707cm" svg:y="4.38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17cm" svg:height="0.472cm" svg:x="4.233cm" svg:y="3.954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6" draw:layer="layout" svg:width="0.23cm" svg:height="0.984cm" svg:x="4.694cm" svg:y="4.07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5.349cm" svg:y="4.4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3cm" svg:height="0.984cm" svg:x="6.43cm" svg:y="4.07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08cm" svg:height="0.617cm" svg:x="6.733cm" svg:y="4.212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7.138cm" svg:y="4.375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7.622cm" svg:y="4.382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8.18cm" svg:y="3.95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1cm" svg:height="0.447cm" svg:x="8.78cm" svg:y="4.382cm" svg:viewBox="0 0 452 448" svg:d="M329 63c-18-36-47-63-92-63-114 0-237 146-237 289 0 94 54 159 132 159 20 0 70-5 128-74 9 40 42 74 89 74 36 0 59-22 74-54 16-36 29-96 29-98 0-9-9-9-11-9-9 0-11 2-13 18-18 62-36 121-76 121-27 0-29-25-29-45 0-23 2-29 13-74 11-40 11-52 20-88l36-138c7-29 7-29 7-34 0-18-12-27-27-27-25 0-41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23cm" svg:height="0.984cm" svg:x="9.318cm" svg:y="4.07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469cm" svg:height="0.696cm" svg:x="10.084cm" svg:y="3.468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9.763cm" svg:y="4.55cm" svg:viewBox="0 0 1077 43" draw:points="538,43 0,43 0,0 1077,0 1077,43">
            <text:p/>
          </draw:polygon>
          <draw:path draw:style-name="gr3" draw:text-style-name="P6" draw:layer="layout" svg:width="0.469cm" svg:height="0.696cm" svg:x="9.801cm" svg:y="4.809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10.303cm" svg:y="5.0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11.053cm" svg:y="4.07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11.367cm" svg:y="4.3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317cm" svg:height="0.472cm" svg:x="11.938cm" svg:y="3.954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6" draw:layer="layout" svg:width="0.23cm" svg:height="0.984cm" svg:x="12.397cm" svg:y="4.07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28" draw:id="id128">
          <svg:title>TexMaths</svg:title>
          <svg:desc>28§display§3y^2 \frac{dy}{dx} = (\tan^2 a) 3x^2§svg§600§FALSE§</svg:desc>
          <draw:polygon draw:style-name="gr2" draw:text-style-name="P5" draw:layer="layout" svg:width="8.694cm" svg:height="1.936cm" svg:x="2.113cm" svg:y="6.016cm" svg:viewBox="0 0 8695 1937" draw:points="4346,1937 0,1937 0,0 8695,0 8695,1937">
            <text:p/>
          </draw:polygon>
          <draw:path draw:style-name="gr3" draw:text-style-name="P6" draw:layer="layout" svg:width="0.409cm" svg:height="0.678cm" svg:x="2.104cm" svg:y="6.66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456cm" svg:height="0.637cm" svg:x="2.583cm" svg:y="6.88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6" draw:layer="layout" svg:width="0.306cm" svg:height="0.458cm" svg:x="3.117cm" svg:y="6.4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69cm" svg:height="0.696cm" svg:x="3.695cm" svg:y="5.96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196cm" svg:y="6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3.634cm" svg:y="7.049cm" svg:viewBox="0 0 1078 43" draw:points="538,43 0,43 0,0 1078,0 1078,43">
            <text:p/>
          </draw:polygon>
          <draw:path draw:style-name="gr3" draw:text-style-name="P6" draw:layer="layout" svg:width="0.469cm" svg:height="0.696cm" svg:x="3.672cm" svg:y="7.30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174cm" svg:y="7.55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655cm" svg:height="0.232cm" svg:x="5.155cm" svg:y="6.9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3cm" svg:height="0.984cm" svg:x="6.235cm" svg:y="6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1cm" svg:height="0.617cm" svg:x="6.54cm" svg:y="6.71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6" draw:layer="layout" svg:width="0.445cm" svg:height="0.454cm" svg:x="6.945cm" svg:y="6.874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7.427cm" svg:y="6.881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7.987cm" svg:y="6.4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2cm" svg:height="0.447cm" svg:x="8.588cm" svg:y="6.881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23cm" svg:height="0.984cm" svg:x="9.125cm" svg:y="6.578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6" draw:layer="layout" svg:width="0.409cm" svg:height="0.678cm" svg:x="9.493cm" svg:y="6.661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492cm" svg:height="0.447cm" svg:x="9.972cm" svg:y="6.88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101 130-132 130-38 0-54-32-54-65 0-23 7-43 18-88z">
            <text:p/>
          </draw:path>
          <draw:path draw:style-name="gr3" draw:text-style-name="P6" draw:layer="layout" svg:width="0.306cm" svg:height="0.458cm" svg:x="10.55cm" svg:y="6.4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129" draw:id="id129">
          <svg:title>TexMaths</svg:title>
          <svg:desc>26§display§\therefore \ \ \ \frac{dy}{dx} = \frac{ x^2 \tan^2 a}{y^2}§svg§600§FALSE§</svg:desc>
          <draw:polygon draw:style-name="gr2" draw:text-style-name="P5" draw:layer="layout" svg:width="7.68cm" svg:height="2.101cm" svg:x="2.141cm" svg:y="8.473cm" svg:viewBox="0 0 7681 2102" draw:points="3842,2102 0,2102 0,0 7681,0 7681,2102">
            <text:p/>
          </draw:polygon>
          <draw:path draw:style-name="gr3" draw:text-style-name="P6" draw:layer="layout" svg:width="0.554cm" svg:height="0.494cm" svg:x="2.122cm" svg:y="9.382cm" svg:viewBox="0 0 555 495" svg:d="M327 48c0-25-23-48-48-48-27 0-50 23-50 48 0 27 23 50 50 50 25 0 48-21 48-50zM555 445c0-25-20-48-47-48-28 0-50 23-50 48 0 27 22 50 50 50 27 0 47-23 47-50zM98 445c0-25-23-48-50-48-25 0-48 23-48 48 0 27 23 50 48 50 27 0 50-23 50-50z">
            <text:p/>
          </draw:path>
          <draw:path draw:style-name="gr3" draw:text-style-name="P6" draw:layer="layout" svg:width="0.436cm" svg:height="0.646cm" svg:x="4.038cm" svg:y="8.55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23cm" svg:height="0.592cm" svg:x="4.504cm" svg:y="8.78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3.982cm" svg:y="9.558cm" svg:viewBox="0 0 1000 40" draw:points="499,40 0,40 0,0 1000,0 1000,40">
            <text:p/>
          </draw:polygon>
          <draw:path draw:style-name="gr3" draw:text-style-name="P6" draw:layer="layout" svg:width="0.436cm" svg:height="0.646cm" svg:x="4.019cm" svg:y="9.79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4.483cm" svg:y="10.02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5.394cm" svg:y="9.4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6.444cm" svg:y="8.78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284cm" svg:height="0.425cm" svg:x="6.979cm" svg:y="8.43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88cm" svg:height="0.573cm" svg:x="7.52cm" svg:y="8.627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7.896cm" svg:y="8.77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8.343cm" svg:y="8.78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84cm" svg:height="0.425cm" svg:x="8.861cm" svg:y="8.42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19cm" svg:height="0.415cm" svg:x="9.421cm" svg:y="8.785cm" svg:viewBox="0 0 420 416" svg:d="M306 58c-17-33-44-58-86-58-106 0-220 135-220 268 0 88 50 148 123 148 18 0 64-4 118-69 9 38 40 69 83 69 34 0 55-21 69-50 15-33 27-89 27-91 0-9-8-9-10-9-9 0-11 2-13 17-16 58-33 112-70 112-25 0-27-23-27-41 0-21 2-27 12-69 10-38 10-48 19-81l33-129c6-27 6-27 6-31 0-17-10-25-25-25-23 0-37 21-39 39zM245 297c-4 17-4 17-16 34-42 50-79 64-104 64-46 0-61-50-61-85 0-46 30-160 52-202 28-54 69-87 107-87 60 0 72 75 72 81 0 4-2 10-4 14z">
            <text:p/>
          </draw:path>
          <draw:polygon draw:style-name="gr3" draw:text-style-name="P6" draw:layer="layout" svg:width="3.452cm" svg:height="0.039cm" svg:x="6.417cm" svg:y="9.558cm" svg:viewBox="0 0 3453 40" draw:points="1726,40 0,40 0,0 3453,0 3453,40">
            <text:p/>
          </draw:polygon>
          <draw:path draw:style-name="gr3" draw:text-style-name="P6" draw:layer="layout" svg:width="0.421cm" svg:height="0.592cm" svg:x="7.723cm" svg:y="10.02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84cm" svg:height="0.425cm" svg:x="8.218cm" svg:y="9.74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draw:g xml:id="id131" draw:id="id131">
          <svg:title>TexMaths</svg:title>
          <svg:desc>26§display§\sqrt{ 1 - x^2 } + \sqrt{ 1 - y^2 } = a ( x - y )§svg§600§FALSE§</svg:desc>
          <draw:polygon draw:style-name="gr2" draw:text-style-name="P5" draw:layer="layout" svg:width="12.264cm" svg:height="1.072cm" svg:x="4.804cm" svg:y="11.117cm" svg:viewBox="0 0 12265 1073" draw:points="6134,1073 0,1073 0,0 12265,0 12265,1073">
            <text:p/>
          </draw:polygon>
          <draw:path draw:style-name="gr3" draw:text-style-name="P6" draw:layer="layout" svg:width="0.833cm" svg:height="1.097cm" svg:x="4.858cm" svg:y="11.071cm" svg:viewBox="0 0 834 1098" svg:d="M287 1098c29 0 29 0 40-18l501-1045c6-12 6-14 6-16 0-11-8-19-19-19-12 0-16 8-20 19l-473 984-195-454-127 98 15 15 64-50z">
            <text:p/>
          </draw:path>
          <draw:polygon draw:style-name="gr3" draw:text-style-name="P6" draw:layer="layout" svg:width="2.507cm" svg:height="0.039cm" svg:x="5.671cm" svg:y="11.071cm" svg:viewBox="0 0 2508 40" draw:points="1254,40 0,40 0,0 2508,0 2508,40">
            <text:p/>
          </draw:polygon>
          <draw:path draw:style-name="gr3" draw:text-style-name="P6" draw:layer="layout" svg:width="0.303cm" svg:height="0.611cm" svg:x="5.752cm" svg:y="11.396cm" svg:viewBox="0 0 304 612" svg:d="M189 23c0-21 0-23-21-23-58 58-139 58-168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6.408cm" svg:y="11.758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7.273cm" svg:y="11.60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84cm" svg:height="0.425cm" svg:x="7.807cm" svg:y="11.316cm" svg:viewBox="0 0 285 426" svg:d="M285 310h-23c-2 15-8 52-17 58-4 4-54 4-62 4h-119c67-60 90-77 129-108 48-37 92-77 92-139 0-77-69-125-152-125-79 0-133 56-133 114 0 34 27 38 33 38 17 0 36-13 36-35 0-11-5-34-38-34 19-46 63-60 94-60 64 0 98 50 98 102 0 56-40 100-61 125l-156 152c-6 6-6 8-6 24h266z">
            <text:p/>
          </draw:path>
          <draw:path draw:style-name="gr3" draw:text-style-name="P6" draw:layer="layout" svg:width="0.608cm" svg:height="0.611cm" svg:x="8.431cm" svg:y="11.473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833cm" svg:height="1.097cm" svg:x="9.394cm" svg:y="11.121cm" svg:viewBox="0 0 834 1098" svg:d="M287 1098c29 0 29 0 40-18l501-1045c6-12 6-14 6-16 0-11-8-19-19-19-12 0-14 8-20 19l-473 984-195-454-127 98 15 15 64-50z">
            <text:p/>
          </draw:path>
          <draw:polygon draw:style-name="gr3" draw:text-style-name="P6" draw:layer="layout" svg:width="2.466cm" svg:height="0.039cm" svg:x="10.208cm" svg:y="11.121cm" svg:viewBox="0 0 2467 40" draw:points="1233,40 0,40 0,0 2467,0 2467,40">
            <text:p/>
          </draw:polygon>
          <draw:path draw:style-name="gr3" draw:text-style-name="P6" draw:layer="layout" svg:width="0.303cm" svg:height="0.611cm" svg:x="10.289cm" svg:y="11.396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10.944cm" svg:y="11.758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11.809cm" svg:y="11.60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84cm" svg:height="0.425cm" svg:x="12.304cm" svg:y="11.316cm" svg:viewBox="0 0 285 426" svg:d="M285 310h-23c-2 15-8 52-17 58-4 4-54 4-62 4h-119c67-60 90-77 129-108 48-37 92-77 92-139 0-77-69-125-152-125-79 0-133 56-133 114 0 34 27 38 33 38 17 0 36-13 36-35 0-11-5-34-38-34 19-46 63-60 94-60 64 0 98 50 98 102 0 56-40 100-61 125l-156 152c-6 6-6 8-6 24h266z">
            <text:p/>
          </draw:path>
          <draw:path draw:style-name="gr3" draw:text-style-name="P6" draw:layer="layout" svg:width="0.608cm" svg:height="0.215cm" svg:x="12.978cm" svg:y="11.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3.929cm" svg:y="11.60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5z">
            <text:p/>
          </draw:path>
          <draw:path draw:style-name="gr3" draw:text-style-name="P6" draw:layer="layout" svg:width="0.213cm" svg:height="0.914cm" svg:x="14.465cm" svg:y="11.32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4.756cm" svg:y="11.60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558cm" svg:height="0.039cm" svg:x="15.53cm" svg:y="11.758cm" svg:viewBox="0 0 559 40" svg:d="M528 40c15 0 31 0 31-21 0-19-16-19-31-19h-497c-14 0-31 0-31 19 0 21 17 21 31 21z">
            <text:p/>
          </draw:path>
          <draw:path draw:style-name="gr3" draw:text-style-name="P6" draw:layer="layout" svg:width="0.421cm" svg:height="0.592cm" svg:x="16.395cm" svg:y="11.601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13cm" svg:height="0.914cm" svg:x="16.901cm" svg:y="11.321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32" draw:id="id132">
          <svg:title>TexMaths</svg:title>
          <svg:desc>24§display§\frac{dy}{dx} = \sqrt{ \frac{ 1 - y^2 }{ 1 - x^2 } }§svg§600§FALSE§</svg:desc>
          <draw:polygon draw:style-name="gr2" draw:text-style-name="P5" draw:layer="layout" svg:width="5.423cm" svg:height="1.941cm" svg:x="3.547cm" svg:y="12.913cm" svg:viewBox="0 0 5424 1942" draw:points="2711,1942 0,1942 0,0 5424,0 5424,1942">
            <text:p/>
          </draw:polygon>
          <draw:path draw:style-name="gr3" draw:text-style-name="P6" draw:layer="layout" svg:width="0.402cm" svg:height="0.596cm" svg:x="3.559cm" svg:y="13.078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6" draw:layer="layout" svg:width="0.391cm" svg:height="0.546cm" svg:x="3.987cm" svg:y="13.292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olygon draw:style-name="gr3" draw:text-style-name="P6" draw:layer="layout" svg:width="0.922cm" svg:height="0.035cm" svg:x="3.505cm" svg:y="14.008cm" svg:viewBox="0 0 923 36" draw:points="461,36 0,36 0,0 923,0 923,36">
            <text:p/>
          </draw:polygon>
          <draw:path draw:style-name="gr3" draw:text-style-name="P6" draw:layer="layout" svg:width="0.402cm" svg:height="0.596cm" svg:x="3.54cm" svg:y="14.229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6" draw:layer="layout" svg:width="0.421cm" svg:height="0.383cm" svg:x="3.968cm" svg:y="14.44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6" draw:layer="layout" svg:width="0.562cm" svg:height="0.199cm" svg:x="4.809cm" svg:y="13.9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767cm" svg:height="2.025cm" svg:x="5.745cm" svg:y="12.871cm" svg:viewBox="0 0 768 2026" svg:d="M299 1859l-182-845-111 173c-6 7-6 9-6 11s12 12 12 14l57-90 196 904c27 0 31 0 34-21l467-1970c0-6 2-14 2-18 0-9-6-17-15-17-16 0-18 12-20 23z">
            <text:p/>
          </draw:path>
          <draw:polygon draw:style-name="gr3" draw:text-style-name="P6" draw:layer="layout" svg:width="2.516cm" svg:height="0.035cm" svg:x="6.496cm" svg:y="12.871cm" svg:viewBox="0 0 2517 36" draw:points="1259,36 0,36 0,0 2517,0 2517,36">
            <text:p/>
          </draw:polygon>
          <draw:path draw:style-name="gr3" draw:text-style-name="P6" draw:layer="layout" svg:width="0.279cm" svg:height="0.564cm" svg:x="6.69cm" svg:y="13.103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6" draw:layer="layout" svg:width="0.515cm" svg:height="0.035cm" svg:x="7.295cm" svg:y="13.438cm" svg:viewBox="0 0 516 36" svg:d="M488 36c13 0 28 0 28-19 0-17-15-17-28-17h-459c-14 0-29 0-29 17 0 19 15 19 29 19z">
            <text:p/>
          </draw:path>
          <draw:path draw:style-name="gr3" draw:text-style-name="P6" draw:layer="layout" svg:width="0.391cm" svg:height="0.546cm" svg:x="8.093cm" svg:y="13.29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7 197-173z">
            <text:p/>
          </draw:path>
          <draw:path draw:style-name="gr3" draw:text-style-name="P6" draw:layer="layout" svg:width="0.262cm" svg:height="0.393cm" svg:x="8.548cm" svg:y="13.02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6" draw:layer="layout" svg:width="2.314cm" svg:height="0.035cm" svg:x="6.596cm" svg:y="14.008cm" svg:viewBox="0 0 2315 36" draw:points="1158,36 0,36 0,0 2315,0 2315,36">
            <text:p/>
          </draw:polygon>
          <draw:path draw:style-name="gr3" draw:text-style-name="P6" draw:layer="layout" svg:width="0.279cm" svg:height="0.564cm" svg:x="6.671cm" svg:y="14.25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6" draw:layer="layout" svg:width="0.515cm" svg:height="0.035cm" svg:x="7.276cm" svg:y="14.586cm" svg:viewBox="0 0 516 36" svg:d="M488 36c13 0 28 0 28-19 0-17-15-17-28-17h-459c-14 0-29 0-29 17 0 19 15 19 29 19z">
            <text:p/>
          </draw:path>
          <draw:path draw:style-name="gr3" draw:text-style-name="P6" draw:layer="layout" svg:width="0.421cm" svg:height="0.383cm" svg:x="8.074cm" svg:y="14.44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6 0 134-109 134-131 0-7-7-7-9-7-8 0-10 2-12 7-27 93-86 112-113 112-33 0-46-27-46-56 0-19 6-36 15-75z">
            <text:p/>
          </draw:path>
          <draw:path draw:style-name="gr3" draw:text-style-name="P6" draw:layer="layout" svg:width="0.262cm" svg:height="0.393cm" svg:x="8.568cm" svg:y="14.17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30" smil:attributeName="visibility" smil:to="visible"/>
                  <anim:animate smil:dur="0.25s" smil:fill="hold" smil:targetElement="id130" smil:attributeName="width" smil:values="width*0.05;width" smil:keyTimes="0;1"/>
                  <anim:animate smil:dur="0.25s" smil:fill="hold" smil:targetElement="id130" smil:attributeName="height" smil:values="height;height" smil:keyTimes="0;1"/>
                  <anim:animate smil:dur="0.25s" smil:fill="hold" smil:targetElement="id130" smil:attributeName="x" smil:values="x-.2;x" smil:keyTimes="0;1"/>
                  <anim:animate smil:dur="0.25s" smil:fill="hold" smil:targetElement="id130" smil:attributeName="y" smil:values="y;y" smil:keyTimes="0;1"/>
                  <anim:transitionFilter smil:dur="0.25s" smil:targetElement="id130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12" draw:text-style-name="P18" draw:layer="layout" svg:width="26.4cm" svg:height="14.373cm" svg:x="0.8cm" svg:y="0.627cm" presentation:class="title" presentation:user-transformed="true">
          <draw:text-box>
            <text:p xml:id="id133" text:id="id133" text:style-name="P8"><text:span text:style-name="T25"><text:s text:c="29"/></text:span><text:span text:style-name="T43"><text:line-break/></text:span><text:span text:style-name="T24"><text:tab/></text:span><text:span text:style-name="T19"> </text:span><text:span text:style-name="T19">Solution : </text:span><text:span text:style-name="T24">Given that,</text:span><text:span text:style-name="T44"><text:line-break/></text:span><text:span text:style-name="T9"><text:tab/></text:span><text:span text:style-name="T9"><text:tab/></text:span><text:span text:style-name="T10"><text:line-break/></text:span><text:span text:style-name="T10"><text:tab/></text:span><text:span text:style-name="T10"><text:tab/></text:span><text:span text:style-name="T10"> <text:s text:c="12"/>Put</text:span><text:span text:style-name="T10"><text:line-break/></text:span><text:span text:style-name="T10"><text:tab/></text:span><text:span text:style-name="T44"><text:line-break/></text:span><text:span text:style-name="T27"> <text:s text:c="22"/></text:span><text:span text:style-name="T44"><text:line-break/></text:span><text:span text:style-name="T33"> <text:s text:c="5"/></text:span><text:span text:style-name="T33"><text:line-break/></text:span><text:span text:style-name="T10"><text:tab/></text:span><text:span text:style-name="T10"><text:tab/></text:span></text:p>
          </draw:text-box>
        </draw:frame>
        <draw:g xml:id="id134" draw:id="id134">
          <svg:title>TexMaths</svg:title>
          <svg:desc>26§display§\sqrt{ 1 - x^2 } + \sqrt{ 1 - y^2 } = a ( x - y )§svg§600§FALSE§</svg:desc>
          <draw:polygon draw:style-name="gr2" draw:text-style-name="P5" draw:layer="layout" svg:width="12.264cm" svg:height="1.072cm" svg:x="11.24cm" svg:y="1.282cm" svg:viewBox="0 0 12265 1073" draw:points="6134,1073 0,1073 0,0 12265,0 12265,1073">
            <text:p/>
          </draw:polygon>
          <draw:path draw:style-name="gr3" draw:text-style-name="P6" draw:layer="layout" svg:width="0.833cm" svg:height="1.097cm" svg:x="11.294cm" svg:y="1.236cm" svg:viewBox="0 0 834 1098" svg:d="M287 1098c29 0 29 0 40-18l501-1045c6-12 6-14 6-16 0-11-8-19-19-19-12 0-16 8-20 19l-473 984-195-454-127 98 15 15 64-50z">
            <text:p/>
          </draw:path>
          <draw:polygon draw:style-name="gr3" draw:text-style-name="P6" draw:layer="layout" svg:width="2.507cm" svg:height="0.039cm" svg:x="12.107cm" svg:y="1.236cm" svg:viewBox="0 0 2508 40" draw:points="1254,40 0,40 0,0 2508,0 2508,40">
            <text:p/>
          </draw:polygon>
          <draw:path draw:style-name="gr3" draw:text-style-name="P6" draw:layer="layout" svg:width="0.303cm" svg:height="0.611cm" svg:x="12.188cm" svg:y="1.561cm" svg:viewBox="0 0 304 612" svg:d="M189 23c0-21 0-23-21-23-58 58-139 58-168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12.844cm" svg:y="1.923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13.709cm" svg:y="1.76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84cm" svg:height="0.425cm" svg:x="14.243cm" svg:y="1.481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608cm" svg:height="0.611cm" svg:x="14.867cm" svg:y="1.638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833cm" svg:height="1.097cm" svg:x="15.83cm" svg:y="1.286cm" svg:viewBox="0 0 834 1098" svg:d="M287 1098c29 0 29 0 40-18l501-1045c6-12 6-14 6-16 0-11-8-19-19-19-12 0-14 8-20 19l-473 984-195-454-127 98 15 15 64-50z">
            <text:p/>
          </draw:path>
          <draw:polygon draw:style-name="gr3" draw:text-style-name="P6" draw:layer="layout" svg:width="2.466cm" svg:height="0.039cm" svg:x="16.644cm" svg:y="1.286cm" svg:viewBox="0 0 2467 40" draw:points="1233,40 0,40 0,0 2467,0 2467,40">
            <text:p/>
          </draw:polygon>
          <draw:path draw:style-name="gr3" draw:text-style-name="P6" draw:layer="layout" svg:width="0.303cm" svg:height="0.611cm" svg:x="16.725cm" svg:y="1.561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17.38cm" svg:y="1.923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18.245cm" svg:y="1.76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84cm" svg:height="0.425cm" svg:x="18.74cm" svg:y="1.481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608cm" svg:height="0.215cm" svg:x="19.414cm" svg:y="1.83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20.365cm" svg:y="1.766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5z">
            <text:p/>
          </draw:path>
          <draw:path draw:style-name="gr3" draw:text-style-name="P6" draw:layer="layout" svg:width="0.213cm" svg:height="0.914cm" svg:x="20.901cm" svg:y="1.48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1.192cm" svg:y="1.76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558cm" svg:height="0.039cm" svg:x="21.966cm" svg:y="1.923cm" svg:viewBox="0 0 559 40" svg:d="M528 40c15 0 31 0 31-21 0-19-16-19-31-19h-497c-14 0-31 0-31 19 0 21 17 21 31 21z">
            <text:p/>
          </draw:path>
          <draw:path draw:style-name="gr3" draw:text-style-name="P6" draw:layer="layout" svg:width="0.421cm" svg:height="0.592cm" svg:x="22.831cm" svg:y="1.76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13cm" svg:height="0.914cm" svg:x="23.337cm" svg:y="1.486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35" draw:id="id135">
          <svg:title>TexMaths</svg:title>
          <svg:desc>22§display§.\ .\ .\ . \ (I) §svg§600§FALSE§</svg:desc>
          <draw:polygon draw:style-name="gr2" draw:text-style-name="P5" draw:layer="layout" svg:width="2.736cm" svg:height="0.696cm" svg:x="24.043cm" svg:y="1.576cm" svg:viewBox="0 0 2737 697" draw:points="1369,697 0,697 0,0 2737,0 2737,697">
            <text:p/>
          </draw:polygon>
          <draw:path draw:style-name="gr3" draw:text-style-name="P6" draw:layer="layout" svg:width="0.083cm" svg:height="0.083cm" svg:x="24.071cm" svg:y="2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4.543cm" svg:y="2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5.016cm" svg:y="2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5.487cm" svg:y="2.03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5.969cm" svg:y="1.5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6.221cm" svg:y="1.588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26.638cm" svg:y="1.537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136" draw:id="id136">
          <svg:title>TexMaths</svg:title>
          <svg:desc>28§display§x = \sin \alpha , \ \ y = \sin \beta§svg§600§FALSE§</svg:desc>
          <draw:polygon draw:style-name="gr2" draw:text-style-name="P5" draw:layer="layout" svg:width="8.643cm" svg:height="0.799cm" svg:x="8.265cm" svg:y="3.088cm" svg:viewBox="0 0 8644 800" draw:points="4323,800 0,800 0,0 8644,0 8644,800">
            <text:p/>
          </draw:polygon>
          <draw:path draw:style-name="gr3" draw:text-style-name="P6" draw:layer="layout" svg:width="0.492cm" svg:height="0.447cm" svg:x="8.245cm" svg:y="3.2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655cm" svg:height="0.232cm" svg:x="9.107cm" svg:y="3.3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0.122cm" svg:y="3.292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0.512cm" svg:y="3.07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0.783cm" svg:y="3.29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555cm" svg:height="0.447cm" svg:x="11.502cm" svg:y="3.299cm" svg:viewBox="0 0 556 448" svg:d="M430 204c0-155-92-204-163-204-137 0-267 141-267 280 0 92 58 168 159 168 63 0 134-22 211-83 11 52 44 83 89 83 52 0 83-53 83-69 0-7-7-11-13-11-7 0-9 4-12 11-17 47-53 47-56 47-31 0-31-76-31-101 0-20 0-22 11-34 92-116 115-233 115-233 0-2-3-9-14-9-9 0-9 3-13 20-18 63-52 137-99 196zM365 339c-87 76-163 87-204 87-58 0-87-45-87-108 0-47 25-154 56-206 47-72 101-90 134-90 99 0 99 130 99 207 0 36 0 94 2 110z">
            <text:p/>
          </draw:path>
          <draw:path draw:style-name="gr3" draw:text-style-name="P6" draw:layer="layout" svg:width="0.115cm" svg:height="0.295cm" svg:x="12.181cm" svg:y="3.6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6" draw:layer="layout" svg:width="0.456cm" svg:height="0.638cm" svg:x="13.218cm" svg:y="3.29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6" draw:layer="layout" svg:width="0.655cm" svg:height="0.232cm" svg:x="14.036cm" svg:y="3.3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5.052cm" svg:y="3.292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5.44cm" svg:y="3.07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5.713cm" svg:y="3.29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539cm" svg:height="0.887cm" svg:x="16.421cm" svg:y="3.039cm" svg:viewBox="0 0 540 888" svg:d="M540 135c0-74-56-135-135-135-58 0-85 16-121 40-53 41-107 137-127 211l-157 628c0 4 4 9 11 9 9 0 11 0 14-5l69-271c18 58 61 94 134 94 72 0 146-33 191-76 47-47 78-110 78-182 0-71-36-123-71-148 56-33 114-94 114-165zM361 298c-14 7-25 9-47 9-14 0-34 0-45-4 2-12 38-9 49-9 20 0 29 0 43 4zM484 112c0 70-38 141-90 170-27-8-47-11-76-11-20 0-76 0-76 32 0 29 51 24 69 24 36 0 52 0 81-11 38 34 43 65 43 110 2 58-23 132-50 170-38 54-105 90-161 90-74 0-112-58-112-128 0-11 0-24 4-45l63-248c23-86 94-243 213-243 56 0 92 32 92 90z">
            <text:p/>
          </draw:path>
        </draw:g>
        <draw:g xml:id="id137" draw:id="id137">
          <svg:title>TexMaths</svg:title>
          <svg:desc>28§display§\alpha = \sin^{-1}x, \ \ \beta = \sin^{-1} y§svg§600§FALSE§</svg:desc>
          <draw:polygon draw:style-name="gr2" draw:text-style-name="P5" draw:layer="layout" svg:width="10.766cm" svg:height="0.975cm" svg:x="8.256cm" svg:y="4.39cm" svg:viewBox="0 0 10767 976" draw:points="5383,976 0,976 0,0 10767,0 10767,976">
            <text:p/>
          </draw:polygon>
          <draw:path draw:style-name="gr3" draw:text-style-name="P6" draw:layer="layout" svg:width="0.552cm" svg:height="0.447cm" svg:x="8.247cm" svg:y="4.778cm" svg:viewBox="0 0 553 448" svg:d="M430 204c0-155-92-204-163-204-137 0-267 141-267 280 0 92 58 168 159 168 63 0 134-22 211-83 11 52 44 83 89 83 52 0 83-54 83-70 0-6-7-11-13-11-7 0-9 5-11 11-18 48-54 48-57 48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3" draw:text-style-name="P6" draw:layer="layout" svg:width="0.655cm" svg:height="0.232cm" svg:x="9.168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0.185cm" svg:y="4.771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10.572cm" svg:y="4.55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0.846cm" svg:y="4.77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1.435cm" svg:y="4.61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2.051cm" svg:y="4.341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92cm" svg:height="0.447cm" svg:x="12.609cm" svg:y="4.7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6" draw:layer="layout" svg:width="0.115cm" svg:height="0.295cm" svg:x="13.229cm" svg:y="5.10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6" draw:layer="layout" svg:width="0.537cm" svg:height="0.886cm" svg:x="14.267cm" svg:y="4.518cm" svg:viewBox="0 0 538 887" svg:d="M538 134c0-74-54-134-135-134-56 0-83 16-118 40-54 41-108 137-128 211l-157 627c0 4 4 9 11 9 9 0 11 0 14-5l69-271c18 59 61 94 135 94 71 0 145-33 190-76 47-47 78-109 78-181s-36-123-71-148c56-33 112-94 112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3" draw:text-style-name="P6" draw:layer="layout" svg:width="0.655cm" svg:height="0.232cm" svg:x="15.174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6.191cm" svg:y="4.771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16.579cm" svg:y="4.55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6.852cm" svg:y="4.77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7.441cm" svg:y="4.61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8.057cm" svg:y="4.341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56cm" svg:height="0.637cm" svg:x="18.615cm" svg:y="4.77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</draw:g>
        <draw:g xml:id="id139" draw:id="id139">
          <svg:title>TexMaths</svg:title>
          <svg:desc>26§display§\sqrt{ 1 - \sin^2 \alpha} + \sqrt{ 1 - \sin^2 \beta} = a ( \sin \alpha - \sin \beta )§svg§600§FALSE§</svg:desc>
          <draw:polygon draw:style-name="gr2" draw:text-style-name="P5" draw:layer="layout" svg:width="17.662cm" svg:height="1.555cm" svg:x="4.25cm" svg:y="6.989cm" svg:viewBox="0 0 17663 1556" draw:points="8832,1556 0,1556 0,0 17663,0 17663,1556">
            <text:p/>
          </draw:polygon>
          <draw:path draw:style-name="gr3" draw:text-style-name="P6" draw:layer="layout" svg:width="0.833cm" svg:height="1.098cm" svg:x="4.304cm" svg:y="7.166cm" svg:viewBox="0 0 834 1099" svg:d="M287 1099c29 0 29 0 40-19l501-1045c6-12 6-14 6-16 0-11-8-19-19-19-12 0-16 8-20 19l-473 984-195-454-127 98 15 15 64-50z">
            <text:p/>
          </draw:path>
          <draw:polygon draw:style-name="gr3" draw:text-style-name="P6" draw:layer="layout" svg:width="3.847cm" svg:height="0.039cm" svg:x="5.117cm" svg:y="7.166cm" svg:viewBox="0 0 3848 40" draw:points="1924,40 0,40 0,0 3848,0 3848,40">
            <text:p/>
          </draw:polygon>
          <draw:path draw:style-name="gr3" draw:text-style-name="P6" draw:layer="layout" svg:width="0.303cm" svg:height="0.611cm" svg:x="5.198cm" svg:y="7.553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5.854cm" svg:y="7.915cm" svg:viewBox="0 0 560 40" svg:d="M528 40c15 0 32 0 32-21 0-19-17-19-32-19h-497c-14 0-31 0-31 19 0 21 17 21 31 21z">
            <text:p/>
          </draw:path>
          <draw:path draw:style-name="gr3" draw:text-style-name="P6" draw:layer="layout" svg:width="0.301cm" svg:height="0.421cm" svg:x="6.721cm" svg:y="7.752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7.083cm" svg:y="7.54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7.335cm" svg:y="7.75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84cm" svg:height="0.426cm" svg:x="7.855cm" svg:y="7.35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13cm" svg:height="0.415cm" svg:x="8.414cm" svg:y="7.757cm" svg:viewBox="0 0 514 416" svg:d="M399 189c0-143-85-189-151-189-127 0-248 131-248 260 0 85 54 156 148 156 58 0 124-21 195-77 11 48 42 77 83 77 48 0 77-50 77-64 0-7-6-11-12-11s-8 4-11 11c-16 43-49 43-52 43-29 0-29-70-29-93 0-19 0-21 11-31 85-109 104-217 104-217 0-2 0-8-11-8-8 0-8 2-12 19-17 58-48 126-92 181zM339 314c-81 71-152 81-189 81-54 0-81-41-81-100 0-43 23-143 52-191 43-67 93-83 124-83 92 0 92 120 92 191 0 34 0 88 2 102z">
            <text:p/>
          </draw:path>
          <draw:path draw:style-name="gr3" draw:text-style-name="P6" draw:layer="layout" svg:width="0.608cm" svg:height="0.611cm" svg:x="9.219cm" svg:y="7.62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833cm" svg:height="1.647cm" svg:x="10.182cm" svg:y="6.943cm" svg:viewBox="0 0 834 1648" svg:d="M324 1511l-197-687-127 150 15 12 62-73 210 735c31 0 31 0 40-23l503-1588c4-14 4-18 4-18 0-11-8-19-19-19-14 0-16 12-20 23z">
            <text:p/>
          </draw:path>
          <draw:polygon draw:style-name="gr3" draw:text-style-name="P6" draw:layer="layout" svg:width="3.824cm" svg:height="0.039cm" svg:x="10.995cm" svg:y="6.943cm" svg:viewBox="0 0 3825 40" draw:points="1912,40 0,40 0,0 3825,0 3825,40">
            <text:p/>
          </draw:polygon>
          <draw:path draw:style-name="gr3" draw:text-style-name="P6" draw:layer="layout" svg:width="0.303cm" svg:height="0.611cm" svg:x="11.077cm" svg:y="7.553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11.73cm" svg:y="7.915cm" svg:viewBox="0 0 560 40" svg:d="M528 40c15 0 32 0 32-21 0-19-17-19-32-19h-497c-14 0-31 0-31 19 0 21 17 21 31 21z">
            <text:p/>
          </draw:path>
          <draw:path draw:style-name="gr3" draw:text-style-name="P6" draw:layer="layout" svg:width="0.301cm" svg:height="0.421cm" svg:x="12.599cm" svg:y="7.752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2.959cm" svg:y="7.54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13.213cm" svg:y="7.75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84cm" svg:height="0.426cm" svg:x="13.731cm" svg:y="7.35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cm" svg:height="0.823cm" svg:x="14.28cm" svg:y="7.515cm" svg:viewBox="0 0 501 824" svg:d="M501 125c0-69-52-125-125-125-54 0-79 15-112 37-50 38-100 127-118 196l-146 583c0 4 4 8 10 8 9 0 11 0 13-4l64-252c17 54 57 87 125 87 67 0 135-31 177-70 44-44 73-102 73-169 0-66-34-114-67-137 52-31 106-88 106-154zM335 277c-13 6-23 8-44 8-12 0-31 0-41-4 2-10 35-8 45-8 19 0 27 0 40 4zM449 104c0 65-35 131-83 158-25-8-44-10-71-10-18 0-70 0-70 29 0 27 47 23 64 23 33 0 48 0 75-13 35 34 40 63 40 104 2 54-21 123-46 158-36 50-98 84-150 84-69 0-104-54-104-119 0-10 0-23 4-41l58-231c21-80 88-225 198-225 52 0 85 29 85 83z">
            <text:p/>
          </draw:path>
          <draw:path draw:style-name="gr3" draw:text-style-name="P6" draw:layer="layout" svg:width="0.608cm" svg:height="0.215cm" svg:x="15.122cm" svg:y="7.8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6.073cm" svg:y="7.757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6" draw:layer="layout" svg:width="0.213cm" svg:height="0.915cm" svg:x="16.609cm" svg:y="7.476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1cm" svg:height="0.421cm" svg:x="16.905cm" svg:y="7.752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7.264cm" svg:y="7.54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17.518cm" svg:y="7.75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513cm" svg:height="0.415cm" svg:x="18.186cm" svg:y="7.757cm" svg:viewBox="0 0 514 416" svg:d="M399 189c0-143-85-189-151-189-127 0-248 131-248 260 0 85 54 156 148 156 58 0 124-21 195-77 11 48 42 77 83 77 48 0 77-50 77-64 0-7-6-11-12-11s-8 4-11 11c-16 43-49 43-52 43-29 0-29-70-29-93 0-19 0-21 11-31 85-109 104-217 104-217 0-2 0-8-11-8-8 0-8 2-12 19-17 58-48 126-92 181zM339 314c-81 71-152 81-189 81-54 0-81-41-81-100 0-43 23-143 52-191 43-67 93-83 124-83 92 0 92 120 92 191 0 34 0 88 2 102z">
            <text:p/>
          </draw:path>
          <draw:path draw:style-name="gr3" draw:text-style-name="P6" draw:layer="layout" svg:width="0.559cm" svg:height="0.039cm" svg:x="19.016cm" svg:y="7.915cm" svg:viewBox="0 0 560 40" svg:d="M528 40c15 0 32 0 32-21 0-19-17-19-32-19h-497c-14 0-31 0-31 19 0 21 17 21 31 21z">
            <text:p/>
          </draw:path>
          <draw:path draw:style-name="gr3" draw:text-style-name="P6" draw:layer="layout" svg:width="0.301cm" svg:height="0.421cm" svg:x="19.883cm" svg:y="7.752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20.243cm" svg:y="7.54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20.497cm" svg:y="7.75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5cm" svg:height="0.823cm" svg:x="21.154cm" svg:y="7.515cm" svg:viewBox="0 0 501 824" svg:d="M501 125c0-69-52-125-125-125-54 0-79 15-112 37-50 38-100 127-118 196l-146 583c0 4 4 8 10 8 9 0 11 0 13-4l64-252c17 54 57 87 125 87 67 0 135-31 177-70 44-44 73-102 73-169 0-66-34-114-67-137 52-31 106-88 106-154zM335 277c-13 6-23 8-44 8-12 0-31 0-41-4 2-10 35-8 45-8 19 0 27 0 40 4zM449 104c0 65-35 131-83 158-25-8-44-10-71-10-18 0-70 0-70 29 0 27 47 23 64 23 33 0 48 0 75-13 35 34 40 63 40 104 2 54-21 123-46 158-36 50-98 84-150 84-69 0-104-54-104-119 0-10 0-23 4-41l58-231c21-80 88-225 198-225 52 0 85 29 85 83z">
            <text:p/>
          </draw:path>
          <draw:path draw:style-name="gr3" draw:text-style-name="P6" draw:layer="layout" svg:width="0.213cm" svg:height="0.915cm" svg:x="21.745cm" svg:y="7.476cm" svg:viewBox="0 0 214 916" svg:d="M214 458c0-71-10-181-60-285-56-113-135-173-146-173-4 0-8 4-8 8s0 7 17 23c91 90 143 235 143 427 0 156-33 318-148 433-12 12-12 14-12 16 0 6 4 9 8 9 11 0 94-63 148-179 48-100 58-202 58-279z">
            <text:p/>
          </draw:path>
        </draw:g>
        <draw:g xml:id="id140" draw:id="id140">
          <svg:title>TexMaths</svg:title>
          <svg:desc>26§display§\cos \alpha  + \cos \beta  = a ( \sin \alpha - \sin \beta )§svg§600§FALSE§</svg:desc>
          <draw:polygon draw:style-name="gr2" draw:text-style-name="P5" draw:layer="layout" svg:width="12.069cm" svg:height="0.823cm" svg:x="4.266cm" svg:y="8.99cm" svg:viewBox="0 0 12070 824" draw:points="6036,824 0,824 0,0 12070,0 12070,824">
            <text:p/>
          </draw:polygon>
          <draw:path draw:style-name="gr3" draw:text-style-name="P6" draw:layer="layout" svg:width="0.348cm" svg:height="0.421cm" svg:x="4.251cm" svg:y="9.221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4.652cm" svg:y="9.22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5.112cm" svg:y="9.22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513cm" svg:height="0.415cm" svg:x="5.632cm" svg:y="9.225cm" svg:viewBox="0 0 514 416" svg:d="M399 189c0-143-85-189-151-189-127 0-248 131-248 260 0 85 54 156 148 156 58 0 124-21 195-77 11 48 42 77 83 77 48 0 77-50 77-65 0-6-6-10-12-10s-8 4-11 10c-16 44-49 44-52 44-29 0-29-71-29-93 0-19 0-21 11-32 85-108 104-216 104-216 0-2 0-8-11-8-8 0-8 2-12 18-17 59-48 127-92 181zM339 314c-81 71-152 81-189 81-54 0-81-41-81-100 0-43 23-143 52-191 43-67 93-83 124-83 92 0 92 120 92 191 0 33 0 87 2 102z">
            <text:p/>
          </draw:path>
          <draw:path draw:style-name="gr3" draw:text-style-name="P6" draw:layer="layout" svg:width="0.608cm" svg:height="0.61cm" svg:x="6.437cm" svg:y="9.09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48cm" svg:height="0.421cm" svg:x="7.331cm" svg:y="9.221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7.733cm" svg:y="9.22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8.192cm" svg:y="9.22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5cm" svg:height="0.823cm" svg:x="8.704cm" svg:y="8.984cm" svg:viewBox="0 0 501 824" svg:d="M501 125c0-69-52-125-125-125-54 0-79 15-112 37-50 38-100 127-118 196l-146 582c0 4 4 9 10 9 9 0 11-1 13-5l64-251c17 54 57 87 125 87 67 0 135-31 177-71 44-43 73-102 73-168 0-67-34-114-67-137 52-32 106-88 106-154zM335 277c-13 6-21 8-44 8-12 0-31 0-41-4 2-11 35-9 45-9 19 0 27 0 40 5zM449 104c0 64-35 131-83 158-25-8-44-10-71-10-18 0-70 0-70 29 0 27 47 23 64 23 33 0 48 0 75-11 35 31 39 61 39 102 3 54-20 123-45 158-36 50-98 83-150 83-69 0-104-54-104-118 0-11 0-23 4-42l58-231c21-79 88-224 198-224 52 0 85 29 85 83z">
            <text:p/>
          </draw:path>
          <draw:path draw:style-name="gr3" draw:text-style-name="P6" draw:layer="layout" svg:width="0.608cm" svg:height="0.215cm" svg:x="9.546cm" svg:y="9.29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0.495cm" svg:y="9.225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213cm" svg:height="0.914cm" svg:x="11.034cm" svg:y="8.94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6" draw:layer="layout" svg:width="0.301cm" svg:height="0.421cm" svg:x="11.327cm" svg:y="9.22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1.689cm" svg:y="9.01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1.94cm" svg:y="9.22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513cm" svg:height="0.415cm" svg:x="12.61cm" svg:y="9.225cm" svg:viewBox="0 0 514 416" svg:d="M399 189c0-143-85-189-151-189-127 0-248 131-248 260 0 85 54 156 148 156 58 0 124-21 195-77 11 48 42 77 83 77 48 0 77-50 77-65 0-6-6-10-12-10s-8 4-11 10c-16 44-49 44-52 44-29 0-29-71-29-93 0-19 0-21 11-32 85-108 104-216 104-216 0-2 0-8-11-8-8 0-8 2-12 18-17 59-48 127-92 181zM339 314c-81 71-152 81-189 81-54 0-81-41-81-100 0-43 23-143 52-191 43-67 93-83 124-83 92 0 92 120 92 191 0 33 0 87 2 102z">
            <text:p/>
          </draw:path>
          <draw:path draw:style-name="gr3" draw:text-style-name="P6" draw:layer="layout" svg:width="0.558cm" svg:height="0.039cm" svg:x="13.438cm" svg:y="9.383cm" svg:viewBox="0 0 559 40" svg:d="M528 40c15 0 31 0 31-21 0-19-16-19-31-19h-497c-14 0-31 0-31 19 0 21 17 21 31 21z">
            <text:p/>
          </draw:path>
          <draw:path draw:style-name="gr3" draw:text-style-name="P6" draw:layer="layout" svg:width="0.301cm" svg:height="0.421cm" svg:x="14.307cm" svg:y="9.22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4.667cm" svg:y="9.01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4.921cm" svg:y="9.22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5cm" svg:height="0.823cm" svg:x="15.578cm" svg:y="8.984cm" svg:viewBox="0 0 501 824" svg:d="M501 125c0-69-52-125-125-125-54 0-79 15-112 37-50 38-100 127-118 196l-146 582c0 4 4 9 10 9 9 0 11-1 13-5l64-251c17 54 57 87 125 87 67 0 135-31 177-71 44-43 73-102 73-168 0-67-34-114-67-137 52-32 106-88 106-154zM335 277c-13 6-21 8-44 8-12 0-31 0-41-4 2-11 35-9 45-9 19 0 27 0 40 5zM449 104c0 64-35 131-83 158-25-8-44-10-71-10-18 0-70 0-70 29 0 27 47 23 64 23 33 0 48 0 75-11 35 31 39 61 39 102 3 54-20 123-45 158-36 50-98 83-150 83-69 0-104-54-104-118 0-11 0-23 4-42l58-231c21-79 88-224 198-224 52 0 85 29 85 83z">
            <text:p/>
          </draw:path>
          <draw:path draw:style-name="gr3" draw:text-style-name="P6" draw:layer="layout" svg:width="0.213cm" svg:height="0.914cm" svg:x="16.169cm" svg:y="8.94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41" draw:id="id141">
          <svg:title>TexMaths</svg:title>
          <svg:desc>24§display§2 \cos \left( \frac{ \alpha + \beta }{2} \right) \cos \left( \frac{ \alpha - \beta }{2} \right) =  2a \cos \left( \frac{ \alpha + \beta  }{2} \right) \sin \left( \frac{ \alpha - \beta  }{2} \right) §svg§600§FALSE§</svg:desc>
          <draw:polygon draw:style-name="gr2" draw:text-style-name="P5" draw:layer="layout" svg:width="21.859cm" svg:height="1.941cm" svg:x="4.251cm" svg:y="10.387cm" svg:viewBox="0 0 21860 1942" draw:points="10930,1942 0,1942 0,0 21860,0 21860,1942">
            <text:p/>
          </draw:polygon>
          <draw:path draw:style-name="gr3" draw:text-style-name="P6" draw:layer="layout" svg:width="0.337cm" svg:height="0.564cm" svg:x="4.251cm" svg:y="11.00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322cm" svg:height="0.389cm" svg:x="4.8cm" svg:y="11.1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5.169cm" svg:y="11.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5.595cm" svg:y="11.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416cm" svg:height="2.025cm" svg:x="6.217cm" svg:y="10.345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6" draw:layer="layout" svg:width="0.473cm" svg:height="0.383cm" svg:x="6.797cm" svg:y="10.625cm" svg:viewBox="0 0 474 384" svg:d="M369 175c0-133-79-175-141-175-117 0-228 121-228 240 0 79 50 144 136 144 54 0 116-19 181-71 9 44 38 71 77 71 44 0 71-46 71-59 0-6-6-10-12-10s-8 4-10 10c-15 40-46 40-48 40-26 0-26-65-26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62cm" svg:height="0.564cm" svg:x="7.54cm" svg:y="10.5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6" draw:layer="layout" svg:width="0.462cm" svg:height="0.759cm" svg:x="8.361cm" svg:y="10.403cm" svg:viewBox="0 0 463 760" svg:d="M463 115c0-63-48-115-116-115-49 0-72 13-103 35-46 34-92 117-110 180l-134 538c0 4 4 7 10 7 7 0 9 0 11-3l60-233c15 50 51 81 115 81 61 0 125-29 163-65 40-41 67-94 67-156 0-61-31-106-61-127 48-28 98-80 98-142zM309 255c-11 6-21 8-40 8-12 0-29 0-39-4 2-9 33-7 43-7 17 0 25 0 36 3zM415 96c0 60-33 121-77 146-23-8-40-10-65-10-18 0-66 0-66 27 0 25 45 21 60 21 31 0 44 0 69-9 33 29 36 55 36 94 2 50-19 113-42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6.762cm" svg:y="11.34cm" svg:viewBox="0 0 2097 36" draw:points="1048,36 0,36 0,0 2097,0 2097,36">
            <text:p/>
          </draw:polygon>
          <draw:path draw:style-name="gr3" draw:text-style-name="P6" draw:layer="layout" svg:width="0.337cm" svg:height="0.564cm" svg:x="7.642cm" svg:y="11.5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8.989cm" svg:y="10.345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6" draw:layer="layout" svg:width="0.322cm" svg:height="0.389cm" svg:x="9.75cm" svg:y="11.1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10.12cm" svg:y="11.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6" draw:layer="layout" svg:width="0.277cm" svg:height="0.389cm" svg:x="10.544cm" svg:y="11.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416cm" svg:height="2.025cm" svg:x="11.166cm" svg:y="10.345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6" draw:layer="layout" svg:width="0.473cm" svg:height="0.383cm" svg:x="11.748cm" svg:y="10.625cm" svg:viewBox="0 0 474 384" svg:d="M369 175c0-133-79-175-141-175-117 0-228 121-228 240 0 79 50 144 136 144 54 0 116-19 181-71 9 44 38 71 77 71 44 0 71-46 71-59 0-6-6-10-12-10s-8 4-10 10c-15 40-46 40-48 40-26 0-26-65-26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15cm" svg:height="0.035cm" svg:x="12.512cm" svg:y="10.769cm" svg:viewBox="0 0 516 36" svg:d="M488 36c13 0 28 0 28-19 0-17-15-17-28-17h-459c-14 0-29 0-29 17 0 19 15 19 29 19z">
            <text:p/>
          </draw:path>
          <draw:path draw:style-name="gr3" draw:text-style-name="P6" draw:layer="layout" svg:width="0.462cm" svg:height="0.759cm" svg:x="13.311cm" svg:y="10.403cm" svg:viewBox="0 0 463 760" svg:d="M463 115c0-63-48-115-116-115-49 0-72 13-103 35-46 34-92 117-110 180l-134 538c0 4 4 7 10 7 7 0 9 0 11-3l60-233c15 50 51 81 115 81 61 0 125-29 163-65 40-41 67-94 67-156 0-61-31-106-61-127 48-28 98-80 98-142zM309 255c-11 6-19 8-40 8-12 0-29 0-39-4 2-9 33-7 43-7 17 0 25 0 36 3zM415 96c0 60-33 121-77 146-23-8-40-10-65-10-18 0-66 0-66 27 0 25 45 21 60 21 31 0 44 0 69-9 33 29 36 55 36 94 2 50-19 113-42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11.714cm" svg:y="11.34cm" svg:viewBox="0 0 2097 36" draw:points="1048,36 0,36 0,0 2097,0 2097,36">
            <text:p/>
          </draw:polygon>
          <draw:path draw:style-name="gr3" draw:text-style-name="P6" draw:layer="layout" svg:width="0.337cm" svg:height="0.564cm" svg:x="12.591cm" svg:y="11.5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13.939cm" svg:y="10.345cm" svg:viewBox="0 0 417 2026" svg:d="M417 1014c0-332-77-666-292-920-16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6" draw:layer="layout" svg:width="0.562cm" svg:height="0.199cm" svg:x="14.812cm" svg:y="11.2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37cm" svg:height="0.564cm" svg:x="15.697cm" svg:y="11.00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387cm" svg:height="0.383cm" svg:x="16.11cm" svg:y="11.196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6" draw:layer="layout" svg:width="0.322cm" svg:height="0.389cm" svg:x="16.692cm" svg:y="11.1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17.06cm" svg:y="11.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17.487cm" svg:y="11.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416cm" svg:height="2.025cm" svg:x="18.109cm" svg:y="10.345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6" draw:layer="layout" svg:width="0.473cm" svg:height="0.383cm" svg:x="18.689cm" svg:y="10.625cm" svg:viewBox="0 0 474 384" svg:d="M369 175c0-133-79-175-141-175-117 0-228 121-228 240 0 79 50 144 136 144 54 0 116-19 181-71 9 44 38 71 77 71 44 0 71-46 71-59 0-6-6-10-12-10s-8 4-10 10c-15 40-46 40-48 40-26 0-26-65-26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62cm" svg:height="0.564cm" svg:x="19.431cm" svg:y="10.5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6" draw:layer="layout" svg:width="0.46cm" svg:height="0.759cm" svg:x="20.253cm" svg:y="10.403cm" svg:viewBox="0 0 461 760" svg:d="M461 115c0-63-46-115-115-115-48 0-71 13-102 35-46 34-92 117-110 180l-134 538c0 4 4 7 10 7 7 0 9 0 11-3l60-233c15 50 51 81 115 81 61 0 125-29 163-65 40-41 67-94 67-156 0-61-31-106-61-127 48-28 96-80 96-142zM309 255c-11 6-21 8-40 8-12 0-29 0-39-4 2-9 33-7 43-7 17 0 25 0 36 3zM415 96c0 60-33 121-77 146-23-8-40-10-65-10-18 0-66 0-66 27 0 25 45 21 60 21 31 0 44 0 69-9 31 29 36 55 36 94 2 50-19 113-42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18.654cm" svg:y="11.34cm" svg:viewBox="0 0 2097 36" draw:points="1048,36 0,36 0,0 2097,0 2097,36">
            <text:p/>
          </draw:polygon>
          <draw:path draw:style-name="gr3" draw:text-style-name="P6" draw:layer="layout" svg:width="0.337cm" svg:height="0.564cm" svg:x="19.533cm" svg:y="11.5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20.881cm" svg:y="10.345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6" draw:layer="layout" svg:width="0.277cm" svg:height="0.389cm" svg:x="21.641cm" svg:y="11.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181cm" svg:height="0.566cm" svg:x="21.973cm" svg:y="11.00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6" draw:layer="layout" svg:width="0.425cm" svg:height="0.373cm" svg:x="22.206cm" svg:y="11.19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6" draw:layer="layout" svg:width="0.416cm" svg:height="2.025cm" svg:x="22.964cm" svg:y="10.345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6" draw:layer="layout" svg:width="0.473cm" svg:height="0.383cm" svg:x="23.546cm" svg:y="10.625cm" svg:viewBox="0 0 474 384" svg:d="M369 175c0-133-79-175-141-175-117 0-228 121-228 240 0 79 50 144 136 144 54 0 116-19 181-71 9 44 38 71 77 71 44 0 71-46 71-59 0-6-6-10-12-10s-8 4-10 10c-15 40-46 40-48 40-26 0-26-65-26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15cm" svg:height="0.035cm" svg:x="24.31cm" svg:y="10.769cm" svg:viewBox="0 0 516 36" svg:d="M488 36c13 0 28 0 28-19 0-17-15-17-28-17h-459c-14 0-29 0-29 17 0 19 15 19 29 19z">
            <text:p/>
          </draw:path>
          <draw:path draw:style-name="gr3" draw:text-style-name="P6" draw:layer="layout" svg:width="0.462cm" svg:height="0.759cm" svg:x="25.109cm" svg:y="10.403cm" svg:viewBox="0 0 463 760" svg:d="M463 115c0-63-48-115-116-115-49 0-72 13-103 35-46 34-92 117-110 180l-134 538c0 4 4 7 10 7 7 0 9 0 11-3l60-233c15 50 51 81 115 81 61 0 125-29 163-65 40-41 67-94 67-156 0-61-31-106-61-127 48-28 98-80 98-142zM309 255c-11 6-21 8-40 8-12 0-29 0-39-4 2-9 33-7 43-7 17 0 25 0 36 3zM415 96c0 60-33 121-77 146-23-8-40-10-65-10-18 0-66 0-66 27 0 25 45 21 60 21 31 0 44 0 69-9 33 29 36 55 36 94 2 50-19 113-42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23.511cm" svg:y="11.34cm" svg:viewBox="0 0 2097 36" draw:points="1048,36 0,36 0,0 2097,0 2097,36">
            <text:p/>
          </draw:polygon>
          <draw:path draw:style-name="gr3" draw:text-style-name="P6" draw:layer="layout" svg:width="0.337cm" svg:height="0.564cm" svg:x="24.391cm" svg:y="11.5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25.736cm" svg:y="10.345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</draw:g>
        <draw:g xml:id="id142" draw:id="id142">
          <svg:title>TexMaths</svg:title>
          <svg:desc>24§display§\cos \left( \frac{ \alpha - \beta }{2} \right) =  a \sin \left( \frac{ \alpha - \beta  }{2} \right)  §svg§600§FALSE§</svg:desc>
          <draw:polygon draw:style-name="gr2" draw:text-style-name="P5" draw:layer="layout" svg:width="10.976cm" svg:height="1.941cm" svg:x="4.267cm" svg:y="12.687cm" svg:viewBox="0 0 10977 1942" draw:points="5490,1942 0,1942 0,0 10977,0 10977,1942">
            <text:p/>
          </draw:polygon>
          <draw:path draw:style-name="gr3" draw:text-style-name="P6" draw:layer="layout" svg:width="0.322cm" svg:height="0.389cm" svg:x="4.254cm" svg:y="13.4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75cm" svg:height="0.389cm" svg:x="4.625cm" svg:y="13.4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5.049cm" svg:y="13.4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416cm" svg:height="2.025cm" svg:x="5.671cm" svg:y="12.645cm" svg:viewBox="0 0 417 2026" svg:d="M417 2018c0-4-2-5-4-7-31-33-89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6" draw:layer="layout" svg:width="0.473cm" svg:height="0.383cm" svg:x="6.253cm" svg:y="12.925cm" svg:viewBox="0 0 474 384" svg:d="M369 175c0-133-79-175-141-175-117 0-228 121-228 240 0 79 50 144 136 144 54 0 116-19 181-71 9 44 38 71 77 71 44 0 71-46 71-59 0-6-6-10-12-10s-8 4-9 10c-16 40-47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16cm" svg:height="0.035cm" svg:x="7.017cm" svg:y="13.069cm" svg:viewBox="0 0 517 36" svg:d="M488 36c13 0 29 0 29-19 0-17-16-17-29-17h-459c-14 0-29 0-29 17 0 19 15 19 29 19z">
            <text:p/>
          </draw:path>
          <draw:path draw:style-name="gr3" draw:text-style-name="P6" draw:layer="layout" svg:width="0.462cm" svg:height="0.759cm" svg:x="7.816cm" svg:y="12.703cm" svg:viewBox="0 0 463 760" svg:d="M463 115c0-63-48-115-115-115-50 0-73 13-104 35-46 34-92 117-110 180l-134 538c0 4 4 7 10 7 7 0 9 0 11-3l60-233c15 50 51 81 115 81 61 0 125-29 163-65 40-41 67-94 67-156 0-61-30-106-61-127 48-28 98-80 98-142zM309 255c-11 6-21 8-40 8-12 0-29 0-39-4 2-9 33-7 43-7 17 0 25 0 36 3zM415 96c0 60-33 121-77 146-23-8-40-10-65-10-18 0-66 0-66 27 0 25 45 21 60 21 31 0 44 0 69-9 33 29 37 55 37 94 1 50-20 113-43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6.218cm" svg:y="13.64cm" svg:viewBox="0 0 2097 36" draw:points="1048,36 0,36 0,0 2097,0 2097,36">
            <text:p/>
          </draw:polygon>
          <draw:path draw:style-name="gr3" draw:text-style-name="P6" draw:layer="layout" svg:width="0.337cm" svg:height="0.564cm" svg:x="7.096cm" svg:y="13.8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8.444cm" svg:y="12.645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6" draw:layer="layout" svg:width="0.562cm" svg:height="0.199cm" svg:x="9.317cm" svg:y="13.5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87cm" svg:height="0.383cm" svg:x="10.193cm" svg:y="13.49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6" draw:layer="layout" svg:width="0.277cm" svg:height="0.389cm" svg:x="10.775cm" svg:y="13.4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181cm" svg:height="0.566cm" svg:x="11.107cm" svg:y="13.30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6" draw:layer="layout" svg:width="0.425cm" svg:height="0.373cm" svg:x="11.341cm" svg:y="13.49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6" draw:layer="layout" svg:width="0.416cm" svg:height="2.025cm" svg:x="12.098cm" svg:y="12.645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6" draw:layer="layout" svg:width="0.473cm" svg:height="0.383cm" svg:x="12.679cm" svg:y="12.925cm" svg:viewBox="0 0 474 384" svg:d="M369 175c0-133-79-175-141-175-117 0-228 121-228 240 0 79 50 144 136 144 54 0 116-19 181-71 9 44 38 71 77 71 44 0 71-46 71-59 0-6-6-10-12-10s-8 4-9 10c-16 40-47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3" draw:text-style-name="P6" draw:layer="layout" svg:width="0.516cm" svg:height="0.035cm" svg:x="13.446cm" svg:y="13.069cm" svg:viewBox="0 0 517 36" svg:d="M488 36c13 0 29 0 29-19 0-17-16-17-29-17h-459c-14 0-29 0-29 17 0 19 15 19 29 19z">
            <text:p/>
          </draw:path>
          <draw:path draw:style-name="gr3" draw:text-style-name="P6" draw:layer="layout" svg:width="0.462cm" svg:height="0.759cm" svg:x="14.244cm" svg:y="12.703cm" svg:viewBox="0 0 463 760" svg:d="M463 115c0-63-48-115-115-115-50 0-73 13-104 35-46 34-92 117-110 180l-134 538c0 4 4 7 10 7 7 0 9 0 11-3l60-233c15 50 51 81 115 81 61 0 125-29 163-65 40-41 67-94 67-156 0-61-30-106-61-127 48-28 98-80 98-142zM309 255c-11 6-21 8-40 8-12 0-29 0-39-4 2-9 33-7 43-7 17 0 25 0 36 3zM415 96c0 60-33 121-77 146-23-8-40-10-65-10-18 0-66 0-66 27 0 25 45 21 60 21 31 0 44 0 69-9 33 29 37 55 37 94 1 50-20 113-43 146-32 46-90 77-138 77-63 0-96-50-96-110 0-9 0-21 4-38l54-213c19-73 80-208 182-208 48 0 79 27 79 77z">
            <text:p/>
          </draw:path>
          <draw:polygon draw:style-name="gr3" draw:text-style-name="P6" draw:layer="layout" svg:width="2.096cm" svg:height="0.035cm" svg:x="12.645cm" svg:y="13.64cm" svg:viewBox="0 0 2097 36" draw:points="1048,36 0,36 0,0 2097,0 2097,36">
            <text:p/>
          </draw:polygon>
          <draw:path draw:style-name="gr3" draw:text-style-name="P6" draw:layer="layout" svg:width="0.337cm" svg:height="0.564cm" svg:x="13.524cm" svg:y="13.8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6" draw:layer="layout" svg:width="0.416cm" svg:height="2.025cm" svg:x="14.87cm" svg:y="12.645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</draw:g>
        <draw:g xml:id="id138" draw:id="id138">
          <svg:title>TexMaths</svg:title>
          <svg:desc>26§display§\text {Equation (I) becomes,}§svg§600§FALSE§</svg:desc>
          <draw:polygon draw:style-name="gr2" draw:text-style-name="P5" draw:layer="layout" svg:width="8.719cm" svg:height="0.822cm" svg:x="2.166cm" svg:y="5.689cm" svg:viewBox="0 0 8720 823" draw:points="4360,823 0,823 0,0 8720,0 8720,823">
            <text:p/>
          </draw:polygon>
          <draw:path draw:style-name="gr3" draw:text-style-name="P6" draw:layer="layout" svg:width="0.567cm" svg:height="0.623cm" svg:x="2.149cm" svg:y="5.707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6" draw:layer="layout" svg:width="0.452cm" svg:height="0.581cm" svg:x="2.773cm" svg:y="5.924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6" draw:layer="layout" svg:width="0.461cm" svg:height="0.415cm" svg:x="3.254cm" svg:y="5.924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6" draw:layer="layout" svg:width="0.413cm" svg:height="0.421cm" svg:x="3.769cm" svg:y="5.9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286cm" svg:height="0.573cm" svg:x="4.206cm" svg:y="5.76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6" draw:layer="layout" svg:width="0.197cm" svg:height="0.612cm" svg:x="4.574cm" svg:y="5.718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07cm" svg:height="0.421cm" svg:x="4.824cm" svg:y="5.9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61cm" svg:height="0.405cm" svg:x="5.284cm" svg:y="5.92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13cm" svg:height="0.914cm" svg:x="6.157cm" svg:y="5.64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6" draw:layer="layout" svg:width="0.28cm" svg:height="0.625cm" svg:x="6.449cm" svg:y="5.703cm" svg:viewBox="0 0 281 626" svg:d="M181 71c0-31 2-42 75-42h25v-29c-31 2-104 2-140 2-37 0-108 0-141-2v29h25c71 0 75 11 75 42v484c0 34-4 42-75 42h-25v29c33-2 104-2 139-2 38 0 111 0 142 2v-29h-25c-73 0-75-8-75-42z">
            <text:p/>
          </draw:path>
          <draw:path draw:style-name="gr3" draw:text-style-name="P6" draw:layer="layout" svg:width="0.213cm" svg:height="0.914cm" svg:x="6.804cm" svg:y="5.64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452cm" svg:height="0.646cm" svg:x="7.439cm" svg:y="5.695cm" svg:viewBox="0 0 453 647" svg:d="M133 291v-291l-133 10v30c64 0 71 6 71 49v547h23c2-2 8-14 33-56 14 21 52 67 121 67 110 0 205-90 205-208 0-117-91-208-195-208-71 0-110 43-125 60zM135 532v-189c0-19 0-19 11-33 35-52 85-58 108-58 41 0 75 22 95 58 25 37 27 89 27 127 0 35-2 89-29 131-18 27-54 58-104 58-39 0-72-23-95-56-13-19-13-21-13-38z">
            <text:p/>
          </draw:path>
          <draw:path draw:style-name="gr3" draw:text-style-name="P6" draw:layer="layout" svg:width="0.355cm" svg:height="0.421cm" svg:x="7.971cm" svg:y="5.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348cm" svg:height="0.421cm" svg:x="8.383cm" svg:y="5.92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8.784cm" svg:y="5.9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715cm" svg:height="0.405cm" svg:x="9.244cm" svg:y="5.924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3 0 70 3 102 3v-30c-48 0-71 0-71-27v-174c0-79 0-108-29-142-13-14-44-33-96-33-77 0-119 54-133 89-13-79-81-89-123-89-66 0-110 40-135 96v-96l-129 10v30c64 0 71 6 71 49z">
            <text:p/>
          </draw:path>
          <draw:path draw:style-name="gr3" draw:text-style-name="P6" draw:layer="layout" svg:width="0.355cm" svg:height="0.421cm" svg:x="10.001cm" svg:y="5.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301cm" svg:height="0.421cm" svg:x="10.413cm" svg:y="5.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07cm" svg:height="0.274cm" svg:x="10.821cm" svg:y="6.232cm" svg:viewBox="0 0 108 275" svg:d="M108 96c0-59-21-96-58-96-33 0-50 25-50 48 0 25 17 50 50 50 14 0 25-6 35-13l2-2c0 0 2 0 2 13 0 60-27 116-68 160-4 4-6 6-6 8 0 8 4 11 10 11 10 0 83-73 83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33" smil:attributeName="visibility" smil:to="visible"/>
                  <anim:animate smil:dur="0.25s" smil:fill="hold" smil:targetElement="id133" smil:attributeName="width" smil:values="width*0.05;width" smil:keyTimes="0;1"/>
                  <anim:animate smil:dur="0.25s" smil:fill="hold" smil:targetElement="id133" smil:attributeName="height" smil:values="height;height" smil:keyTimes="0;1"/>
                  <anim:animate smil:dur="0.25s" smil:fill="hold" smil:targetElement="id133" smil:attributeName="x" smil:values="x-.2;x" smil:keyTimes="0;1"/>
                  <anim:animate smil:dur="0.25s" smil:fill="hold" smil:targetElement="id133" smil:attributeName="y" smil:values="y;y" smil:keyTimes="0;1"/>
                  <anim:transitionFilter smil:dur="0.25s" smil:targetElement="id13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1" draw:text-style-name="P18" draw:layer="layout" svg:width="26.6cm" svg:height="14.573cm" svg:x="0.8cm" svg:y="0.627cm" presentation:class="title" presentation:user-transformed="true">
          <draw:text-box>
            <text:p text:style-name="P8"><text:span text:style-name="T25"><text:tab/></text:span><text:span text:style-name="T25"><text:tab/></text:span><text:span text:style-name="T43"><text:line-break/></text:span><text:span text:style-name="T24"> <text:s text:c="5"/></text:span><text:span text:style-name="T43"><text:line-break/></text:span><text:span text:style-name="T45"><text:tab/></text:span><text:span text:style-name="T45"><text:tab/></text:span><text:span text:style-name="T43"><text:line-break/></text:span><text:span text:style-name="T24"><text:tab/></text:span><text:span text:style-name="T24"> <text:s/></text:span><text:span text:style-name="T24"><text:line-break/></text:span><text:span text:style-name="T23"><text:tab/></text:span><text:span text:style-name="T23"><text:tab/></text:span><text:span text:style-name="T43"><text:line-break/></text:span><text:span text:style-name="T31"> <text:s text:c="20"/></text:span><text:span text:style-name="T43"><text:line-break/></text:span><text:span text:style-name="T24"><text:tab/></text:span><text:span text:style-name="T24"> <text:s text:c="4"/></text:span><text:span text:style-name="T24"><text:tab/></text:span><text:span text:style-name="T24"> </text:span><text:span text:style-name="T44"><text:line-break/></text:span><text:span text:style-name="T44"><text:tab/></text:span><text:span text:style-name="T44"><text:tab/></text:span><text:span text:style-name="T44"> <text:s text:c="2"/></text:span><text:span text:style-name="T44"><text:line-break/></text:span><text:span text:style-name="T46"><text:tab/></text:span><text:span text:style-name="T46"><text:tab/></text:span><text:span text:style-name="T44"><text:line-break/></text:span><text:span text:style-name="T10"><text:tab/></text:span><text:span text:style-name="T44"><text:line-break/></text:span><text:span text:style-name="T44"><text:tab/></text:span><text:span text:style-name="T44"><text:tab/></text:span><text:span text:style-name="T44"><text:line-break/></text:span><text:span text:style-name="T44"><text:tab/></text:span><text:span text:style-name="T44"><text:tab/></text:span></text:p>
          </draw:text-box>
        </draw:frame>
        <draw:g xml:id="id143" draw:id="id143">
          <svg:title>TexMaths</svg:title>
          <svg:desc>26§display§\Rightarrow \ \ \cot \left( \frac{ \alpha - \beta }{2} \right) =  a§svg§600§FALSE§</svg:desc>
          <draw:polygon draw:style-name="gr2" draw:text-style-name="P5" draw:layer="layout" svg:width="8.564cm" svg:height="2.101cm" svg:x="2.403cm" svg:y="1.317cm" svg:viewBox="0 0 8565 2102" draw:points="4283,2102 0,2102 0,0 8565,0 8565,2102">
            <text:p/>
          </draw:polygon>
          <draw:path draw:style-name="gr3" draw:text-style-name="P6" draw:layer="layout" svg:width="0.812cm" svg:height="0.504cm" svg:x="2.407cm" svg:y="2.115cm" svg:viewBox="0 0 813 505" svg:d="M616 181c37 33 85 58 114 71-33 14-77 39-114 70h-583c-16 0-33 0-33 19s17 19 31 19h543c-44 41-91 122-91 135 0 10 10 10 16 10 9 0 15 0 17-8 21-35 46-83 106-137 62-56 125-79 170-94 17-6 17-6 19-8 2 0 2-4 2-6s0-2 0-5l-4-2c-2-2-2-2-19-8-124-35-216-121-268-218-8-19-10-19-23-19-6 0-16 0-16 10 0 13 45 92 91 136h-543c-14 0-31 0-31 18 0 17 17 17 33 17z">
            <text:p/>
          </draw:path>
          <draw:path draw:style-name="gr3" draw:text-style-name="P6" draw:layer="layout" svg:width="0.348cm" svg:height="0.421cm" svg:x="4.165cm" svg:y="2.18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4.566cm" svg:y="2.18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286cm" svg:height="0.573cm" svg:x="5.015cm" svg:y="2.034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5cm" svg:height="2.193cm" svg:x="5.696cm" svg:y="1.271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513cm" svg:height="0.415cm" svg:x="6.324cm" svg:y="1.575cm" svg:viewBox="0 0 514 416" svg:d="M399 189c0-143-85-189-151-189-127 0-248 131-248 260 0 85 54 156 148 156 58 0 124-21 195-77 11 48 42 77 83 77 48 0 77-50 77-65 0-6-6-10-12-10s-8 4-11 10c-16 44-49 44-52 44-29 0-29-71-29-93 0-19 0-21 11-32 85-108 104-216 104-216 0-2 0-8-11-8-8 0-8 2-12 18-17 59-48 127-92 181zM339 314c-81 71-152 81-189 81-54 0-81-41-81-100 0-43 23-143 52-191 43-67 93-83 124-83 92 0 92 120 92 191 0 33 0 87 2 102z">
            <text:p/>
          </draw:path>
          <draw:path draw:style-name="gr3" draw:text-style-name="P6" draw:layer="layout" svg:width="0.559cm" svg:height="0.039cm" svg:x="7.154cm" svg:y="1.731cm" svg:viewBox="0 0 560 40" svg:d="M528 40c15 0 32 0 32-21 0-19-17-19-32-19h-497c-14 0-31 0-31 19 0 21 17 21 31 21z">
            <text:p/>
          </draw:path>
          <draw:path draw:style-name="gr3" draw:text-style-name="P6" draw:layer="layout" svg:width="0.498cm" svg:height="0.823cm" svg:x="8.019cm" svg:y="1.333cm" svg:viewBox="0 0 499 824" svg:d="M499 125c0-69-50-125-125-125-52 0-77 15-110 37-50 38-100 127-118 196l-146 582c0 4 4 9 10 9 9 0 11 0 13-5l64-251c17 54 57 87 125 87 67 0 135-31 177-71 44-43 73-102 73-168 0-67-34-114-67-137 52-32 104-88 104-154zM335 277c-13 6-23 8-44 8-12 0-31 0-41-4 2-11 35-9 45-9 19 0 27 0 40 5zM449 104c0 64-35 131-83 158-25-8-44-10-71-10-18 0-70 0-70 29 0 27 47 23 64 23 33 0 48 0 75-11 33 31 40 61 40 102 2 54-21 123-46 158-36 50-98 83-150 83-69 0-104-54-104-118 0-11 0-23 4-42l58-231c21-79 88-224 198-224 52 0 85 29 85 83z">
            <text:p/>
          </draw:path>
          <draw:polygon draw:style-name="gr3" draw:text-style-name="P6" draw:layer="layout" svg:width="2.27cm" svg:height="0.039cm" svg:x="6.286cm" svg:y="2.348cm" svg:viewBox="0 0 2271 40" draw:points="1136,40 0,40 0,0 2271,0 2271,40">
            <text:p/>
          </draw:polygon>
          <draw:path draw:style-name="gr3" draw:text-style-name="P6" draw:layer="layout" svg:width="0.365cm" svg:height="0.61cm" svg:x="7.239cm" svg:y="2.61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cm" svg:height="2.193cm" svg:x="8.699cm" svg:y="1.271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9.643cm" svg:y="2.26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0.594cm" svg:y="2.192cm" svg:viewBox="0 0 420 416" svg:d="M306 58c-17-33-44-58-86-58-106 0-220 135-220 268 0 88 50 148 123 148 18 0 64-4 118-69 9 38 40 69 83 69 34 0 55-21 69-50 15-33 27-89 27-91 0-9-8-9-10-9-11 0-11 2-13 17-16 58-33 112-70 112-25 0-27-23-27-41 0-21 2-27 12-69 10-38 10-48 19-81l33-129c6-27 6-27 6-31 0-17-10-25-25-25-23 0-37 21-39 39zM245 297c-4 17-4 17-18 34-40 50-77 64-102 64-48 0-61-50-61-85 0-46 30-160 52-202 28-54 69-87 107-87 60 0 72 75 72 81 0 4-2 10-4 14z">
            <text:p/>
          </draw:path>
        </draw:g>
        <draw:g xml:id="id147" draw:id="id147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2.45cm" svg:y="8.382cm" svg:viewBox="0 0 6272 607" draw:points="3136,607 0,607 0,0 6272,0 6272,607">
            <text:p/>
          </draw:polygon>
          <draw:path draw:style-name="gr3" draw:text-style-name="P6" draw:layer="layout" svg:width="0.662cm" svg:height="0.673cm" svg:x="2.434cm" svg:y="8.3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3.184cm" svg:y="8.3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3.451cm" svg:y="8.3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4.085cm" svg:y="8.9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4.739cm" svg:y="8.5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5.525cm" svg:y="8.9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6.072cm" svg:y="8.5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6.544cm" svg:y="8.9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7.084cm" svg:y="8.4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7.501cm" svg:y="8.92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8.045cm" svg:y="8.5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8.665cm" svg:y="8.922cm" svg:viewBox="0 0 108 108" svg:d="M108 54c0-29-25-54-54-54s-54 25-54 54 25 54 54 54 54-25 54-54z">
            <text:p/>
          </draw:path>
        </draw:g>
        <draw:g xml:id="id148" draw:id="id148">
          <svg:title>TexMaths</svg:title>
          <svg:desc>26§display§\frac{d}{dx}( \sin^{-1} x ) -  \frac{d}{dx}( \sin^{-1} y )  =  \frac{d}{dx}( 2\cot^{-1 }a ) §svg§600§FALSE§</svg:desc>
          <draw:polygon draw:style-name="gr2" draw:text-style-name="P5" draw:layer="layout" svg:width="16.784cm" svg:height="1.798cm" svg:x="2.383cm" svg:y="9.884cm" svg:viewBox="0 0 16785 1799" draw:points="8393,1799 0,1799 0,0 16785,0 16785,1799">
            <text:p/>
          </draw:polygon>
          <draw:path draw:style-name="gr3" draw:text-style-name="P6" draw:layer="layout" svg:width="0.436cm" svg:height="0.646cm" svg:x="2.634cm" svg:y="9.83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2.337cm" svg:y="10.843cm" svg:viewBox="0 0 1000 40" draw:points="499,40 0,40 0,0 1000,0 1000,40">
            <text:p/>
          </draw:polygon>
          <draw:path draw:style-name="gr3" draw:text-style-name="P6" draw:layer="layout" svg:width="0.436cm" svg:height="0.646cm" svg:x="2.374cm" svg:y="11.08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.838cm" svg:y="11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3.535cm" svg:y="10.40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3.83cm" svg:y="10.6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4.19cm" svg:y="10.479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4.444cm" svg:y="10.687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34cm" svg:height="0.032cm" svg:x="4.991cm" svg:y="10.531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5.563cm" svg:y="10.281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57cm" svg:height="0.415cm" svg:x="6.081cm" svg:y="10.68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6.63cm" svg:y="10.406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559cm" svg:height="0.039cm" svg:x="7.212cm" svg:y="10.843cm" svg:viewBox="0 0 560 40" svg:d="M528 40c15 0 32 0 32-21 0-19-17-19-32-19h-497c-14 0-31 0-31 19 0 21 17 21 31 21z">
            <text:p/>
          </draw:path>
          <draw:path draw:style-name="gr3" draw:text-style-name="P6" draw:layer="layout" svg:width="0.436cm" svg:height="0.646cm" svg:x="8.456cm" svg:y="9.838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8.159cm" svg:y="10.843cm" svg:viewBox="0 0 1000 40" draw:points="499,40 0,40 0,0 1000,0 1000,40">
            <text:p/>
          </draw:polygon>
          <draw:path draw:style-name="gr3" draw:text-style-name="P6" draw:layer="layout" svg:width="0.436cm" svg:height="0.646cm" svg:x="8.196cm" svg:y="11.084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8.662cm" svg:y="11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9.357cm" svg:y="10.40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9.652cm" svg:y="10.6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0.012cm" svg:y="10.479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0.266cm" svg:y="10.687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34cm" svg:height="0.032cm" svg:x="10.813cm" svg:y="10.531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1.385cm" svg:y="10.281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23cm" svg:height="0.592cm" svg:x="11.905cm" svg:y="10.68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12.41cm" svg:y="10.406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3.018cm" svg:y="10.75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4.339cm" svg:y="9.83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14.041cm" svg:y="10.843cm" svg:viewBox="0 0 1000 40" draw:points="499,40 0,40 0,0 1000,0 1000,40">
            <text:p/>
          </draw:polygon>
          <draw:path draw:style-name="gr3" draw:text-style-name="P6" draw:layer="layout" svg:width="0.436cm" svg:height="0.646cm" svg:x="14.079cm" svg:y="11.08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4.544cm" svg:y="11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5.239cm" svg:y="10.40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15.551cm" svg:y="10.483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348cm" svg:height="0.421cm" svg:x="16.144cm" svg:y="10.6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6.545cm" svg:y="10.68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286cm" svg:height="0.573cm" svg:x="16.995cm" svg:y="10.529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34cm" svg:height="0.032cm" svg:x="17.4cm" svg:y="10.537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7.972cm" svg:y="10.28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19cm" svg:height="0.415cm" svg:x="18.503cm" svg:y="10.687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213cm" svg:height="0.914cm" svg:x="19cm" svg:y="10.406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44" draw:id="id144">
          <svg:title>TexMaths</svg:title>
          <svg:desc>26§display§\frac{ \alpha - \beta }{2} =  \cot^{-1 }a  §svg§600§FALSE§</svg:desc>
          <draw:polygon draw:style-name="gr2" draw:text-style-name="P5" draw:layer="layout" svg:width="6.313cm" svg:height="1.8cm" svg:x="2.449cm" svg:y="4.319cm" svg:viewBox="0 0 6314 1801" draw:points="3157,1801 0,1801 0,0 6314,0 6314,1801">
            <text:p/>
          </draw:polygon>
          <draw:path draw:style-name="gr3" draw:text-style-name="P6" draw:layer="layout" svg:width="0.513cm" svg:height="0.415cm" svg:x="2.44cm" svg:y="4.514cm" svg:viewBox="0 0 514 416" svg:d="M399 189c0-143-85-189-151-189-127 0-248 131-248 260 0 85 54 156 148 156 58 0 124-21 195-77 11 48 42 77 83 77 48 0 77-50 77-64 0-7-6-11-12-11s-8 4-11 11c-16 43-49 43-52 43-29 0-29-70-29-93 0-19 0-21 11-32 85-108 104-216 104-216 0-2 0-8-11-8-8 0-8 2-12 18-17 59-48 127-92 181zM339 314c-81 71-152 81-189 81-54 0-81-41-81-100 0-43 23-143 52-191 43-67 93-83 124-83 92 0 92 120 92 191 0 33 0 88 2 102z">
            <text:p/>
          </draw:path>
          <draw:path draw:style-name="gr3" draw:text-style-name="P6" draw:layer="layout" svg:width="0.558cm" svg:height="0.039cm" svg:x="3.27cm" svg:y="4.672cm" svg:viewBox="0 0 559 40" svg:d="M528 40c15 0 31 0 31-21 0-19-16-19-31-19h-497c-14 0-31 0-31 19 0 21 17 21 31 21z">
            <text:p/>
          </draw:path>
          <draw:path draw:style-name="gr3" draw:text-style-name="P6" draw:layer="layout" svg:width="0.498cm" svg:height="0.823cm" svg:x="4.136cm" svg:y="4.273cm" svg:viewBox="0 0 499 824" svg:d="M499 125c0-69-50-125-125-125-52 0-77 15-110 37-50 38-100 127-118 196l-146 582c0 5 4 9 10 9 9 0 11 0 13-4l64-252c17 54 57 87 125 87 67 0 135-31 177-70 44-44 73-102 73-169s-34-114-67-137c52-31 104-88 104-154zM335 277c-13 6-23 8-44 8-12 0-31 0-41-4 2-11 35-8 45-8 19 0 27 0 40 4zM449 104c0 64-35 131-83 158-25-8-44-10-71-10-18 0-70 0-70 29 0 27 47 23 64 23 33 0 48 0 75-13 35 34 39 63 39 104 3 54-20 123-45 158-36 50-98 84-150 84-69 0-104-55-104-119 0-10 0-23 4-42l58-231c21-79 88-224 198-224 52 0 85 29 85 83z">
            <text:p/>
          </draw:path>
          <draw:polygon draw:style-name="gr3" draw:text-style-name="P6" draw:layer="layout" svg:width="2.27cm" svg:height="0.039cm" svg:x="2.403cm" svg:y="5.29cm" svg:viewBox="0 0 2271 40" draw:points="1136,40 0,40 0,0 2271,0 2271,40">
            <text:p/>
          </draw:polygon>
          <draw:path draw:style-name="gr3" draw:text-style-name="P6" draw:layer="layout" svg:width="0.365cm" svg:height="0.611cm" svg:x="3.356cm" svg:y="5.55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608cm" svg:height="0.215cm" svg:x="5.088cm" svg:y="5.20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48cm" svg:height="0.421cm" svg:x="6.032cm" svg:y="5.128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6.432cm" svg:y="5.128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286cm" svg:height="0.573cm" svg:x="6.881cm" svg:y="4.974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34cm" svg:height="0.032cm" svg:x="7.289cm" svg:y="4.982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7.861cm" svg:y="4.735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19cm" svg:height="0.415cm" svg:x="8.389cm" svg:y="5.132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7c-4 17-4 17-18 34-40 50-77 64-102 64-48 0-61-50-61-85 0-46 30-160 52-202 28-54 69-87 107-87 60 0 72 75 72 81 0 4-2 10-4 14z">
            <text:p/>
          </draw:path>
        </draw:g>
        <draw:g xml:id="id145" draw:id="id145">
          <svg:title>TexMaths</svg:title>
          <svg:desc>26§display§\therefore \ \ \ \alpha - \beta  =  2\cot^{-1 }a  §svg§600§FALSE§</svg:desc>
          <draw:polygon draw:style-name="gr2" draw:text-style-name="P5" draw:layer="layout" svg:width="8.592cm" svg:height="0.89cm" svg:x="11.423cm" svg:y="4.52cm" svg:viewBox="0 0 8593 891" draw:points="4295,891 0,891 0,0 8593,0 8593,891">
            <text:p/>
          </draw:polygon>
          <draw:path draw:style-name="gr3" draw:text-style-name="P6" draw:layer="layout" svg:width="0.554cm" svg:height="0.494cm" svg:x="11.404cm" svg:y="4.853cm" svg:viewBox="0 0 555 495" svg:d="M327 48c0-25-23-48-48-48-27 0-50 23-50 48 0 27 23 50 50 50 25 0 48-21 48-50zM555 445c0-25-20-48-47-48-28 0-50 23-50 48 0 27 22 50 50 50 27 0 47-23 47-50zM98 445c0-25-23-48-50-48-25 0-48 23-48 48 0 27 23 50 48 50 27 0 50-23 50-50z">
            <text:p/>
          </draw:path>
          <draw:path draw:style-name="gr3" draw:text-style-name="P6" draw:layer="layout" svg:width="0.513cm" svg:height="0.415cm" svg:x="13.191cm" svg:y="4.871cm" svg:viewBox="0 0 514 416" svg:d="M399 189c0-143-85-189-151-189-127 0-248 131-248 260 0 85 54 156 148 156 58 0 124-21 195-77 11 48 42 77 83 77 48 0 77-50 77-64 0-7-6-11-12-11s-8 4-11 11c-16 43-49 43-52 43-29 0-29-70-29-93 0-19 0-21 11-32 85-108 104-216 104-216 0-2 0-8-11-8-8 0-8 2-12 19-17 58-48 126-92 181zM339 314c-81 71-152 81-189 81-54 0-81-41-81-100 0-43 23-143 52-191 43-67 93-83 124-83 92 0 92 120 92 191 0 34 0 88 2 102z">
            <text:p/>
          </draw:path>
          <draw:path draw:style-name="gr3" draw:text-style-name="P6" draw:layer="layout" svg:width="0.559cm" svg:height="0.039cm" svg:x="14.021cm" svg:y="5.03cm" svg:viewBox="0 0 560 40" svg:d="M528 40c15 0 32 0 32-21 0-19-17-19-32-19h-497c-14 0-31 0-31 19 0 21 17 21 31 21z">
            <text:p/>
          </draw:path>
          <draw:path draw:style-name="gr3" draw:text-style-name="P6" draw:layer="layout" svg:width="0.5cm" svg:height="0.823cm" svg:x="14.886cm" svg:y="4.63cm" svg:viewBox="0 0 501 824" svg:d="M501 125c0-69-52-125-125-125-54 0-79 15-112 37-50 38-100 127-118 196l-146 583c0 4 4 8 10 8 9 0 11 0 13-4l64-252c17 54 57 87 125 87 67 0 135-31 177-70 44-44 73-102 73-169 0-66-34-114-67-137 52-31 106-88 106-154zM335 277c-13 6-21 8-44 8-12 0-31 0-41-4 2-11 35-8 45-8 19 0 27 0 40 4zM449 104c0 65-35 131-83 158-25-8-44-10-71-10-18 0-70 0-70 29 0 27 47 23 64 23 33 0 48 0 75-11 35 32 40 61 40 102 2 54-21 123-46 158-36 50-98 84-150 84-69 0-104-54-104-119 0-10 0-23 4-42l58-230c21-80 88-225 198-225 52 0 85 29 85 83z">
            <text:p/>
          </draw:path>
          <draw:path draw:style-name="gr3" draw:text-style-name="P6" draw:layer="layout" svg:width="0.608cm" svg:height="0.215cm" svg:x="15.728cm" svg:y="4.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16.687cm" svg:y="4.668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348cm" svg:height="0.421cm" svg:x="17.282cm" svg:y="4.867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17.684cm" svg:y="4.867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286cm" svg:height="0.573cm" svg:x="18.131cm" svg:y="4.713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6" draw:layer="layout" svg:width="0.434cm" svg:height="0.032cm" svg:x="18.538cm" svg:y="4.724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19.111cm" svg:y="4.474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419cm" svg:height="0.415cm" svg:x="19.639cm" svg:y="4.87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</draw:g>
        <draw:g xml:id="id146" draw:id="id146">
          <svg:title>TexMaths</svg:title>
          <svg:desc>26§display§\sin^{-1} x - \sin^{-1} y  =  2\cot^{-1 }a  §svg§600§FALSE§</svg:desc>
          <draw:polygon draw:style-name="gr2" draw:text-style-name="P5" draw:layer="layout" svg:width="11.174cm" svg:height="0.906cm" svg:x="2.423cm" svg:y="6.719cm" svg:viewBox="0 0 11175 907" draw:points="5586,907 0,907 0,0 11175,0 11175,907">
            <text:p/>
          </draw:polygon>
          <draw:path draw:style-name="gr3" draw:text-style-name="P6" draw:layer="layout" svg:width="0.301cm" svg:height="0.421cm" svg:x="2.406cm" svg:y="7.072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8 40 79 29 23 56 29 120 42z">
            <text:p/>
          </draw:path>
          <draw:path draw:style-name="gr3" draw:text-style-name="P6" draw:layer="layout" svg:width="0.197cm" svg:height="0.612cm" svg:x="2.768cm" svg:y="6.87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3.02cm" svg:y="7.078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3.569cm" svg:y="6.923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4.138cm" svg:y="6.673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57cm" svg:height="0.415cm" svg:x="4.658cm" svg:y="7.07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6 0-50-29-50-60 0-21 6-40 17-81z">
            <text:p/>
          </draw:path>
          <draw:path draw:style-name="gr3" draw:text-style-name="P6" draw:layer="layout" svg:width="0.558cm" svg:height="0.039cm" svg:x="5.432cm" svg:y="7.234cm" svg:viewBox="0 0 559 40" svg:d="M528 40c15 0 31 0 31-21 0-19-16-19-31-19h-497c-14 0-31 0-31 19 0 21 17 21 31 21z">
            <text:p/>
          </draw:path>
          <draw:path draw:style-name="gr3" draw:text-style-name="P6" draw:layer="layout" svg:width="0.301cm" svg:height="0.421cm" svg:x="6.301cm" svg:y="7.072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8 40 79 29 23 56 29 120 42z">
            <text:p/>
          </draw:path>
          <draw:path draw:style-name="gr3" draw:text-style-name="P6" draw:layer="layout" svg:width="0.197cm" svg:height="0.612cm" svg:x="6.661cm" svg:y="6.87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6.915cm" svg:y="7.078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7.462cm" svg:y="6.923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8.034cm" svg:y="6.673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23cm" svg:height="0.592cm" svg:x="8.552cm" svg:y="7.078cm" svg:viewBox="0 0 424 593" svg:d="M420 56c4-12 4-14 4-21 0-16-14-25-27-25-10 0-25 5-33 19-2 4-8 33-13 50-6 23-12 48-18 73l-42 166c-2 13-41 77-102 77-48 0-58-39-58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608cm" svg:height="0.215cm" svg:x="9.311cm" svg:y="7.14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10.27cm" svg:y="6.873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6" draw:layer="layout" svg:width="0.348cm" svg:height="0.421cm" svg:x="10.864cm" svg:y="7.072cm" svg:viewBox="0 0 349 422" svg:d="M77 212c0-150 75-189 123-189 8 0 66 0 99 33-37 4-43 31-43 44 0 23 16 41 41 41s44-16 44-43c0-63-71-98-141-98-115 0-200 100-200 212 0 119 92 210 198 210 122 0 151-110 151-121 0-8-8-8-10-8-8 0-10 4-12 8-28 86-88 98-121 98-48 0-129-39-129-187z">
            <text:p/>
          </draw:path>
          <draw:path draw:style-name="gr3" draw:text-style-name="P6" draw:layer="layout" svg:width="0.407cm" svg:height="0.421cm" svg:x="11.266cm" svg:y="7.07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286cm" svg:height="0.573cm" svg:x="11.715cm" svg:y="6.92cm" svg:viewBox="0 0 287 574" svg:d="M141 198h131v-30h-131v-168h-22c0 75-30 173-119 177v21h79v251c0 114 85 125 119 125 64 0 89-65 89-125v-52h-23v52c0 67-27 102-60 102-63 0-63-83-63-100z">
            <text:p/>
          </draw:path>
          <draw:path draw:style-name="gr3" draw:text-style-name="P6" draw:layer="layout" svg:width="0.434cm" svg:height="0.032cm" svg:x="12.121cm" svg:y="6.929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2.693cm" svg:y="6.67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19cm" svg:height="0.415cm" svg:x="13.223cm" svg:y="7.078cm" svg:viewBox="0 0 420 416" svg:d="M306 58c-17-33-44-58-86-58-106 0-220 135-220 268 0 88 50 148 123 148 18 0 64-4 118-69 9 38 40 69 83 69 34 0 55-21 69-50 15-33 27-89 27-92 0-8-8-8-10-8-9 0-11 2-13 17-16 58-33 112-70 112-25 0-28-23-28-42 0-20 3-27 13-68 10-38 10-48 19-81l33-129c6-27 6-27 6-31 0-17-10-25-25-25-23 0-37 21-39 39zM245 297c-4 17-4 17-16 34-42 49-79 64-104 64-46 0-61-50-61-85 0-46 30-160 52-202 28-54 69-87 107-87 60 0 72 75 72 81 0 4-2 10-4 14z">
            <text:p/>
          </draw:path>
        </draw:g>
        <draw:g xml:id="id149" draw:id="id149">
          <svg:title>TexMaths</svg:title>
          <svg:desc>26§display§\frac{1}{ \sqrt{1 - x^2 } } - \frac{1}{ \sqrt{1 - y^2 } } \frac{dy}{dx} = 0§svg§600§FALSE§</svg:desc>
          <draw:polygon draw:style-name="gr2" draw:text-style-name="P5" draw:layer="layout" svg:width="10.856cm" svg:height="2.193cm" svg:x="2.385cm" svg:y="12.385cm" svg:viewBox="0 0 10857 2194" draw:points="5429,2194 0,2194 0,0 10857,0 10857,2194">
            <text:p/>
          </draw:polygon>
          <draw:path draw:style-name="gr3" draw:text-style-name="P6" draw:layer="layout" svg:width="0.303cm" svg:height="0.61cm" svg:x="3.826cm" svg:y="12.364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3.269cm" svg:height="0.039cm" svg:x="2.339cm" svg:y="13.343cm" svg:viewBox="0 0 3270 40" draw:points="1635,40 0,40 0,0 3270,0 3270,40">
            <text:p/>
          </draw:polygon>
          <draw:path draw:style-name="gr3" draw:text-style-name="P6" draw:layer="layout" svg:width="0.715cm" svg:height="0.914cm" svg:x="2.406cm" svg:y="13.526cm" svg:viewBox="0 0 716 915" svg:d="M289 819l-160-355c-6-15-13-15-15-15 0 0-6 0-14 6l-88 67c-12 8-12 12-12 14 0 5 2 11 8 11 7 0 23-13 32-21 6-4 20-15 29-21l181 395c6 15 12 15 20 15 13 0 15-4 23-17l416-861c7-14 7-16 7-18 0-11-9-19-19-19-9 0-15 4-21 19z">
            <text:p/>
          </draw:path>
          <draw:polygon draw:style-name="gr3" draw:text-style-name="P6" draw:layer="layout" svg:width="2.507cm" svg:height="0.039cm" svg:x="3.1cm" svg:y="13.526cm" svg:viewBox="0 0 2508 40" draw:points="1254,40 0,40 0,0 2508,0 2508,40">
            <text:p/>
          </draw:polygon>
          <draw:path draw:style-name="gr3" draw:text-style-name="P6" draw:layer="layout" svg:width="0.303cm" svg:height="0.61cm" svg:x="3.181cm" svg:y="13.715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6" draw:layer="layout" svg:width="0.559cm" svg:height="0.039cm" svg:x="3.837cm" svg:y="14.077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4.7cm" svg:y="13.92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5.236cm" svg:y="13.636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559cm" svg:height="0.039cm" svg:x="5.996cm" svg:y="13.343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8.485cm" svg:y="12.364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3.379cm" svg:height="0.039cm" svg:x="6.942cm" svg:y="13.343cm" svg:viewBox="0 0 3380 40" draw:points="1691,40 0,40 0,0 3380,0 3380,40">
            <text:p/>
          </draw:polygon>
          <draw:path draw:style-name="gr3" draw:text-style-name="P6" draw:layer="layout" svg:width="0.833cm" svg:height="1.097cm" svg:x="7.044cm" svg:y="13.526cm" svg:viewBox="0 0 834 1098" svg:d="M287 1098c29 0 29 0 40-19l501-1044c6-12 6-14 6-16 0-11-8-19-19-19-12 0-16 8-20 19l-473 983-195-453-127 98 15 14 64-50z">
            <text:p/>
          </draw:path>
          <draw:polygon draw:style-name="gr3" draw:text-style-name="P6" draw:layer="layout" svg:width="2.466cm" svg:height="0.039cm" svg:x="7.857cm" svg:y="13.526cm" svg:viewBox="0 0 2467 40" draw:points="1233,40 0,40 0,0 2467,0 2467,40">
            <text:p/>
          </draw:polygon>
          <draw:path draw:style-name="gr3" draw:text-style-name="P6" draw:layer="layout" svg:width="0.303cm" svg:height="0.61cm" svg:x="7.938cm" svg:y="13.75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559cm" svg:height="0.039cm" svg:x="8.591cm" svg:y="14.119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9.457cm" svg:y="13.961cm" svg:viewBox="0 0 424 593" svg:d="M420 56c4-12 4-14 4-21 0-16-14-25-27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84cm" svg:height="0.425cm" svg:x="9.952cm" svg:y="13.676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36cm" svg:height="0.646cm" svg:x="10.597cm" svg:y="12.339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23cm" svg:height="0.592cm" svg:x="11.062cm" svg:y="12.57cm" svg:viewBox="0 0 424 593" svg:d="M420 56c4-12 4-14 4-21 0-16-14-25-27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10.54cm" svg:y="13.343cm" svg:viewBox="0 0 1000 40" draw:points="499,40 0,40 0,0 1000,0 1000,40">
            <text:p/>
          </draw:polygon>
          <draw:path draw:style-name="gr3" draw:text-style-name="P6" draw:layer="layout" svg:width="0.436cm" svg:height="0.646cm" svg:x="10.576cm" svg:y="13.584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57cm" svg:height="0.415cm" svg:x="11.042cm" svg:y="13.8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215cm" svg:x="11.953cm" svg:y="13.2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2.901cm" svg:y="12.984cm" svg:viewBox="0 0 387 630" svg:d="M387 318c0-75-4-148-38-216-41-87-116-102-156-102-54 0-122 23-160 108-29 65-33 135-33 210 0 69 4 150 42 221 39 72 106 91 151 91 50 0 119-19 161-106 29-62 33-135 33-206zM193 611c-35 0-91-23-106-112-10-54-10-139-10-193 0-59 0-119 6-169 19-108 88-116 110-116 30 0 92 16 109 106 8 52 8 120 8 179 0 68 0 131-10 189-13 87-65 116-107 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3cm" svg:x="0.8cm" svg:y="0.627cm" presentation:class="title" presentation:user-transformed="true">
          <draw:text-box>
            <text:p xml:id="id153" text:id="id153" text:style-name="P8"><text:span text:style-name="T47"><text:s text:c="11"/></text:span><text:span text:style-name="T29"><text:line-break/></text:span><text:span text:style-name="T24"><text:tab/></text:span><text:span text:style-name="T24"> <text:s text:c="5"/></text:span><text:span text:style-name="T24"><text:line-break/></text:span><text:span text:style-name="T31"><text:tab/></text:span><text:span text:style-name="T31"> <text:s text:c="3"/></text:span><text:span text:style-name="T31"><text:tab/></text:span><text:span text:style-name="T31"><text:tab/></text:span><text:span text:style-name="T24"><text:line-break/></text:span><text:span text:style-name="T24"><text:tab/></text:span><text:span text:style-name="T24"> <text:s text:c="2"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5"> <text:s text:c="26"/></text:span><text:span text:style-name="T24"><text:line-break/></text:span><text:span text:style-name="T25"> <text:s text:c="16"/></text:span><text:span text:style-name="T24"><text:line-break/></text:span><text:span text:style-name="T24"> <text:s text:c="4"/></text:span><text:span text:style-name="T24">(6) If <text:s/></text:span><text:span text:style-name="T24"><text:line-break/></text:span><text:span text:style-name="T48"><text:tab/></text:span><text:span text:style-name="T48"> <text:s text:c="5"/></text:span><text:span text:style-name="T24"><text:line-break/></text:span><text:span text:style-name="T24"> <text:s text:c="10"/>then show that <text:s text:c="36"/></text:span><text:span text:style-name="T24"><text:line-break/></text:span><text:span text:style-name="T31"> <text:s text:c="18"/></text:span><text:span text:style-name="T24"><text:line-break/></text:span><text:span text:style-name="T24"><text:tab/></text:span><text:span text:style-name="T19"> Solution : </text:span><text:span text:style-name="T24">Given that,</text:span></text:p>
          </draw:text-box>
        </draw:frame>
        <draw:g xml:id="id150" draw:id="id150">
          <svg:title>TexMaths</svg:title>
          <svg:desc>26§display§\frac{1}{ \sqrt{1 - y^2 } } \frac{dy}{dx} =  \frac{1}{ \sqrt{1 - x^2 } } §svg§600§FALSE§</svg:desc>
          <draw:polygon draw:style-name="gr2" draw:text-style-name="P5" draw:layer="layout" svg:width="9.208cm" svg:height="2.193cm" svg:x="3.783cm" svg:y="0.782cm" svg:viewBox="0 0 9209 2194" draw:points="4605,2194 0,2194 0,0 9209,0 9209,2194">
            <text:p/>
          </draw:polygon>
          <draw:path draw:style-name="gr3" draw:text-style-name="P6" draw:layer="layout" svg:width="0.303cm" svg:height="0.61cm" svg:x="5.278cm" svg:y="0.761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3.379cm" svg:height="0.039cm" svg:x="3.737cm" svg:y="1.74cm" svg:viewBox="0 0 3380 40" draw:points="1691,40 0,40 0,0 3380,0 3380,40">
            <text:p/>
          </draw:polygon>
          <draw:path draw:style-name="gr3" draw:text-style-name="P6" draw:layer="layout" svg:width="0.833cm" svg:height="1.097cm" svg:x="3.837cm" svg:y="1.923cm" svg:viewBox="0 0 834 1098" svg:d="M287 1098c29 0 29 0 40-19l501-1044c6-12 6-14 6-16 0-11-8-19-19-19-12 0-16 8-21 19l-472 983-195-453-127 98 15 14 64-50z">
            <text:p/>
          </draw:path>
          <draw:polygon draw:style-name="gr3" draw:text-style-name="P6" draw:layer="layout" svg:width="2.466cm" svg:height="0.039cm" svg:x="4.65cm" svg:y="1.923cm" svg:viewBox="0 0 2467 40" draw:points="1233,40 0,40 0,0 2467,0 2467,40">
            <text:p/>
          </draw:polygon>
          <draw:path draw:style-name="gr3" draw:text-style-name="P6" draw:layer="layout" svg:width="0.303cm" svg:height="0.61cm" svg:x="4.731cm" svg:y="2.154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6" draw:layer="layout" svg:width="0.558cm" svg:height="0.039cm" svg:x="5.386cm" svg:y="2.516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6.251cm" svg:y="2.358cm" svg:viewBox="0 0 424 593" svg:d="M420 56c4-12 4-14 4-21 0-16-14-25-27-25-10 0-25 5-33 19-2 4-8 33-13 50-6 23-12 48-18 73l-42 166c-2 13-41 77-102 77-48 0-58-39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84cm" svg:height="0.425cm" svg:x="6.744cm" svg:y="2.07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36cm" svg:height="0.646cm" svg:x="7.391cm" svg:y="0.736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8-23-28-42 0-23 3-29 7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23cm" svg:height="0.592cm" svg:x="7.857cm" svg:y="0.967cm" svg:viewBox="0 0 424 593" svg:d="M420 56c4-12 4-14 4-21 0-16-14-25-27-25-10 0-25 5-33 19-2 4-8 33-13 50-6 23-12 48-18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7.335cm" svg:y="1.74cm" svg:viewBox="0 0 1000 40" draw:points="499,40 0,40 0,0 1000,0 1000,40">
            <text:p/>
          </draw:polygon>
          <draw:path draw:style-name="gr3" draw:text-style-name="P6" draw:layer="layout" svg:width="0.436cm" svg:height="0.646cm" svg:x="7.37cm" svg:y="1.981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8-23-28-42 0-23 3-29 7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57cm" svg:height="0.415cm" svg:x="7.836cm" svg:y="2.2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100 71 93 0 145-119 145-142 0-8-8-8-10-8-8 0-10 2-12 8-30 100-94 121-123 121-36 0-50-29-50-60 0-21 6-40 17-81z">
            <text:p/>
          </draw:path>
          <draw:path draw:style-name="gr3" draw:text-style-name="P6" draw:layer="layout" svg:width="0.608cm" svg:height="0.215cm" svg:x="8.747cm" svg:y="1.6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3cm" svg:height="0.61cm" svg:x="11.256cm" svg:y="0.7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3.268cm" svg:height="0.039cm" svg:x="9.771cm" svg:y="1.74cm" svg:viewBox="0 0 3269 40" draw:points="1635,40 0,40 0,0 3269,0 3269,40">
            <text:p/>
          </draw:polygon>
          <draw:path draw:style-name="gr3" draw:text-style-name="P6" draw:layer="layout" svg:width="0.714cm" svg:height="0.914cm" svg:x="9.837cm" svg:y="1.923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6" draw:layer="layout" svg:width="2.507cm" svg:height="0.039cm" svg:x="10.532cm" svg:y="1.923cm" svg:viewBox="0 0 2508 40" draw:points="1254,40 0,40 0,0 2508,0 2508,40">
            <text:p/>
          </draw:polygon>
          <draw:path draw:style-name="gr3" draw:text-style-name="P6" draw:layer="layout" svg:width="0.303cm" svg:height="0.61cm" svg:x="10.613cm" svg:y="2.112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6" draw:layer="layout" svg:width="0.558cm" svg:height="0.039cm" svg:x="11.266cm" svg:y="2.474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12.131cm" svg:y="2.31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6 0-50-29-50-60 0-21 6-40 17-81z">
            <text:p/>
          </draw:path>
          <draw:path draw:style-name="gr3" draw:text-style-name="P6" draw:layer="layout" svg:width="0.284cm" svg:height="0.425cm" svg:x="12.668cm" svg:y="2.03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</draw:g>
        <draw:g xml:id="id154" draw:id="id154">
          <svg:title>TexMaths</svg:title>
          <svg:desc>26§display§y = \sqrt{ \tan x + \sqrt{ \tan x + \sqrt{ \tan x + . . . .\  \infty }}} §svg§600§FALSE§</svg:desc>
          <draw:polygon draw:style-name="gr2" draw:text-style-name="P5" draw:layer="layout" svg:width="15.766cm" svg:height="2.101cm" svg:x="4.54cm" svg:y="6.272cm" svg:viewBox="0 0 15767 2102" draw:points="7883,2102 0,2102 0,0 15767,0 15767,2102">
            <text:p/>
          </draw:polygon>
          <draw:path draw:style-name="gr3" draw:text-style-name="P6" draw:layer="layout" svg:width="0.423cm" svg:height="0.592cm" svg:x="4.521cm" svg:y="7.45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608cm" svg:height="0.215cm" svg:x="5.28cm" svg:y="7.52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831cm" svg:height="2.193cm" svg:x="6.295cm" svg:y="6.226cm" svg:viewBox="0 0 832 2194" svg:d="M324 2013l-197-915-121 187c-6 9-6 11-6 13s12 12 12 14l63-98 212 980c29 0 33 0 37-23l506-2134c0-6 2-14 2-18 0-11-6-19-17-19-16 0-18 12-20 25z">
            <text:p/>
          </draw:path>
          <draw:polygon draw:style-name="gr3" draw:text-style-name="P6" draw:layer="layout" svg:width="13.245cm" svg:height="0.039cm" svg:x="7.106cm" svg:y="6.226cm" svg:viewBox="0 0 13246 40" draw:points="6623,40 0,40 0,0 13246,0 13246,40">
            <text:p/>
          </draw:polygon>
          <draw:path draw:style-name="gr3" draw:text-style-name="P6" draw:layer="layout" svg:width="0.286cm" svg:height="0.573cm" svg:x="7.125cm" svg:y="7.297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7.502cm" svg:y="7.44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7.949cm" svg:y="7.45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8.606cm" svg:y="7.45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9.355cm" svg:y="7.32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833cm" svg:height="1.646cm" svg:x="10.318cm" svg:y="6.604cm" svg:viewBox="0 0 834 1647" svg:d="M324 1510l-197-686-127 149 15 13 62-73 210 734c31 0 31 0 40-23l503-1587c4-14 4-18 4-18 0-11-8-19-19-19-14 0-16 12-20 23z">
            <text:p/>
          </draw:path>
          <draw:polygon draw:style-name="gr3" draw:text-style-name="P6" draw:layer="layout" svg:width="9.22cm" svg:height="0.039cm" svg:x="11.131cm" svg:y="6.604cm" svg:viewBox="0 0 9221 40" draw:points="4609,40 0,40 0,0 9221,0 9221,40">
            <text:p/>
          </draw:polygon>
          <draw:path draw:style-name="gr3" draw:text-style-name="P6" draw:layer="layout" svg:width="0.286cm" svg:height="0.573cm" svg:x="11.15cm" svg:y="7.297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1.526cm" svg:y="7.44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1.974cm" svg:y="7.45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2.631cm" svg:y="7.45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13.382cm" svg:y="7.32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715cm" svg:height="0.914cm" svg:x="14.31cm" svg:y="7.074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6" draw:layer="layout" svg:width="5.347cm" svg:height="0.039cm" svg:x="15.004cm" svg:y="7.074cm" svg:viewBox="0 0 5348 40" draw:points="2673,40 0,40 0,0 5348,0 5348,40">
            <text:p/>
          </draw:polygon>
          <draw:path draw:style-name="gr3" draw:text-style-name="P6" draw:layer="layout" svg:width="0.286cm" svg:height="0.573cm" svg:x="15.023cm" svg:y="7.297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5.399cm" svg:y="7.44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5.847cm" svg:y="7.45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6.504cm" svg:y="7.45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17.253cm" svg:y="7.32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099cm" svg:height="0.099cm" svg:x="18.195cm" svg:y="7.763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8.449cm" svg:y="7.763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8.703cm" svg:y="7.763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8.956cm" svg:y="7.763cm" svg:viewBox="0 0 100 100" svg:d="M100 50c0-27-23-50-50-50s-50 23-50 50 23 50 50 50 50-23 50-50z">
            <text:p/>
          </draw:path>
          <draw:path draw:style-name="gr3" draw:text-style-name="P6" draw:layer="layout" svg:width="0.814cm" svg:height="0.415cm" svg:x="19.487cm" svg:y="7.455cm" svg:viewBox="0 0 815 416" svg:d="M416 158c-50-64-62-77-89-100-52-41-104-58-150-58-108 0-177 102-177 208s69 208 173 208c106 0 181-83 226-156 50 62 61 75 90 98 50 41 102 58 150 58 106 0 176-102 176-208s-68-208-174-208c-104 0-181 83-225 158zM439 189c37-66 106-160 208-160 98 0 148 96 148 179 0 89-63 164-142 164-54 0-96-39-114-58-23-25-44-54-100-125zM376 227c-37 66-106 160-210 160-97 0-145-96-145-179 0-89 60-164 141-164 52 0 94 39 115 58 23 25 43 54 99 125z">
            <text:p/>
          </draw:path>
        </draw:g>
        <draw:g xml:id="id152" draw:id="id152">
          <svg:title>TexMaths</svg:title>
          <svg:desc>26§display§\frac{dy}{dx} = \frac{ \sqrt{ 1 - y^2 } }{ \sqrt{ 1 - x^2 } } = \sqrt{ \frac{ 1 - y^2 }{ 1 - x^2 } }§svg§600§FALSE§</svg:desc>
          <draw:polygon draw:style-name="gr2" draw:text-style-name="P5" draw:layer="layout" svg:width="10.689cm" svg:height="2.237cm" svg:x="3.784cm" svg:y="3.483cm" svg:viewBox="0 0 10690 2238" draw:points="5345,2238 0,2238 0,0 10690,0 10690,2238">
            <text:p/>
          </draw:polygon>
          <draw:path draw:style-name="gr3" draw:text-style-name="P6" draw:layer="layout" svg:width="0.436cm" svg:height="0.646cm" svg:x="3.796cm" svg:y="3.662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26cm" svg:y="3.89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olygon draw:style-name="gr3" draw:text-style-name="P6" draw:layer="layout" svg:width="0.999cm" svg:height="0.039cm" svg:x="3.738cm" svg:y="4.669cm" svg:viewBox="0 0 1000 40" draw:points="499,40 0,40 0,0 1000,0 1000,40">
            <text:p/>
          </draw:polygon>
          <draw:path draw:style-name="gr3" draw:text-style-name="P6" draw:layer="layout" svg:width="0.436cm" svg:height="0.646cm" svg:x="3.775cm" svg:y="4.90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239cm" svg:y="5.13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5.15cm" svg:y="4.5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833cm" svg:height="1.097cm" svg:x="6.273cm" svg:y="3.458cm" svg:viewBox="0 0 834 1098" svg:d="M287 1098c29 0 29 0 40-18l501-1045c6-12 6-14 6-16 0-11-8-19-19-19-12 0-16 8-20 19l-473 984-195-454-127 98 15 15 64-50z">
            <text:p/>
          </draw:path>
          <draw:polygon draw:style-name="gr3" draw:text-style-name="P6" draw:layer="layout" svg:width="2.466cm" svg:height="0.039cm" svg:x="7.087cm" svg:y="3.458cm" svg:viewBox="0 0 2467 40" draw:points="1233,40 0,40 0,0 2467,0 2467,40">
            <text:p/>
          </draw:polygon>
          <draw:path draw:style-name="gr3" draw:text-style-name="P6" draw:layer="layout" svg:width="0.303cm" svg:height="0.611cm" svg:x="7.168cm" svg:y="3.689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7.823cm" svg:y="4.051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8.688cm" svg:y="3.893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3-33-33-21 0-52 14-52 60s41 79 97 79c96 0 190-83 215-187z">
            <text:p/>
          </draw:path>
          <draw:path draw:style-name="gr3" draw:text-style-name="P6" draw:layer="layout" svg:width="0.284cm" svg:height="0.425cm" svg:x="9.181cm" svg:y="3.608cm" svg:viewBox="0 0 285 426" svg:d="M285 310h-23c-2 15-8 52-17 58-4 4-54 4-62 4h-119c67-60 90-77 129-108 48-37 92-77 92-139 0-77-69-125-152-125-79 0-133 56-133 114 0 34 27 38 33 38 17 0 36-13 36-35 0-11-5-34-38-34 19-46 63-60 94-60 64 0 98 50 98 102 0 56-40 100-61 125l-156 152c-6 6-6 8-6 24h266z">
            <text:p/>
          </draw:path>
          <draw:polygon draw:style-name="gr3" draw:text-style-name="P6" draw:layer="layout" svg:width="3.379cm" svg:height="0.039cm" svg:x="6.174cm" svg:y="4.669cm" svg:viewBox="0 0 3380 40" draw:points="1691,40 0,40 0,0 3380,0 3380,40">
            <text:p/>
          </draw:polygon>
          <draw:path draw:style-name="gr3" draw:text-style-name="P6" draw:layer="layout" svg:width="0.714cm" svg:height="0.914cm" svg:x="6.296cm" svg:y="4.852cm" svg:viewBox="0 0 715 915" svg:d="M289 820l-160-356c-6-15-13-15-15-15 0 0-6 0-14 7l-88 66c-12 8-12 13-12 15 0 4 2 10 8 10 7 0 23-12 32-21 6-4 20-14 29-20l181 395c6 14 12 14 20 14 13 0 15-4 23-16l416-862c6-14 6-16 6-18 0-11-8-19-18-19-9 0-15 4-21 19z">
            <text:p/>
          </draw:path>
          <draw:polygon draw:style-name="gr3" draw:text-style-name="P6" draw:layer="layout" svg:width="2.507cm" svg:height="0.039cm" svg:x="6.991cm" svg:y="4.852cm" svg:viewBox="0 0 2508 40" draw:points="1254,40 0,40 0,0 2508,0 2508,40">
            <text:p/>
          </draw:polygon>
          <draw:path draw:style-name="gr3" draw:text-style-name="P6" draw:layer="layout" svg:width="0.303cm" svg:height="0.611cm" svg:x="7.072cm" svg:y="5.041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7.725cm" svg:y="5.403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8.59cm" svg:y="5.24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9.127cm" svg:y="4.96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608cm" svg:height="0.215cm" svg:x="9.965cm" svg:y="4.5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831cm" svg:height="2.194cm" svg:x="10.98cm" svg:y="3.437cm" svg:viewBox="0 0 832 2195" svg:d="M324 2014l-197-916-121 188c-6 8-6 10-6 12s12 13 12 15l63-98 212 980c29 0 33 0 37-23l506-2135c0-6 2-14 2-18 0-11-6-19-17-19-14 0-18 12-20 25z">
            <text:p/>
          </draw:path>
          <draw:polygon draw:style-name="gr3" draw:text-style-name="P6" draw:layer="layout" svg:width="2.726cm" svg:height="0.039cm" svg:x="11.793cm" svg:y="3.437cm" svg:viewBox="0 0 2727 40" draw:points="1364,40 0,40 0,0 2727,0 2727,40">
            <text:p/>
          </draw:polygon>
          <draw:path draw:style-name="gr3" draw:text-style-name="P6" draw:layer="layout" svg:width="0.303cm" svg:height="0.611cm" svg:x="12.005cm" svg:y="3.689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12.659cm" svg:y="4.051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13.524cm" svg:y="3.89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ath draw:style-name="gr3" draw:text-style-name="P6" draw:layer="layout" svg:width="0.284cm" svg:height="0.425cm" svg:x="14.019cm" svg:y="3.608cm" svg:viewBox="0 0 285 426" svg:d="M285 310h-23c-2 15-8 52-17 58-4 4-54 4-62 4h-119c67-60 90-77 129-108 48-37 92-77 92-139 0-77-69-125-152-125-79 0-133 56-133 114 0 34 27 38 33 38 17 0 36-13 36-35 0-11-5-34-38-34 19-46 63-60 94-60 64 0 98 50 98 102 0 56-40 100-61 125l-156 152c-6 6-6 8-6 24h266z">
            <text:p/>
          </draw:path>
          <draw:polygon draw:style-name="gr3" draw:text-style-name="P6" draw:layer="layout" svg:width="2.507cm" svg:height="0.039cm" svg:x="11.904cm" svg:y="4.669cm" svg:viewBox="0 0 2508 40" draw:points="1254,40 0,40 0,0 2508,0 2508,40">
            <text:p/>
          </draw:polygon>
          <draw:path draw:style-name="gr3" draw:text-style-name="P6" draw:layer="layout" svg:width="0.303cm" svg:height="0.611cm" svg:x="11.985cm" svg:y="4.933cm" svg:viewBox="0 0 304 612" svg:d="M189 23c0-21 0-23-23-23-56 58-137 58-166 58v29c19 0 73 0 121-25v477c0 33-2 44-86 44h-29v29c31-5 113-5 148-5 37 0 116 0 150 5v-29h-29c-84 0-86-11-86-44z">
            <text:p/>
          </draw:path>
          <draw:path draw:style-name="gr3" draw:text-style-name="P6" draw:layer="layout" svg:width="0.558cm" svg:height="0.039cm" svg:x="12.638cm" svg:y="5.295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13.503cm" svg:y="5.13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84cm" svg:height="0.425cm" svg:x="14.04cm" svg:y="4.854cm" svg:viewBox="0 0 285 426" svg:d="M285 310h-23c-2 15-8 52-17 58-4 4-54 4-62 4h-119c67-60 90-77 129-108 48-37 92-77 92-139 0-77-69-125-152-125-79 0-133 56-133 114 0 34 27 38 33 38 17 0 36-13 36-35 0-11-5-34-38-34 19-46 63-60 94-60 64 0 98 50 98 102 0 56-40 100-61 125l-156 152c-6 6-6 8-6 24h266z">
            <text:p/>
          </draw:path>
        </draw:g>
        <draw:g xml:id="id151" draw:id="id151">
          <svg:title>TexMaths</svg:title>
          <svg:desc>28§display§\therefore§svg§600§FALSE§</svg:desc>
          <draw:polygon draw:style-name="gr2" draw:text-style-name="P5" draw:layer="layout" svg:width="0.528cm" svg:height="0.433cm" svg:x="1.892cm" svg:y="4.288cm" svg:viewBox="0 0 529 434" draw:points="265,434 0,434 0,0 529,0 529,434">
            <text:p/>
          </draw:polygon>
          <draw:path draw:style-name="gr3" draw:text-style-name="P6" draw:layer="layout" svg:width="0.598cm" svg:height="0.531cm" svg:x="1.872cm" svg:y="4.23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55" draw:id="id155">
          <svg:title>TexMaths</svg:title>
          <svg:desc>26§display§\frac{dy}{dx} = \frac{ \sec^2 x }{ 2y - 1}§svg§600§FALSE§</svg:desc>
          <draw:polygon draw:style-name="gr2" draw:text-style-name="P5" draw:layer="layout" svg:width="4.855cm" svg:height="2.097cm" svg:x="9.885cm" svg:y="8.683cm" svg:viewBox="0 0 4856 2098" draw:points="2429,2098 0,2098 0,0 4856,0 4856,2098">
            <text:p/>
          </draw:polygon>
          <draw:path draw:style-name="gr3" draw:text-style-name="P6" draw:layer="layout" svg:width="0.436cm" svg:height="0.646cm" svg:x="9.897cm" svg:y="8.76cm" svg:viewBox="0 0 437 647" svg:d="M437 10c0-2 0-10-13-10-12 0-100 8-116 10-6 0-13 5-13 17s9 12 23 12c44 0 46 7 46 15l-4 19-54 216c-17-33-44-58-86-58-106 0-220 135-220 268 0 87 50 148 123 148 18 0 64-5 118-69 9 37 40 69 83 69 34 0 55-21 69-52 15-32 27-88 27-90 0-10-8-10-10-10-11 0-11 4-13 16-16 61-33 115-70 115-25 0-27-23-27-42 0-23 2-29 6-44zM245 526c-4 17-4 19-18 35-40 50-77 65-102 65-46 0-61-50-61-86 0-45 30-160 52-201 28-54 69-87 107-87 60 0 72 74 72 81 0 4-2 10-4 14z">
            <text:p/>
          </draw:path>
          <draw:path draw:style-name="gr3" draw:text-style-name="P6" draw:layer="layout" svg:width="0.423cm" svg:height="0.591cm" svg:x="10.361cm" svg:y="8.988cm" svg:viewBox="0 0 424 592" svg:d="M420 56c4-12 4-14 4-21 0-16-14-25-27-25-10 0-25 5-33 19-2 4-8 33-13 50-6 23-12 48-18 73l-42 166c-2 13-41 77-102 77-48 0-58-40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8 0-29-25-33-33-33-21 0-52 15-52 60 0 46 41 79 97 79 96 0 190-83 215-187z">
            <text:p/>
          </draw:path>
          <draw:polygon draw:style-name="gr3" draw:text-style-name="P6" draw:layer="layout" svg:width="0.999cm" svg:height="0.038cm" svg:x="9.839cm" svg:y="9.764cm" svg:viewBox="0 0 1000 39" draw:points="499,39 0,39 0,0 1000,0 1000,39">
            <text:p/>
          </draw:polygon>
          <draw:path draw:style-name="gr3" draw:text-style-name="P6" draw:layer="layout" svg:width="0.436cm" svg:height="0.646cm" svg:x="9.876cm" svg:y="10.003cm" svg:viewBox="0 0 437 647" svg:d="M437 10c0-2 0-10-13-10-12 0-100 8-116 10-6 0-13 5-13 17s9 12 23 12c44 0 46 7 46 15l-4 19-54 216c-17-33-44-58-86-58-106 0-220 135-220 268 0 87 50 148 123 148 18 0 64-5 118-69 9 37 40 69 83 69 34 0 55-21 69-52 15-32 27-88 27-90 0-10-8-10-10-10-11 0-11 4-13 16-16 61-33 115-70 115-25 0-27-23-27-42 0-23 2-29 6-44zM245 526c-4 17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10.34cm" svg:y="10.234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215cm" svg:x="11.251cm" svg:y="9.676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01cm" svg:height="0.421cm" svg:x="12.433cm" svg:y="8.984cm" svg:viewBox="0 0 302 422" svg:d="M160 233c21 4 96 19 96 85 0 46-31 83-104 83-77 0-110-52-127-131-2-10-4-14-13-14-12 0-12 6-12 23v120c0 17 0 23 10 23 5 0 7-2 23-19 2-2 2-4 19-20 40 37 81 39 100 39 106 0 150-62 150-129 0-48-30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355cm" svg:height="0.421cm" svg:x="12.788cm" svg:y="8.984cm" svg:viewBox="0 0 356 422" svg:d="M77 181c6-137 83-160 114-160 94 0 104 122 104 160zM77 200h256c21 0 23 0 23-19 0-92-50-181-165-181-106 0-191 94-191 210 0 123 96 212 202 212 112 0 154-102 154-121 0-8-9-10-13-10-8 0-10 6-10 13-33 95-117 95-125 95-46 0-83-29-104-62-27-44-27-104-27-137z">
            <text:p/>
          </draw:path>
          <draw:path draw:style-name="gr3" draw:text-style-name="P6" draw:layer="layout" svg:width="0.348cm" svg:height="0.421cm" svg:x="13.2cm" svg:y="8.984cm" svg:viewBox="0 0 349 422" svg:d="M77 212c0-150 75-189 123-189 8 0 66 0 100 33-40 4-44 31-44 44 0 23 16 41 41 41s44-16 44-43c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284cm" svg:height="0.425cm" svg:x="13.614cm" svg:y="8.637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6-6 9-6 25h266z">
            <text:p/>
          </draw:path>
          <draw:path draw:style-name="gr3" draw:text-style-name="P6" draw:layer="layout" svg:width="0.457cm" svg:height="0.415cm" svg:x="14.163cm" svg:y="8.988cm" svg:viewBox="0 0 458 416" svg:d="M281 129c4-25 25-108 89-108 4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olygon draw:style-name="gr3" draw:text-style-name="P6" draw:layer="layout" svg:width="2.511cm" svg:height="0.038cm" svg:x="12.275cm" svg:y="9.764cm" svg:viewBox="0 0 2512 39" draw:points="1256,39 0,39 0,0 2512,0 2512,39">
            <text:p/>
          </draw:polygon>
          <draw:path draw:style-name="gr3" draw:text-style-name="P6" draw:layer="layout" svg:width="0.365cm" svg:height="0.61cm" svg:x="12.32cm" svg:y="10.03cm" svg:viewBox="0 0 366 611" svg:d="M71 540l97-95c144-127 198-175 198-266 0-106-81-179-193-179-104 0-173 85-173 166 0 50 46 50 48 50 16 0 48-10 48-48 0-22-17-47-48-47-8 0-8 0-13 2 21-61 71-94 125-94 83 0 123 73 123 150 0 73-46 145-96 201l-177 196c-10 10-10 12-10 35h341l25-160h-23c-4 27-10 69-19 81-8 8-68 8-87 8z">
            <text:p/>
          </draw:path>
          <draw:path draw:style-name="gr3" draw:text-style-name="P6" draw:layer="layout" svg:width="0.423cm" svg:height="0.591cm" svg:x="12.757cm" svg:y="10.234cm" svg:viewBox="0 0 424 592" svg:d="M420 56c4-12 4-14 4-21 0-16-14-25-27-25-10 0-25 5-33 19-2 4-8 33-13 50-6 23-12 48-18 73l-42 166c-2 13-41 77-104 77-46 0-56-40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8 0-29-25-33-33-33-21 0-52 15-52 60 0 46 41 79 97 79 96 0 190-83 215-187z">
            <text:p/>
          </draw:path>
          <draw:path draw:style-name="gr3" draw:text-style-name="P6" draw:layer="layout" svg:width="0.558cm" svg:height="0.038cm" svg:x="13.491cm" svg:y="10.392cm" svg:viewBox="0 0 559 39" svg:d="M528 39c15 0 31 0 31-20 0-19-16-19-31-19h-497c-14 0-31 0-31 19 0 20 17 20 31 20z">
            <text:p/>
          </draw:path>
          <draw:path draw:style-name="gr3" draw:text-style-name="P6" draw:layer="layout" svg:width="0.303cm" svg:height="0.61cm" svg:x="14.411cm" svg:y="10.03cm" svg:viewBox="0 0 304 611" svg:d="M189 23c0-21 0-23-23-23-56 58-137 58-166 58v29c19 0 73 0 121-25v476c0 34-2 44-86 44h-29v29c31-4 113-4 148-4 37 0 116 0 150 4v-29h-29c-84 0-86-10-86-44z">
            <text:p/>
          </draw:path>
        </draw:g>
        <draw:g xml:id="id156" draw:id="id156">
          <svg:title>TexMaths</svg:title>
          <svg:desc>26§display§y = \sqrt{ \tan x + \sqrt{ \tan x + \sqrt{ \tan x + . . . .\  \infty }}} §svg§600§FALSE§</svg:desc>
          <draw:polygon draw:style-name="gr2" draw:text-style-name="P5" draw:layer="layout" svg:width="15.766cm" svg:height="2.101cm" svg:x="3.44cm" svg:y="11.873cm" svg:viewBox="0 0 15767 2102" draw:points="7883,2102 0,2102 0,0 15767,0 15767,2102">
            <text:p/>
          </draw:polygon>
          <draw:path draw:style-name="gr3" draw:text-style-name="P6" draw:layer="layout" svg:width="0.423cm" svg:height="0.592cm" svg:x="3.421cm" svg:y="13.05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608cm" svg:height="0.215cm" svg:x="4.18cm" svg:y="13.1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831cm" svg:height="2.193cm" svg:x="5.195cm" svg:y="11.827cm" svg:viewBox="0 0 832 2194" svg:d="M324 2013l-197-915-121 187c-6 9-6 11-6 13s12 12 12 14l63-98 212 980c29 0 33 0 37-23l506-2134c0-6 2-14 2-18 0-11-6-19-17-19-16 0-18 12-20 25z">
            <text:p/>
          </draw:path>
          <draw:polygon draw:style-name="gr3" draw:text-style-name="P6" draw:layer="layout" svg:width="13.245cm" svg:height="0.039cm" svg:x="6.006cm" svg:y="11.827cm" svg:viewBox="0 0 13246 40" draw:points="6623,40 0,40 0,0 13246,0 13246,40">
            <text:p/>
          </draw:polygon>
          <draw:path draw:style-name="gr3" draw:text-style-name="P6" draw:layer="layout" svg:width="0.286cm" svg:height="0.573cm" svg:x="6.025cm" svg:y="12.89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6.402cm" svg:y="13.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6.849cm" svg:y="13.0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7.506cm" svg:y="13.0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8.255cm" svg:y="12.9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833cm" svg:height="1.646cm" svg:x="9.218cm" svg:y="12.205cm" svg:viewBox="0 0 834 1647" svg:d="M324 1510l-197-686-127 149 15 13 62-73 210 734c31 0 31 0 40-23l503-1587c4-14 4-18 4-18 0-11-8-19-19-19-14 0-16 12-20 23z">
            <text:p/>
          </draw:path>
          <draw:polygon draw:style-name="gr3" draw:text-style-name="P6" draw:layer="layout" svg:width="9.22cm" svg:height="0.039cm" svg:x="10.031cm" svg:y="12.205cm" svg:viewBox="0 0 9221 40" draw:points="4609,40 0,40 0,0 9221,0 9221,40">
            <text:p/>
          </draw:polygon>
          <draw:path draw:style-name="gr3" draw:text-style-name="P6" draw:layer="layout" svg:width="0.286cm" svg:height="0.573cm" svg:x="10.05cm" svg:y="12.89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0.426cm" svg:y="13.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0.874cm" svg:y="13.0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1.531cm" svg:y="13.0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12.282cm" svg:y="12.9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715cm" svg:height="0.914cm" svg:x="13.21cm" svg:y="12.675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6" draw:layer="layout" svg:width="5.347cm" svg:height="0.039cm" svg:x="13.904cm" svg:y="12.675cm" svg:viewBox="0 0 5348 40" draw:points="2673,40 0,40 0,0 5348,0 5348,40">
            <text:p/>
          </draw:polygon>
          <draw:path draw:style-name="gr3" draw:text-style-name="P6" draw:layer="layout" svg:width="0.286cm" svg:height="0.573cm" svg:x="13.923cm" svg:y="12.89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4.299cm" svg:y="13.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4.747cm" svg:y="13.0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5.404cm" svg:y="13.05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16.153cm" svg:y="12.9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099cm" svg:height="0.099cm" svg:x="17.095cm" svg:y="13.3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7.349cm" svg:y="13.3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7.603cm" svg:y="13.3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17.856cm" svg:y="13.364cm" svg:viewBox="0 0 100 100" svg:d="M100 50c0-27-23-50-50-50s-50 23-50 50 23 50 50 50 50-23 50-50z">
            <text:p/>
          </draw:path>
          <draw:path draw:style-name="gr3" draw:text-style-name="P6" draw:layer="layout" svg:width="0.814cm" svg:height="0.415cm" svg:x="18.387cm" svg:y="13.056cm" svg:viewBox="0 0 815 416" svg:d="M416 158c-50-64-62-77-89-100-52-41-104-58-150-58-108 0-177 102-177 208s69 208 173 208c106 0 181-83 226-156 50 62 61 75 90 98 50 41 102 58 150 58 106 0 176-102 176-208s-68-208-174-208c-104 0-181 83-225 158zM439 189c37-66 106-160 208-160 98 0 148 96 148 179 0 89-63 164-142 164-54 0-96-39-114-58-23-25-44-54-100-125zM376 227c-37 66-106 160-210 160-97 0-145-96-145-179 0-89 60-164 141-164 52 0 94 39 115 58 23 25 43 54 99 125z">
            <text:p/>
          </draw:path>
        </draw:g>
        <draw:g xml:id="id157" draw:id="id157">
          <svg:title>TexMaths</svg:title>
          <svg:desc>22§display§.\ .\ .\ . \ (I) §svg§600§FALSE§</svg:desc>
          <draw:polygon draw:style-name="gr2" draw:text-style-name="P5" draw:layer="layout" svg:width="2.736cm" svg:height="0.696cm" svg:x="22.343cm" svg:y="12.876cm" svg:viewBox="0 0 2737 697" draw:points="1369,697 0,697 0,0 2737,0 2737,697">
            <text:p/>
          </draw:polygon>
          <draw:path draw:style-name="gr3" draw:text-style-name="P6" draw:layer="layout" svg:width="0.083cm" svg:height="0.083cm" svg:x="22.371cm" svg:y="13.3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2.843cm" svg:y="13.3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3.316cm" svg:y="13.3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3.787cm" svg:y="13.33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4.269cm" svg:y="12.8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4.521cm" svg:y="12.888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24.938cm" svg:y="12.837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158" draw:id="id158">
          <svg:title>TexMaths</svg:title>
          <svg:desc>28§display§\text {Squaring both the sides, we get}§svg§600§FALSE§</svg:desc>
          <draw:polygon draw:style-name="gr2" draw:text-style-name="P5" draw:layer="layout" svg:width="13.393cm" svg:height="0.8cm" svg:x="3.724cm" svg:y="14.28cm" svg:viewBox="0 0 13394 801" draw:points="6696,801 0,801 0,0 13394,0 13394,801">
            <text:p/>
          </draw:polygon>
          <draw:path draw:style-name="gr3" draw:text-style-name="P6" draw:layer="layout" svg:width="0.438cm" svg:height="0.717cm" svg:x="3.731cm" svg:y="14.231cm" svg:viewBox="0 0 439 718" svg:d="M289 314l-125-31c-63-16-101-68-101-126 0-69 53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6" draw:layer="layout" svg:width="0.487cm" svg:height="0.627cm" svg:x="4.255cm" svg:y="14.491cm" svg:viewBox="0 0 488 628" svg:d="M343 377v177c0 45-11 45-79 45v29c34 0 85-2 112-2s77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6" draw:layer="layout" svg:width="0.496cm" svg:height="0.448cm" svg:x="4.772cm" svg:y="14.49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6" draw:layer="layout" svg:width="0.445cm" svg:height="0.454cm" svg:x="5.328cm" svg:y="14.485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6" draw:layer="layout" svg:width="0.333cm" svg:height="0.437cm" svg:x="5.807cm" svg:y="14.49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6" draw:layer="layout" svg:width="0.212cm" svg:height="0.661cm" svg:x="6.197cm" svg:y="14.26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96cm" svg:height="0.437cm" svg:x="6.47cm" svg:y="14.49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6" draw:layer="layout" svg:width="0.452cm" svg:height="0.652cm" svg:x="7.013cm" svg:y="14.48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6" draw:layer="layout" svg:width="0.487cm" svg:height="0.697cm" svg:x="7.832cm" svg:y="14.24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6" draw:layer="layout" svg:width="0.438cm" svg:height="0.454cm" svg:x="8.408cm" svg:y="14.48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6" draw:layer="layout" svg:width="0.308cm" svg:height="0.618cm" svg:x="8.89cm" svg:y="14.32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6" draw:layer="layout" svg:width="0.496cm" svg:height="0.686cm" svg:x="9.286cm" svg:y="14.24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6" draw:layer="layout" svg:width="0.308cm" svg:height="0.618cm" svg:x="10.149cm" svg:y="14.32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6" draw:layer="layout" svg:width="0.496cm" svg:height="0.686cm" svg:x="10.543cm" svg:y="14.24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6" draw:layer="layout" svg:width="0.382cm" svg:height="0.454cm" svg:x="11.085cm" svg:y="14.48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24cm" svg:height="0.454cm" svg:x="11.856cm" svg:y="14.48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1cm" svg:x="12.245cm" svg:y="14.26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87cm" svg:height="0.697cm" svg:x="12.519cm" svg:y="14.24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6" draw:layer="layout" svg:width="0.382cm" svg:height="0.454cm" svg:x="13.061cm" svg:y="14.48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24cm" svg:height="0.454cm" svg:x="13.502cm" svg:y="14.48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115cm" svg:height="0.295cm" svg:x="13.943cm" svg:y="14.821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6" draw:layer="layout" svg:width="0.676cm" svg:height="0.437cm" svg:x="14.477cm" svg:y="14.5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6" draw:layer="layout" svg:width="0.382cm" svg:height="0.454cm" svg:x="15.171cm" svg:y="14.48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452cm" svg:height="0.652cm" svg:x="15.935cm" svg:y="14.48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6" draw:layer="layout" svg:width="0.382cm" svg:height="0.454cm" svg:x="16.428cm" svg:y="14.48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1cm" svg:height="0.618cm" svg:x="16.856cm" svg:y="14.321cm" svg:viewBox="0 0 311 619" svg:d="M152 213h141v-31h-141v-182h-24c0 81-32 186-128 191v22h85v272c0 123 92 134 128 134 69 0 98-69 98-134v-56h-27v56c0 71-29 110-64 110-68 0-68-90-68-10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3cm" svg:x="0.8cm" svg:y="0.627cm" presentation:class="title" presentation:user-transformed="true">
          <draw:text-box>
            <text:p xml:id="id170" text:id="id170" text:style-name="P8"><text:span text:style-name="T25"><text:tab/></text:span><text:span text:style-name="T25"><text:tab/></text:span><text:span text:style-name="T23"><text:line-break/></text:span><text:span text:style-name="T23"> <text:s/></text:span><text:span text:style-name="T23"><text:tab/></text:span><text:span text:style-name="T23"><text:line-break/></text:span><text:span text:style-name="T25"> <text:s text:c="21"/></text:span><text:span text:style-name="T23"><text:line-break/></text:span><text:span text:style-name="T24"><text:tab/></text:span><text:span text:style-name="T24"> 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4"><text:tab/></text:span><text:span text:style-name="T24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line-break/></text:span><text:span text:style-name="T21"><text:tab/></text:span><text:span text:style-name="T21"> <text:s/></text:span><text:span text:style-name="T21"><text:tab/></text:span><text:span text:style-name="T21"> <text:s text:c="2"/></text:span><text:span text:style-name="T21"><text:tab/></text:span><text:span text:style-name="T21"><text:tab/></text:span><text:span text:style-name="T21"> <text:s text:c="3"/></text:span><text:span text:style-name="T21">##### </text:span><text:span text:style-name="T21"><text:tab/></text:span><text:span text:style-name="T21"><text:tab/></text:span><text:span text:style-name="T21">DONE</text:span><text:span text:style-name="T21"><text:tab/></text:span><text:span text:style-name="T21"><text:tab/></text:span><text:span text:style-name="T21"> #####</text:span></text:p>
          </draw:text-box>
        </draw:frame>
        <draw:g xml:id="id159" draw:id="id159">
          <svg:title>TexMaths</svg:title>
          <svg:desc>28§display§y^2 = \tan x + \sqrt{ \tan x + \sqrt{ \tan x + . . . .\  \infty }}  §svg§600§FALSE§</svg:desc>
          <draw:polygon draw:style-name="gr2" draw:text-style-name="P5" draw:layer="layout" svg:width="16.436cm" svg:height="1.675cm" svg:x="2.743cm" svg:y="0.678cm" svg:viewBox="0 0 16437 1676" draw:points="8218,1676 0,1676 0,0 16437,0 16437,1676">
            <text:p/>
          </draw:polygon>
          <draw:path draw:style-name="gr3" draw:text-style-name="P6" draw:layer="layout" svg:width="0.456cm" svg:height="0.638cm" svg:x="2.723cm" svg:y="1.546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3" draw:text-style-name="P6" draw:layer="layout" svg:width="0.306cm" svg:height="0.458cm" svg:x="3.256cm" svg:y="1.118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6" draw:layer="layout" svg:width="0.655cm" svg:height="0.232cm" svg:x="3.982cm" svg:y="1.6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8cm" svg:x="4.983cm" svg:y="1.375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6" draw:layer="layout" svg:width="0.445cm" svg:height="0.454cm" svg:x="5.389cm" svg:y="1.54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496cm" svg:height="0.436cm" svg:x="5.872cm" svg:y="1.54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492cm" svg:height="0.447cm" svg:x="6.58cm" svg:y="1.5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658cm" svg:x="7.387cm" svg:y="1.40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897cm" svg:height="1.774cm" svg:x="8.424cm" svg:y="0.629cm" svg:viewBox="0 0 898 1775" svg:d="M349 1627l-212-739-137 161 16 13 67-78 226 791c34 0 34 0 43-25l542-1710c4-15 4-20 4-20 0-11-9-20-20-20-16 0-18 13-22 25z">
            <text:p/>
          </draw:path>
          <draw:polygon draw:style-name="gr3" draw:text-style-name="P6" draw:layer="layout" svg:width="9.929cm" svg:height="0.042cm" svg:x="9.299cm" svg:y="0.629cm" svg:viewBox="0 0 9930 43" draw:points="4964,43 0,43 0,0 9930,0 9930,43">
            <text:p/>
          </draw:polygon>
          <draw:path draw:style-name="gr3" draw:text-style-name="P6" draw:layer="layout" svg:width="0.31cm" svg:height="0.618cm" svg:x="9.317cm" svg:y="1.375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6" draw:layer="layout" svg:width="0.445cm" svg:height="0.454cm" svg:x="9.723cm" svg:y="1.54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496cm" svg:height="0.436cm" svg:x="10.207cm" svg:y="1.54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492cm" svg:height="0.447cm" svg:x="10.914cm" svg:y="1.5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658cm" svg:x="11.721cm" svg:y="1.40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77cm" svg:height="0.985cm" svg:x="12.722cm" svg:y="1.136cm" svg:viewBox="0 0 771 986" svg:d="M311 883l-172-383c-7-16-14-16-16-16 0 0-7 0-15 7l-95 72c-13 8-13 13-13 15 0 5 2 11 9 11s25-13 34-22c6-4 22-16 31-22l195 425c7 16 13 16 22 16 14 0 16-4 25-18l448-928c7-15 7-18 7-20 0-11-9-20-21-20-9 0-15 4-22 20z">
            <text:p/>
          </draw:path>
          <draw:polygon draw:style-name="gr3" draw:text-style-name="P6" draw:layer="layout" svg:width="5.758cm" svg:height="0.042cm" svg:x="13.47cm" svg:y="1.136cm" svg:viewBox="0 0 5759 43" draw:points="2878,43 0,43 0,0 5759,0 5759,43">
            <text:p/>
          </draw:polygon>
          <draw:path draw:style-name="gr3" draw:text-style-name="P6" draw:layer="layout" svg:width="0.308cm" svg:height="0.618cm" svg:x="13.488cm" svg:y="1.37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6" draw:layer="layout" svg:width="0.445cm" svg:height="0.454cm" svg:x="13.894cm" svg:y="1.541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6" draw:layer="layout" svg:width="0.496cm" svg:height="0.436cm" svg:x="14.377cm" svg:y="1.54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492cm" svg:height="0.447cm" svg:x="15.085cm" svg:y="1.5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655cm" svg:height="0.658cm" svg:x="15.892cm" svg:y="1.40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107cm" svg:height="0.107cm" svg:x="16.906cm" svg:y="1.877cm" svg:viewBox="0 0 108 108" svg:d="M108 54c0-29-25-54-54-54s-54 25-54 54 25 54 54 54 54-25 54-54z">
            <text:p/>
          </draw:path>
          <draw:path draw:style-name="gr3" draw:text-style-name="P6" draw:layer="layout" svg:width="0.107cm" svg:height="0.107cm" svg:x="17.179cm" svg:y="1.877cm" svg:viewBox="0 0 108 108" svg:d="M108 54c0-29-25-54-54-54s-54 25-54 54 25 54 54 54 54-25 54-54z">
            <text:p/>
          </draw:path>
          <draw:path draw:style-name="gr3" draw:text-style-name="P6" draw:layer="layout" svg:width="0.107cm" svg:height="0.107cm" svg:x="17.453cm" svg:y="1.877cm" svg:viewBox="0 0 108 108" svg:d="M108 54c0-29-25-54-54-54s-54 25-54 54 25 54 54 54 54-25 54-54z">
            <text:p/>
          </draw:path>
          <draw:path draw:style-name="gr3" draw:text-style-name="P6" draw:layer="layout" svg:width="0.107cm" svg:height="0.107cm" svg:x="17.726cm" svg:y="1.877cm" svg:viewBox="0 0 108 108" svg:d="M108 54c0-29-25-54-54-54s-54 25-54 54 25 54 54 54 54-25 54-54z">
            <text:p/>
          </draw:path>
          <draw:path draw:style-name="gr3" draw:text-style-name="P6" draw:layer="layout" svg:width="0.877cm" svg:height="0.447cm" svg:x="18.297cm" svg:y="1.546cm" svg:viewBox="0 0 878 448" svg:d="M448 170c-54-69-67-83-96-107-56-45-112-63-162-63-114 0-190 110-190 224s74 224 186 224c114 0 195-89 244-168 54 67 65 81 96 105 54 45 110 63 162 63 114 0 190-110 190-224s-74-224-188-224c-112 0-195 90-242 170zM473 204c40-72 114-173 224-173 105 0 159 103 159 193 0 96-68 177-153 177-58 0-103-42-123-63-24-26-47-58-107-134zM405 247c-40 69-114 170-226 170-103 0-157-103-157-193 0-96 65-177 153-177 58 0 101 43 123 63 25 27 47 58 107 137z">
            <text:p/>
          </draw:path>
        </draw:g>
        <draw:g xml:id="id161" draw:id="id161">
          <svg:title>TexMaths</svg:title>
          <svg:desc>26§display§y^2 = \tan x + \sqrt{ \tan x + \sqrt{ \tan x + \sqrt{ \tan x + . . . .\  \infty }}} §svg§600§FALSE§</svg:desc>
          <draw:polygon draw:style-name="gr2" draw:text-style-name="P5" draw:layer="layout" svg:width="19.287cm" svg:height="2.101cm" svg:x="2.64cm" svg:y="4.073cm" svg:viewBox="0 0 19288 2102" draw:points="9643,2102 0,2102 0,0 19288,0 19288,2102">
            <text:p/>
          </draw:polygon>
          <draw:path draw:style-name="gr3" draw:text-style-name="P6" draw:layer="layout" svg:width="0.423cm" svg:height="0.592cm" svg:x="2.621cm" svg:y="5.25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84cm" svg:height="0.425cm" svg:x="3.116cm" svg:y="4.85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215cm" svg:x="3.79cm" svg:y="5.3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8cm" svg:height="0.573cm" svg:x="4.72cm" svg:y="5.098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5.096cm" svg:y="5.2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5.545cm" svg:y="5.2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6.203cm" svg:y="5.2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6.951cm" svg:y="5.1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831cm" svg:height="2.193cm" svg:x="7.917cm" svg:y="4.027cm" svg:viewBox="0 0 832 2194" svg:d="M324 2013l-197-915-121 187c-6 9-6 11-6 13s12 12 12 14l63-98 212 980c29 0 33 0 37-23l506-2134c0-6 2-14 2-18 0-11-6-19-17-19-14 0-18 12-20 25z">
            <text:p/>
          </draw:path>
          <draw:polygon draw:style-name="gr3" draw:text-style-name="P6" draw:layer="layout" svg:width="13.244cm" svg:height="0.039cm" svg:x="8.728cm" svg:y="4.027cm" svg:viewBox="0 0 13245 40" draw:points="6623,40 0,40 0,0 13245,0 13245,40">
            <text:p/>
          </draw:polygon>
          <draw:path draw:style-name="gr3" draw:text-style-name="P6" draw:layer="layout" svg:width="0.288cm" svg:height="0.573cm" svg:x="8.744cm" svg:y="5.098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9.121cm" svg:y="5.2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9.57cm" svg:y="5.2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0.227cm" svg:y="5.2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10.976cm" svg:y="5.1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833cm" svg:height="1.646cm" svg:x="11.939cm" svg:y="4.405cm" svg:viewBox="0 0 834 1647" svg:d="M324 1510l-197-686-127 149 15 13 62-73 210 734c31 0 31 0 40-23l503-1587c4-14 4-18 4-18 0-11-8-19-19-19-14 0-16 12-20 23z">
            <text:p/>
          </draw:path>
          <draw:polygon draw:style-name="gr3" draw:text-style-name="P6" draw:layer="layout" svg:width="9.219cm" svg:height="0.039cm" svg:x="12.753cm" svg:y="4.405cm" svg:viewBox="0 0 9220 40" draw:points="4609,40 0,40 0,0 9220,0 9220,40">
            <text:p/>
          </draw:polygon>
          <draw:path draw:style-name="gr3" draw:text-style-name="P6" draw:layer="layout" svg:width="0.288cm" svg:height="0.573cm" svg:x="12.771cm" svg:y="5.098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13.148cm" svg:y="5.2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3.595cm" svg:y="5.2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4.252cm" svg:y="5.2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15.001cm" svg:y="5.1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715cm" svg:height="0.914cm" svg:x="15.931cm" svg:y="4.875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6" draw:layer="layout" svg:width="5.347cm" svg:height="0.039cm" svg:x="16.625cm" svg:y="4.875cm" svg:viewBox="0 0 5348 40" draw:points="2673,40 0,40 0,0 5348,0 5348,40">
            <text:p/>
          </draw:polygon>
          <draw:path draw:style-name="gr3" draw:text-style-name="P6" draw:layer="layout" svg:width="0.286cm" svg:height="0.573cm" svg:x="16.644cm" svg:y="5.09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7.021cm" svg:y="5.25cm" svg:viewBox="0 0 414 422" svg:d="M268 341c2 37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6" draw:layer="layout" svg:width="0.461cm" svg:height="0.405cm" svg:x="17.468cm" svg:y="5.25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57cm" svg:height="0.415cm" svg:x="18.125cm" svg:y="5.25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18.874cm" svg:y="5.1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099cm" svg:height="0.099cm" svg:x="19.816cm" svg:y="5.5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20.07cm" svg:y="5.5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20.324cm" svg:y="5.564cm" svg:viewBox="0 0 100 100" svg:d="M100 50c0-27-23-50-50-50s-50 23-50 50 23 50 50 50 50-23 50-50z">
            <text:p/>
          </draw:path>
          <draw:path draw:style-name="gr3" draw:text-style-name="P6" draw:layer="layout" svg:width="0.099cm" svg:height="0.099cm" svg:x="20.577cm" svg:y="5.564cm" svg:viewBox="0 0 100 100" svg:d="M100 50c0-27-23-50-50-50s-50 23-50 50 23 50 50 50 50-23 50-50z">
            <text:p/>
          </draw:path>
          <draw:path draw:style-name="gr3" draw:text-style-name="P6" draw:layer="layout" svg:width="0.814cm" svg:height="0.415cm" svg:x="21.108cm" svg:y="5.256cm" svg:viewBox="0 0 815 416" svg:d="M416 158c-50-64-62-77-89-100-52-41-104-58-150-58-106 0-177 102-177 208s69 208 173 208c106 0 181-83 226-156 50 62 61 75 90 98 50 41 102 58 150 58 106 0 176-102 176-208s-68-208-174-208c-104 0-181 83-225 158zM439 189c37-66 106-160 208-160 98 0 148 96 148 179 0 89-63 164-142 164-54 0-96-39-114-58-23-25-44-54-100-125zM376 227c-37 66-106 160-210 160-95 0-145-96-145-179 0-89 60-164 141-164 54 0 94 39 115 58 23 25 43 54 99 125z">
            <text:p/>
          </draw:path>
        </draw:g>
        <draw:g xml:id="id162" draw:id="id162">
          <svg:title>TexMaths</svg:title>
          <svg:desc>26§display§y^2 = \tan x + y§svg§600§FALSE§</svg:desc>
          <draw:polygon draw:style-name="gr2" draw:text-style-name="P5" draw:layer="layout" svg:width="5.577cm" svg:height="0.9cm" svg:x="2.641cm" svg:y="6.473cm" svg:viewBox="0 0 5578 901" draw:points="2789,901 0,901 0,0 5578,0 5578,901">
            <text:p/>
          </draw:polygon>
          <draw:path draw:style-name="gr3" draw:text-style-name="P6" draw:layer="layout" svg:width="0.423cm" svg:height="0.592cm" svg:x="2.622cm" svg:y="6.825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6" draw:layer="layout" svg:width="0.284cm" svg:height="0.426cm" svg:x="3.117cm" svg:y="6.427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6cm" svg:x="3.791cm" svg:y="6.89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6" draw:layer="layout" svg:width="0.288cm" svg:height="0.574cm" svg:x="4.721cm" svg:y="6.66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6" draw:layer="layout" svg:width="0.413cm" svg:height="0.422cm" svg:x="5.097cm" svg:y="6.82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6" draw:layer="layout" svg:width="0.461cm" svg:height="0.405cm" svg:x="5.546cm" svg:y="6.82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57cm" svg:height="0.415cm" svg:x="6.204cm" svg:y="6.825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5 0-50-30-50-61 0-21 6-39 17-81z">
            <text:p/>
          </draw:path>
          <draw:path draw:style-name="gr3" draw:text-style-name="P6" draw:layer="layout" svg:width="0.608cm" svg:height="0.611cm" svg:x="6.952cm" svg:y="6.69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23cm" svg:height="0.592cm" svg:x="7.843cm" svg:y="6.825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</draw:g>
        <draw:g xml:id="id163" draw:id="id163">
          <svg:title>TexMaths</svg:title>
          <svg:desc>22§display§.\ .\ .\ . \ [\ From \ (I) \ \ ] §svg§600§FALSE§</svg:desc>
          <draw:polygon draw:style-name="gr2" draw:text-style-name="P5" draw:layer="layout" svg:width="6.212cm" svg:height="0.696cm" svg:x="12.744cm" svg:y="6.576cm" svg:viewBox="0 0 6213 697" draw:points="3107,697 0,697 0,0 6213,0 6213,697">
            <text:p/>
          </draw:polygon>
          <draw:path draw:style-name="gr3" draw:text-style-name="P6" draw:layer="layout" svg:width="0.083cm" svg:height="0.083cm" svg:x="12.772cm" svg:y="7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244cm" svg:y="7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717cm" svg:y="7.03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189cm" svg:y="7.035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4.687cm" svg:y="6.537cm" svg:viewBox="0 0 107 774" draw:points="107,774 107,744 32,744 32,32 107,32 107,0 0,0 0,774">
            <text:p/>
          </draw:polygon>
          <draw:path draw:style-name="gr3" draw:text-style-name="P6" draw:layer="layout" svg:width="0.55cm" svg:height="0.527cm" svg:x="15.097cm" svg:y="6.592cm" svg:viewBox="0 0 551 528" svg:d="M206 274h76c58 0 63 14 63 36 0 5 0 15-5 38-2 4-2 7-2 9 0 5 3 9 9 9 7 0 7-2 12-16l42-169c2-9 2-10 2-12s-2-9-9-9c-9 0-9 4-12 18-16 59-33 74-100 74h-71l51-197c6-29 7-30 41-30h104c95 0 112 24 112 84 0 18 0 21-2 42-1 11-1 13-1 14 0 4 1 9 9 9s8-3 10-19l16-134c2-21-2-21-21-21h-380c-16 0-23 0-23 16 0 9 7 9 21 9 30 0 51 0 51 14 0 1 0 3-4 17l-103 410c-8 32-9 37-71 37-12 0-21 0-21 14 0 11 9 11 12 11 21 0 80-4 102-4 25 0 90 4 115 4 7 0 17 0 17-16 0-5-5-7-5-7-2-2-3-2-21-2s-21 0-40-2c-23-1-25-5-25-15 0-2 0-6 2-18z">
            <text:p/>
          </draw:path>
          <draw:path draw:style-name="gr3" draw:text-style-name="P6" draw:layer="layout" svg:width="0.316cm" svg:height="0.351cm" svg:x="15.696cm" svg:y="6.774cm" svg:viewBox="0 0 317 352" svg:d="M46 297c-2 13-7 30-7 34 0 14 10 21 23 21 8 0 22-7 28-21 2-4 28-109 31-123 6-27 20-81 25-102 4-9 25-46 44-64 5-5 28-24 62-24 21 0 31 8 33 8-24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6" draw:layer="layout" svg:width="0.332cm" svg:height="0.351cm" svg:x="16.074cm" svg:y="6.774cm" svg:viewBox="0 0 333 352" svg:d="M333 132c0-81-55-132-125-132-104 0-208 111-208 220 0 77 53 132 125 132 102 0 208-107 208-220zM125 334c-33 0-67-23-67-84 0-37 19-122 44-162 39-60 85-70 106-70 45 0 68 37 68 82 0 32-16 113-45 164-27 44-71 70-106 70z">
            <text:p/>
          </draw:path>
          <draw:path draw:style-name="gr3" draw:text-style-name="P6" draw:layer="layout" svg:width="0.634cm" svg:height="0.351cm" svg:x="16.44cm" svg:y="6.774cm" svg:viewBox="0 0 635 352" svg:d="M46 297c-2 13-7 30-7 34 0 14 10 21 23 21 8 0 22-7 28-21 2-2 10-39 14-58l17-71c6-16 9-33 15-51 1-14 8-37 8-38 13-25 53-95 127-95 35 0 42 28 42 54 0 19-5 41-12 63l-21 90-16 60c-4 16-11 42-11 46 0 14 13 21 23 21 25 0 30-20 36-44 10-44 40-157 45-188 4-9 44-102 129-102 33 0 42 26 42 54 0 44-32 132-47 174-8 18-11 27-11 42 0 37 26 64 63 64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6" draw:layer="layout" svg:width="0.18cm" svg:height="0.773cm" svg:x="17.431cm" svg:y="6.5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7.681cm" svg:y="6.58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8.1cm" svg:y="6.5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18.889cm" svg:y="6.537cm" svg:viewBox="0 0 107 774" draw:points="107,0 0,0 0,32 76,32 76,744 0,744 0,774 107,774">
            <text:p/>
          </draw:polygon>
        </draw:g>
        <draw:g xml:id="id165" draw:id="id165">
          <svg:title>TexMaths</svg:title>
          <svg:desc>26§display§\frac{d}{dx}( y^2 ) = \frac{d}{dx} ( \tan x ) + \frac{dy}{dx}§svg§600§FALSE§</svg:desc>
          <draw:polygon draw:style-name="gr2" draw:text-style-name="P5" draw:layer="layout" svg:width="9.983cm" svg:height="1.798cm" svg:x="2.67cm" svg:y="8.875cm" svg:viewBox="0 0 9984 1799" draw:points="4992,1799 0,1799 0,0 9984,0 9984,1799">
            <text:p/>
          </draw:polygon>
          <draw:path draw:style-name="gr3" draw:text-style-name="P6" draw:layer="layout" svg:width="0.436cm" svg:height="0.646cm" svg:x="2.921cm" svg:y="8.82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2.624cm" svg:y="9.834cm" svg:viewBox="0 0 1001 40" draw:points="499,40 0,40 0,0 1001,0 1001,40">
            <text:p/>
          </draw:polygon>
          <draw:path draw:style-name="gr3" draw:text-style-name="P6" draw:layer="layout" svg:width="0.436cm" svg:height="0.646cm" svg:x="2.661cm" svg:y="10.07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125cm" svg:y="10.3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3.822cm" svg:y="9.39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4.113cm" svg:y="9.67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84cm" svg:height="0.425cm" svg:x="4.608cm" svg:y="9.2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5.031cm" svg:y="9.397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5.638cm" svg:y="9.7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6.959cm" svg:y="8.82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6.661cm" svg:y="9.834cm" svg:viewBox="0 0 1001 40" draw:points="499,40 0,40 0,0 1001,0 1001,40">
            <text:p/>
          </draw:polygon>
          <draw:path draw:style-name="gr3" draw:text-style-name="P6" draw:layer="layout" svg:width="0.436cm" svg:height="0.646cm" svg:x="6.697cm" svg:y="10.075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163cm" svg:y="10.3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7.86cm" svg:y="9.39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88cm" svg:height="0.573cm" svg:x="8.142cm" svg:y="9.52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8.519cm" svg:y="9.671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8-106 118-46 0-83-33-83-79 0-49 39-126 189-131z">
            <text:p/>
          </draw:path>
          <draw:path draw:style-name="gr3" draw:text-style-name="P6" draw:layer="layout" svg:width="0.461cm" svg:height="0.405cm" svg:x="8.966cm" svg:y="9.678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57cm" svg:height="0.415cm" svg:x="9.623cm" svg:y="9.67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0.171cm" svg:y="9.397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0.728cm" svg:y="9.549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36cm" svg:height="0.646cm" svg:x="11.758cm" svg:y="8.82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12.224cm" svg:y="9.0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11.701cm" svg:y="9.834cm" svg:viewBox="0 0 1001 40" draw:points="499,40 0,40 0,0 1001,0 1001,40">
            <text:p/>
          </draw:polygon>
          <draw:path draw:style-name="gr3" draw:text-style-name="P6" draw:layer="layout" svg:width="0.436cm" svg:height="0.646cm" svg:x="11.737cm" svg:y="10.07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2.203cm" svg:y="10.3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</draw:g>
        <draw:g xml:id="id166" draw:id="id166">
          <svg:title>TexMaths</svg:title>
          <svg:desc>26§display§\text { i. e. } \ \ \ 2y \frac{dy}{dx} - \frac{dy}{dx} = \sec^2 x§svg§600§FALSE§</svg:desc>
          <draw:polygon draw:style-name="gr2" draw:text-style-name="P5" draw:layer="layout" svg:width="10.727cm" svg:height="1.798cm" svg:x="14.143cm" svg:y="8.775cm" svg:viewBox="0 0 10728 1799" draw:points="5364,1799 0,1799 0,0 10728,0 10728,1799">
            <text:p/>
          </draw:polygon>
          <draw:path draw:style-name="gr3" draw:text-style-name="P6" draw:layer="layout" svg:width="0.197cm" svg:height="0.613cm" svg:x="14.126cm" svg:y="9.37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099cm" svg:height="0.099cm" svg:x="14.43cm" svg:y="9.886cm" svg:viewBox="0 0 100 100" svg:d="M100 50c0-27-23-50-50-50s-50 23-50 50 23 50 50 50 50-23 50-50z">
            <text:p/>
          </draw:path>
          <draw:path draw:style-name="gr3" draw:text-style-name="P6" draw:layer="layout" svg:width="0.355cm" svg:height="0.421cm" svg:x="15.037cm" svg:y="9.571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6" draw:layer="layout" svg:width="0.099cm" svg:height="0.099cm" svg:x="15.495cm" svg:y="9.886cm" svg:viewBox="0 0 100 100" svg:d="M100 50c0-27-23-50-50-50s-50 23-50 50 23 50 50 50 50-23 50-50z">
            <text:p/>
          </draw:path>
          <draw:path draw:style-name="gr3" draw:text-style-name="P6" draw:layer="layout" svg:width="0.365cm" svg:height="0.611cm" svg:x="17.036cm" svg:y="9.37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23cm" svg:height="0.592cm" svg:x="17.474cm" svg:y="9.578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436cm" svg:height="0.646cm" svg:x="18.094cm" svg:y="8.72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8.56cm" svg:y="8.96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18.038cm" svg:y="9.734cm" svg:viewBox="0 0 1000 40" draw:points="499,40 0,40 0,0 1000,0 1000,40">
            <text:p/>
          </draw:polygon>
          <draw:path draw:style-name="gr3" draw:text-style-name="P6" draw:layer="layout" svg:width="0.436cm" svg:height="0.646cm" svg:x="18.073cm" svg:y="9.97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8.539cm" svg:y="10.20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558cm" svg:height="0.039cm" svg:x="19.423cm" svg:y="9.734cm" svg:viewBox="0 0 559 40" svg:d="M528 40c15 0 31 0 31-21 0-19-16-19-31-19h-497c-14 0-31 0-31 19 0 21 17 21 31 21z">
            <text:p/>
          </draw:path>
          <draw:path draw:style-name="gr3" draw:text-style-name="P6" draw:layer="layout" svg:width="0.436cm" svg:height="0.646cm" svg:x="20.428cm" svg:y="8.72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20.894cm" svg:y="8.96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20.372cm" svg:y="9.734cm" svg:viewBox="0 0 1000 40" draw:points="499,40 0,40 0,0 1000,0 1000,40">
            <text:p/>
          </draw:polygon>
          <draw:path draw:style-name="gr3" draw:text-style-name="P6" draw:layer="layout" svg:width="0.436cm" svg:height="0.646cm" svg:x="20.407cm" svg:y="9.97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20.873cm" svg:y="10.20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608cm" svg:height="0.215cm" svg:x="21.784cm" svg:y="9.6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22.728cm" svg:y="9.571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6" draw:layer="layout" svg:width="0.355cm" svg:height="0.421cm" svg:x="23.084cm" svg:y="9.571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6" draw:layer="layout" svg:width="0.348cm" svg:height="0.421cm" svg:x="23.495cm" svg:y="9.571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6" draw:layer="layout" svg:width="0.284cm" svg:height="0.425cm" svg:x="23.909cm" svg:y="9.1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7cm" svg:height="0.415cm" svg:x="24.458cm" svg:y="9.57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</draw:g>
        <draw:g xml:id="id167" draw:id="id167">
          <svg:title>TexMaths</svg:title>
          <svg:desc>26§display§( 2y - 1 )\frac{dy}{dx} = \sec^2 x§svg§600§FALSE§</svg:desc>
          <draw:polygon draw:style-name="gr2" draw:text-style-name="P5" draw:layer="layout" svg:width="7.784cm" svg:height="1.798cm" svg:x="2.625cm" svg:y="11.575cm" svg:viewBox="0 0 7785 1799" draw:points="3892,1799 0,1799 0,0 7785,0 7785,1799">
            <text:p/>
          </draw:polygon>
          <draw:path draw:style-name="gr3" draw:text-style-name="P6" draw:layer="layout" svg:width="0.213cm" svg:height="0.914cm" svg:x="2.669cm" svg:y="12.09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2.981cm" svg:y="12.17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23cm" svg:height="0.592cm" svg:x="3.417cm" svg:y="12.37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559cm" svg:height="0.039cm" svg:x="4.152cm" svg:y="12.534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1cm" svg:x="5.071cm" svg:y="12.174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213cm" svg:height="0.914cm" svg:x="5.497cm" svg:y="12.097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5.967cm" svg:y="11.529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6.433cm" svg:y="11.7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5.911cm" svg:y="12.534cm" svg:viewBox="0 0 1000 40" draw:points="499,40 0,40 0,0 1000,0 1000,40">
            <text:p/>
          </draw:polygon>
          <draw:path draw:style-name="gr3" draw:text-style-name="P6" draw:layer="layout" svg:width="0.436cm" svg:height="0.646cm" svg:x="5.947cm" svg:y="12.775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413cm" svg:y="13.0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215cm" svg:x="7.324cm" svg:y="12.4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8.268cm" svg:y="12.371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55cm" svg:height="0.421cm" svg:x="8.624cm" svg:y="12.37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348cm" svg:height="0.421cm" svg:x="9.035cm" svg:y="12.371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284cm" svg:height="0.425cm" svg:x="9.449cm" svg:y="11.9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7cm" svg:height="0.415cm" svg:x="9.998cm" svg:y="12.37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</draw:g>
        <draw:g xml:id="id169" draw:id="id169">
          <svg:title>TexMaths</svg:title>
          <svg:desc>26§display§\frac{dy}{dx} = \frac{ \sec^2 x }{ 2y - 1}§svg§600§FALSE§</svg:desc>
          <draw:polygon draw:style-name="gr2" draw:text-style-name="P5" draw:layer="layout" svg:width="4.855cm" svg:height="2.097cm" svg:x="13.872cm" svg:y="11.476cm" svg:viewBox="0 0 4856 2098" draw:points="2429,2098 0,2098 0,0 4856,0 4856,2098">
            <text:p/>
          </draw:polygon>
          <draw:path draw:style-name="gr3" draw:text-style-name="P6" draw:layer="layout" svg:width="0.436cm" svg:height="0.646cm" svg:x="13.884cm" svg:y="11.553cm" svg:viewBox="0 0 437 647" svg:d="M437 10c0-2 0-10-13-10-12 0-100 8-116 10-6 0-13 5-13 17s9 12 23 12c44 0 46 7 46 15l-4 19-54 216c-17-33-44-58-86-58-106 0-220 135-220 268 0 87 50 148 123 148 18 0 64-5 118-69 9 37 40 69 83 69 34 0 55-21 69-52 15-32 27-88 27-90 0-10-8-10-10-10-11 0-11 4-13 16-16 61-33 115-70 115-25 0-27-23-27-42 0-23 2-29 6-44zM245 526c-4 17-4 19-18 35-40 50-77 65-102 65-46 0-61-50-61-86 0-45 30-160 52-201 28-54 69-87 107-87 60 0 72 74 72 81 0 4-2 10-4 14z">
            <text:p/>
          </draw:path>
          <draw:path draw:style-name="gr3" draw:text-style-name="P6" draw:layer="layout" svg:width="0.423cm" svg:height="0.591cm" svg:x="14.348cm" svg:y="11.781cm" svg:viewBox="0 0 424 592" svg:d="M420 56c4-12 4-14 4-21 0-16-14-25-27-25-10 0-25 5-33 19-2 4-8 33-13 50-6 23-12 48-18 73l-42 166c-2 13-41 77-102 77-48 0-58-40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8 0-29-25-33-33-33-21 0-52 15-52 60 0 46 41 79 97 79 96 0 190-83 215-187z">
            <text:p/>
          </draw:path>
          <draw:polygon draw:style-name="gr3" draw:text-style-name="P6" draw:layer="layout" svg:width="0.999cm" svg:height="0.038cm" svg:x="13.826cm" svg:y="12.557cm" svg:viewBox="0 0 1000 39" draw:points="499,39 0,39 0,0 1000,0 1000,39">
            <text:p/>
          </draw:polygon>
          <draw:path draw:style-name="gr3" draw:text-style-name="P6" draw:layer="layout" svg:width="0.436cm" svg:height="0.646cm" svg:x="13.863cm" svg:y="12.796cm" svg:viewBox="0 0 437 647" svg:d="M437 10c0-2 0-10-13-10-12 0-100 8-116 10-6 0-13 5-13 17s9 12 23 12c44 0 46 7 46 15l-4 19-54 216c-17-33-44-58-86-58-106 0-220 135-220 268 0 87 50 148 123 148 18 0 64-5 118-69 9 37 40 69 83 69 34 0 55-21 69-52 15-32 27-88 27-90 0-10-8-10-10-10-11 0-11 4-13 16-16 61-33 115-70 115-25 0-27-23-27-42 0-23 2-29 6-44zM245 526c-4 17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14.327cm" svg:y="13.02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215cm" svg:x="15.238cm" svg:y="12.469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01cm" svg:height="0.421cm" svg:x="16.42cm" svg:y="11.777cm" svg:viewBox="0 0 302 422" svg:d="M160 233c21 4 96 19 96 85 0 46-31 83-104 83-77 0-110-52-127-131-2-10-4-14-13-14-12 0-12 6-12 23v120c0 17 0 23 10 23 5 0 7-2 23-19 2-2 2-4 19-20 40 37 81 39 100 39 106 0 150-62 150-129 0-48-30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355cm" svg:height="0.421cm" svg:x="16.775cm" svg:y="11.777cm" svg:viewBox="0 0 356 422" svg:d="M77 181c6-137 83-160 114-160 94 0 104 122 104 160zM77 200h256c21 0 23 0 23-19 0-92-50-181-165-181-106 0-191 94-191 210 0 123 96 212 202 212 112 0 154-102 154-121 0-8-9-10-13-10-8 0-10 6-10 13-33 95-117 95-125 95-46 0-83-29-104-62-27-44-27-104-27-137z">
            <text:p/>
          </draw:path>
          <draw:path draw:style-name="gr3" draw:text-style-name="P6" draw:layer="layout" svg:width="0.348cm" svg:height="0.421cm" svg:x="17.187cm" svg:y="11.777cm" svg:viewBox="0 0 349 422" svg:d="M77 212c0-150 75-189 123-189 8 0 66 0 100 33-40 4-44 31-44 44 0 23 16 41 41 41s44-16 44-43c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284cm" svg:height="0.425cm" svg:x="17.601cm" svg:y="11.4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6-6 9-6 25h266z">
            <text:p/>
          </draw:path>
          <draw:path draw:style-name="gr3" draw:text-style-name="P6" draw:layer="layout" svg:width="0.457cm" svg:height="0.415cm" svg:x="18.15cm" svg:y="11.781cm" svg:viewBox="0 0 458 416" svg:d="M281 129c4-25 25-108 89-108 4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olygon draw:style-name="gr3" draw:text-style-name="P6" draw:layer="layout" svg:width="2.511cm" svg:height="0.038cm" svg:x="16.262cm" svg:y="12.557cm" svg:viewBox="0 0 2512 39" draw:points="1256,39 0,39 0,0 2512,0 2512,39">
            <text:p/>
          </draw:polygon>
          <draw:path draw:style-name="gr3" draw:text-style-name="P6" draw:layer="layout" svg:width="0.365cm" svg:height="0.61cm" svg:x="16.307cm" svg:y="12.823cm" svg:viewBox="0 0 366 611" svg:d="M71 540l97-95c144-127 198-175 198-266 0-106-81-179-193-179-104 0-173 85-173 166 0 50 46 50 48 50 16 0 48-10 48-48 0-22-17-47-48-47-8 0-8 0-13 2 21-61 71-94 125-94 83 0 123 73 123 150 0 73-46 145-96 201l-177 196c-10 10-10 12-10 35h341l25-160h-23c-4 27-10 69-19 81-8 8-68 8-87 8z">
            <text:p/>
          </draw:path>
          <draw:path draw:style-name="gr3" draw:text-style-name="P6" draw:layer="layout" svg:width="0.423cm" svg:height="0.591cm" svg:x="16.744cm" svg:y="13.027cm" svg:viewBox="0 0 424 592" svg:d="M420 56c4-12 4-14 4-21 0-16-14-25-27-25-10 0-25 5-33 19-2 4-8 33-13 50-6 23-12 48-18 73l-42 166c-2 13-41 77-104 77-46 0-56-40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8 0-29-25-33-33-33-21 0-52 15-52 60 0 46 41 79 97 79 96 0 190-83 215-187z">
            <text:p/>
          </draw:path>
          <draw:path draw:style-name="gr3" draw:text-style-name="P6" draw:layer="layout" svg:width="0.558cm" svg:height="0.038cm" svg:x="17.478cm" svg:y="13.185cm" svg:viewBox="0 0 559 39" svg:d="M528 39c15 0 31 0 31-20 0-19-16-19-31-19h-497c-14 0-31 0-31 19 0 20 17 20 31 20z">
            <text:p/>
          </draw:path>
          <draw:path draw:style-name="gr3" draw:text-style-name="P6" draw:layer="layout" svg:width="0.303cm" svg:height="0.61cm" svg:x="18.398cm" svg:y="12.823cm" svg:viewBox="0 0 304 611" svg:d="M189 23c0-21 0-23-23-23-56 58-137 58-166 58v29c19 0 73 0 121-25v476c0 34-2 44-86 44h-29v29c31-4 113-4 148-4 37 0 116 0 150 4v-29h-29c-84 0-86-10-86-44z">
            <text:p/>
          </draw:path>
        </draw:g>
        <draw:g xml:id="id168" draw:id="id168">
          <svg:title>TexMaths</svg:title>
          <svg:desc>28§display§\therefore§svg§600§FALSE§</svg:desc>
          <draw:polygon draw:style-name="gr2" draw:text-style-name="P5" draw:layer="layout" svg:width="0.528cm" svg:height="0.433cm" svg:x="12.56cm" svg:y="12.284cm" svg:viewBox="0 0 529 434" draw:points="265,434 0,434 0,0 529,0 529,434">
            <text:p/>
          </draw:polygon>
          <draw:path draw:style-name="gr3" draw:text-style-name="P6" draw:layer="layout" svg:width="0.598cm" svg:height="0.531cm" svg:x="12.54cm" svg:y="12.23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0" draw:id="id160">
          <svg:title>TexMaths</svg:title>
          <svg:desc>28§display§\text {which is same as}§svg§600§FALSE§</svg:desc>
          <draw:polygon draw:style-name="gr2" draw:text-style-name="P5" draw:layer="layout" svg:width="7.02cm" svg:height="0.597cm" svg:x="2.754cm" svg:y="2.879cm" svg:viewBox="0 0 7021 598" draw:points="3511,598 0,598 0,0 7021,0 7021,598">
            <text:p/>
          </draw:polygon>
          <draw:path draw:style-name="gr3" draw:text-style-name="P6" draw:layer="layout" svg:width="0.676cm" svg:height="0.436cm" svg:x="2.723cm" svg:y="3.09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6" draw:layer="layout" svg:width="0.496cm" svg:height="0.685cm" svg:x="3.447cm" svg:y="2.83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6" draw:layer="layout" svg:width="0.212cm" svg:height="0.66cm" svg:x="3.995cm" svg:y="2.8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375cm" svg:height="0.454cm" svg:x="4.269cm" svg:y="3.07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96cm" svg:height="0.685cm" svg:x="4.679cm" svg:y="2.83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6" draw:layer="layout" svg:width="0.212cm" svg:height="0.66cm" svg:x="5.553cm" svg:y="2.8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324cm" svg:height="0.454cm" svg:x="5.828cm" svg:y="3.072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24cm" svg:height="0.454cm" svg:x="6.543cm" svg:y="3.072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445cm" svg:height="0.454cm" svg:x="6.939cm" svg:y="3.07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77cm" svg:height="0.436cm" svg:x="7.423cm" svg:y="3.079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5 0 76 2 110 2v-31c-52 0-77 0-77-29v-189c0-85 0-116-31-152-13-16-47-36-103-36-83 0-128 58-143 96-14-85-88-96-132-96-72 0-119 43-146 103v-103l-139 11v32c69 0 76 6 76 53z">
            <text:p/>
          </draw:path>
          <draw:path draw:style-name="gr3" draw:text-style-name="P6" draw:layer="layout" svg:width="0.382cm" svg:height="0.454cm" svg:x="8.239cm" svg:y="3.072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45cm" svg:height="0.454cm" svg:x="9.018cm" svg:y="3.07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324cm" svg:height="0.454cm" svg:x="9.502cm" svg:y="3.072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</draw:g>
        <draw:g xml:id="id164" draw:id="id164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2.651cm" svg:y="7.882cm" svg:viewBox="0 0 6272 607" draw:points="3136,607 0,607 0,0 6272,0 6272,607">
            <text:p/>
          </draw:polygon>
          <draw:path draw:style-name="gr3" draw:text-style-name="P6" draw:layer="layout" svg:width="0.662cm" svg:height="0.673cm" svg:x="2.635cm" svg:y="7.8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3.385cm" svg:y="7.8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3.652cm" svg:y="7.8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4.286cm" svg:y="8.4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4.94cm" svg:y="8.0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5.726cm" svg:y="8.4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6.273cm" svg:y="8.0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6.745cm" svg:y="8.4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7.285cm" svg:y="7.9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7.702cm" svg:y="8.42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8.246cm" svg:y="8.0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8.866cm" svg:y="8.422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70" smil:attributeName="visibility" smil:to="visible"/>
                  <anim:animate smil:dur="1s" smil:fill="hold" smil:targetElement="id170" smil:attributeName="width" smil:values="0;width" smil:keyTimes="0;1"/>
                  <anim:animate smil:dur="1s" smil:fill="hold" smil:targetElement="id170" smil:attributeName="height" smil:values="0;height" smil:keyTimes="0;1"/>
                  <anim:animate smil:dur="1s" smil:fill="hold" smil:targetElement="id170" smil:attributeName="x" smil:values="0;1" smil:keyTimes="0;1" anim:formula="x+(cos(-2*pi*(1-$))*-x-sin(-2*pi*(1-$))*(1-y))*(1-$)"/>
                  <anim:animate smil:dur="1s" smil:fill="hold" smil:targetElement="id170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5" draw:text-style-name="P19" draw:layer="layout" svg:width="25.199cm" svg:height="2.629cm" draw:transform="rotate (0.430049127691403) translate (1.999cm 11.536cm)" presentation:class="title" presentation:user-transformed="true">
          <draw:text-box>
            <text:p xml:id="id171" text:id="id171"><text:span text:style-name="T49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71" anim:sub-item="text" smil:attributeName="visibility" smil:to="visible"/>
                  <anim:transitionFilter smil:dur="2s" smil:targetElement="id171" anim:sub-item="text" smil:type="fade" smil:subtype="crossfade"/>
                  <anim:animate smil:dur="2s" smil:fill="hold" smil:targetElement="id171" anim:sub-item="text" smil:attributeName="rotate" smil:values="720;0" smil:keyTimes="0;1"/>
                  <anim:animate smil:dur="2s" smil:fill="hold" smil:targetElement="id171" anim:sub-item="text" smil:attributeName="height" smil:values="0;height" smil:keyTimes="0;1"/>
                  <anim:animate smil:dur="2s" smil:fill="hold" smil:targetElement="id171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0-07-14T19:16:09.749232077</dc:date>
    <meta:editing-duration>P1DT15H58M55S</meta:editing-duration>
    <meta:editing-cycles>928</meta:editing-cycles>
    <meta:generator>LibreOffice/6.0.7.3$Linux_X86_64 LibreOffice_project/00m0$Build-3</meta:generator>
    <meta:document-statistic meta:object-count="3896"/>
  </office:meta>
</office:document-meta>
</file>